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ny_32_3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3" style:family="table-cell" style:parent-style-name="Normalny_32_3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Normalny_32_3" style:data-style-name="N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Normalny_32_3" style:data-style-name="N0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Currency" style:data-style-name="N37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Normalny_32_3" style:data-style-name="N47">
      <style:table-cell-properties fo:border="thin solid #000000"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Walutowy" style:data-style-name="N50">
      <style:table-cell-properties fo:border="thin solid #000000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Comma" style:data-style-name="N43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ny_32_3" style:data-style-name="N36">
      <style:table-cell-properties fo:border="thin solid #000000" style:vertical-align="automatic" fo:background-color="#FF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ny_32_2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Normalny_32_2" style:data-style-name="N0">
      <style:table-cell-properties style:vertical-align="automatic" fo:background-color="#FFFF00"/>
      <style:text-properties fo:color="#0000FF" style:font-name="Arial" style:font-name-asian="Arial" style:font-name-complex="Arial" fo:font-size="14pt" style:font-size-asian="14pt" style:font-size-complex="14pt" style:font-family-generic="swiss"/>
    </style:style>
    <style:style style:name="ce13" style:family="table-cell" style:parent-style-name="Normalny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Walutowy_32_2" style:data-style-name="N37">
      <style:table-cell-properties style:vertical-align="automatic" fo:background-color="#FFFF00" style:cell-protect="none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15" style:family="table-cell" style:parent-style-name="Walutowy_32_2" style:data-style-name="N37">
      <style:table-cell-properties style:vertical-align="automatic" fo:background-color="transparent" style:cell-protect="none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Normalny_32_2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ny_32_2" style:data-style-name="N0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Normalny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ny_32_2" style:data-style-name="N0">
      <style:table-cell-properties fo:border="thin solid #000000" style:vertical-align="automatic" fo:background-color="#FFFF00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ackground-color="#FFFF00"/>
    </style:style>
    <style:style style:name="ce21" style:family="table-cell" style:parent-style-name="Normalny_32_2" style:data-style-name="N0">
      <style:table-cell-properties style:vertical-align="automatic" fo:background-color="#FFFF00" style:repeat-content="false"/>
      <style:paragraph-properties fo:text-align="center"/>
      <style:text-properties fo:color="#0000FF" style:font-name="Arial" style:font-name-asian="Arial" style:font-name-complex="Arial" fo:font-size="14pt" style:font-size-asian="14pt" style:font-size-complex="14pt" style:font-family-generic="swiss"/>
    </style:style>
    <style:style style:name="ce22" style:family="table-cell" style:parent-style-name="Walutowy_32_2" style:data-style-name="N38">
      <style:table-cell-properties style:vertical-align="automatic" fo:background-color="#FFFF00" style:cell-protect="none" style:repeat-content="false"/>
      <style:paragraph-properties fo:text-align="center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23" style:family="table-cell" style:parent-style-name="Normalny_32_3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Normalny_32_3" style:data-style-name="N39">
      <style:table-cell-properties fo:border-top="thin solid #000000" fo:border-bottom="thin solid #000000" fo:border-left="none" fo:border-right="thin solid #000000" style:vertical-align="automatic" fo:background-color="#FFFF00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Normalny_32_3" style:data-style-name="N40">
      <style:table-cell-properties fo:border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Normalny_32_3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Hyperlink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0" style:family="table-cell" style:parent-style-name="Walutowy_32_3" style:data-style-name="N37">
      <style:table-cell-properties fo:border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41">
      <style:table-cell-properties fo:border-top="thin solid #000000" fo:border-bottom="thin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>
      <style:table-cell-properties fo:border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7" style:family="table-cell" style:parent-style-name="Walutowy" style:data-style-name="N42">
      <style:table-cell-properties fo:border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2" style:family="table-cell" style:parent-style-name="Walutowy_32_3" style:data-style-name="N37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43" style:family="table-cell" style:parent-style-name="Excel_32_Built-in_32_Comma" style:data-style-name="N43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Comma" style:data-style-name="N44">
      <style:table-cell-properties fo:border-top="none" fo:border-bottom="thin solid #000000" fo:border-left="thin solid #000000" fo:border-right="thin solid #000000"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47" style:family="table-cell" style:parent-style-name="Excel_32_Built-in_32_Comma" style:data-style-name="N45">
      <style:table-cell-properties style:vertical-align="automatic" fo:background-color="transparent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order="thin solid #000000"/>
    </style:style>
    <style:style style:name="ce49" style:family="table-cell" style:parent-style-name="Excel_32_Built-in_32_Comma" style:data-style-name="N43">
      <style:table-cell-properties fo:border="thin solid #000000"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50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style:font-family-generic="swiss"/>
    </style:style>
    <style:style style:name="ce51" style:family="table-cell" style:parent-style-name="Excel_32_Built-in_32_Comma" style:data-style-name="N44">
      <style:table-cell-properties fo:border="thin solid #000000" style:vertical-align="top" fo:wrap-option="wrap" fo:background-color="transparent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Excel_32_Built-in_32_Currency" style:data-style-name="N38">
      <style:table-cell-properties fo:border-top="none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54" style:family="table-cell" style:parent-style-name="Default" style:data-style-name="N46">
      <style:table-cell-properties fo:border-top="none" fo:border-bottom="thin solid #000000" fo:border-left="thin solid #000000" fo:border-right="thin solid #000000" fo:background-color="#00B0F0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55" style:family="table-cell" style:parent-style-name="Excel_32_Built-in_32_Comma" style:data-style-name="N43">
      <style:table-cell-properties style:vertical-align="automatic" fo:background-color="#FFFF00" style:cell-protect="none" style:repeat-content="false"/>
      <style:paragraph-properties fo:text-align="end" fo:margin-right="0cm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56" style:family="table-cell" style:parent-style-name="Excel_32_Built-in_32_Comma" style:data-style-name="N45">
      <style:table-cell-properties style:vertical-align="automatic" fo:background-color="#FFFF00" style:cell-protect="none"/>
      <style:text-properties fo:color="#FF0000" style:font-name="Arial" style:font-name-asian="Arial" style:font-name-complex="Arial" fo:font-size="14pt" style:font-size-asian="14pt" style:font-size-complex="14pt" style:font-family-generic="swiss"/>
    </style:style>
    <style:style style:name="ce57" style:family="table-cell" style:parent-style-name="Normalny_32_2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Normalny_32_2" style:data-style-name="N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Normalny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Normalny_32_2" style:data-style-name="N0">
      <style:table-cell-properties fo:border-top="none" fo:border-bottom="thin solid #000000" fo:border-left="thin solid #000000" fo:border-right="thin solid #000000" style:vertical-align="automatic" fo:background-color="#FFFF00" style:cell-protect="none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Excel_32_Built-in_32_Currency" style:data-style-name="N37">
      <style:table-cell-properties fo:border-top="none" fo:border-bottom="thin solid #000000" fo:border-left="thin solid #000000" fo:border-right="thin solid #000000" style:vertical-align="automatic" fo:background-color="#FFFF66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Normalny_32_3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3" style:family="table-cell" style:parent-style-name="Normalny_32_3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Normalny_32_3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Normalny_32_3" style:data-style-name="N0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Normalny_32_3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="thin solid #000000" fo:background-color="#00FFFF"/>
    </style:style>
    <style:style style:name="ce68" style:family="table-cell" style:parent-style-name="Default" style:data-style-name="N0">
      <style:table-cell-properties fo:border="thin solid #000000" fo:background-color="#00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 style:writing-mode="l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 style:writing-mode="l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 style:writing-mode="lr"/>
      <style:text-properties fo:color="#008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0">
      <style:table-cell-properties style:vertical-align="automatic" fo:background-color="#DCE6F2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48">
      <style:table-cell-properties style:vertical-align="middle" fo:background-color="#FF0000" style:repeat-content="false"/>
      <style:paragraph-properties fo:text-align="center"/>
    </style:style>
    <style:style style:name="ce75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15">
      <style:table-cell-properties style:vertical-align="middle" fo:background-color="#FF0000" style:repeat-content="false"/>
      <style:paragraph-properties fo:text-align="center"/>
    </style:style>
    <style:style style:name="ce77" style:family="table-cell" style:parent-style-name="Normalny_32_3" style:data-style-name="N39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ny_32_3" style:data-style-name="N4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Excel_32_Built-in_32_Comma" style:data-style-name="N45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ny_32_3" style:data-style-name="N39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1" style:family="table-cell" style:parent-style-name="Normalny_32_3" style:data-style-name="N51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2" style:family="table-cell" style:parent-style-name="Normalny_32_3" style:data-style-name="N5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3" style:family="table-cell" style:parent-style-name="Normalny_32_3" style:data-style-name="N0">
      <style:table-cell-properties fo:border="thin solid #000000" style:vertical-align="automatic" fo:background-color="#D7E4B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4" style:family="table-cell" style:parent-style-name="Excel_32_Built-in_32_Comma" style:data-style-name="N43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5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89" style:family="table-cell" style:parent-style-name="Default" style:data-style-name="N0">
      <style:table-cell-properties fo:border="thin solid #000000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0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9pt" style:font-size-asian="9pt" style:font-size-complex="9pt" style:font-family-generic="roman"/>
    </style:style>
    <style:style style:name="ce91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93" style:family="table-cell" style:parent-style-name="Normalny_32_3" style:data-style-name="N0">
      <style:table-cell-properties fo:border="thin solid #000000" style:vertical-align="automatic" fo:background-color="#FFFF66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4" style:family="table-cell" style:parent-style-name="Excel_32_Built-in_32_Currency" style:data-style-name="N37">
      <style:table-cell-properties fo:border="thin solid #000000" style:vertical-align="automatic" fo:background-color="#FFFF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2.56645833333333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0.873125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2.32833333333333cm"/>
    </style:style>
    <style:style style:name="co19" style:family="table-column">
      <style:table-column-properties fo:break-before="auto" style:column-width="0.846666666666667cm"/>
    </style:style>
    <style:style style:name="co20" style:family="table-column">
      <style:table-column-properties fo:break-before="auto" style:column-width="0.555625cm"/>
    </style:style>
    <style:style style:name="co21" style:family="table-column">
      <style:table-column-properties fo:break-before="auto" style:column-width="0.9525cm"/>
    </style:style>
    <style:style style:name="co22" style:family="table-column">
      <style:table-column-properties fo:break-before="auto" style:column-width="0.79375cm"/>
    </style:style>
    <style:style style:name="co23" style:family="table-column">
      <style:table-column-properties fo:break-before="auto" style:column-width="2.7781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1.71979166666667cm"/>
    </style:style>
    <style:style style:name="co26" style:family="table-column">
      <style:table-column-properties fo:break-before="auto" style:column-width="3.46604166666667cm"/>
    </style:style>
    <style:style style:name="co27" style:family="table-column">
      <style:table-column-properties fo:break-before="auto" style:column-width="2.8575cm"/>
    </style:style>
    <style:style style:name="co28" style:family="table-column">
      <style:table-column-properties fo:break-before="auto" style:column-width="5.02708333333333cm"/>
    </style:style>
    <style:style style:name="co29" style:family="table-column">
      <style:table-column-properties fo:break-before="auto" style:column-width="2.619375cm"/>
    </style:style>
    <style:style style:name="co30" style:family="table-column">
      <style:table-column-properties fo:break-before="auto" style:column-width="2.43416666666667cm"/>
    </style:style>
    <style:style style:name="co31" style:family="table-column">
      <style:table-column-properties fo:break-before="auto" style:column-width="3.20145833333333cm"/>
    </style:style>
    <style:style style:name="co32" style:family="table-column">
      <style:table-column-properties fo:break-before="auto" style:column-width="2.91041666666667cm"/>
    </style:style>
    <style:style style:name="co33" style:family="table-column">
      <style:table-column-properties fo:break-before="auto" style:column-width="2.143125cm"/>
    </style:style>
    <style:style style:name="co34" style:family="table-column">
      <style:table-column-properties fo:break-before="auto" style:column-width="3.94229166666667cm"/>
    </style:style>
    <style:style style:name="co35" style:family="table-column">
      <style:table-column-properties fo:break-before="auto" style:column-width="1.85208333333333cm"/>
    </style:style>
    <style:style style:name="co36" style:family="table-column">
      <style:table-column-properties fo:break-before="auto" style:column-width="2.59291666666667cm"/>
    </style:style>
    <style:style style:name="co37" style:family="table-column">
      <style:table-column-properties fo:break-before="auto" style:column-width="1.42875cm"/>
    </style:style>
    <style:style style:name="co38" style:family="table-column">
      <style:table-column-properties fo:break-before="auto" style:column-width="2.48708333333333cm"/>
    </style:style>
    <style:style style:name="co39" style:family="table-column">
      <style:table-column-properties fo:break-before="auto" style:column-width="2.301875cm"/>
    </style:style>
    <style:style style:name="co40" style:family="table-column">
      <style:table-column-properties fo:break-before="auto" style:column-width="2.16958333333333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1.24354166666667cm"/>
    </style:style>
    <style:style style:name="co43" style:family="table-column">
      <style:table-column-properties fo:break-before="auto" style:column-width="4.445cm"/>
    </style:style>
    <style:style style:name="co44" style:family="table-column">
      <style:table-column-properties fo:break-before="auto" style:column-width="3.06916666666667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2.88395833333333cm"/>
    </style:style>
    <style:style style:name="co47" style:family="table-column">
      <style:table-column-properties fo:break-before="auto" style:column-width="2.460625cm"/>
    </style:style>
    <style:style style:name="co48" style:family="table-column">
      <style:table-column-properties fo:break-before="auto" style:column-width="4.23333333333333cm"/>
    </style:style>
    <style:style style:name="co49" style:family="table-column">
      <style:table-column-properties fo:break-before="auto" style:column-width="0.608541666666667cm"/>
    </style:style>
    <style:style style:name="co50" style:family="table-column">
      <style:table-column-properties fo:break-before="auto" style:column-width="5.42395833333333cm"/>
    </style:style>
    <style:style style:name="co51" style:family="table-column">
      <style:table-column-properties fo:break-before="auto" style:column-width="1.21708333333333cm"/>
    </style:style>
    <style:style style:name="co52" style:family="table-column">
      <style:table-column-properties fo:break-before="auto" style:column-width="4.7625cm"/>
    </style:style>
    <style:style style:name="co53" style:family="table-column">
      <style:table-column-properties fo:break-before="auto" style:column-width="0.820208333333333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1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Kwota stypendniu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acki</text:p>
          </table:table-cell>
          <table:table-cell office:value-type="float" office:value="132.6571459528692" table:formula="of:=IF(RAND()&lt;0.1;&quot;brak&quot;;RAND()*319+52)" table:style-name="ce6">
            <text:p>132,6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acki</text:p>
          </table:table-cell>
          <table:table-cell office:value-type="float" office:value="215.23086601289887" table:formula="of:=IF(RAND()&lt;0.1;&quot;brak&quot;;RAND()*319+52)" table:style-name="ce6">
            <text:p>215,2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backi</text:p>
          </table:table-cell>
          <table:table-cell office:value-type="float" office:value="341.98269712220332" table:formula="of:=IF(RAND()&lt;0.1;&quot;brak&quot;;RAND()*319+52)" table:style-name="ce6">
            <text:p>341,9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acki</text:p>
          </table:table-cell>
          <table:table-cell office:value-type="float" office:value="368.86873170709526" table:formula="of:=IF(RAND()&lt;0.1;&quot;brak&quot;;RAND()*319+52)" table:style-name="ce6">
            <text:p>368,87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backi</text:p>
          </table:table-cell>
          <table:table-cell office:value-type="float" office:value="171.30251572210057" table:formula="of:=IF(RAND()&lt;0.1;&quot;brak&quot;;RAND()*319+52)" table:style-name="ce6">
            <text:p>171,3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acki</text:p>
          </table:table-cell>
          <table:table-cell office:value-type="float" office:value="149.63554628445928" table:formula="of:=IF(RAND()&lt;0.1;&quot;brak&quot;;RAND()*319+52)" table:style-name="ce6">
            <text:p>149,64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backi</text:p>
          </table:table-cell>
          <table:table-cell office:value-type="float" office:value="91.257911437269371" table:formula="of:=IF(RAND()&lt;0.1;&quot;brak&quot;;RAND()*319+52)" table:style-name="ce6">
            <text:p>91,2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backi</text:p>
          </table:table-cell>
          <table:table-cell office:value-type="float" office:value="106.26061210800195" table:formula="of:=IF(RAND()&lt;0.1;&quot;brak&quot;;RAND()*319+52)" table:style-name="ce6">
            <text:p>106,2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backi</text:p>
          </table:table-cell>
          <table:table-cell office:value-type="float" office:value="305.45417037261507" table:formula="of:=IF(RAND()&lt;0.1;&quot;brak&quot;;RAND()*319+52)" table:style-name="ce6">
            <text:p>305,45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acki</text:p>
          </table:table-cell>
          <table:table-cell office:value-type="float" office:value="247.72200018104135" table:formula="of:=IF(RAND()&lt;0.1;&quot;brak&quot;;RAND()*319+52)" table:style-name="ce6">
            <text:p>247,7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backi</text:p>
          </table:table-cell>
          <table:table-cell office:value-type="float" office:value="206.10651717934348" table:formula="of:=IF(RAND()&lt;0.1;&quot;brak&quot;;RAND()*319+52)" table:style-name="ce6">
            <text:p>206,1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backi</text:p>
          </table:table-cell>
          <table:table-cell office:value-type="float" office:value="243.12870425465891" table:formula="of:=IF(RAND()&lt;0.1;&quot;brak&quot;;RAND()*319+52)" table:style-name="ce6">
            <text:p>243,1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backi</text:p>
          </table:table-cell>
          <table:table-cell office:value-type="float" office:value="168.21124205778358" table:formula="of:=IF(RAND()&lt;0.1;&quot;brak&quot;;RAND()*319+52)" table:style-name="ce6">
            <text:p>168,2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backi</text:p>
          </table:table-cell>
          <table:table-cell office:value-type="float" office:value="108.19718373359061" table:formula="of:=IF(RAND()&lt;0.1;&quot;brak&quot;;RAND()*319+52)" table:style-name="ce6">
            <text:p>108,2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acki</text:p>
          </table:table-cell>
          <table:table-cell office:value-type="float" office:value="133.15457539182631" table:formula="of:=IF(RAND()&lt;0.1;&quot;brak&quot;;RAND()*319+52)" table:style-name="ce6">
            <text:p>133,15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backi</text:p>
          </table:table-cell>
          <table:table-cell office:value-type="float" office:value="163.57030801607524" table:formula="of:=IF(RAND()&lt;0.1;&quot;brak&quot;;RAND()*319+52)" table:style-name="ce6">
            <text:p>163,57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acki</text:p>
          </table:table-cell>
          <table:table-cell office:value-type="float" office:value="178.1895189888736" table:formula="of:=IF(RAND()&lt;0.1;&quot;brak&quot;;RAND()*319+52)" table:style-name="ce6">
            <text:p>178,1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abacki</text:p>
          </table:table-cell>
          <table:table-cell office:value-type="float" office:value="79.61134226249365" table:formula="of:=IF(RAND()&lt;0.1;&quot;brak&quot;;RAND()*319+52)" table:style-name="ce6">
            <text:p>79,6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backi</text:p>
          </table:table-cell>
          <table:table-cell office:value-type="string" office:string-value="brak" table:formula="of:=IF(RAND()&lt;0.1;&quot;brak&quot;;RAND()*319+5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abacki</text:p>
          </table:table-cell>
          <table:table-cell office:value-type="float" office:value="324.05987041725484" table:formula="of:=IF(RAND()&lt;0.1;&quot;brak&quot;;RAND()*319+52)" table:style-name="ce6">
            <text:p>324,0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backi</text:p>
          </table:table-cell>
          <table:table-cell office:value-type="float" office:value="206.73412066803297" table:formula="of:=IF(RAND()&lt;0.1;&quot;brak&quot;;RAND()*319+52)" table:style-name="ce6">
            <text:p>206,7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abacki</text:p>
          </table:table-cell>
          <table:table-cell office:value-type="float" office:value="92.023231529282072" table:formula="of:=IF(RAND()&lt;0.1;&quot;brak&quot;;RAND()*319+52)" table:style-name="ce6">
            <text:p>92,02 zł<text:s/>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">
            <text:p>Razem:</text:p>
          </table:table-cell>
          <table:table-cell office:value-type="currency" office:value="4030" table:formula="of:=ROUND(SUM([.B4:.B27]);-1)" table:style-name="ce7">
            <text:p>4 030 zł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2_Stypendium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Kwota stypendniu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cki</text:p>
          </table:table-cell>
          <table:table-cell office:value-type="float" office:value="122.67931403143291" table:formula="of:=IF(RAND()&lt;0.1;&quot;brak&quot;;RAND()*419+62)" table:style-name="ce6">
            <text:p>122,6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acki</text:p>
          </table:table-cell>
          <table:table-cell office:value-type="float" office:value="278.46356650121942" table:formula="of:=IF(RAND()&lt;0.1;&quot;brak&quot;;RAND()*419+62)" table:style-name="ce6">
            <text:p>278,4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acki</text:p>
          </table:table-cell>
          <table:table-cell office:value-type="float" office:value="177.9731219609526" table:formula="of:=IF(RAND()&lt;0.1;&quot;brak&quot;;RAND()*419+62)" table:style-name="ce6">
            <text:p>177,97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backi</text:p>
          </table:table-cell>
          <table:table-cell office:value-type="float" office:value="321.58198863729103" table:formula="of:=IF(RAND()&lt;0.1;&quot;brak&quot;;RAND()*419+62)" table:style-name="ce6">
            <text:p>321,5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acki</text:p>
          </table:table-cell>
          <table:table-cell office:value-type="float" office:value="191.24576595513497" table:formula="of:=IF(RAND()&lt;0.1;&quot;brak&quot;;RAND()*419+62)" table:style-name="ce6">
            <text:p>191,25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acki</text:p>
          </table:table-cell>
          <table:table-cell office:value-type="float" office:value="403.92961416016334" table:formula="of:=IF(RAND()&lt;0.1;&quot;brak&quot;;RAND()*419+62)" table:style-name="ce6">
            <text:p>403,9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backi</text:p>
          </table:table-cell>
          <table:table-cell office:value-type="float" office:value="288.08141845412854" table:formula="of:=IF(RAND()&lt;0.1;&quot;brak&quot;;RAND()*419+62)" table:style-name="ce6">
            <text:p>288,0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acki</text:p>
          </table:table-cell>
          <table:table-cell office:value-type="float" office:value="195.63102348342315" table:formula="of:=IF(RAND()&lt;0.1;&quot;brak&quot;;RAND()*419+62)" table:style-name="ce6">
            <text:p>195,6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backi</text:p>
          </table:table-cell>
          <table:table-cell office:value-type="float" office:value="315.17809339291011" table:formula="of:=IF(RAND()&lt;0.1;&quot;brak&quot;;RAND()*419+62)" table:style-name="ce6">
            <text:p>315,1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backi</text:p>
          </table:table-cell>
          <table:table-cell office:value-type="float" office:value="137.09730012061357" table:formula="of:=IF(RAND()&lt;0.1;&quot;brak&quot;;RAND()*419+62)" table:style-name="ce6">
            <text:p>137,1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backi</text:p>
          </table:table-cell>
          <table:table-cell office:value-type="float" office:value="244.92645735442221" table:formula="of:=IF(RAND()&lt;0.1;&quot;brak&quot;;RAND()*419+62)" table:style-name="ce6">
            <text:p>244,9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acki</text:p>
          </table:table-cell>
          <table:table-cell office:value-type="float" office:value="313.66113026606649" table:formula="of:=IF(RAND()&lt;0.1;&quot;brak&quot;;RAND()*419+62)" table:style-name="ce6">
            <text:p>313,6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backi</text:p>
          </table:table-cell>
          <table:table-cell office:value-type="float" office:value="283.50165566729993" table:formula="of:=IF(RAND()&lt;0.1;&quot;brak&quot;;RAND()*419+62)" table:style-name="ce6">
            <text:p>283,50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backi</text:p>
          </table:table-cell>
          <table:table-cell office:value-type="string" office:string-value="brak" table:formula="of:=IF(RAND()&lt;0.1;&quot;brak&quot;;RAND()*419+62)" table:style-name="ce6">
            <text:p><text:s/>brak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backi</text:p>
          </table:table-cell>
          <table:table-cell office:value-type="float" office:value="344.98551852776103" table:formula="of:=IF(RAND()&lt;0.1;&quot;brak&quot;;RAND()*419+62)" table:style-name="ce6">
            <text:p>344,99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backi</text:p>
          </table:table-cell>
          <table:table-cell office:value-type="float" office:value="196.0169729012645" table:formula="of:=IF(RAND()&lt;0.1;&quot;brak&quot;;RAND()*419+62)" table:style-name="ce6">
            <text:p>196,0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acki</text:p>
          </table:table-cell>
          <table:table-cell office:value-type="float" office:value="246.12514655013157" table:formula="of:=IF(RAND()&lt;0.1;&quot;brak&quot;;RAND()*419+62)" table:style-name="ce6">
            <text:p>246,13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backi</text:p>
          </table:table-cell>
          <table:table-cell office:value-type="float" office:value="169.80988839668331" table:formula="of:=IF(RAND()&lt;0.1;&quot;brak&quot;;RAND()*419+62)" table:style-name="ce6">
            <text:p>169,8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acki</text:p>
          </table:table-cell>
          <table:table-cell office:value-type="float" office:value="226.4596500487599" table:formula="of:=IF(RAND()&lt;0.1;&quot;brak&quot;;RAND()*419+62)" table:style-name="ce6">
            <text:p>226,46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abacki</text:p>
          </table:table-cell>
          <table:table-cell office:value-type="float" office:value="346.22131815753391" table:formula="of:=IF(RAND()&lt;0.1;&quot;brak&quot;;RAND()*419+62)" table:style-name="ce6">
            <text:p>346,2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backi</text:p>
          </table:table-cell>
          <table:table-cell office:value-type="float" office:value="277.17994697757683" table:formula="of:=IF(RAND()&lt;0.1;&quot;brak&quot;;RAND()*419+62)" table:style-name="ce6">
            <text:p>277,18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abacki</text:p>
          </table:table-cell>
          <table:table-cell office:value-type="float" office:value="248.21798156395192" table:formula="of:=IF(RAND()&lt;0.1;&quot;brak&quot;;RAND()*419+62)" table:style-name="ce6">
            <text:p>248,22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backi</text:p>
          </table:table-cell>
          <table:table-cell office:value-type="float" office:value="282.40881121377879" table:formula="of:=IF(RAND()&lt;0.1;&quot;brak&quot;;RAND()*419+62)" table:style-name="ce6">
            <text:p>282,41 zł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abacki</text:p>
          </table:table-cell>
          <table:table-cell office:value-type="float" office:value="198.1368670297521" table:formula="of:=IF(RAND()&lt;0.1;&quot;brak&quot;;RAND()*419+62)" table:style-name="ce6">
            <text:p>198,14 zł<text:s/>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">
            <text:p>Razem:</text:p>
          </table:table-cell>
          <table:table-cell office:value-type="currency" office:value="400" table:formula="of:=ROUND(MAXA([.B4:.B27]);-1)" table:style-name="ce8">
            <text:p><text:s/>400 zł<text:s/>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3_Oceny" table:style-name="ta1">
        <table:table-column table:style-name="co1" table:default-cell-style-name="ce3"/>
        <table:table-column table:style-name="co5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Ocena z tego sprawdzianu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backi</text:p>
          </table:table-cell>
          <table:table-cell office:value-type="float" office:value="2.6408596590839597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abacki</text:p>
          </table:table-cell>
          <table:table-cell office:value-type="float" office:value="2.3107861903748983" table:formula="of:=IF(RAND()&lt;0.1;&quot;nb&quot;;RAND()*5.7+0.51)" table:style-name="ce9">
            <text:p>2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abacki</text:p>
          </table:table-cell>
          <table:table-cell office:value-type="float" office:value="4.3909714112237559" table:formula="of:=IF(RAND()&lt;0.1;&quot;nb&quot;;RAND()*5.7+0.51)" table:style-name="ce9">
            <text:p>4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abacki</text:p>
          </table:table-cell>
          <table:table-cell office:value-type="float" office:value="4.9003821561542322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backi</text:p>
          </table:table-cell>
          <table:table-cell office:value-type="float" office:value="4.7909517720941235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abacki</text:p>
          </table:table-cell>
          <table:table-cell office:value-type="float" office:value="5.7727360537889938" table:formula="of:=IF(RAND()&lt;0.1;&quot;nb&quot;;RAND()*5.7+0.51)" table:style-name="ce9">
            <text:p>6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Gabacki</text:p>
          </table:table-cell>
          <table:table-cell office:value-type="float" office:value="4.5400824349839821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abacki</text:p>
          </table:table-cell>
          <table:table-cell office:value-type="string" office:string-value="nb" table:formula="of:=IF(RAND()&lt;0.1;&quot;nb&quot;;RAND()*5.7+0.51)" table:style-name="ce9">
            <text:p><text:s/>nb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backi</text:p>
          </table:table-cell>
          <table:table-cell office:value-type="float" office:value="4.4195579222172192" table:formula="of:=IF(RAND()&lt;0.1;&quot;nb&quot;;RAND()*5.7+0.51)" table:style-name="ce9">
            <text:p>4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Jabacki</text:p>
          </table:table-cell>
          <table:table-cell office:value-type="float" office:value="3.7567582021966315" table:formula="of:=IF(RAND()&lt;0.1;&quot;nb&quot;;RAND()*5.7+0.51)" table:style-name="ce9">
            <text:p>4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Kabacki</text:p>
          </table:table-cell>
          <table:table-cell office:value-type="float" office:value="4.4441215282215181" table:formula="of:=IF(RAND()&lt;0.1;&quot;nb&quot;;RAND()*5.7+0.51)" table:style-name="ce9">
            <text:p>4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abacki</text:p>
          </table:table-cell>
          <table:table-cell office:value-type="float" office:value="1.2504510162765574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Mabacki</text:p>
          </table:table-cell>
          <table:table-cell office:value-type="float" office:value="2.3175586864704356" table:formula="of:=IF(RAND()&lt;0.1;&quot;nb&quot;;RAND()*5.7+0.51)" table:style-name="ce9">
            <text:p>2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abacki</text:p>
          </table:table-cell>
          <table:table-cell office:value-type="float" office:value="4.6364188144339531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abacki</text:p>
          </table:table-cell>
          <table:table-cell office:value-type="float" office:value="4.9277303038385112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backi</text:p>
          </table:table-cell>
          <table:table-cell office:value-type="float" office:value="5.4992812476927764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abacki</text:p>
          </table:table-cell>
          <table:table-cell office:value-type="float" office:value="0.7575091709722942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Sabacki</text:p>
          </table:table-cell>
          <table:table-cell office:value-type="float" office:value="2.7287238143147432" table:formula="of:=IF(RAND()&lt;0.1;&quot;nb&quot;;RAND()*5.7+0.51)" table:style-name="ce9">
            <text:p>3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abacki</text:p>
          </table:table-cell>
          <table:table-cell office:value-type="float" office:value="0.55510450809235934" table:formula="of:=IF(RAND()&lt;0.1;&quot;nb&quot;;RAND()*5.7+0.51)" table:style-name="ce9">
            <text:p>1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Uabacki</text:p>
          </table:table-cell>
          <table:table-cell office:value-type="float" office:value="6.0641442776559042" table:formula="of:=IF(RAND()&lt;0.1;&quot;nb&quot;;RAND()*5.7+0.51)" table:style-name="ce9">
            <text:p>6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Wabacki</text:p>
          </table:table-cell>
          <table:table-cell office:value-type="float" office:value="4.6322576000539941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Xabacki</text:p>
          </table:table-cell>
          <table:table-cell office:value-type="float" office:value="5.4398195962539058" table:formula="of:=IF(RAND()&lt;0.1;&quot;nb&quot;;RAND()*5.7+0.51)" table:style-name="ce9">
            <text:p>5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Yabacki</text:p>
          </table:table-cell>
          <table:table-cell office:value-type="float" office:value="3.9382334589259855" table:formula="of:=IF(RAND()&lt;0.1;&quot;nb&quot;;RAND()*5.7+0.51)" table:style-name="ce9">
            <text:p>4<text:s text:c="6"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Zabacki</text:p>
          </table:table-cell>
          <table:table-cell office:value-type="float" office:value="1.6598371415649682" table:formula="of:=IF(RAND()&lt;0.1;&quot;nb&quot;;RAND()*5.7+0.51)" table:style-name="ce9">
            <text:p>2<text:s text:c="6"/>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3">
            <text:p>Średnia</text:p>
          </table:table-cell>
          <table:table-cell office:value-type="float" office:value="3.8" table:formula="of:=ROUND(AVERAGE([.B4:.B27]);1)" table:style-name="ce10">
            <text:p>3,8<text:s text:c="6"/></text:p>
          </table:table-cell>
          <table:table-cell table:number-columns-repeated="16382"/>
        </table:table-row>
        <table:table-row table:number-rows-repeated="1048547" table:style-name="ro2">
          <table:table-cell table:number-columns-repeated="16384"/>
        </table:table-row>
      </table:table>
      <table:table table:name="4_Bilet" table:style-name="ta1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3" table:number-columns-repeated="1021" table:default-cell-style-name="ce13"/>
        <table:table-column table:style-name="co4" table:number-columns-repeated="15360" table:default-cell-style-name="ce1"/>
        <table:table-row table:style-name="ro3">
          <table:table-cell table:style-name="ce11"/>
          <table:table-cell office:value-type="string" table:style-name="ce12">
            <text:p>Cena za 1km</text:p>
          </table:table-cell>
          <table:table-cell table:style-name="ce1"/>
          <table:table-cell table:number-columns-repeated="16381"/>
        </table:table-row>
        <table:table-row table:style-name="ro3">
          <table:table-cell table:style-name="ce11"/>
          <table:table-cell office:value-type="float" office:value="0.17" table:formula="of:=ROUND(RAND()*0.2+0.1;2)" table:style-name="ce14">
            <text:p>0,17 zł<text:s/></text:p>
          </table:table-cell>
          <table:table-cell table:style-name="ce1"/>
          <table:table-cell table:number-columns-repeated="16381"/>
        </table:table-row>
        <table:table-row table:number-rows-repeated="3" table:style-name="ro1">
          <table:table-cell table:style-name="ce11"/>
          <table:table-cell table:style-name="ce15"/>
          <table:table-cell table:style-name="ce1"/>
          <table:table-cell table:number-columns-repeated="16381"/>
        </table:table-row>
        <table:table-row table:number-rows-repeated="3"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office:value-type="string" table:style-name="ce16">
            <text:p>Nr biletu</text:p>
          </table:table-cell>
          <table:table-cell office:value-type="string" table:style-name="ce16">
            <text:p>Liczba km</text:p>
          </table:table-cell>
          <table:table-cell office:value-type="string" table:style-name="ce17">
            <text:p>Cena biletu</text:p>
          </table:table-cell>
          <table:table-cell table:number-columns-repeated="16381"/>
        </table:table-row>
        <table:table-row table:style-name="ro1">
          <table:table-cell office:value-type="float" office:value="1023652135" table:style-name="ce16">
            <text:p>1023652135</text:p>
          </table:table-cell>
          <table:table-cell office:value-type="float" office:value="314" table:formula="of:=ROUND(RAND()*400+20;0)" table:style-name="ce18">
            <text:p>314</text:p>
          </table:table-cell>
          <table:table-cell office:value-type="float" office:value="53.38" table:formula="of:=PRODUCT([.$B$2];[.B10])" table:style-name="ce19">
            <text:p>53,38</text:p>
          </table:table-cell>
          <table:table-cell table:number-columns-repeated="16381"/>
        </table:table-row>
        <table:table-row table:style-name="ro1">
          <table:table-cell office:value-type="float" office:value="1023652148" table:formula="of:=[.A10]+13" table:style-name="ce16">
            <text:p>1023652148</text:p>
          </table:table-cell>
          <table:table-cell office:value-type="float" office:value="141" table:formula="of:=ROUND(RAND()*400+20;0)" table:style-name="ce18">
            <text:p>141</text:p>
          </table:table-cell>
          <table:table-cell office:value-type="float" office:value="23.970000000000002" table:formula="of:=PRODUCT([.$B$2];[.B11])" table:style-name="ce19">
            <text:p>23,97</text:p>
          </table:table-cell>
          <table:table-cell table:number-columns-repeated="16381"/>
        </table:table-row>
        <table:table-row table:style-name="ro1">
          <table:table-cell office:value-type="float" office:value="1023652136" table:style-name="ce16">
            <text:p>1023652136</text:p>
          </table:table-cell>
          <table:table-cell office:value-type="float" office:value="50" table:formula="of:=ROUND(RAND()*400+20;0)" table:style-name="ce18">
            <text:p>50</text:p>
          </table:table-cell>
          <table:table-cell office:value-type="float" office:value="8.5" table:formula="of:=PRODUCT([.$B$2];[.B12])" table:style-name="ce19">
            <text:p>8,5</text:p>
          </table:table-cell>
          <table:table-cell table:number-columns-repeated="16381"/>
        </table:table-row>
        <table:table-row table:style-name="ro1">
          <table:table-cell office:value-type="float" office:value="1023652149" table:formula="of:=[.A12]+13" table:style-name="ce16">
            <text:p>1023652149</text:p>
          </table:table-cell>
          <table:table-cell office:value-type="float" office:value="174" table:formula="of:=ROUND(RAND()*400+20;0)" table:style-name="ce18">
            <text:p>174</text:p>
          </table:table-cell>
          <table:table-cell office:value-type="float" office:value="29.580000000000002" table:formula="of:=PRODUCT([.$B$2];[.B13])" table:style-name="ce19">
            <text:p>29,58</text:p>
          </table:table-cell>
          <table:table-cell table:number-columns-repeated="16381"/>
        </table:table-row>
        <table:table-row table:style-name="ro1">
          <table:table-cell office:value-type="float" office:value="1023652137" table:style-name="ce16">
            <text:p>1023652137</text:p>
          </table:table-cell>
          <table:table-cell office:value-type="float" office:value="52" table:formula="of:=ROUND(RAND()*400+20;0)" table:style-name="ce18">
            <text:p>52</text:p>
          </table:table-cell>
          <table:table-cell office:value-type="float" office:value="8.84" table:formula="of:=PRODUCT([.$B$2];[.B14])" table:style-name="ce19">
            <text:p>8,84</text:p>
          </table:table-cell>
          <table:table-cell table:number-columns-repeated="16381"/>
        </table:table-row>
        <table:table-row table:style-name="ro1">
          <table:table-cell office:value-type="float" office:value="1023652150" table:formula="of:=[.A14]+13" table:style-name="ce16">
            <text:p>1023652150</text:p>
          </table:table-cell>
          <table:table-cell office:value-type="float" office:value="114" table:formula="of:=ROUND(RAND()*400+20;0)" table:style-name="ce18">
            <text:p>114</text:p>
          </table:table-cell>
          <table:table-cell office:value-type="float" office:value="19.380000000000003" table:formula="of:=PRODUCT([.$B$2];[.B15])" table:style-name="ce19">
            <text:p>19,38</text:p>
          </table:table-cell>
          <table:table-cell table:number-columns-repeated="16381"/>
        </table:table-row>
        <table:table-row table:style-name="ro1">
          <table:table-cell office:value-type="float" office:value="1023652138" table:style-name="ce16">
            <text:p>1023652138</text:p>
          </table:table-cell>
          <table:table-cell office:value-type="float" office:value="235" table:formula="of:=ROUND(RAND()*400+20;0)" table:style-name="ce18">
            <text:p>235</text:p>
          </table:table-cell>
          <table:table-cell office:value-type="float" office:value="39.950000000000003" table:formula="of:=PRODUCT([.$B$2];[.B16])" table:style-name="ce19">
            <text:p>39,95</text:p>
          </table:table-cell>
          <table:table-cell table:number-columns-repeated="16381"/>
        </table:table-row>
        <table:table-row table:style-name="ro1">
          <table:table-cell office:value-type="float" office:value="1023652151" table:formula="of:=[.A16]+13" table:style-name="ce16">
            <text:p>1023652151</text:p>
          </table:table-cell>
          <table:table-cell office:value-type="float" office:value="206" table:formula="of:=ROUND(RAND()*400+20;0)" table:style-name="ce18">
            <text:p>206</text:p>
          </table:table-cell>
          <table:table-cell office:value-type="float" office:value="35.020000000000003" table:formula="of:=PRODUCT([.$B$2];[.B17])" table:style-name="ce19">
            <text:p>35,02</text:p>
          </table:table-cell>
          <table:table-cell table:number-columns-repeated="16381"/>
        </table:table-row>
        <table:table-row table:style-name="ro1">
          <table:table-cell office:value-type="float" office:value="1023652139" table:style-name="ce16">
            <text:p>1023652139</text:p>
          </table:table-cell>
          <table:table-cell office:value-type="float" office:value="202" table:formula="of:=ROUND(RAND()*400+20;0)" table:style-name="ce18">
            <text:p>202</text:p>
          </table:table-cell>
          <table:table-cell office:value-type="float" office:value="34.340000000000003" table:formula="of:=PRODUCT([.$B$2];[.B18])" table:style-name="ce19">
            <text:p>34,34</text:p>
          </table:table-cell>
          <table:table-cell table:number-columns-repeated="16381"/>
        </table:table-row>
        <table:table-row table:style-name="ro1">
          <table:table-cell office:value-type="float" office:value="1023652152" table:formula="of:=[.A18]+13" table:style-name="ce16">
            <text:p>1023652152</text:p>
          </table:table-cell>
          <table:table-cell office:value-type="float" office:value="98" table:formula="of:=ROUND(RAND()*400+20;0)" table:style-name="ce18">
            <text:p>98</text:p>
          </table:table-cell>
          <table:table-cell office:value-type="float" office:value="16.66" table:formula="of:=PRODUCT([.$B$2];[.B19])" table:style-name="ce19">
            <text:p>16,66</text:p>
          </table:table-cell>
          <table:table-cell table:number-columns-repeated="16381"/>
        </table:table-row>
        <table:table-row table:style-name="ro1">
          <table:table-cell office:value-type="float" office:value="1023652140" table:style-name="ce16">
            <text:p>1023652140</text:p>
          </table:table-cell>
          <table:table-cell office:value-type="float" office:value="69" table:formula="of:=ROUND(RAND()*400+20;0)" table:style-name="ce18">
            <text:p>69</text:p>
          </table:table-cell>
          <table:table-cell office:value-type="float" office:value="11.73" table:formula="of:=PRODUCT([.$B$2];[.B20])" table:style-name="ce19">
            <text:p>11,73</text:p>
          </table:table-cell>
          <table:table-cell table:number-columns-repeated="16381"/>
        </table:table-row>
        <table:table-row table:style-name="ro1">
          <table:table-cell office:value-type="float" office:value="1023652153" table:formula="of:=[.A20]+13" table:style-name="ce16">
            <text:p>1023652153</text:p>
          </table:table-cell>
          <table:table-cell office:value-type="float" office:value="104" table:formula="of:=ROUND(RAND()*400+20;0)" table:style-name="ce18">
            <text:p>104</text:p>
          </table:table-cell>
          <table:table-cell office:value-type="float" office:value="17.68" table:formula="of:=PRODUCT([.$B$2];[.B21])" table:style-name="ce19">
            <text:p>17,68</text:p>
          </table:table-cell>
          <table:table-cell table:number-columns-repeated="16381"/>
        </table:table-row>
        <table:table-row table:style-name="ro1">
          <table:table-cell office:value-type="float" office:value="1023652141" table:style-name="ce16">
            <text:p>1023652141</text:p>
          </table:table-cell>
          <table:table-cell office:value-type="float" office:value="153" table:formula="of:=ROUND(RAND()*400+20;0)" table:style-name="ce18">
            <text:p>153</text:p>
          </table:table-cell>
          <table:table-cell office:value-type="float" office:value="26.01" table:formula="of:=PRODUCT([.$B$2];[.B22])" table:style-name="ce19">
            <text:p>26,01</text:p>
          </table:table-cell>
          <table:table-cell table:number-columns-repeated="16381"/>
        </table:table-row>
        <table:table-row table:style-name="ro1">
          <table:table-cell office:value-type="float" office:value="1023652154" table:formula="of:=[.A22]+13" table:style-name="ce16">
            <text:p>1023652154</text:p>
          </table:table-cell>
          <table:table-cell office:value-type="float" office:value="262" table:formula="of:=ROUND(RAND()*400+20;0)" table:style-name="ce18">
            <text:p>262</text:p>
          </table:table-cell>
          <table:table-cell office:value-type="float" office:value="44.540000000000006" table:formula="of:=PRODUCT([.$B$2];[.B23])" table:style-name="ce19">
            <text:p>44,54</text:p>
          </table:table-cell>
          <table:table-cell table:number-columns-repeated="16381"/>
        </table:table-row>
        <table:table-row table:style-name="ro1">
          <table:table-cell office:value-type="float" office:value="1023652142" table:style-name="ce16">
            <text:p>1023652142</text:p>
          </table:table-cell>
          <table:table-cell office:value-type="float" office:value="137" table:formula="of:=ROUND(RAND()*400+20;0)" table:style-name="ce18">
            <text:p>137</text:p>
          </table:table-cell>
          <table:table-cell office:value-type="float" office:value="23.290000000000003" table:formula="of:=PRODUCT([.$B$2];[.B24])" table:style-name="ce19">
            <text:p>23,29</text:p>
          </table:table-cell>
          <table:table-cell table:number-columns-repeated="16381"/>
        </table:table-row>
        <table:table-row table:style-name="ro1">
          <table:table-cell office:value-type="float" office:value="1023652155" table:formula="of:=[.A24]+13" table:style-name="ce16">
            <text:p>1023652155</text:p>
          </table:table-cell>
          <table:table-cell office:value-type="float" office:value="326" table:formula="of:=ROUND(RAND()*400+20;0)" table:style-name="ce18">
            <text:p>326</text:p>
          </table:table-cell>
          <table:table-cell office:value-type="float" office:value="55.42" table:formula="of:=PRODUCT([.$B$2];[.B25])" table:style-name="ce19">
            <text:p>55,42</text:p>
          </table:table-cell>
          <table:table-cell table:number-columns-repeated="16381"/>
        </table:table-row>
        <table:table-row table:style-name="ro1">
          <table:table-cell office:value-type="float" office:value="1023652143" table:style-name="ce16">
            <text:p>1023652143</text:p>
          </table:table-cell>
          <table:table-cell office:value-type="float" office:value="137" table:formula="of:=ROUND(RAND()*400+20;0)" table:style-name="ce18">
            <text:p>137</text:p>
          </table:table-cell>
          <table:table-cell office:value-type="float" office:value="23.290000000000003" table:formula="of:=PRODUCT([.$B$2];[.B26])" table:style-name="ce19">
            <text:p>23,29</text:p>
          </table:table-cell>
          <table:table-cell table:number-columns-repeated="16381"/>
        </table:table-row>
        <table:table-row table:style-name="ro1">
          <table:table-cell office:value-type="float" office:value="1023652156" table:formula="of:=[.A26]+13" table:style-name="ce16">
            <text:p>1023652156</text:p>
          </table:table-cell>
          <table:table-cell office:value-type="float" office:value="222" table:formula="of:=ROUND(RAND()*400+20;0)" table:style-name="ce18">
            <text:p>222</text:p>
          </table:table-cell>
          <table:table-cell office:value-type="float" office:value="37.74" table:formula="of:=PRODUCT([.$B$2];[.B27])" table:style-name="ce19">
            <text:p>37,74</text:p>
          </table:table-cell>
          <table:table-cell table:number-columns-repeated="16381"/>
        </table:table-row>
        <table:table-row table:style-name="ro1">
          <table:table-cell office:value-type="float" office:value="1023652144" table:style-name="ce16">
            <text:p>1023652144</text:p>
          </table:table-cell>
          <table:table-cell office:value-type="float" office:value="379" table:formula="of:=ROUND(RAND()*400+20;0)" table:style-name="ce18">
            <text:p>379</text:p>
          </table:table-cell>
          <table:table-cell office:value-type="float" office:value="64.430000000000007" table:formula="of:=PRODUCT([.$B$2];[.B28])" table:style-name="ce19">
            <text:p>64,43</text:p>
          </table:table-cell>
          <table:table-cell table:number-columns-repeated="16381"/>
        </table:table-row>
        <table:table-row table:style-name="ro1">
          <table:table-cell office:value-type="float" office:value="1023652157" table:formula="of:=[.A28]+13" table:style-name="ce16">
            <text:p>1023652157</text:p>
          </table:table-cell>
          <table:table-cell office:value-type="float" office:value="225" table:formula="of:=ROUND(RAND()*400+20;0)" table:style-name="ce18">
            <text:p>225</text:p>
          </table:table-cell>
          <table:table-cell office:value-type="float" office:value="38.25" table:formula="of:=PRODUCT([.$B$2];[.B29])" table:style-name="ce19">
            <text:p>38,25</text:p>
          </table:table-cell>
          <table:table-cell table:number-columns-repeated="16381"/>
        </table:table-row>
        <table:table-row table:style-name="ro1">
          <table:table-cell office:value-type="float" office:value="1023652145" table:style-name="ce16">
            <text:p>1023652145</text:p>
          </table:table-cell>
          <table:table-cell office:value-type="float" office:value="201" table:formula="of:=ROUND(RAND()*400+20;0)" table:style-name="ce18">
            <text:p>201</text:p>
          </table:table-cell>
          <table:table-cell office:value-type="float" office:value="34.17" table:formula="of:=PRODUCT([.$B$2];[.B30])" table:style-name="ce19">
            <text:p>34,17</text:p>
          </table:table-cell>
          <table:table-cell table:number-columns-repeated="16381"/>
        </table:table-row>
        <table:table-row table:style-name="ro1">
          <table:table-cell office:value-type="float" office:value="1023652158" table:formula="of:=[.A30]+13" table:style-name="ce16">
            <text:p>1023652158</text:p>
          </table:table-cell>
          <table:table-cell office:value-type="float" office:value="273" table:formula="of:=ROUND(RAND()*400+20;0)" table:style-name="ce18">
            <text:p>273</text:p>
          </table:table-cell>
          <table:table-cell office:value-type="float" office:value="46.410000000000004" table:formula="of:=PRODUCT([.$B$2];[.B31])" table:style-name="ce19">
            <text:p>46,41</text:p>
          </table:table-cell>
          <table:table-cell table:number-columns-repeated="16381"/>
        </table:table-row>
        <table:table-row table:style-name="ro1">
          <table:table-cell office:value-type="float" office:value="1023652146" table:style-name="ce16">
            <text:p>1023652146</text:p>
          </table:table-cell>
          <table:table-cell office:value-type="float" office:value="160" table:formula="of:=ROUND(RAND()*400+20;0)" table:style-name="ce18">
            <text:p>160</text:p>
          </table:table-cell>
          <table:table-cell office:value-type="float" office:value="27.200000000000003" table:formula="of:=PRODUCT([.$B$2];[.B32])" table:style-name="ce19">
            <text:p>27,2</text:p>
          </table:table-cell>
          <table:table-cell table:number-columns-repeated="16381"/>
        </table:table-row>
        <table:table-row table:style-name="ro1">
          <table:table-cell office:value-type="float" office:value="1023652159" table:formula="of:=[.A32]+13" table:style-name="ce16">
            <text:p>1023652159</text:p>
          </table:table-cell>
          <table:table-cell office:value-type="float" office:value="376" table:formula="of:=ROUND(RAND()*400+20;0)" table:style-name="ce18">
            <text:p>376</text:p>
          </table:table-cell>
          <table:table-cell office:value-type="float" office:value="63.92" table:formula="of:=PRODUCT([.$B$2];[.B33])" table:style-name="ce19">
            <text:p>63,92</text:p>
          </table:table-cell>
          <table:table-cell table:number-columns-repeated="16381"/>
        </table:table-row>
        <table:table-row table:style-name="ro1">
          <table:table-cell office:value-type="float" office:value="1023652147" table:style-name="ce16">
            <text:p>1023652147</text:p>
          </table:table-cell>
          <table:table-cell office:value-type="float" office:value="394" table:formula="of:=ROUND(RAND()*400+20;0)" table:style-name="ce18">
            <text:p>394</text:p>
          </table:table-cell>
          <table:table-cell office:value-type="float" office:value="66.98" table:formula="of:=PRODUCT([.$B$2];[.B34])" table:style-name="ce19">
            <text:p>66,98</text:p>
          </table:table-cell>
          <table:table-cell table:number-columns-repeated="16381"/>
        </table:table-row>
        <table:table-row table:style-name="ro1">
          <table:table-cell office:value-type="float" office:value="1023652160" table:formula="of:=[.A34]+13" table:style-name="ce16">
            <text:p>1023652160</text:p>
          </table:table-cell>
          <table:table-cell office:value-type="float" office:value="224" table:formula="of:=ROUND(RAND()*400+20;0)" table:style-name="ce18">
            <text:p>224</text:p>
          </table:table-cell>
          <table:table-cell office:value-type="float" office:value="38.080000000000005" table:formula="of:=PRODUCT([.$B$2];[.B35])" table:style-name="ce19">
            <text:p>38,08</text:p>
          </table:table-cell>
          <table:table-cell table:number-columns-repeated="16381"/>
        </table:table-row>
        <table:table-row table:style-name="ro1">
          <table:table-cell office:value-type="float" office:value="1023652148" table:style-name="ce16">
            <text:p>1023652148</text:p>
          </table:table-cell>
          <table:table-cell office:value-type="float" office:value="105" table:formula="of:=ROUND(RAND()*400+20;0)" table:style-name="ce18">
            <text:p>105</text:p>
          </table:table-cell>
          <table:table-cell office:value-type="float" office:value="17.850000000000001" table:formula="of:=PRODUCT([.$B$2];[.B36])" table:style-name="ce19">
            <text:p>17,85</text:p>
          </table:table-cell>
          <table:table-cell table:number-columns-repeated="16381"/>
        </table:table-row>
        <table:table-row table:style-name="ro1">
          <table:table-cell office:value-type="float" office:value="1023652161" table:formula="of:=[.A36]+13" table:style-name="ce16">
            <text:p>1023652161</text:p>
          </table:table-cell>
          <table:table-cell office:value-type="float" office:value="409" table:formula="of:=ROUND(RAND()*400+20;0)" table:style-name="ce18">
            <text:p>409</text:p>
          </table:table-cell>
          <table:table-cell office:value-type="float" office:value="69.53" table:formula="of:=PRODUCT([.$B$2];[.B37])" table:style-name="ce19">
            <text:p>69,53</text:p>
          </table:table-cell>
          <table:table-cell table:number-columns-repeated="16381"/>
        </table:table-row>
        <table:table-row table:style-name="ro1">
          <table:table-cell office:value-type="float" office:value="1023652149" table:style-name="ce16">
            <text:p>1023652149</text:p>
          </table:table-cell>
          <table:table-cell office:value-type="float" office:value="369" table:formula="of:=ROUND(RAND()*400+20;0)" table:style-name="ce18">
            <text:p>369</text:p>
          </table:table-cell>
          <table:table-cell office:value-type="float" office:value="62.730000000000004" table:formula="of:=PRODUCT([.$B$2];[.B38])" table:style-name="ce19">
            <text:p>62,73</text:p>
          </table:table-cell>
          <table:table-cell table:number-columns-repeated="16381"/>
        </table:table-row>
        <table:table-row table:style-name="ro1">
          <table:table-cell office:value-type="float" office:value="1023652162" table:formula="of:=[.A38]+13" table:style-name="ce16">
            <text:p>1023652162</text:p>
          </table:table-cell>
          <table:table-cell office:value-type="float" office:value="173" table:formula="of:=ROUND(RAND()*400+20;0)" table:style-name="ce18">
            <text:p>173</text:p>
          </table:table-cell>
          <table:table-cell office:value-type="float" office:value="29.410000000000004" table:formula="of:=PRODUCT([.$B$2];[.B39])" table:style-name="ce19">
            <text:p>29,41</text:p>
          </table:table-cell>
          <table:table-cell table:number-columns-repeated="16381"/>
        </table:table-row>
        <table:table-row table:style-name="ro1">
          <table:table-cell office:value-type="float" office:value="1023652150" table:style-name="ce16">
            <text:p>1023652150</text:p>
          </table:table-cell>
          <table:table-cell office:value-type="float" office:value="322" table:formula="of:=ROUND(RAND()*400+20;0)" table:style-name="ce18">
            <text:p>322</text:p>
          </table:table-cell>
          <table:table-cell office:value-type="float" office:value="54.74" table:formula="of:=PRODUCT([.$B$2];[.B40])" table:style-name="ce19">
            <text:p>54,74</text:p>
          </table:table-cell>
          <table:table-cell table:number-columns-repeated="16381"/>
        </table:table-row>
        <table:table-row table:style-name="ro1">
          <table:table-cell office:value-type="float" office:value="1023652163" table:formula="of:=[.A40]+13" table:style-name="ce16">
            <text:p>1023652163</text:p>
          </table:table-cell>
          <table:table-cell office:value-type="float" office:value="353" table:formula="of:=ROUND(RAND()*400+20;0)" table:style-name="ce18">
            <text:p>353</text:p>
          </table:table-cell>
          <table:table-cell office:value-type="float" office:value="60.010000000000005" table:formula="of:=PRODUCT([.$B$2];[.B41])" table:style-name="ce19">
            <text:p>60,01</text:p>
          </table:table-cell>
          <table:table-cell table:number-columns-repeated="16381"/>
        </table:table-row>
        <table:table-row table:style-name="ro1">
          <table:table-cell office:value-type="float" office:value="1023652151" table:style-name="ce16">
            <text:p>1023652151</text:p>
          </table:table-cell>
          <table:table-cell office:value-type="float" office:value="257" table:formula="of:=ROUND(RAND()*400+20;0)" table:style-name="ce18">
            <text:p>257</text:p>
          </table:table-cell>
          <table:table-cell office:value-type="float" office:value="43.690000000000005" table:formula="of:=PRODUCT([.$B$2];[.B42])" table:style-name="ce19">
            <text:p>43,69</text:p>
          </table:table-cell>
          <table:table-cell table:number-columns-repeated="16381"/>
        </table:table-row>
        <table:table-row table:style-name="ro1">
          <table:table-cell office:value-type="float" office:value="1023652164" table:formula="of:=[.A42]+13" table:style-name="ce16">
            <text:p>1023652164</text:p>
          </table:table-cell>
          <table:table-cell office:value-type="float" office:value="205" table:formula="of:=ROUND(RAND()*400+20;0)" table:style-name="ce18">
            <text:p>205</text:p>
          </table:table-cell>
          <table:table-cell office:value-type="float" office:value="34.85" table:formula="of:=PRODUCT([.$B$2];[.B43])" table:style-name="ce19">
            <text:p>34,85</text:p>
          </table:table-cell>
          <table:table-cell table:number-columns-repeated="16381"/>
        </table:table-row>
        <table:table-row table:style-name="ro1">
          <table:table-cell office:value-type="float" office:value="1023652152" table:style-name="ce16">
            <text:p>1023652152</text:p>
          </table:table-cell>
          <table:table-cell office:value-type="float" office:value="134" table:formula="of:=ROUND(RAND()*400+20;0)" table:style-name="ce18">
            <text:p>134</text:p>
          </table:table-cell>
          <table:table-cell office:value-type="float" office:value="22.78" table:formula="of:=PRODUCT([.$B$2];[.B44])" table:style-name="ce19">
            <text:p>22,78</text:p>
          </table:table-cell>
          <table:table-cell table:number-columns-repeated="16381"/>
        </table:table-row>
        <table:table-row table:style-name="ro1">
          <table:table-cell office:value-type="float" office:value="1023652165" table:formula="of:=[.A44]+13" table:style-name="ce16">
            <text:p>1023652165</text:p>
          </table:table-cell>
          <table:table-cell office:value-type="float" office:value="24" table:formula="of:=ROUND(RAND()*400+20;0)" table:style-name="ce18">
            <text:p>24</text:p>
          </table:table-cell>
          <table:table-cell office:value-type="float" office:value="4.08" table:formula="of:=PRODUCT([.$B$2];[.B45])" table:style-name="ce19">
            <text:p>4,08</text:p>
          </table:table-cell>
          <table:table-cell table:number-columns-repeated="16381"/>
        </table:table-row>
        <table:table-row table:style-name="ro1">
          <table:table-cell office:value-type="float" office:value="1023652153" table:style-name="ce16">
            <text:p>1023652153</text:p>
          </table:table-cell>
          <table:table-cell office:value-type="float" office:value="285" table:formula="of:=ROUND(RAND()*400+20;0)" table:style-name="ce18">
            <text:p>285</text:p>
          </table:table-cell>
          <table:table-cell office:value-type="float" office:value="48.45" table:formula="of:=PRODUCT([.$B$2];[.B46])" table:style-name="ce19">
            <text:p>48,45</text:p>
          </table:table-cell>
          <table:table-cell table:number-columns-repeated="16381"/>
        </table:table-row>
        <table:table-row table:style-name="ro1">
          <table:table-cell office:value-type="float" office:value="1023652166" table:formula="of:=[.A46]+13" table:style-name="ce16">
            <text:p>1023652166</text:p>
          </table:table-cell>
          <table:table-cell office:value-type="float" office:value="154" table:formula="of:=ROUND(RAND()*400+20;0)" table:style-name="ce18">
            <text:p>154</text:p>
          </table:table-cell>
          <table:table-cell office:value-type="float" office:value="26.180000000000003" table:formula="of:=PRODUCT([.$B$2];[.B47])" table:style-name="ce19">
            <text:p>26,18</text:p>
          </table:table-cell>
          <table:table-cell table:number-columns-repeated="16381"/>
        </table:table-row>
        <table:table-row table:style-name="ro1">
          <table:table-cell office:value-type="float" office:value="1023652154" table:style-name="ce16">
            <text:p>1023652154</text:p>
          </table:table-cell>
          <table:table-cell office:value-type="float" office:value="343" table:formula="of:=ROUND(RAND()*400+20;0)" table:style-name="ce18">
            <text:p>343</text:p>
          </table:table-cell>
          <table:table-cell office:value-type="float" office:value="58.31" table:formula="of:=PRODUCT([.$B$2];[.B48])" table:style-name="ce19">
            <text:p>58,31</text:p>
          </table:table-cell>
          <table:table-cell table:number-columns-repeated="16381"/>
        </table:table-row>
        <table:table-row table:style-name="ro1">
          <table:table-cell office:value-type="float" office:value="1023652167" table:formula="of:=[.A48]+13" table:style-name="ce16">
            <text:p>1023652167</text:p>
          </table:table-cell>
          <table:table-cell office:value-type="float" office:value="285" table:formula="of:=ROUND(RAND()*400+20;0)" table:style-name="ce18">
            <text:p>285</text:p>
          </table:table-cell>
          <table:table-cell office:value-type="float" office:value="48.45" table:formula="of:=PRODUCT([.$B$2];[.B49])" table:style-name="ce19">
            <text:p>48,45</text:p>
          </table:table-cell>
          <table:table-cell table:number-columns-repeated="16381"/>
        </table:table-row>
        <table:table-row table:style-name="ro1">
          <table:table-cell office:value-type="float" office:value="1023652155" table:style-name="ce16">
            <text:p>1023652155</text:p>
          </table:table-cell>
          <table:table-cell office:value-type="float" office:value="192" table:formula="of:=ROUND(RAND()*400+20;0)" table:style-name="ce18">
            <text:p>192</text:p>
          </table:table-cell>
          <table:table-cell office:value-type="float" office:value="32.64" table:formula="of:=PRODUCT([.$B$2];[.B50])" table:style-name="ce19">
            <text:p>32,64</text:p>
          </table:table-cell>
          <table:table-cell table:number-columns-repeated="16381"/>
        </table:table-row>
        <table:table-row table:style-name="ro1">
          <table:table-cell office:value-type="float" office:value="1023652168" table:formula="of:=[.A50]+13" table:style-name="ce16">
            <text:p>1023652168</text:p>
          </table:table-cell>
          <table:table-cell office:value-type="float" office:value="215" table:formula="of:=ROUND(RAND()*400+20;0)" table:style-name="ce18">
            <text:p>215</text:p>
          </table:table-cell>
          <table:table-cell office:value-type="float" office:value="36.550000000000004" table:formula="of:=PRODUCT([.$B$2];[.B51])" table:style-name="ce19">
            <text:p>36,55</text:p>
          </table:table-cell>
          <table:table-cell table:number-columns-repeated="16381"/>
        </table:table-row>
        <table:table-row table:style-name="ro1">
          <table:table-cell office:value-type="float" office:value="1023652156" table:style-name="ce16">
            <text:p>1023652156</text:p>
          </table:table-cell>
          <table:table-cell office:value-type="float" office:value="238" table:formula="of:=ROUND(RAND()*400+20;0)" table:style-name="ce18">
            <text:p>238</text:p>
          </table:table-cell>
          <table:table-cell office:value-type="float" office:value="40.46" table:formula="of:=PRODUCT([.$B$2];[.B52])" table:style-name="ce19">
            <text:p>40,46</text:p>
          </table:table-cell>
          <table:table-cell table:number-columns-repeated="16381"/>
        </table:table-row>
        <table:table-row table:style-name="ro1">
          <table:table-cell office:value-type="float" office:value="1023652169" table:formula="of:=[.A52]+13" table:style-name="ce16">
            <text:p>1023652169</text:p>
          </table:table-cell>
          <table:table-cell office:value-type="float" office:value="325" table:formula="of:=ROUND(RAND()*400+20;0)" table:style-name="ce18">
            <text:p>325</text:p>
          </table:table-cell>
          <table:table-cell office:value-type="float" office:value="55.250000000000007" table:formula="of:=PRODUCT([.$B$2];[.B53])" table:style-name="ce19">
            <text:p>55,25</text:p>
          </table:table-cell>
          <table:table-cell table:number-columns-repeated="16381"/>
        </table:table-row>
        <table:table-row table:style-name="ro1">
          <table:table-cell office:value-type="float" office:value="1023652157" table:style-name="ce16">
            <text:p>1023652157</text:p>
          </table:table-cell>
          <table:table-cell office:value-type="float" office:value="284" table:formula="of:=ROUND(RAND()*400+20;0)" table:style-name="ce18">
            <text:p>284</text:p>
          </table:table-cell>
          <table:table-cell office:value-type="float" office:value="48.28" table:formula="of:=PRODUCT([.$B$2];[.B54])" table:style-name="ce19">
            <text:p>48,28</text:p>
          </table:table-cell>
          <table:table-cell table:number-columns-repeated="16381"/>
        </table:table-row>
        <table:table-row table:style-name="ro1">
          <table:table-cell office:value-type="float" office:value="1023652170" table:formula="of:=[.A54]+13" table:style-name="ce16">
            <text:p>1023652170</text:p>
          </table:table-cell>
          <table:table-cell office:value-type="float" office:value="183" table:formula="of:=ROUND(RAND()*400+20;0)" table:style-name="ce18">
            <text:p>183</text:p>
          </table:table-cell>
          <table:table-cell office:value-type="float" office:value="31.110000000000003" table:formula="of:=PRODUCT([.$B$2];[.B55])" table:style-name="ce19">
            <text:p>31,11</text:p>
          </table:table-cell>
          <table:table-cell table:number-columns-repeated="16381"/>
        </table:table-row>
        <table:table-row table:style-name="ro1">
          <table:table-cell office:value-type="float" office:value="1023652158" table:style-name="ce16">
            <text:p>1023652158</text:p>
          </table:table-cell>
          <table:table-cell office:value-type="float" office:value="269" table:formula="of:=ROUND(RAND()*400+20;0)" table:style-name="ce18">
            <text:p>269</text:p>
          </table:table-cell>
          <table:table-cell office:value-type="float" office:value="45.730000000000004" table:formula="of:=PRODUCT([.$B$2];[.B56])" table:style-name="ce19">
            <text:p>45,73</text:p>
          </table:table-cell>
          <table:table-cell table:number-columns-repeated="16381"/>
        </table:table-row>
        <table:table-row table:style-name="ro1">
          <table:table-cell office:value-type="float" office:value="1023652171" table:formula="of:=[.A56]+13" table:style-name="ce16">
            <text:p>1023652171</text:p>
          </table:table-cell>
          <table:table-cell office:value-type="float" office:value="161" table:formula="of:=ROUND(RAND()*400+20;0)" table:style-name="ce18">
            <text:p>161</text:p>
          </table:table-cell>
          <table:table-cell office:value-type="float" office:value="27.37" table:formula="of:=PRODUCT([.$B$2];[.B57])" table:style-name="ce19">
            <text:p>27,37</text:p>
          </table:table-cell>
          <table:table-cell table:number-columns-repeated="16381"/>
        </table:table-row>
        <table:table-row table:style-name="ro1">
          <table:table-cell office:value-type="float" office:value="1023652159" table:style-name="ce16">
            <text:p>1023652159</text:p>
          </table:table-cell>
          <table:table-cell office:value-type="float" office:value="163" table:formula="of:=ROUND(RAND()*400+20;0)" table:style-name="ce18">
            <text:p>163</text:p>
          </table:table-cell>
          <table:table-cell office:value-type="float" office:value="27.71" table:formula="of:=PRODUCT([.$B$2];[.B58])" table:style-name="ce19">
            <text:p>27,71</text:p>
          </table:table-cell>
          <table:table-cell table:number-columns-repeated="16381"/>
        </table:table-row>
        <table:table-row table:style-name="ro1">
          <table:table-cell office:value-type="float" office:value="1023652172" table:formula="of:=[.A58]+13" table:style-name="ce16">
            <text:p>1023652172</text:p>
          </table:table-cell>
          <table:table-cell office:value-type="float" office:value="176" table:formula="of:=ROUND(RAND()*400+20;0)" table:style-name="ce18">
            <text:p>176</text:p>
          </table:table-cell>
          <table:table-cell office:value-type="float" office:value="29.92" table:formula="of:=PRODUCT([.$B$2];[.B59])" table:style-name="ce19">
            <text:p>29,92</text:p>
          </table:table-cell>
          <table:table-cell table:number-columns-repeated="16381"/>
        </table:table-row>
        <table:table-row table:style-name="ro1">
          <table:table-cell office:value-type="float" office:value="1023652160" table:style-name="ce16">
            <text:p>1023652160</text:p>
          </table:table-cell>
          <table:table-cell office:value-type="float" office:value="215" table:formula="of:=ROUND(RAND()*400+20;0)" table:style-name="ce18">
            <text:p>215</text:p>
          </table:table-cell>
          <table:table-cell office:value-type="float" office:value="36.550000000000004" table:formula="of:=PRODUCT([.$B$2];[.B60])" table:style-name="ce19">
            <text:p>36,55</text:p>
          </table:table-cell>
          <table:table-cell table:number-columns-repeated="16381"/>
        </table:table-row>
        <table:table-row table:style-name="ro1">
          <table:table-cell office:value-type="float" office:value="1023652173" table:formula="of:=[.A60]+13" table:style-name="ce16">
            <text:p>1023652173</text:p>
          </table:table-cell>
          <table:table-cell office:value-type="float" office:value="289" table:formula="of:=ROUND(RAND()*400+20;0)" table:style-name="ce18">
            <text:p>289</text:p>
          </table:table-cell>
          <table:table-cell office:value-type="float" office:value="49.13" table:formula="of:=PRODUCT([.$B$2];[.B61])" table:style-name="ce19">
            <text:p>49,13</text:p>
          </table:table-cell>
          <table:table-cell table:number-columns-repeated="16381"/>
        </table:table-row>
        <table:table-row table:style-name="ro1">
          <table:table-cell office:value-type="float" office:value="1023652161" table:style-name="ce16">
            <text:p>1023652161</text:p>
          </table:table-cell>
          <table:table-cell office:value-type="float" office:value="169" table:formula="of:=ROUND(RAND()*400+20;0)" table:style-name="ce18">
            <text:p>169</text:p>
          </table:table-cell>
          <table:table-cell office:value-type="float" office:value="28.73" table:formula="of:=PRODUCT([.$B$2];[.B62])" table:style-name="ce19">
            <text:p>28,73</text:p>
          </table:table-cell>
          <table:table-cell table:number-columns-repeated="16381"/>
        </table:table-row>
        <table:table-row table:style-name="ro1">
          <table:table-cell office:value-type="float" office:value="1023652174" table:formula="of:=[.A62]+13" table:style-name="ce16">
            <text:p>1023652174</text:p>
          </table:table-cell>
          <table:table-cell office:value-type="float" office:value="207" table:formula="of:=ROUND(RAND()*400+20;0)" table:style-name="ce18">
            <text:p>207</text:p>
          </table:table-cell>
          <table:table-cell office:value-type="float" office:value="35.190000000000005" table:formula="of:=PRODUCT([.$B$2];[.B63])" table:style-name="ce19">
            <text:p>35,19</text:p>
          </table:table-cell>
          <table:table-cell table:number-columns-repeated="16381"/>
        </table:table-row>
        <table:table-row table:style-name="ro1">
          <table:table-cell office:value-type="float" office:value="1023652162" table:style-name="ce16">
            <text:p>1023652162</text:p>
          </table:table-cell>
          <table:table-cell office:value-type="float" office:value="50" table:formula="of:=ROUND(RAND()*400+20;0)" table:style-name="ce18">
            <text:p>50</text:p>
          </table:table-cell>
          <table:table-cell office:value-type="float" office:value="8.5" table:formula="of:=PRODUCT([.$B$2];[.B64])" table:style-name="ce19">
            <text:p>8,5</text:p>
          </table:table-cell>
          <table:table-cell table:number-columns-repeated="16381"/>
        </table:table-row>
        <table:table-row table:style-name="ro1">
          <table:table-cell office:value-type="float" office:value="1023652175" table:formula="of:=[.A64]+13" table:style-name="ce16">
            <text:p>1023652175</text:p>
          </table:table-cell>
          <table:table-cell office:value-type="float" office:value="196" table:formula="of:=ROUND(RAND()*400+20;0)" table:style-name="ce18">
            <text:p>196</text:p>
          </table:table-cell>
          <table:table-cell office:value-type="float" office:value="33.32" table:formula="of:=PRODUCT([.$B$2];[.B65])" table:style-name="ce19">
            <text:p>33,32</text:p>
          </table:table-cell>
          <table:table-cell table:number-columns-repeated="16381"/>
        </table:table-row>
        <table:table-row table:style-name="ro1">
          <table:table-cell office:value-type="float" office:value="1023652163" table:style-name="ce16">
            <text:p>1023652163</text:p>
          </table:table-cell>
          <table:table-cell office:value-type="float" office:value="244" table:formula="of:=ROUND(RAND()*400+20;0)" table:style-name="ce18">
            <text:p>244</text:p>
          </table:table-cell>
          <table:table-cell office:value-type="float" office:value="41.480000000000004" table:formula="of:=PRODUCT([.$B$2];[.B66])" table:style-name="ce19">
            <text:p>41,48</text:p>
          </table:table-cell>
          <table:table-cell table:number-columns-repeated="16381"/>
        </table:table-row>
        <table:table-row table:style-name="ro1">
          <table:table-cell office:value-type="float" office:value="1023652176" table:formula="of:=[.A66]+13" table:style-name="ce16">
            <text:p>1023652176</text:p>
          </table:table-cell>
          <table:table-cell office:value-type="float" office:value="378" table:formula="of:=ROUND(RAND()*400+20;0)" table:style-name="ce18">
            <text:p>378</text:p>
          </table:table-cell>
          <table:table-cell office:value-type="float" office:value="64.260000000000005" table:formula="of:=PRODUCT([.$B$2];[.B67])" table:style-name="ce19">
            <text:p>64,26</text:p>
          </table:table-cell>
          <table:table-cell table:number-columns-repeated="16381"/>
        </table:table-row>
        <table:table-row table:style-name="ro1">
          <table:table-cell office:value-type="float" office:value="1023652164" table:style-name="ce16">
            <text:p>1023652164</text:p>
          </table:table-cell>
          <table:table-cell office:value-type="float" office:value="113" table:formula="of:=ROUND(RAND()*400+20;0)" table:style-name="ce18">
            <text:p>113</text:p>
          </table:table-cell>
          <table:table-cell office:value-type="float" office:value="19.21" table:formula="of:=PRODUCT([.$B$2];[.B68])" table:style-name="ce19">
            <text:p>19,21</text:p>
          </table:table-cell>
          <table:table-cell table:number-columns-repeated="16381"/>
        </table:table-row>
        <table:table-row table:style-name="ro1">
          <table:table-cell office:value-type="float" office:value="1023652177" table:formula="of:=[.A68]+13" table:style-name="ce16">
            <text:p>1023652177</text:p>
          </table:table-cell>
          <table:table-cell office:value-type="float" office:value="125" table:formula="of:=ROUND(RAND()*400+20;0)" table:style-name="ce18">
            <text:p>125</text:p>
          </table:table-cell>
          <table:table-cell office:value-type="float" office:value="21.25" table:formula="of:=PRODUCT([.$B$2];[.B69])" table:style-name="ce19">
            <text:p>21,25</text:p>
          </table:table-cell>
          <table:table-cell table:number-columns-repeated="16381"/>
        </table:table-row>
        <table:table-row table:style-name="ro1">
          <table:table-cell office:value-type="float" office:value="1023652165" table:style-name="ce16">
            <text:p>1023652165</text:p>
          </table:table-cell>
          <table:table-cell office:value-type="float" office:value="239" table:formula="of:=ROUND(RAND()*400+20;0)" table:style-name="ce18">
            <text:p>239</text:p>
          </table:table-cell>
          <table:table-cell office:value-type="float" office:value="40.630000000000003" table:formula="of:=PRODUCT([.$B$2];[.B70])" table:style-name="ce19">
            <text:p>40,63</text:p>
          </table:table-cell>
          <table:table-cell table:number-columns-repeated="16381"/>
        </table:table-row>
        <table:table-row table:style-name="ro1">
          <table:table-cell office:value-type="float" office:value="1023652178" table:formula="of:=[.A70]+13" table:style-name="ce16">
            <text:p>1023652178</text:p>
          </table:table-cell>
          <table:table-cell office:value-type="float" office:value="293" table:formula="of:=ROUND(RAND()*400+20;0)" table:style-name="ce18">
            <text:p>293</text:p>
          </table:table-cell>
          <table:table-cell office:value-type="float" office:value="49.81" table:formula="of:=PRODUCT([.$B$2];[.B71])" table:style-name="ce19">
            <text:p>49,81</text:p>
          </table:table-cell>
          <table:table-cell table:number-columns-repeated="16381"/>
        </table:table-row>
        <table:table-row table:style-name="ro1">
          <table:table-cell office:value-type="float" office:value="1023652166" table:style-name="ce16">
            <text:p>1023652166</text:p>
          </table:table-cell>
          <table:table-cell office:value-type="float" office:value="301" table:formula="of:=ROUND(RAND()*400+20;0)" table:style-name="ce18">
            <text:p>301</text:p>
          </table:table-cell>
          <table:table-cell office:value-type="float" office:value="51.17" table:formula="of:=PRODUCT([.$B$2];[.B72])" table:style-name="ce19">
            <text:p>51,17</text:p>
          </table:table-cell>
          <table:table-cell table:number-columns-repeated="16381"/>
        </table:table-row>
        <table:table-row table:style-name="ro1">
          <table:table-cell office:value-type="float" office:value="1023652179" table:formula="of:=[.A72]+13" table:style-name="ce16">
            <text:p>1023652179</text:p>
          </table:table-cell>
          <table:table-cell office:value-type="float" office:value="57" table:formula="of:=ROUND(RAND()*400+20;0)" table:style-name="ce18">
            <text:p>57</text:p>
          </table:table-cell>
          <table:table-cell office:value-type="float" office:value="9.6900000000000013" table:formula="of:=PRODUCT([.$B$2];[.B73])" table:style-name="ce19">
            <text:p>9,69</text:p>
          </table:table-cell>
          <table:table-cell table:number-columns-repeated="16381"/>
        </table:table-row>
        <table:table-row table:style-name="ro1">
          <table:table-cell office:value-type="float" office:value="1023652167" table:style-name="ce16">
            <text:p>1023652167</text:p>
          </table:table-cell>
          <table:table-cell office:value-type="float" office:value="262" table:formula="of:=ROUND(RAND()*400+20;0)" table:style-name="ce18">
            <text:p>262</text:p>
          </table:table-cell>
          <table:table-cell office:value-type="float" office:value="44.540000000000006" table:formula="of:=PRODUCT([.$B$2];[.B74])" table:style-name="ce19">
            <text:p>44,54</text:p>
          </table:table-cell>
          <table:table-cell table:number-columns-repeated="16381"/>
        </table:table-row>
        <table:table-row table:style-name="ro1">
          <table:table-cell office:value-type="float" office:value="1023652180" table:formula="of:=[.A74]+13" table:style-name="ce16">
            <text:p>1023652180</text:p>
          </table:table-cell>
          <table:table-cell office:value-type="float" office:value="145" table:formula="of:=ROUND(RAND()*400+20;0)" table:style-name="ce18">
            <text:p>145</text:p>
          </table:table-cell>
          <table:table-cell office:value-type="float" office:value="24.650000000000002" table:formula="of:=PRODUCT([.$B$2];[.B75])" table:style-name="ce19">
            <text:p>24,65</text:p>
          </table:table-cell>
          <table:table-cell table:number-columns-repeated="16381"/>
        </table:table-row>
        <table:table-row table:style-name="ro1">
          <table:table-cell office:value-type="float" office:value="1023652168" table:style-name="ce16">
            <text:p>1023652168</text:p>
          </table:table-cell>
          <table:table-cell office:value-type="float" office:value="418" table:formula="of:=ROUND(RAND()*400+20;0)" table:style-name="ce18">
            <text:p>418</text:p>
          </table:table-cell>
          <table:table-cell office:value-type="float" office:value="71.06" table:formula="of:=PRODUCT([.$B$2];[.B76])" table:style-name="ce19">
            <text:p>71,06</text:p>
          </table:table-cell>
          <table:table-cell table:number-columns-repeated="16381"/>
        </table:table-row>
        <table:table-row table:style-name="ro1">
          <table:table-cell office:value-type="float" office:value="1023652181" table:formula="of:=[.A76]+13" table:style-name="ce16">
            <text:p>1023652181</text:p>
          </table:table-cell>
          <table:table-cell office:value-type="float" office:value="199" table:formula="of:=ROUND(RAND()*400+20;0)" table:style-name="ce18">
            <text:p>199</text:p>
          </table:table-cell>
          <table:table-cell office:value-type="float" office:value="33.830000000000005" table:formula="of:=PRODUCT([.$B$2];[.B77])" table:style-name="ce19">
            <text:p>33,83</text:p>
          </table:table-cell>
          <table:table-cell table:number-columns-repeated="16381"/>
        </table:table-row>
        <table:table-row table:style-name="ro1">
          <table:table-cell office:value-type="float" office:value="1023652169" table:style-name="ce16">
            <text:p>1023652169</text:p>
          </table:table-cell>
          <table:table-cell office:value-type="float" office:value="315" table:formula="of:=ROUND(RAND()*400+20;0)" table:style-name="ce18">
            <text:p>315</text:p>
          </table:table-cell>
          <table:table-cell office:value-type="float" office:value="53.550000000000004" table:formula="of:=PRODUCT([.$B$2];[.B78])" table:style-name="ce19">
            <text:p>53,55</text:p>
          </table:table-cell>
          <table:table-cell table:number-columns-repeated="16381"/>
        </table:table-row>
        <table:table-row table:style-name="ro1">
          <table:table-cell office:value-type="float" office:value="1023652182" table:formula="of:=[.A78]+13" table:style-name="ce16">
            <text:p>1023652182</text:p>
          </table:table-cell>
          <table:table-cell office:value-type="float" office:value="247" table:formula="of:=ROUND(RAND()*400+20;0)" table:style-name="ce18">
            <text:p>247</text:p>
          </table:table-cell>
          <table:table-cell office:value-type="float" office:value="41.99" table:formula="of:=PRODUCT([.$B$2];[.B79])" table:style-name="ce19">
            <text:p>41,99</text:p>
          </table:table-cell>
          <table:table-cell table:number-columns-repeated="16381"/>
        </table:table-row>
        <table:table-row table:style-name="ro1">
          <table:table-cell office:value-type="float" office:value="1023652170" table:style-name="ce16">
            <text:p>1023652170</text:p>
          </table:table-cell>
          <table:table-cell office:value-type="float" office:value="80" table:formula="of:=ROUND(RAND()*400+20;0)" table:style-name="ce18">
            <text:p>80</text:p>
          </table:table-cell>
          <table:table-cell office:value-type="float" office:value="13.600000000000001" table:formula="of:=PRODUCT([.$B$2];[.B80])" table:style-name="ce19">
            <text:p>13,6</text:p>
          </table:table-cell>
          <table:table-cell table:number-columns-repeated="16381"/>
        </table:table-row>
        <table:table-row table:style-name="ro1">
          <table:table-cell office:value-type="float" office:value="1023652183" table:formula="of:=[.A80]+13" table:style-name="ce16">
            <text:p>1023652183</text:p>
          </table:table-cell>
          <table:table-cell office:value-type="float" office:value="298" table:formula="of:=ROUND(RAND()*400+20;0)" table:style-name="ce18">
            <text:p>298</text:p>
          </table:table-cell>
          <table:table-cell office:value-type="float" office:value="50.660000000000004" table:formula="of:=PRODUCT([.$B$2];[.B81])" table:style-name="ce19">
            <text:p>50,66</text:p>
          </table:table-cell>
          <table:table-cell table:number-columns-repeated="16381"/>
        </table:table-row>
        <table:table-row table:style-name="ro1">
          <table:table-cell office:value-type="float" office:value="1023652171" table:style-name="ce16">
            <text:p>1023652171</text:p>
          </table:table-cell>
          <table:table-cell office:value-type="float" office:value="64" table:formula="of:=ROUND(RAND()*400+20;0)" table:style-name="ce18">
            <text:p>64</text:p>
          </table:table-cell>
          <table:table-cell office:value-type="float" office:value="10.88" table:formula="of:=PRODUCT([.$B$2];[.B82])" table:style-name="ce19">
            <text:p>10,88</text:p>
          </table:table-cell>
          <table:table-cell table:number-columns-repeated="16381"/>
        </table:table-row>
        <table:table-row table:style-name="ro1">
          <table:table-cell office:value-type="float" office:value="1023652184" table:formula="of:=[.A82]+13" table:style-name="ce16">
            <text:p>1023652184</text:p>
          </table:table-cell>
          <table:table-cell office:value-type="float" office:value="287" table:formula="of:=ROUND(RAND()*400+20;0)" table:style-name="ce18">
            <text:p>287</text:p>
          </table:table-cell>
          <table:table-cell office:value-type="float" office:value="48.790000000000006" table:formula="of:=PRODUCT([.$B$2];[.B83])" table:style-name="ce19">
            <text:p>48,79</text:p>
          </table:table-cell>
          <table:table-cell table:number-columns-repeated="16381"/>
        </table:table-row>
        <table:table-row table:style-name="ro1">
          <table:table-cell office:value-type="float" office:value="1023652172" table:style-name="ce16">
            <text:p>1023652172</text:p>
          </table:table-cell>
          <table:table-cell office:value-type="float" office:value="260" table:formula="of:=ROUND(RAND()*400+20;0)" table:style-name="ce18">
            <text:p>260</text:p>
          </table:table-cell>
          <table:table-cell office:value-type="float" office:value="44.2" table:formula="of:=PRODUCT([.$B$2];[.B84])" table:style-name="ce19">
            <text:p>44,2</text:p>
          </table:table-cell>
          <table:table-cell table:number-columns-repeated="16381"/>
        </table:table-row>
        <table:table-row table:style-name="ro1">
          <table:table-cell office:value-type="float" office:value="1023652185" table:formula="of:=[.A84]+13" table:style-name="ce16">
            <text:p>1023652185</text:p>
          </table:table-cell>
          <table:table-cell office:value-type="float" office:value="347" table:formula="of:=ROUND(RAND()*400+20;0)" table:style-name="ce18">
            <text:p>347</text:p>
          </table:table-cell>
          <table:table-cell office:value-type="float" office:value="58.99" table:formula="of:=PRODUCT([.$B$2];[.B85])" table:style-name="ce19">
            <text:p>58,99</text:p>
          </table:table-cell>
          <table:table-cell table:number-columns-repeated="16381"/>
        </table:table-row>
        <table:table-row table:style-name="ro1">
          <table:table-cell office:value-type="float" office:value="1023652173" table:style-name="ce16">
            <text:p>1023652173</text:p>
          </table:table-cell>
          <table:table-cell office:value-type="float" office:value="80" table:formula="of:=ROUND(RAND()*400+20;0)" table:style-name="ce18">
            <text:p>80</text:p>
          </table:table-cell>
          <table:table-cell office:value-type="float" office:value="13.600000000000001" table:formula="of:=PRODUCT([.$B$2];[.B86])" table:style-name="ce19">
            <text:p>13,6</text:p>
          </table:table-cell>
          <table:table-cell table:number-columns-repeated="16381"/>
        </table:table-row>
        <table:table-row table:style-name="ro1">
          <table:table-cell office:value-type="float" office:value="1023652186" table:formula="of:=[.A86]+13" table:style-name="ce16">
            <text:p>1023652186</text:p>
          </table:table-cell>
          <table:table-cell office:value-type="float" office:value="388" table:formula="of:=ROUND(RAND()*400+20;0)" table:style-name="ce18">
            <text:p>388</text:p>
          </table:table-cell>
          <table:table-cell office:value-type="float" office:value="65.960000000000008" table:formula="of:=PRODUCT([.$B$2];[.B87])" table:style-name="ce19">
            <text:p>65,96</text:p>
          </table:table-cell>
          <table:table-cell table:number-columns-repeated="16381"/>
        </table:table-row>
        <table:table-row table:style-name="ro1">
          <table:table-cell office:value-type="float" office:value="1023652174" table:style-name="ce16">
            <text:p>1023652174</text:p>
          </table:table-cell>
          <table:table-cell office:value-type="float" office:value="76" table:formula="of:=ROUND(RAND()*400+20;0)" table:style-name="ce18">
            <text:p>76</text:p>
          </table:table-cell>
          <table:table-cell office:value-type="float" office:value="12.920000000000002" table:formula="of:=PRODUCT([.$B$2];[.B88])" table:style-name="ce19">
            <text:p>12,92</text:p>
          </table:table-cell>
          <table:table-cell table:number-columns-repeated="16381"/>
        </table:table-row>
        <table:table-row table:style-name="ro1">
          <table:table-cell office:value-type="float" office:value="1023652187" table:formula="of:=[.A88]+13" table:style-name="ce16">
            <text:p>1023652187</text:p>
          </table:table-cell>
          <table:table-cell office:value-type="float" office:value="78" table:formula="of:=ROUND(RAND()*400+20;0)" table:style-name="ce18">
            <text:p>78</text:p>
          </table:table-cell>
          <table:table-cell office:value-type="float" office:value="13.260000000000002" table:formula="of:=PRODUCT([.$B$2];[.B89])" table:style-name="ce19">
            <text:p>13,26</text:p>
          </table:table-cell>
          <table:table-cell table:number-columns-repeated="16381"/>
        </table:table-row>
        <table:table-row table:style-name="ro1">
          <table:table-cell office:value-type="float" office:value="1023652175" table:style-name="ce16">
            <text:p>1023652175</text:p>
          </table:table-cell>
          <table:table-cell office:value-type="float" office:value="361" table:formula="of:=ROUND(RAND()*400+20;0)" table:style-name="ce18">
            <text:p>361</text:p>
          </table:table-cell>
          <table:table-cell office:value-type="float" office:value="61.370000000000005" table:formula="of:=PRODUCT([.$B$2];[.B90])" table:style-name="ce19">
            <text:p>61,37</text:p>
          </table:table-cell>
          <table:table-cell table:number-columns-repeated="16381"/>
        </table:table-row>
        <table:table-row table:style-name="ro1">
          <table:table-cell office:value-type="float" office:value="1023652188" table:formula="of:=[.A90]+13" table:style-name="ce16">
            <text:p>1023652188</text:p>
          </table:table-cell>
          <table:table-cell office:value-type="float" office:value="187" table:formula="of:=ROUND(RAND()*400+20;0)" table:style-name="ce18">
            <text:p>187</text:p>
          </table:table-cell>
          <table:table-cell office:value-type="float" office:value="31.790000000000003" table:formula="of:=PRODUCT([.$B$2];[.B91])" table:style-name="ce19">
            <text:p>31,79</text:p>
          </table:table-cell>
          <table:table-cell table:number-columns-repeated="16381"/>
        </table:table-row>
        <table:table-row table:style-name="ro1">
          <table:table-cell office:value-type="float" office:value="1023652176" table:style-name="ce16">
            <text:p>1023652176</text:p>
          </table:table-cell>
          <table:table-cell office:value-type="float" office:value="26" table:formula="of:=ROUND(RAND()*400+20;0)" table:style-name="ce18">
            <text:p>26</text:p>
          </table:table-cell>
          <table:table-cell office:value-type="float" office:value="4.42" table:formula="of:=PRODUCT([.$B$2];[.B92])" table:style-name="ce19">
            <text:p>4,42</text:p>
          </table:table-cell>
          <table:table-cell table:number-columns-repeated="16381"/>
        </table:table-row>
        <table:table-row table:style-name="ro1">
          <table:table-cell office:value-type="float" office:value="1023652189" table:formula="of:=[.A92]+13" table:style-name="ce16">
            <text:p>1023652189</text:p>
          </table:table-cell>
          <table:table-cell office:value-type="float" office:value="23" table:formula="of:=ROUND(RAND()*400+20;0)" table:style-name="ce18">
            <text:p>23</text:p>
          </table:table-cell>
          <table:table-cell office:value-type="float" office:value="3.91" table:formula="of:=PRODUCT([.$B$2];[.B93])" table:style-name="ce19">
            <text:p>3,91</text:p>
          </table:table-cell>
          <table:table-cell table:number-columns-repeated="16381"/>
        </table:table-row>
        <table:table-row table:style-name="ro1">
          <table:table-cell office:value-type="float" office:value="1023652177" table:style-name="ce16">
            <text:p>1023652177</text:p>
          </table:table-cell>
          <table:table-cell office:value-type="float" office:value="313" table:formula="of:=ROUND(RAND()*400+20;0)" table:style-name="ce18">
            <text:p>313</text:p>
          </table:table-cell>
          <table:table-cell office:value-type="float" office:value="53.21" table:formula="of:=PRODUCT([.$B$2];[.B94])" table:style-name="ce19">
            <text:p>53,21</text:p>
          </table:table-cell>
          <table:table-cell table:number-columns-repeated="16381"/>
        </table:table-row>
        <table:table-row table:style-name="ro1">
          <table:table-cell office:value-type="float" office:value="1023652190" table:formula="of:=[.A94]+13" table:style-name="ce16">
            <text:p>1023652190</text:p>
          </table:table-cell>
          <table:table-cell office:value-type="float" office:value="384" table:formula="of:=ROUND(RAND()*400+20;0)" table:style-name="ce18">
            <text:p>384</text:p>
          </table:table-cell>
          <table:table-cell office:value-type="float" office:value="65.28" table:formula="of:=PRODUCT([.$B$2];[.B95])" table:style-name="ce19">
            <text:p>65,28</text:p>
          </table:table-cell>
          <table:table-cell table:number-columns-repeated="16381"/>
        </table:table-row>
        <table:table-row table:style-name="ro1">
          <table:table-cell office:value-type="float" office:value="1023652178" table:style-name="ce16">
            <text:p>1023652178</text:p>
          </table:table-cell>
          <table:table-cell office:value-type="float" office:value="39" table:formula="of:=ROUND(RAND()*400+20;0)" table:style-name="ce18">
            <text:p>39</text:p>
          </table:table-cell>
          <table:table-cell office:value-type="float" office:value="6.6300000000000008" table:formula="of:=PRODUCT([.$B$2];[.B96])" table:style-name="ce19">
            <text:p>6,63</text:p>
          </table:table-cell>
          <table:table-cell table:number-columns-repeated="16381"/>
        </table:table-row>
        <table:table-row table:style-name="ro1">
          <table:table-cell office:value-type="float" office:value="1023652191" table:formula="of:=[.A96]+13" table:style-name="ce16">
            <text:p>1023652191</text:p>
          </table:table-cell>
          <table:table-cell office:value-type="float" office:value="218" table:formula="of:=ROUND(RAND()*400+20;0)" table:style-name="ce18">
            <text:p>218</text:p>
          </table:table-cell>
          <table:table-cell office:value-type="float" office:value="37.06" table:formula="of:=PRODUCT([.$B$2];[.B97])" table:style-name="ce19">
            <text:p>37,06</text:p>
          </table:table-cell>
          <table:table-cell table:number-columns-repeated="16381"/>
        </table:table-row>
        <table:table-row table:style-name="ro1">
          <table:table-cell office:value-type="float" office:value="1023652179" table:style-name="ce16">
            <text:p>1023652179</text:p>
          </table:table-cell>
          <table:table-cell office:value-type="float" office:value="34" table:formula="of:=ROUND(RAND()*400+20;0)" table:style-name="ce18">
            <text:p>34</text:p>
          </table:table-cell>
          <table:table-cell office:value-type="float" office:value="5.78" table:formula="of:=PRODUCT([.$B$2];[.B98])" table:style-name="ce19">
            <text:p>5,78</text:p>
          </table:table-cell>
          <table:table-cell table:number-columns-repeated="16381"/>
        </table:table-row>
        <table:table-row table:style-name="ro1">
          <table:table-cell office:value-type="float" office:value="1023652192" table:formula="of:=[.A98]+13" table:style-name="ce16">
            <text:p>1023652192</text:p>
          </table:table-cell>
          <table:table-cell office:value-type="float" office:value="238" table:formula="of:=ROUND(RAND()*400+20;0)" table:style-name="ce18">
            <text:p>238</text:p>
          </table:table-cell>
          <table:table-cell office:value-type="float" office:value="40.46" table:formula="of:=PRODUCT([.$B$2];[.B99])" table:style-name="ce19">
            <text:p>40,46</text:p>
          </table:table-cell>
          <table:table-cell table:number-columns-repeated="16381"/>
        </table:table-row>
        <table:table-row table:style-name="ro1">
          <table:table-cell office:value-type="float" office:value="1023652180" table:style-name="ce16">
            <text:p>1023652180</text:p>
          </table:table-cell>
          <table:table-cell office:value-type="float" office:value="241" table:formula="of:=ROUND(RAND()*400+20;0)" table:style-name="ce18">
            <text:p>241</text:p>
          </table:table-cell>
          <table:table-cell office:value-type="float" office:value="40.970000000000006" table:formula="of:=PRODUCT([.$B$2];[.B100])" table:style-name="ce19">
            <text:p>40,97</text:p>
          </table:table-cell>
          <table:table-cell table:number-columns-repeated="16381"/>
        </table:table-row>
        <table:table-row table:style-name="ro1">
          <table:table-cell office:value-type="float" office:value="1023652193" table:formula="of:=[.A100]+13" table:style-name="ce16">
            <text:p>1023652193</text:p>
          </table:table-cell>
          <table:table-cell office:value-type="float" office:value="222" table:formula="of:=ROUND(RAND()*400+20;0)" table:style-name="ce18">
            <text:p>222</text:p>
          </table:table-cell>
          <table:table-cell office:value-type="float" office:value="37.74" table:formula="of:=PRODUCT([.$B$2];[.B101])" table:style-name="ce19">
            <text:p>37,74</text:p>
          </table:table-cell>
          <table:table-cell table:number-columns-repeated="16381"/>
        </table:table-row>
        <table:table-row table:style-name="ro1">
          <table:table-cell office:value-type="float" office:value="1023652181" table:style-name="ce16">
            <text:p>1023652181</text:p>
          </table:table-cell>
          <table:table-cell office:value-type="float" office:value="100" table:formula="of:=ROUND(RAND()*400+20;0)" table:style-name="ce18">
            <text:p>100</text:p>
          </table:table-cell>
          <table:table-cell office:value-type="float" office:value="17" table:formula="of:=PRODUCT([.$B$2];[.B102])" table:style-name="ce19">
            <text:p>17</text:p>
          </table:table-cell>
          <table:table-cell table:number-columns-repeated="16381"/>
        </table:table-row>
        <table:table-row table:style-name="ro1">
          <table:table-cell office:value-type="float" office:value="1023652194" table:formula="of:=[.A102]+13" table:style-name="ce16">
            <text:p>1023652194</text:p>
          </table:table-cell>
          <table:table-cell office:value-type="float" office:value="129" table:formula="of:=ROUND(RAND()*400+20;0)" table:style-name="ce18">
            <text:p>129</text:p>
          </table:table-cell>
          <table:table-cell office:value-type="float" office:value="21.930000000000003" table:formula="of:=PRODUCT([.$B$2];[.B103])" table:style-name="ce19">
            <text:p>21,93</text:p>
          </table:table-cell>
          <table:table-cell table:number-columns-repeated="16381"/>
        </table:table-row>
        <table:table-row table:style-name="ro1">
          <table:table-cell office:value-type="float" office:value="1023652182" table:style-name="ce16">
            <text:p>1023652182</text:p>
          </table:table-cell>
          <table:table-cell office:value-type="float" office:value="294" table:formula="of:=ROUND(RAND()*400+20;0)" table:style-name="ce18">
            <text:p>294</text:p>
          </table:table-cell>
          <table:table-cell office:value-type="float" office:value="49.980000000000004" table:formula="of:=PRODUCT([.$B$2];[.B104])" table:style-name="ce19">
            <text:p>49,98</text:p>
          </table:table-cell>
          <table:table-cell table:number-columns-repeated="16381"/>
        </table:table-row>
        <table:table-row table:style-name="ro1">
          <table:table-cell office:value-type="float" office:value="1023652195" table:formula="of:=[.A104]+13" table:style-name="ce16">
            <text:p>1023652195</text:p>
          </table:table-cell>
          <table:table-cell office:value-type="float" office:value="352" table:formula="of:=ROUND(RAND()*400+20;0)" table:style-name="ce18">
            <text:p>352</text:p>
          </table:table-cell>
          <table:table-cell office:value-type="float" office:value="59.84" table:formula="of:=PRODUCT([.$B$2];[.B105])" table:style-name="ce19">
            <text:p>59,84</text:p>
          </table:table-cell>
          <table:table-cell table:number-columns-repeated="16381"/>
        </table:table-row>
        <table:table-row table:style-name="ro1">
          <table:table-cell office:value-type="float" office:value="1023652183" table:style-name="ce16">
            <text:p>1023652183</text:p>
          </table:table-cell>
          <table:table-cell office:value-type="float" office:value="187" table:formula="of:=ROUND(RAND()*400+20;0)" table:style-name="ce18">
            <text:p>187</text:p>
          </table:table-cell>
          <table:table-cell office:value-type="float" office:value="31.790000000000003" table:formula="of:=PRODUCT([.$B$2];[.B106])" table:style-name="ce19">
            <text:p>31,79</text:p>
          </table:table-cell>
          <table:table-cell table:number-columns-repeated="16381"/>
        </table:table-row>
        <table:table-row table:style-name="ro1">
          <table:table-cell office:value-type="float" office:value="1023652196" table:formula="of:=[.A106]+13" table:style-name="ce16">
            <text:p>1023652196</text:p>
          </table:table-cell>
          <table:table-cell office:value-type="float" office:value="84" table:formula="of:=ROUND(RAND()*400+20;0)" table:style-name="ce18">
            <text:p>84</text:p>
          </table:table-cell>
          <table:table-cell office:value-type="float" office:value="14.280000000000001" table:formula="of:=PRODUCT([.$B$2];[.B107])" table:style-name="ce19">
            <text:p>14,28</text:p>
          </table:table-cell>
          <table:table-cell table:number-columns-repeated="16381"/>
        </table:table-row>
        <table:table-row table:style-name="ro1">
          <table:table-cell office:value-type="float" office:value="1023652184" table:style-name="ce16">
            <text:p>1023652184</text:p>
          </table:table-cell>
          <table:table-cell office:value-type="float" office:value="289" table:formula="of:=ROUND(RAND()*400+20;0)" table:style-name="ce18">
            <text:p>289</text:p>
          </table:table-cell>
          <table:table-cell office:value-type="float" office:value="49.13" table:formula="of:=PRODUCT([.$B$2];[.B108])" table:style-name="ce19">
            <text:p>49,13</text:p>
          </table:table-cell>
          <table:table-cell table:number-columns-repeated="16381"/>
        </table:table-row>
        <table:table-row table:style-name="ro1">
          <table:table-cell office:value-type="float" office:value="1023652197" table:formula="of:=[.A108]+13" table:style-name="ce16">
            <text:p>1023652197</text:p>
          </table:table-cell>
          <table:table-cell office:value-type="float" office:value="400" table:formula="of:=ROUND(RAND()*400+20;0)" table:style-name="ce18">
            <text:p>400</text:p>
          </table:table-cell>
          <table:table-cell office:value-type="float" office:value="68" table:formula="of:=PRODUCT([.$B$2];[.B109])" table:style-name="ce19">
            <text:p>68</text:p>
          </table:table-cell>
          <table:table-cell table:number-columns-repeated="16381"/>
        </table:table-row>
        <table:table-row table:style-name="ro1">
          <table:table-cell office:value-type="float" office:value="1023652185" table:style-name="ce16">
            <text:p>1023652185</text:p>
          </table:table-cell>
          <table:table-cell office:value-type="float" office:value="344" table:formula="of:=ROUND(RAND()*400+20;0)" table:style-name="ce18">
            <text:p>344</text:p>
          </table:table-cell>
          <table:table-cell office:value-type="float" office:value="58.480000000000004" table:formula="of:=PRODUCT([.$B$2];[.B110])" table:style-name="ce19">
            <text:p>58,48</text:p>
          </table:table-cell>
          <table:table-cell table:number-columns-repeated="16381"/>
        </table:table-row>
        <table:table-row table:style-name="ro1">
          <table:table-cell office:value-type="float" office:value="1023652198" table:formula="of:=[.A110]+13" table:style-name="ce16">
            <text:p>1023652198</text:p>
          </table:table-cell>
          <table:table-cell office:value-type="float" office:value="26" table:formula="of:=ROUND(RAND()*400+20;0)" table:style-name="ce18">
            <text:p>26</text:p>
          </table:table-cell>
          <table:table-cell office:value-type="float" office:value="4.42" table:formula="of:=PRODUCT([.$B$2];[.B111])" table:style-name="ce19">
            <text:p>4,42</text:p>
          </table:table-cell>
          <table:table-cell table:number-columns-repeated="16381"/>
        </table:table-row>
        <table:table-row table:style-name="ro1">
          <table:table-cell office:value-type="float" office:value="1023652186" table:style-name="ce16">
            <text:p>1023652186</text:p>
          </table:table-cell>
          <table:table-cell office:value-type="float" office:value="178" table:formula="of:=ROUND(RAND()*400+20;0)" table:style-name="ce18">
            <text:p>178</text:p>
          </table:table-cell>
          <table:table-cell office:value-type="float" office:value="30.26" table:formula="of:=PRODUCT([.$B$2];[.B112])" table:style-name="ce19">
            <text:p>30,26</text:p>
          </table:table-cell>
          <table:table-cell table:number-columns-repeated="16381"/>
        </table:table-row>
        <table:table-row table:style-name="ro1">
          <table:table-cell office:value-type="float" office:value="1023652199" table:formula="of:=[.A112]+13" table:style-name="ce16">
            <text:p>1023652199</text:p>
          </table:table-cell>
          <table:table-cell office:value-type="float" office:value="93" table:formula="of:=ROUND(RAND()*400+20;0)" table:style-name="ce18">
            <text:p>93</text:p>
          </table:table-cell>
          <table:table-cell office:value-type="float" office:value="15.81" table:formula="of:=PRODUCT([.$B$2];[.B113])" table:style-name="ce19">
            <text:p>15,81</text:p>
          </table:table-cell>
          <table:table-cell table:number-columns-repeated="16381"/>
        </table:table-row>
        <table:table-row table:style-name="ro1">
          <table:table-cell office:value-type="float" office:value="1023652187" table:style-name="ce16">
            <text:p>1023652187</text:p>
          </table:table-cell>
          <table:table-cell office:value-type="float" office:value="340" table:formula="of:=ROUND(RAND()*400+20;0)" table:style-name="ce18">
            <text:p>340</text:p>
          </table:table-cell>
          <table:table-cell office:value-type="float" office:value="57.800000000000004" table:formula="of:=PRODUCT([.$B$2];[.B114])" table:style-name="ce19">
            <text:p>57,8</text:p>
          </table:table-cell>
          <table:table-cell table:number-columns-repeated="16381"/>
        </table:table-row>
        <table:table-row table:style-name="ro1">
          <table:table-cell office:value-type="float" office:value="1023652200" table:formula="of:=[.A114]+13" table:style-name="ce16">
            <text:p>1023652200</text:p>
          </table:table-cell>
          <table:table-cell office:value-type="float" office:value="39" table:formula="of:=ROUND(RAND()*400+20;0)" table:style-name="ce18">
            <text:p>39</text:p>
          </table:table-cell>
          <table:table-cell office:value-type="float" office:value="6.6300000000000008" table:formula="of:=PRODUCT([.$B$2];[.B115])" table:style-name="ce19">
            <text:p>6,63</text:p>
          </table:table-cell>
          <table:table-cell table:number-columns-repeated="16381"/>
        </table:table-row>
        <table:table-row table:style-name="ro1">
          <table:table-cell office:value-type="float" office:value="1023652188" table:style-name="ce16">
            <text:p>1023652188</text:p>
          </table:table-cell>
          <table:table-cell office:value-type="float" office:value="143" table:formula="of:=ROUND(RAND()*400+20;0)" table:style-name="ce18">
            <text:p>143</text:p>
          </table:table-cell>
          <table:table-cell office:value-type="float" office:value="24.310000000000002" table:formula="of:=PRODUCT([.$B$2];[.B116])" table:style-name="ce19">
            <text:p>24,31</text:p>
          </table:table-cell>
          <table:table-cell table:number-columns-repeated="16381"/>
        </table:table-row>
        <table:table-row table:style-name="ro1">
          <table:table-cell office:value-type="float" office:value="1023652201" table:formula="of:=[.A116]+13" table:style-name="ce16">
            <text:p>1023652201</text:p>
          </table:table-cell>
          <table:table-cell office:value-type="float" office:value="278" table:formula="of:=ROUND(RAND()*400+20;0)" table:style-name="ce18">
            <text:p>278</text:p>
          </table:table-cell>
          <table:table-cell office:value-type="float" office:value="47.260000000000005" table:formula="of:=PRODUCT([.$B$2];[.B117])" table:style-name="ce19">
            <text:p>47,26</text:p>
          </table:table-cell>
          <table:table-cell table:number-columns-repeated="16381"/>
        </table:table-row>
        <table:table-row table:style-name="ro1">
          <table:table-cell office:value-type="float" office:value="1023652189" table:style-name="ce16">
            <text:p>1023652189</text:p>
          </table:table-cell>
          <table:table-cell office:value-type="float" office:value="70" table:formula="of:=ROUND(RAND()*400+20;0)" table:style-name="ce18">
            <text:p>70</text:p>
          </table:table-cell>
          <table:table-cell office:value-type="float" office:value="11.9" table:formula="of:=PRODUCT([.$B$2];[.B118])" table:style-name="ce19">
            <text:p>11,9</text:p>
          </table:table-cell>
          <table:table-cell table:number-columns-repeated="16381"/>
        </table:table-row>
        <table:table-row table:style-name="ro1">
          <table:table-cell office:value-type="float" office:value="1023652202" table:formula="of:=[.A118]+13" table:style-name="ce16">
            <text:p>1023652202</text:p>
          </table:table-cell>
          <table:table-cell office:value-type="float" office:value="136" table:formula="of:=ROUND(RAND()*400+20;0)" table:style-name="ce18">
            <text:p>136</text:p>
          </table:table-cell>
          <table:table-cell office:value-type="float" office:value="23.12" table:formula="of:=PRODUCT([.$B$2];[.B119])" table:style-name="ce19">
            <text:p>23,12</text:p>
          </table:table-cell>
          <table:table-cell table:number-columns-repeated="16381"/>
        </table:table-row>
        <table:table-row table:style-name="ro1">
          <table:table-cell office:value-type="float" office:value="1023652190" table:style-name="ce16">
            <text:p>1023652190</text:p>
          </table:table-cell>
          <table:table-cell office:value-type="float" office:value="215" table:formula="of:=ROUND(RAND()*400+20;0)" table:style-name="ce18">
            <text:p>215</text:p>
          </table:table-cell>
          <table:table-cell office:value-type="float" office:value="36.550000000000004" table:formula="of:=PRODUCT([.$B$2];[.B120])" table:style-name="ce19">
            <text:p>36,55</text:p>
          </table:table-cell>
          <table:table-cell table:number-columns-repeated="16381"/>
        </table:table-row>
        <table:table-row table:style-name="ro1">
          <table:table-cell office:value-type="float" office:value="1023652203" table:formula="of:=[.A120]+13" table:style-name="ce16">
            <text:p>1023652203</text:p>
          </table:table-cell>
          <table:table-cell office:value-type="float" office:value="177" table:formula="of:=ROUND(RAND()*400+20;0)" table:style-name="ce18">
            <text:p>177</text:p>
          </table:table-cell>
          <table:table-cell office:value-type="float" office:value="30.090000000000003" table:formula="of:=PRODUCT([.$B$2];[.B121])" table:style-name="ce19">
            <text:p>30,09</text:p>
          </table:table-cell>
          <table:table-cell table:number-columns-repeated="16381"/>
        </table:table-row>
        <table:table-row table:style-name="ro1">
          <table:table-cell office:value-type="float" office:value="1023652191" table:style-name="ce16">
            <text:p>1023652191</text:p>
          </table:table-cell>
          <table:table-cell office:value-type="float" office:value="366" table:formula="of:=ROUND(RAND()*400+20;0)" table:style-name="ce18">
            <text:p>366</text:p>
          </table:table-cell>
          <table:table-cell office:value-type="float" office:value="62.220000000000006" table:formula="of:=PRODUCT([.$B$2];[.B122])" table:style-name="ce19">
            <text:p>62,22</text:p>
          </table:table-cell>
          <table:table-cell table:number-columns-repeated="16381"/>
        </table:table-row>
        <table:table-row table:style-name="ro1">
          <table:table-cell office:value-type="float" office:value="1023652204" table:formula="of:=[.A122]+13" table:style-name="ce16">
            <text:p>1023652204</text:p>
          </table:table-cell>
          <table:table-cell office:value-type="float" office:value="28" table:formula="of:=ROUND(RAND()*400+20;0)" table:style-name="ce18">
            <text:p>28</text:p>
          </table:table-cell>
          <table:table-cell office:value-type="float" office:value="4.7600000000000007" table:formula="of:=PRODUCT([.$B$2];[.B123])" table:style-name="ce19">
            <text:p>4,76</text:p>
          </table:table-cell>
          <table:table-cell table:number-columns-repeated="16381"/>
        </table:table-row>
        <table:table-row table:style-name="ro1">
          <table:table-cell office:value-type="float" office:value="1023652192" table:style-name="ce16">
            <text:p>1023652192</text:p>
          </table:table-cell>
          <table:table-cell office:value-type="float" office:value="71" table:formula="of:=ROUND(RAND()*400+20;0)" table:style-name="ce18">
            <text:p>71</text:p>
          </table:table-cell>
          <table:table-cell office:value-type="float" office:value="12.07" table:formula="of:=PRODUCT([.$B$2];[.B124])" table:style-name="ce19">
            <text:p>12,07</text:p>
          </table:table-cell>
          <table:table-cell table:number-columns-repeated="16381"/>
        </table:table-row>
        <table:table-row table:style-name="ro1">
          <table:table-cell office:value-type="float" office:value="1023652205" table:formula="of:=[.A124]+13" table:style-name="ce16">
            <text:p>1023652205</text:p>
          </table:table-cell>
          <table:table-cell office:value-type="float" office:value="307" table:formula="of:=ROUND(RAND()*400+20;0)" table:style-name="ce18">
            <text:p>307</text:p>
          </table:table-cell>
          <table:table-cell office:value-type="float" office:value="52.190000000000005" table:formula="of:=PRODUCT([.$B$2];[.B125])" table:style-name="ce19">
            <text:p>52,19</text:p>
          </table:table-cell>
          <table:table-cell table:number-columns-repeated="16381"/>
        </table:table-row>
        <table:table-row table:style-name="ro1">
          <table:table-cell office:value-type="float" office:value="1023652193" table:style-name="ce16">
            <text:p>1023652193</text:p>
          </table:table-cell>
          <table:table-cell office:value-type="float" office:value="252" table:formula="of:=ROUND(RAND()*400+20;0)" table:style-name="ce18">
            <text:p>252</text:p>
          </table:table-cell>
          <table:table-cell office:value-type="float" office:value="42.84" table:formula="of:=PRODUCT([.$B$2];[.B126])" table:style-name="ce19">
            <text:p>42,84</text:p>
          </table:table-cell>
          <table:table-cell table:number-columns-repeated="16381"/>
        </table:table-row>
        <table:table-row table:style-name="ro1">
          <table:table-cell office:value-type="float" office:value="1023652206" table:formula="of:=[.A126]+13" table:style-name="ce16">
            <text:p>1023652206</text:p>
          </table:table-cell>
          <table:table-cell office:value-type="float" office:value="417" table:formula="of:=ROUND(RAND()*400+20;0)" table:style-name="ce18">
            <text:p>417</text:p>
          </table:table-cell>
          <table:table-cell office:value-type="float" office:value="70.89" table:formula="of:=PRODUCT([.$B$2];[.B127])" table:style-name="ce19">
            <text:p>70,89</text:p>
          </table:table-cell>
          <table:table-cell table:number-columns-repeated="16381"/>
        </table:table-row>
        <table:table-row table:style-name="ro1">
          <table:table-cell office:value-type="float" office:value="1023652194" table:style-name="ce16">
            <text:p>1023652194</text:p>
          </table:table-cell>
          <table:table-cell office:value-type="float" office:value="319" table:formula="of:=ROUND(RAND()*400+20;0)" table:style-name="ce18">
            <text:p>319</text:p>
          </table:table-cell>
          <table:table-cell office:value-type="float" office:value="54.230000000000004" table:formula="of:=PRODUCT([.$B$2];[.B128])" table:style-name="ce19">
            <text:p>54,23</text:p>
          </table:table-cell>
          <table:table-cell table:number-columns-repeated="16381"/>
        </table:table-row>
        <table:table-row table:style-name="ro1">
          <table:table-cell office:value-type="float" office:value="1023652207" table:formula="of:=[.A128]+13" table:style-name="ce16">
            <text:p>1023652207</text:p>
          </table:table-cell>
          <table:table-cell office:value-type="float" office:value="205" table:formula="of:=ROUND(RAND()*400+20;0)" table:style-name="ce18">
            <text:p>205</text:p>
          </table:table-cell>
          <table:table-cell office:value-type="float" office:value="34.85" table:formula="of:=PRODUCT([.$B$2];[.B129])" table:style-name="ce19">
            <text:p>34,85</text:p>
          </table:table-cell>
          <table:table-cell table:number-columns-repeated="16381"/>
        </table:table-row>
        <table:table-row table:style-name="ro1">
          <table:table-cell office:value-type="float" office:value="1023652195" table:style-name="ce16">
            <text:p>1023652195</text:p>
          </table:table-cell>
          <table:table-cell office:value-type="float" office:value="84" table:formula="of:=ROUND(RAND()*400+20;0)" table:style-name="ce18">
            <text:p>84</text:p>
          </table:table-cell>
          <table:table-cell office:value-type="float" office:value="14.280000000000001" table:formula="of:=PRODUCT([.$B$2];[.B130])" table:style-name="ce19">
            <text:p>14,28</text:p>
          </table:table-cell>
          <table:table-cell table:number-columns-repeated="16381"/>
        </table:table-row>
        <table:table-row table:style-name="ro1">
          <table:table-cell office:value-type="float" office:value="1023652208" table:formula="of:=[.A130]+13" table:style-name="ce16">
            <text:p>1023652208</text:p>
          </table:table-cell>
          <table:table-cell office:value-type="float" office:value="396" table:formula="of:=ROUND(RAND()*400+20;0)" table:style-name="ce18">
            <text:p>396</text:p>
          </table:table-cell>
          <table:table-cell office:value-type="float" office:value="67.320000000000007" table:formula="of:=PRODUCT([.$B$2];[.B131])" table:style-name="ce19">
            <text:p>67,32</text:p>
          </table:table-cell>
          <table:table-cell table:number-columns-repeated="16381"/>
        </table:table-row>
        <table:table-row table:style-name="ro1">
          <table:table-cell office:value-type="float" office:value="1023652196" table:style-name="ce16">
            <text:p>1023652196</text:p>
          </table:table-cell>
          <table:table-cell office:value-type="float" office:value="206" table:formula="of:=ROUND(RAND()*400+20;0)" table:style-name="ce18">
            <text:p>206</text:p>
          </table:table-cell>
          <table:table-cell office:value-type="float" office:value="35.020000000000003" table:formula="of:=PRODUCT([.$B$2];[.B132])" table:style-name="ce19">
            <text:p>35,02</text:p>
          </table:table-cell>
          <table:table-cell table:number-columns-repeated="16381"/>
        </table:table-row>
        <table:table-row table:style-name="ro1">
          <table:table-cell office:value-type="float" office:value="1023652209" table:formula="of:=[.A132]+13" table:style-name="ce16">
            <text:p>1023652209</text:p>
          </table:table-cell>
          <table:table-cell office:value-type="float" office:value="69" table:formula="of:=ROUND(RAND()*400+20;0)" table:style-name="ce18">
            <text:p>69</text:p>
          </table:table-cell>
          <table:table-cell office:value-type="float" office:value="11.73" table:formula="of:=PRODUCT([.$B$2];[.B133])" table:style-name="ce19">
            <text:p>11,73</text:p>
          </table:table-cell>
          <table:table-cell table:number-columns-repeated="16381"/>
        </table:table-row>
        <table:table-row table:style-name="ro1">
          <table:table-cell office:value-type="float" office:value="1023652197" table:style-name="ce16">
            <text:p>1023652197</text:p>
          </table:table-cell>
          <table:table-cell office:value-type="float" office:value="87" table:formula="of:=ROUND(RAND()*400+20;0)" table:style-name="ce18">
            <text:p>87</text:p>
          </table:table-cell>
          <table:table-cell office:value-type="float" office:value="14.790000000000001" table:formula="of:=PRODUCT([.$B$2];[.B134])" table:style-name="ce19">
            <text:p>14,79</text:p>
          </table:table-cell>
          <table:table-cell table:number-columns-repeated="16381"/>
        </table:table-row>
        <table:table-row table:style-name="ro1">
          <table:table-cell office:value-type="float" office:value="1023652210" table:formula="of:=[.A134]+13" table:style-name="ce16">
            <text:p>1023652210</text:p>
          </table:table-cell>
          <table:table-cell office:value-type="float" office:value="112" table:formula="of:=ROUND(RAND()*400+20;0)" table:style-name="ce18">
            <text:p>112</text:p>
          </table:table-cell>
          <table:table-cell office:value-type="float" office:value="19.040000000000003" table:formula="of:=PRODUCT([.$B$2];[.B135])" table:style-name="ce19">
            <text:p>19,04</text:p>
          </table:table-cell>
          <table:table-cell table:number-columns-repeated="16381"/>
        </table:table-row>
        <table:table-row table:style-name="ro1">
          <table:table-cell office:value-type="float" office:value="1023652198" table:style-name="ce16">
            <text:p>1023652198</text:p>
          </table:table-cell>
          <table:table-cell office:value-type="float" office:value="254" table:formula="of:=ROUND(RAND()*400+20;0)" table:style-name="ce18">
            <text:p>254</text:p>
          </table:table-cell>
          <table:table-cell office:value-type="float" office:value="43.18" table:formula="of:=PRODUCT([.$B$2];[.B136])" table:style-name="ce19">
            <text:p>43,18</text:p>
          </table:table-cell>
          <table:table-cell table:number-columns-repeated="16381"/>
        </table:table-row>
        <table:table-row table:style-name="ro1">
          <table:table-cell office:value-type="float" office:value="1023652211" table:formula="of:=[.A136]+13" table:style-name="ce16">
            <text:p>1023652211</text:p>
          </table:table-cell>
          <table:table-cell office:value-type="float" office:value="310" table:formula="of:=ROUND(RAND()*400+20;0)" table:style-name="ce18">
            <text:p>310</text:p>
          </table:table-cell>
          <table:table-cell office:value-type="float" office:value="52.7" table:formula="of:=PRODUCT([.$B$2];[.B137])" table:style-name="ce19">
            <text:p>52,7</text:p>
          </table:table-cell>
          <table:table-cell table:number-columns-repeated="16381"/>
        </table:table-row>
        <table:table-row table:style-name="ro1">
          <table:table-cell office:value-type="float" office:value="1023652199" table:style-name="ce16">
            <text:p>1023652199</text:p>
          </table:table-cell>
          <table:table-cell office:value-type="float" office:value="303" table:formula="of:=ROUND(RAND()*400+20;0)" table:style-name="ce18">
            <text:p>303</text:p>
          </table:table-cell>
          <table:table-cell office:value-type="float" office:value="51.510000000000005" table:formula="of:=PRODUCT([.$B$2];[.B138])" table:style-name="ce19">
            <text:p>51,51</text:p>
          </table:table-cell>
          <table:table-cell table:number-columns-repeated="16381"/>
        </table:table-row>
        <table:table-row table:style-name="ro1">
          <table:table-cell office:value-type="float" office:value="1023652212" table:formula="of:=[.A138]+13" table:style-name="ce16">
            <text:p>1023652212</text:p>
          </table:table-cell>
          <table:table-cell office:value-type="float" office:value="241" table:formula="of:=ROUND(RAND()*400+20;0)" table:style-name="ce18">
            <text:p>241</text:p>
          </table:table-cell>
          <table:table-cell office:value-type="float" office:value="40.970000000000006" table:formula="of:=PRODUCT([.$B$2];[.B139])" table:style-name="ce19">
            <text:p>40,97</text:p>
          </table:table-cell>
          <table:table-cell table:number-columns-repeated="16381"/>
        </table:table-row>
        <table:table-row table:style-name="ro1">
          <table:table-cell office:value-type="float" office:value="1023652200" table:style-name="ce16">
            <text:p>1023652200</text:p>
          </table:table-cell>
          <table:table-cell office:value-type="float" office:value="324" table:formula="of:=ROUND(RAND()*400+20;0)" table:style-name="ce18">
            <text:p>324</text:p>
          </table:table-cell>
          <table:table-cell office:value-type="float" office:value="55.080000000000005" table:formula="of:=PRODUCT([.$B$2];[.B140])" table:style-name="ce19">
            <text:p>55,08</text:p>
          </table:table-cell>
          <table:table-cell table:number-columns-repeated="16381"/>
        </table:table-row>
        <table:table-row table:style-name="ro1">
          <table:table-cell office:value-type="float" office:value="1023652213" table:formula="of:=[.A140]+13" table:style-name="ce16">
            <text:p>1023652213</text:p>
          </table:table-cell>
          <table:table-cell office:value-type="float" office:value="83" table:formula="of:=ROUND(RAND()*400+20;0)" table:style-name="ce18">
            <text:p>83</text:p>
          </table:table-cell>
          <table:table-cell office:value-type="float" office:value="14.110000000000001" table:formula="of:=PRODUCT([.$B$2];[.B141])" table:style-name="ce19">
            <text:p>14,11</text:p>
          </table:table-cell>
          <table:table-cell table:number-columns-repeated="16381"/>
        </table:table-row>
        <table:table-row table:style-name="ro1">
          <table:table-cell office:value-type="float" office:value="1023652201" table:style-name="ce16">
            <text:p>1023652201</text:p>
          </table:table-cell>
          <table:table-cell office:value-type="float" office:value="342" table:formula="of:=ROUND(RAND()*400+20;0)" table:style-name="ce18">
            <text:p>342</text:p>
          </table:table-cell>
          <table:table-cell office:value-type="float" office:value="58.140000000000008" table:formula="of:=PRODUCT([.$B$2];[.B142])" table:style-name="ce19">
            <text:p>58,14</text:p>
          </table:table-cell>
          <table:table-cell table:number-columns-repeated="16381"/>
        </table:table-row>
        <table:table-row table:style-name="ro1">
          <table:table-cell office:value-type="float" office:value="1023652214" table:formula="of:=[.A142]+13" table:style-name="ce16">
            <text:p>1023652214</text:p>
          </table:table-cell>
          <table:table-cell office:value-type="float" office:value="189" table:formula="of:=ROUND(RAND()*400+20;0)" table:style-name="ce18">
            <text:p>189</text:p>
          </table:table-cell>
          <table:table-cell office:value-type="float" office:value="32.130000000000003" table:formula="of:=PRODUCT([.$B$2];[.B143])" table:style-name="ce19">
            <text:p>32,13</text:p>
          </table:table-cell>
          <table:table-cell table:number-columns-repeated="16381"/>
        </table:table-row>
        <table:table-row table:style-name="ro1">
          <table:table-cell office:value-type="float" office:value="1023652202" table:style-name="ce16">
            <text:p>1023652202</text:p>
          </table:table-cell>
          <table:table-cell office:value-type="float" office:value="85" table:formula="of:=ROUND(RAND()*400+20;0)" table:style-name="ce18">
            <text:p>85</text:p>
          </table:table-cell>
          <table:table-cell office:value-type="float" office:value="14.450000000000001" table:formula="of:=PRODUCT([.$B$2];[.B144])" table:style-name="ce19">
            <text:p>14,45</text:p>
          </table:table-cell>
          <table:table-cell table:number-columns-repeated="16381"/>
        </table:table-row>
        <table:table-row table:style-name="ro1">
          <table:table-cell office:value-type="float" office:value="1023652215" table:formula="of:=[.A144]+13" table:style-name="ce16">
            <text:p>1023652215</text:p>
          </table:table-cell>
          <table:table-cell office:value-type="float" office:value="201" table:formula="of:=ROUND(RAND()*400+20;0)" table:style-name="ce18">
            <text:p>201</text:p>
          </table:table-cell>
          <table:table-cell office:value-type="float" office:value="34.17" table:formula="of:=PRODUCT([.$B$2];[.B145])" table:style-name="ce19">
            <text:p>34,17</text:p>
          </table:table-cell>
          <table:table-cell table:number-columns-repeated="16381"/>
        </table:table-row>
        <table:table-row table:style-name="ro1">
          <table:table-cell office:value-type="float" office:value="1023652203" table:style-name="ce16">
            <text:p>1023652203</text:p>
          </table:table-cell>
          <table:table-cell office:value-type="float" office:value="35" table:formula="of:=ROUND(RAND()*400+20;0)" table:style-name="ce18">
            <text:p>35</text:p>
          </table:table-cell>
          <table:table-cell office:value-type="float" office:value="5.95" table:formula="of:=PRODUCT([.$B$2];[.B146])" table:style-name="ce19">
            <text:p>5,95</text:p>
          </table:table-cell>
          <table:table-cell table:number-columns-repeated="16381"/>
        </table:table-row>
        <table:table-row table:style-name="ro1">
          <table:table-cell office:value-type="float" office:value="1023652216" table:formula="of:=[.A146]+13" table:style-name="ce16">
            <text:p>1023652216</text:p>
          </table:table-cell>
          <table:table-cell office:value-type="float" office:value="397" table:formula="of:=ROUND(RAND()*400+20;0)" table:style-name="ce18">
            <text:p>397</text:p>
          </table:table-cell>
          <table:table-cell office:value-type="float" office:value="67.490000000000009" table:formula="of:=PRODUCT([.$B$2];[.B147])" table:style-name="ce19">
            <text:p>67,49</text:p>
          </table:table-cell>
          <table:table-cell table:number-columns-repeated="16381"/>
        </table:table-row>
        <table:table-row table:style-name="ro1">
          <table:table-cell office:value-type="float" office:value="1023652204" table:style-name="ce16">
            <text:p>1023652204</text:p>
          </table:table-cell>
          <table:table-cell office:value-type="float" office:value="411" table:formula="of:=ROUND(RAND()*400+20;0)" table:style-name="ce18">
            <text:p>411</text:p>
          </table:table-cell>
          <table:table-cell office:value-type="float" office:value="69.87" table:formula="of:=PRODUCT([.$B$2];[.B148])" table:style-name="ce19">
            <text:p>69,87</text:p>
          </table:table-cell>
          <table:table-cell table:number-columns-repeated="16381"/>
        </table:table-row>
        <table:table-row table:style-name="ro1">
          <table:table-cell office:value-type="float" office:value="1023652217" table:formula="of:=[.A148]+13" table:style-name="ce16">
            <text:p>1023652217</text:p>
          </table:table-cell>
          <table:table-cell office:value-type="float" office:value="95" table:formula="of:=ROUND(RAND()*400+20;0)" table:style-name="ce18">
            <text:p>95</text:p>
          </table:table-cell>
          <table:table-cell office:value-type="float" office:value="16.150000000000002" table:formula="of:=PRODUCT([.$B$2];[.B149])" table:style-name="ce19">
            <text:p>16,15</text:p>
          </table:table-cell>
          <table:table-cell table:number-columns-repeated="16381"/>
        </table:table-row>
        <table:table-row table:style-name="ro1">
          <table:table-cell office:value-type="float" office:value="1023652205" table:style-name="ce16">
            <text:p>1023652205</text:p>
          </table:table-cell>
          <table:table-cell office:value-type="float" office:value="31" table:formula="of:=ROUND(RAND()*400+20;0)" table:style-name="ce18">
            <text:p>31</text:p>
          </table:table-cell>
          <table:table-cell office:value-type="float" office:value="5.2700000000000005" table:formula="of:=PRODUCT([.$B$2];[.B150])" table:style-name="ce19">
            <text:p>5,27</text:p>
          </table:table-cell>
          <table:table-cell table:number-columns-repeated="16381"/>
        </table:table-row>
        <table:table-row table:style-name="ro1">
          <table:table-cell office:value-type="float" office:value="1023652218" table:formula="of:=[.A150]+13" table:style-name="ce16">
            <text:p>1023652218</text:p>
          </table:table-cell>
          <table:table-cell office:value-type="float" office:value="141" table:formula="of:=ROUND(RAND()*400+20;0)" table:style-name="ce18">
            <text:p>141</text:p>
          </table:table-cell>
          <table:table-cell office:value-type="float" office:value="23.970000000000002" table:formula="of:=PRODUCT([.$B$2];[.B151])" table:style-name="ce19">
            <text:p>23,97</text:p>
          </table:table-cell>
          <table:table-cell table:number-columns-repeated="16381"/>
        </table:table-row>
        <table:table-row table:style-name="ro1">
          <table:table-cell office:value-type="float" office:value="1023652206" table:style-name="ce16">
            <text:p>1023652206</text:p>
          </table:table-cell>
          <table:table-cell office:value-type="float" office:value="112" table:formula="of:=ROUND(RAND()*400+20;0)" table:style-name="ce18">
            <text:p>112</text:p>
          </table:table-cell>
          <table:table-cell office:value-type="float" office:value="19.040000000000003" table:formula="of:=PRODUCT([.$B$2];[.B152])" table:style-name="ce19">
            <text:p>19,04</text:p>
          </table:table-cell>
          <table:table-cell table:number-columns-repeated="16381"/>
        </table:table-row>
        <table:table-row table:style-name="ro1">
          <table:table-cell office:value-type="float" office:value="1023652219" table:formula="of:=[.A152]+13" table:style-name="ce16">
            <text:p>1023652219</text:p>
          </table:table-cell>
          <table:table-cell office:value-type="float" office:value="321" table:formula="of:=ROUND(RAND()*400+20;0)" table:style-name="ce18">
            <text:p>321</text:p>
          </table:table-cell>
          <table:table-cell office:value-type="float" office:value="54.570000000000007" table:formula="of:=PRODUCT([.$B$2];[.B153])" table:style-name="ce19">
            <text:p>54,57</text:p>
          </table:table-cell>
          <table:table-cell table:number-columns-repeated="16381"/>
        </table:table-row>
        <table:table-row table:style-name="ro1">
          <table:table-cell office:value-type="float" office:value="1023652207" table:style-name="ce16">
            <text:p>1023652207</text:p>
          </table:table-cell>
          <table:table-cell office:value-type="float" office:value="261" table:formula="of:=ROUND(RAND()*400+20;0)" table:style-name="ce18">
            <text:p>261</text:p>
          </table:table-cell>
          <table:table-cell office:value-type="float" office:value="44.370000000000005" table:formula="of:=PRODUCT([.$B$2];[.B154])" table:style-name="ce19">
            <text:p>44,37</text:p>
          </table:table-cell>
          <table:table-cell table:number-columns-repeated="16381"/>
        </table:table-row>
        <table:table-row table:style-name="ro1">
          <table:table-cell office:value-type="float" office:value="1023652220" table:formula="of:=[.A154]+13" table:style-name="ce16">
            <text:p>1023652220</text:p>
          </table:table-cell>
          <table:table-cell office:value-type="float" office:value="257" table:formula="of:=ROUND(RAND()*400+20;0)" table:style-name="ce18">
            <text:p>257</text:p>
          </table:table-cell>
          <table:table-cell office:value-type="float" office:value="43.690000000000005" table:formula="of:=PRODUCT([.$B$2];[.B155])" table:style-name="ce19">
            <text:p>43,69</text:p>
          </table:table-cell>
          <table:table-cell table:number-columns-repeated="16381"/>
        </table:table-row>
        <table:table-row table:style-name="ro1">
          <table:table-cell office:value-type="float" office:value="1023652208" table:style-name="ce16">
            <text:p>1023652208</text:p>
          </table:table-cell>
          <table:table-cell office:value-type="float" office:value="323" table:formula="of:=ROUND(RAND()*400+20;0)" table:style-name="ce18">
            <text:p>323</text:p>
          </table:table-cell>
          <table:table-cell office:value-type="float" office:value="54.910000000000004" table:formula="of:=PRODUCT([.$B$2];[.B156])" table:style-name="ce19">
            <text:p>54,91</text:p>
          </table:table-cell>
          <table:table-cell table:number-columns-repeated="16381"/>
        </table:table-row>
        <table:table-row table:style-name="ro1">
          <table:table-cell office:value-type="float" office:value="1023652221" table:formula="of:=[.A156]+13" table:style-name="ce16">
            <text:p>1023652221</text:p>
          </table:table-cell>
          <table:table-cell office:value-type="float" office:value="102" table:formula="of:=ROUND(RAND()*400+20;0)" table:style-name="ce18">
            <text:p>102</text:p>
          </table:table-cell>
          <table:table-cell office:value-type="float" office:value="17.34" table:formula="of:=PRODUCT([.$B$2];[.B157])" table:style-name="ce19">
            <text:p>17,34</text:p>
          </table:table-cell>
          <table:table-cell table:number-columns-repeated="16381"/>
        </table:table-row>
        <table:table-row table:style-name="ro1">
          <table:table-cell office:value-type="float" office:value="1023652209" table:style-name="ce16">
            <text:p>1023652209</text:p>
          </table:table-cell>
          <table:table-cell office:value-type="float" office:value="262" table:formula="of:=ROUND(RAND()*400+20;0)" table:style-name="ce18">
            <text:p>262</text:p>
          </table:table-cell>
          <table:table-cell office:value-type="float" office:value="44.540000000000006" table:formula="of:=PRODUCT([.$B$2];[.B158])" table:style-name="ce19">
            <text:p>44,54</text:p>
          </table:table-cell>
          <table:table-cell table:number-columns-repeated="16381"/>
        </table:table-row>
        <table:table-row table:style-name="ro1">
          <table:table-cell office:value-type="float" office:value="1023652222" table:formula="of:=[.A158]+13" table:style-name="ce16">
            <text:p>1023652222</text:p>
          </table:table-cell>
          <table:table-cell office:value-type="float" office:value="167" table:formula="of:=ROUND(RAND()*400+20;0)" table:style-name="ce18">
            <text:p>167</text:p>
          </table:table-cell>
          <table:table-cell office:value-type="float" office:value="28.39" table:formula="of:=PRODUCT([.$B$2];[.B159])" table:style-name="ce19">
            <text:p>28,39</text:p>
          </table:table-cell>
          <table:table-cell table:number-columns-repeated="16381"/>
        </table:table-row>
        <table:table-row table:style-name="ro1">
          <table:table-cell office:value-type="float" office:value="1023652210" table:style-name="ce16">
            <text:p>1023652210</text:p>
          </table:table-cell>
          <table:table-cell office:value-type="float" office:value="144" table:formula="of:=ROUND(RAND()*400+20;0)" table:style-name="ce18">
            <text:p>144</text:p>
          </table:table-cell>
          <table:table-cell office:value-type="float" office:value="24.48" table:formula="of:=PRODUCT([.$B$2];[.B160])" table:style-name="ce19">
            <text:p>24,48</text:p>
          </table:table-cell>
          <table:table-cell table:number-columns-repeated="16381"/>
        </table:table-row>
        <table:table-row table:style-name="ro1">
          <table:table-cell office:value-type="float" office:value="1023652223" table:formula="of:=[.A160]+13" table:style-name="ce16">
            <text:p>1023652223</text:p>
          </table:table-cell>
          <table:table-cell office:value-type="float" office:value="99" table:formula="of:=ROUND(RAND()*400+20;0)" table:style-name="ce18">
            <text:p>99</text:p>
          </table:table-cell>
          <table:table-cell office:value-type="float" office:value="16.830000000000002" table:formula="of:=PRODUCT([.$B$2];[.B161])" table:style-name="ce19">
            <text:p>16,83</text:p>
          </table:table-cell>
          <table:table-cell table:number-columns-repeated="16381"/>
        </table:table-row>
        <table:table-row table:style-name="ro1">
          <table:table-cell office:value-type="float" office:value="1023652211" table:style-name="ce16">
            <text:p>1023652211</text:p>
          </table:table-cell>
          <table:table-cell office:value-type="float" office:value="282" table:formula="of:=ROUND(RAND()*400+20;0)" table:style-name="ce18">
            <text:p>282</text:p>
          </table:table-cell>
          <table:table-cell office:value-type="float" office:value="47.940000000000005" table:formula="of:=PRODUCT([.$B$2];[.B162])" table:style-name="ce19">
            <text:p>47,94</text:p>
          </table:table-cell>
          <table:table-cell table:number-columns-repeated="16381"/>
        </table:table-row>
        <table:table-row table:style-name="ro1">
          <table:table-cell office:value-type="float" office:value="1023652224" table:formula="of:=[.A162]+13" table:style-name="ce16">
            <text:p>1023652224</text:p>
          </table:table-cell>
          <table:table-cell office:value-type="float" office:value="412" table:formula="of:=ROUND(RAND()*400+20;0)" table:style-name="ce18">
            <text:p>412</text:p>
          </table:table-cell>
          <table:table-cell office:value-type="float" office:value="70.040000000000006" table:formula="of:=PRODUCT([.$B$2];[.B163])" table:style-name="ce19">
            <text:p>70,04</text:p>
          </table:table-cell>
          <table:table-cell table:number-columns-repeated="16381"/>
        </table:table-row>
        <table:table-row table:style-name="ro1">
          <table:table-cell office:value-type="float" office:value="1023652212" table:style-name="ce16">
            <text:p>1023652212</text:p>
          </table:table-cell>
          <table:table-cell office:value-type="float" office:value="141" table:formula="of:=ROUND(RAND()*400+20;0)" table:style-name="ce18">
            <text:p>141</text:p>
          </table:table-cell>
          <table:table-cell office:value-type="float" office:value="23.970000000000002" table:formula="of:=PRODUCT([.$B$2];[.B164])" table:style-name="ce19">
            <text:p>23,97</text:p>
          </table:table-cell>
          <table:table-cell table:number-columns-repeated="16381"/>
        </table:table-row>
        <table:table-row table:style-name="ro1">
          <table:table-cell office:value-type="float" office:value="1023652225" table:formula="of:=[.A164]+13" table:style-name="ce16">
            <text:p>1023652225</text:p>
          </table:table-cell>
          <table:table-cell office:value-type="float" office:value="350" table:formula="of:=ROUND(RAND()*400+20;0)" table:style-name="ce18">
            <text:p>350</text:p>
          </table:table-cell>
          <table:table-cell office:value-type="float" office:value="59.500000000000007" table:formula="of:=PRODUCT([.$B$2];[.B165])" table:style-name="ce19">
            <text:p>59,5</text:p>
          </table:table-cell>
          <table:table-cell table:number-columns-repeated="16381"/>
        </table:table-row>
        <table:table-row table:style-name="ro1">
          <table:table-cell office:value-type="float" office:value="1023652213" table:style-name="ce16">
            <text:p>1023652213</text:p>
          </table:table-cell>
          <table:table-cell office:value-type="float" office:value="241" table:formula="of:=ROUND(RAND()*400+20;0)" table:style-name="ce18">
            <text:p>241</text:p>
          </table:table-cell>
          <table:table-cell office:value-type="float" office:value="40.970000000000006" table:formula="of:=PRODUCT([.$B$2];[.B166])" table:style-name="ce19">
            <text:p>40,97</text:p>
          </table:table-cell>
          <table:table-cell table:number-columns-repeated="16381"/>
        </table:table-row>
        <table:table-row table:style-name="ro1">
          <table:table-cell office:value-type="float" office:value="1023652226" table:formula="of:=[.A166]+13" table:style-name="ce16">
            <text:p>1023652226</text:p>
          </table:table-cell>
          <table:table-cell office:value-type="float" office:value="105" table:formula="of:=ROUND(RAND()*400+20;0)" table:style-name="ce18">
            <text:p>105</text:p>
          </table:table-cell>
          <table:table-cell office:value-type="float" office:value="17.850000000000001" table:formula="of:=PRODUCT([.$B$2];[.B167])" table:style-name="ce19">
            <text:p>17,85</text:p>
          </table:table-cell>
          <table:table-cell table:number-columns-repeated="16381"/>
        </table:table-row>
        <table:table-row table:style-name="ro1">
          <table:table-cell office:value-type="float" office:value="1023652214" table:style-name="ce16">
            <text:p>1023652214</text:p>
          </table:table-cell>
          <table:table-cell office:value-type="float" office:value="188" table:formula="of:=ROUND(RAND()*400+20;0)" table:style-name="ce18">
            <text:p>188</text:p>
          </table:table-cell>
          <table:table-cell office:value-type="float" office:value="31.96" table:formula="of:=PRODUCT([.$B$2];[.B168])" table:style-name="ce19">
            <text:p>31,96</text:p>
          </table:table-cell>
          <table:table-cell table:number-columns-repeated="16381"/>
        </table:table-row>
        <table:table-row table:style-name="ro1">
          <table:table-cell office:value-type="float" office:value="1023652227" table:formula="of:=[.A168]+13" table:style-name="ce16">
            <text:p>1023652227</text:p>
          </table:table-cell>
          <table:table-cell office:value-type="float" office:value="230" table:formula="of:=ROUND(RAND()*400+20;0)" table:style-name="ce18">
            <text:p>230</text:p>
          </table:table-cell>
          <table:table-cell office:value-type="float" office:value="39.1" table:formula="of:=PRODUCT([.$B$2];[.B169])" table:style-name="ce19">
            <text:p>39,1</text:p>
          </table:table-cell>
          <table:table-cell table:number-columns-repeated="16381"/>
        </table:table-row>
        <table:table-row table:style-name="ro1">
          <table:table-cell office:value-type="float" office:value="1023652215" table:style-name="ce16">
            <text:p>1023652215</text:p>
          </table:table-cell>
          <table:table-cell office:value-type="float" office:value="48" table:formula="of:=ROUND(RAND()*400+20;0)" table:style-name="ce18">
            <text:p>48</text:p>
          </table:table-cell>
          <table:table-cell office:value-type="float" office:value="8.16" table:formula="of:=PRODUCT([.$B$2];[.B170])" table:style-name="ce19">
            <text:p>8,16</text:p>
          </table:table-cell>
          <table:table-cell table:number-columns-repeated="16381"/>
        </table:table-row>
        <table:table-row table:style-name="ro1">
          <table:table-cell office:value-type="float" office:value="1023652228" table:formula="of:=[.A170]+13" table:style-name="ce16">
            <text:p>1023652228</text:p>
          </table:table-cell>
          <table:table-cell office:value-type="float" office:value="164" table:formula="of:=ROUND(RAND()*400+20;0)" table:style-name="ce18">
            <text:p>164</text:p>
          </table:table-cell>
          <table:table-cell office:value-type="float" office:value="27.880000000000003" table:formula="of:=PRODUCT([.$B$2];[.B171])" table:style-name="ce19">
            <text:p>27,88</text:p>
          </table:table-cell>
          <table:table-cell table:number-columns-repeated="16381"/>
        </table:table-row>
        <table:table-row table:style-name="ro1">
          <table:table-cell office:value-type="float" office:value="1023652216" table:style-name="ce16">
            <text:p>1023652216</text:p>
          </table:table-cell>
          <table:table-cell office:value-type="float" office:value="166" table:formula="of:=ROUND(RAND()*400+20;0)" table:style-name="ce18">
            <text:p>166</text:p>
          </table:table-cell>
          <table:table-cell office:value-type="float" office:value="28.220000000000002" table:formula="of:=PRODUCT([.$B$2];[.B172])" table:style-name="ce19">
            <text:p>28,22</text:p>
          </table:table-cell>
          <table:table-cell table:number-columns-repeated="16381"/>
        </table:table-row>
        <table:table-row table:style-name="ro1">
          <table:table-cell office:value-type="float" office:value="1023652229" table:formula="of:=[.A172]+13" table:style-name="ce16">
            <text:p>1023652229</text:p>
          </table:table-cell>
          <table:table-cell office:value-type="float" office:value="332" table:formula="of:=ROUND(RAND()*400+20;0)" table:style-name="ce18">
            <text:p>332</text:p>
          </table:table-cell>
          <table:table-cell office:value-type="float" office:value="56.440000000000005" table:formula="of:=PRODUCT([.$B$2];[.B173])" table:style-name="ce19">
            <text:p>56,44</text:p>
          </table:table-cell>
          <table:table-cell table:number-columns-repeated="16381"/>
        </table:table-row>
        <table:table-row table:style-name="ro1">
          <table:table-cell office:value-type="float" office:value="1023652217" table:style-name="ce16">
            <text:p>1023652217</text:p>
          </table:table-cell>
          <table:table-cell office:value-type="float" office:value="202" table:formula="of:=ROUND(RAND()*400+20;0)" table:style-name="ce18">
            <text:p>202</text:p>
          </table:table-cell>
          <table:table-cell office:value-type="float" office:value="34.340000000000003" table:formula="of:=PRODUCT([.$B$2];[.B174])" table:style-name="ce19">
            <text:p>34,34</text:p>
          </table:table-cell>
          <table:table-cell table:number-columns-repeated="16381"/>
        </table:table-row>
        <table:table-row table:style-name="ro1">
          <table:table-cell office:value-type="float" office:value="1023652230" table:formula="of:=[.A174]+13" table:style-name="ce16">
            <text:p>1023652230</text:p>
          </table:table-cell>
          <table:table-cell office:value-type="float" office:value="149" table:formula="of:=ROUND(RAND()*400+20;0)" table:style-name="ce18">
            <text:p>149</text:p>
          </table:table-cell>
          <table:table-cell office:value-type="float" office:value="25.330000000000002" table:formula="of:=PRODUCT([.$B$2];[.B175])" table:style-name="ce19">
            <text:p>25,33</text:p>
          </table:table-cell>
          <table:table-cell table:number-columns-repeated="16381"/>
        </table:table-row>
        <table:table-row table:style-name="ro1">
          <table:table-cell office:value-type="float" office:value="1023652218" table:style-name="ce16">
            <text:p>1023652218</text:p>
          </table:table-cell>
          <table:table-cell office:value-type="float" office:value="86" table:formula="of:=ROUND(RAND()*400+20;0)" table:style-name="ce18">
            <text:p>86</text:p>
          </table:table-cell>
          <table:table-cell office:value-type="float" office:value="14.620000000000001" table:formula="of:=PRODUCT([.$B$2];[.B176])" table:style-name="ce19">
            <text:p>14,62</text:p>
          </table:table-cell>
          <table:table-cell table:number-columns-repeated="16381"/>
        </table:table-row>
        <table:table-row table:style-name="ro1">
          <table:table-cell office:value-type="float" office:value="1023652231" table:formula="of:=[.A176]+13" table:style-name="ce16">
            <text:p>1023652231</text:p>
          </table:table-cell>
          <table:table-cell office:value-type="float" office:value="30" table:formula="of:=ROUND(RAND()*400+20;0)" table:style-name="ce18">
            <text:p>30</text:p>
          </table:table-cell>
          <table:table-cell office:value-type="float" office:value="5.1000000000000005" table:formula="of:=PRODUCT([.$B$2];[.B177])" table:style-name="ce19">
            <text:p>5,1</text:p>
          </table:table-cell>
          <table:table-cell table:number-columns-repeated="16381"/>
        </table:table-row>
        <table:table-row table:style-name="ro1">
          <table:table-cell office:value-type="float" office:value="1023652219" table:style-name="ce16">
            <text:p>1023652219</text:p>
          </table:table-cell>
          <table:table-cell office:value-type="float" office:value="217" table:formula="of:=ROUND(RAND()*400+20;0)" table:style-name="ce18">
            <text:p>217</text:p>
          </table:table-cell>
          <table:table-cell office:value-type="float" office:value="36.89" table:formula="of:=PRODUCT([.$B$2];[.B178])" table:style-name="ce19">
            <text:p>36,89</text:p>
          </table:table-cell>
          <table:table-cell table:number-columns-repeated="16381"/>
        </table:table-row>
        <table:table-row table:style-name="ro1">
          <table:table-cell office:value-type="float" office:value="1023652232" table:formula="of:=[.A178]+13" table:style-name="ce16">
            <text:p>1023652232</text:p>
          </table:table-cell>
          <table:table-cell office:value-type="float" office:value="93" table:formula="of:=ROUND(RAND()*400+20;0)" table:style-name="ce18">
            <text:p>93</text:p>
          </table:table-cell>
          <table:table-cell office:value-type="float" office:value="15.81" table:formula="of:=PRODUCT([.$B$2];[.B179])" table:style-name="ce19">
            <text:p>15,81</text:p>
          </table:table-cell>
          <table:table-cell table:number-columns-repeated="16381"/>
        </table:table-row>
        <table:table-row table:style-name="ro1">
          <table:table-cell office:value-type="float" office:value="1023652220" table:style-name="ce16">
            <text:p>1023652220</text:p>
          </table:table-cell>
          <table:table-cell office:value-type="float" office:value="69" table:formula="of:=ROUND(RAND()*400+20;0)" table:style-name="ce18">
            <text:p>69</text:p>
          </table:table-cell>
          <table:table-cell office:value-type="float" office:value="11.73" table:formula="of:=PRODUCT([.$B$2];[.B180])" table:style-name="ce19">
            <text:p>11,73</text:p>
          </table:table-cell>
          <table:table-cell table:number-columns-repeated="16381"/>
        </table:table-row>
        <table:table-row table:style-name="ro1">
          <table:table-cell office:value-type="float" office:value="1023652233" table:formula="of:=[.A180]+13" table:style-name="ce16">
            <text:p>1023652233</text:p>
          </table:table-cell>
          <table:table-cell office:value-type="float" office:value="269" table:formula="of:=ROUND(RAND()*400+20;0)" table:style-name="ce18">
            <text:p>269</text:p>
          </table:table-cell>
          <table:table-cell office:value-type="float" office:value="45.730000000000004" table:formula="of:=PRODUCT([.$B$2];[.B181])" table:style-name="ce19">
            <text:p>45,73</text:p>
          </table:table-cell>
          <table:table-cell table:number-columns-repeated="16381"/>
        </table:table-row>
        <table:table-row table:style-name="ro1">
          <table:table-cell office:value-type="float" office:value="1023652221" table:style-name="ce16">
            <text:p>1023652221</text:p>
          </table:table-cell>
          <table:table-cell office:value-type="float" office:value="142" table:formula="of:=ROUND(RAND()*400+20;0)" table:style-name="ce18">
            <text:p>142</text:p>
          </table:table-cell>
          <table:table-cell office:value-type="float" office:value="24.14" table:formula="of:=PRODUCT([.$B$2];[.B182])" table:style-name="ce19">
            <text:p>24,14</text:p>
          </table:table-cell>
          <table:table-cell table:number-columns-repeated="16381"/>
        </table:table-row>
        <table:table-row table:style-name="ro1">
          <table:table-cell office:value-type="float" office:value="1023652234" table:formula="of:=[.A182]+13" table:style-name="ce16">
            <text:p>1023652234</text:p>
          </table:table-cell>
          <table:table-cell office:value-type="float" office:value="99" table:formula="of:=ROUND(RAND()*400+20;0)" table:style-name="ce18">
            <text:p>99</text:p>
          </table:table-cell>
          <table:table-cell office:value-type="float" office:value="16.830000000000002" table:formula="of:=PRODUCT([.$B$2];[.B183])" table:style-name="ce19">
            <text:p>16,83</text:p>
          </table:table-cell>
          <table:table-cell table:number-columns-repeated="16381"/>
        </table:table-row>
        <table:table-row table:style-name="ro1">
          <table:table-cell office:value-type="float" office:value="1023652222" table:style-name="ce16">
            <text:p>1023652222</text:p>
          </table:table-cell>
          <table:table-cell office:value-type="float" office:value="370" table:formula="of:=ROUND(RAND()*400+20;0)" table:style-name="ce18">
            <text:p>370</text:p>
          </table:table-cell>
          <table:table-cell office:value-type="float" office:value="62.900000000000006" table:formula="of:=PRODUCT([.$B$2];[.B184])" table:style-name="ce19">
            <text:p>62,9</text:p>
          </table:table-cell>
          <table:table-cell table:number-columns-repeated="16381"/>
        </table:table-row>
        <table:table-row table:style-name="ro1">
          <table:table-cell office:value-type="float" office:value="1023652235" table:formula="of:=[.A184]+13" table:style-name="ce16">
            <text:p>1023652235</text:p>
          </table:table-cell>
          <table:table-cell office:value-type="float" office:value="330" table:formula="of:=ROUND(RAND()*400+20;0)" table:style-name="ce18">
            <text:p>330</text:p>
          </table:table-cell>
          <table:table-cell office:value-type="float" office:value="56.1" table:formula="of:=PRODUCT([.$B$2];[.B185])" table:style-name="ce19">
            <text:p>56,1</text:p>
          </table:table-cell>
          <table:table-cell table:number-columns-repeated="16381"/>
        </table:table-row>
        <table:table-row table:style-name="ro1">
          <table:table-cell office:value-type="float" office:value="1023652223" table:style-name="ce16">
            <text:p>1023652223</text:p>
          </table:table-cell>
          <table:table-cell office:value-type="float" office:value="389" table:formula="of:=ROUND(RAND()*400+20;0)" table:style-name="ce18">
            <text:p>389</text:p>
          </table:table-cell>
          <table:table-cell office:value-type="float" office:value="66.13000000000001" table:formula="of:=PRODUCT([.$B$2];[.B186])" table:style-name="ce19">
            <text:p>66,13</text:p>
          </table:table-cell>
          <table:table-cell table:number-columns-repeated="16381"/>
        </table:table-row>
        <table:table-row table:style-name="ro1">
          <table:table-cell office:value-type="float" office:value="1023652236" table:formula="of:=[.A186]+13" table:style-name="ce16">
            <text:p>1023652236</text:p>
          </table:table-cell>
          <table:table-cell office:value-type="float" office:value="254" table:formula="of:=ROUND(RAND()*400+20;0)" table:style-name="ce18">
            <text:p>254</text:p>
          </table:table-cell>
          <table:table-cell office:value-type="float" office:value="43.18" table:formula="of:=PRODUCT([.$B$2];[.B187])" table:style-name="ce19">
            <text:p>43,18</text:p>
          </table:table-cell>
          <table:table-cell table:number-columns-repeated="16381"/>
        </table:table-row>
        <table:table-row table:style-name="ro1">
          <table:table-cell office:value-type="float" office:value="1023652224" table:style-name="ce16">
            <text:p>1023652224</text:p>
          </table:table-cell>
          <table:table-cell office:value-type="float" office:value="247" table:formula="of:=ROUND(RAND()*400+20;0)" table:style-name="ce18">
            <text:p>247</text:p>
          </table:table-cell>
          <table:table-cell office:value-type="float" office:value="41.99" table:formula="of:=PRODUCT([.$B$2];[.B188])" table:style-name="ce19">
            <text:p>41,99</text:p>
          </table:table-cell>
          <table:table-cell table:number-columns-repeated="16381"/>
        </table:table-row>
        <table:table-row table:style-name="ro1">
          <table:table-cell office:value-type="float" office:value="1023652237" table:formula="of:=[.A188]+13" table:style-name="ce16">
            <text:p>1023652237</text:p>
          </table:table-cell>
          <table:table-cell office:value-type="float" office:value="190" table:formula="of:=ROUND(RAND()*400+20;0)" table:style-name="ce18">
            <text:p>190</text:p>
          </table:table-cell>
          <table:table-cell office:value-type="float" office:value="32.300000000000004" table:formula="of:=PRODUCT([.$B$2];[.B189])" table:style-name="ce19">
            <text:p>32,3</text:p>
          </table:table-cell>
          <table:table-cell table:number-columns-repeated="16381"/>
        </table:table-row>
        <table:table-row table:style-name="ro1">
          <table:table-cell office:value-type="float" office:value="1023652225" table:style-name="ce16">
            <text:p>1023652225</text:p>
          </table:table-cell>
          <table:table-cell office:value-type="float" office:value="258" table:formula="of:=ROUND(RAND()*400+20;0)" table:style-name="ce18">
            <text:p>258</text:p>
          </table:table-cell>
          <table:table-cell office:value-type="float" office:value="43.860000000000007" table:formula="of:=PRODUCT([.$B$2];[.B190])" table:style-name="ce19">
            <text:p>43,86</text:p>
          </table:table-cell>
          <table:table-cell table:number-columns-repeated="16381"/>
        </table:table-row>
        <table:table-row table:style-name="ro1">
          <table:table-cell office:value-type="float" office:value="1023652238" table:formula="of:=[.A190]+13" table:style-name="ce16">
            <text:p>1023652238</text:p>
          </table:table-cell>
          <table:table-cell office:value-type="float" office:value="310" table:formula="of:=ROUND(RAND()*400+20;0)" table:style-name="ce18">
            <text:p>310</text:p>
          </table:table-cell>
          <table:table-cell office:value-type="float" office:value="52.7" table:formula="of:=PRODUCT([.$B$2];[.B191])" table:style-name="ce19">
            <text:p>52,7</text:p>
          </table:table-cell>
          <table:table-cell table:number-columns-repeated="16381"/>
        </table:table-row>
        <table:table-row table:style-name="ro1">
          <table:table-cell office:value-type="float" office:value="1023652226" table:style-name="ce16">
            <text:p>1023652226</text:p>
          </table:table-cell>
          <table:table-cell office:value-type="float" office:value="68" table:formula="of:=ROUND(RAND()*400+20;0)" table:style-name="ce18">
            <text:p>68</text:p>
          </table:table-cell>
          <table:table-cell office:value-type="float" office:value="11.56" table:formula="of:=PRODUCT([.$B$2];[.B192])" table:style-name="ce19">
            <text:p>11,56</text:p>
          </table:table-cell>
          <table:table-cell table:number-columns-repeated="16381"/>
        </table:table-row>
        <table:table-row table:style-name="ro1">
          <table:table-cell office:value-type="float" office:value="1023652239" table:formula="of:=[.A192]+13" table:style-name="ce16">
            <text:p>1023652239</text:p>
          </table:table-cell>
          <table:table-cell office:value-type="float" office:value="394" table:formula="of:=ROUND(RAND()*400+20;0)" table:style-name="ce18">
            <text:p>394</text:p>
          </table:table-cell>
          <table:table-cell office:value-type="float" office:value="66.98" table:formula="of:=PRODUCT([.$B$2];[.B193])" table:style-name="ce19">
            <text:p>66,98</text:p>
          </table:table-cell>
          <table:table-cell table:number-columns-repeated="16381"/>
        </table:table-row>
        <table:table-row table:style-name="ro1">
          <table:table-cell office:value-type="float" office:value="1023652227" table:style-name="ce16">
            <text:p>1023652227</text:p>
          </table:table-cell>
          <table:table-cell office:value-type="float" office:value="409" table:formula="of:=ROUND(RAND()*400+20;0)" table:style-name="ce18">
            <text:p>409</text:p>
          </table:table-cell>
          <table:table-cell office:value-type="float" office:value="69.53" table:formula="of:=PRODUCT([.$B$2];[.B194])" table:style-name="ce19">
            <text:p>69,53</text:p>
          </table:table-cell>
          <table:table-cell table:number-columns-repeated="16381"/>
        </table:table-row>
        <table:table-row table:style-name="ro1">
          <table:table-cell office:value-type="float" office:value="1023652240" table:formula="of:=[.A194]+13" table:style-name="ce16">
            <text:p>1023652240</text:p>
          </table:table-cell>
          <table:table-cell office:value-type="float" office:value="33" table:formula="of:=ROUND(RAND()*400+20;0)" table:style-name="ce18">
            <text:p>33</text:p>
          </table:table-cell>
          <table:table-cell office:value-type="float" office:value="5.61" table:formula="of:=PRODUCT([.$B$2];[.B195])" table:style-name="ce19">
            <text:p>5,61</text:p>
          </table:table-cell>
          <table:table-cell table:number-columns-repeated="16381"/>
        </table:table-row>
        <table:table-row table:style-name="ro1">
          <table:table-cell office:value-type="float" office:value="1023652228" table:style-name="ce16">
            <text:p>1023652228</text:p>
          </table:table-cell>
          <table:table-cell office:value-type="float" office:value="244" table:formula="of:=ROUND(RAND()*400+20;0)" table:style-name="ce18">
            <text:p>244</text:p>
          </table:table-cell>
          <table:table-cell office:value-type="float" office:value="41.480000000000004" table:formula="of:=PRODUCT([.$B$2];[.B196])" table:style-name="ce19">
            <text:p>41,48</text:p>
          </table:table-cell>
          <table:table-cell table:number-columns-repeated="16381"/>
        </table:table-row>
        <table:table-row table:style-name="ro1">
          <table:table-cell office:value-type="float" office:value="1023652241" table:formula="of:=[.A196]+13" table:style-name="ce16">
            <text:p>1023652241</text:p>
          </table:table-cell>
          <table:table-cell office:value-type="float" office:value="368" table:formula="of:=ROUND(RAND()*400+20;0)" table:style-name="ce18">
            <text:p>368</text:p>
          </table:table-cell>
          <table:table-cell office:value-type="float" office:value="62.56" table:formula="of:=PRODUCT([.$B$2];[.B197])" table:style-name="ce19">
            <text:p>62,56</text:p>
          </table:table-cell>
          <table:table-cell table:number-columns-repeated="16381"/>
        </table:table-row>
        <table:table-row table:style-name="ro1">
          <table:table-cell office:value-type="float" office:value="1023652229" table:style-name="ce16">
            <text:p>1023652229</text:p>
          </table:table-cell>
          <table:table-cell office:value-type="float" office:value="78" table:formula="of:=ROUND(RAND()*400+20;0)" table:style-name="ce18">
            <text:p>78</text:p>
          </table:table-cell>
          <table:table-cell office:value-type="float" office:value="13.260000000000002" table:formula="of:=PRODUCT([.$B$2];[.B198])" table:style-name="ce19">
            <text:p>13,26</text:p>
          </table:table-cell>
          <table:table-cell table:number-columns-repeated="16381"/>
        </table:table-row>
        <table:table-row table:style-name="ro1">
          <table:table-cell office:value-type="float" office:value="1023652242" table:formula="of:=[.A198]+13" table:style-name="ce16">
            <text:p>1023652242</text:p>
          </table:table-cell>
          <table:table-cell office:value-type="float" office:value="377" table:formula="of:=ROUND(RAND()*400+20;0)" table:style-name="ce18">
            <text:p>377</text:p>
          </table:table-cell>
          <table:table-cell office:value-type="float" office:value="64.09" table:formula="of:=PRODUCT([.$B$2];[.B199])" table:style-name="ce19">
            <text:p>64,09</text:p>
          </table:table-cell>
          <table:table-cell table:number-columns-repeated="16381"/>
        </table:table-row>
        <table:table-row table:style-name="ro1">
          <table:table-cell office:value-type="float" office:value="1023652230" table:style-name="ce16">
            <text:p>1023652230</text:p>
          </table:table-cell>
          <table:table-cell office:value-type="float" office:value="51" table:formula="of:=ROUND(RAND()*400+20;0)" table:style-name="ce18">
            <text:p>51</text:p>
          </table:table-cell>
          <table:table-cell office:value-type="float" office:value="8.67" table:formula="of:=PRODUCT([.$B$2];[.B200])" table:style-name="ce19">
            <text:p>8,67</text:p>
          </table:table-cell>
          <table:table-cell table:number-columns-repeated="16381"/>
        </table:table-row>
        <table:table-row table:number-rows-repeated="1048376" table:style-name="ro2">
          <table:table-cell table:number-columns-repeated="16384"/>
        </table:table-row>
      </table:table>
      <table:table table:name="5_Kino" table:style-name="ta1">
        <table:table-column table:style-name="co9" table:default-cell-style-name="ce13"/>
        <table:table-column table:style-name="co6" table:default-cell-style-name="ce13"/>
        <table:table-column table:style-name="co8" table:default-cell-style-name="ce13"/>
        <table:table-column table:style-name="co3" table:number-columns-repeated="1021" table:default-cell-style-name="ce13"/>
        <table:table-column table:style-name="co4" table:number-columns-repeated="15360" table:default-cell-style-name="ce1"/>
        <table:table-row table:style-name="ro3">
          <table:table-cell office:value-type="string" table:number-columns-spanned="2" table:number-rows-spanned="1" table:style-name="ce21">
            <text:p>Cena 1 biletu</text:p>
          </table:table-cell>
          <table:covered-table-cell/>
          <table:table-cell table:style-name="ce1"/>
          <table:table-cell table:number-columns-repeated="16381"/>
        </table:table-row>
        <table:table-row table:style-name="ro3">
          <table:table-cell office:value-type="float" office:value="23" table:formula="of:=ROUND(RAND()*19+11;0)" table:number-columns-spanned="2" table:number-rows-spanned="1" table:style-name="ce22">
            <text:p>23 zł<text:s/></text:p>
          </table:table-cell>
          <table:covered-table-cell/>
          <table:table-cell table:style-name="ce1"/>
          <table:table-cell table:number-columns-repeated="16381"/>
        </table:table-row>
        <table:table-row table:number-rows-repeated="3" table:style-name="ro1">
          <table:table-cell table:style-name="ce11"/>
          <table:table-cell table:style-name="ce15"/>
          <table:table-cell table:style-name="ce1"/>
          <table:table-cell table:number-columns-repeated="16381"/>
        </table:table-row>
        <table:table-row table:number-rows-repeated="3" table:style-name="ro1">
          <table:table-cell table:number-columns-repeated="3" table:style-name="ce1"/>
          <table:table-cell table:number-columns-repeated="16381"/>
        </table:table-row>
        <table:table-row table:style-name="ro1">
          <table:table-cell office:value-type="string" table:style-name="ce16">
            <text:p>Nr rezerwacji</text:p>
          </table:table-cell>
          <table:table-cell office:value-type="string" table:style-name="ce16">
            <text:p>Liczba osób</text:p>
          </table:table-cell>
          <table:table-cell office:value-type="string" table:style-name="ce17">
            <text:p>Kwota</text:p>
          </table:table-cell>
          <table:table-cell table:number-columns-repeated="16381"/>
        </table:table-row>
        <table:table-row table:style-name="ro1">
          <table:table-cell office:value-type="float" office:value="1023652135" table:style-name="ce16">
            <text:p>102365213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0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48" table:formula="of:=[.A10]+13" table:style-name="ce16">
            <text:p>1023652148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1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36" table:style-name="ce16">
            <text:p>1023652136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49" table:formula="of:=[.A12]+13" table:style-name="ce16">
            <text:p>102365214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37" table:style-name="ce16">
            <text:p>102365213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4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0" table:formula="of:=[.A14]+13" table:style-name="ce16">
            <text:p>1023652150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5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38" table:style-name="ce16">
            <text:p>1023652138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6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51" table:formula="of:=[.A16]+13" table:style-name="ce16">
            <text:p>1023652151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7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39" table:style-name="ce16">
            <text:p>102365213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8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52" table:formula="of:=[.A18]+13" table:style-name="ce16">
            <text:p>1023652152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9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40" table:style-name="ce16">
            <text:p>102365214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20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53" table:formula="of:=[.A20]+13" table:style-name="ce16">
            <text:p>102365215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21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41" table:style-name="ce16">
            <text:p>102365214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22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54" table:formula="of:=[.A22]+13" table:style-name="ce16">
            <text:p>102365215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23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42" table:style-name="ce16">
            <text:p>1023652142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24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5" table:formula="of:=[.A24]+13" table:style-name="ce16">
            <text:p>1023652155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25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43" table:style-name="ce16">
            <text:p>102365214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26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6" table:formula="of:=[.A26]+13" table:style-name="ce16">
            <text:p>102365215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27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44" table:style-name="ce16">
            <text:p>1023652144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28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57" table:formula="of:=[.A28]+13" table:style-name="ce16">
            <text:p>1023652157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29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45" table:style-name="ce16">
            <text:p>1023652145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30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8" table:formula="of:=[.A30]+13" table:style-name="ce16">
            <text:p>1023652158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31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46" table:style-name="ce16">
            <text:p>102365214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32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59" table:formula="of:=[.A32]+13" table:style-name="ce16">
            <text:p>102365215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3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47" table:style-name="ce16">
            <text:p>102365214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34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60" table:formula="of:=[.A34]+13" table:style-name="ce16">
            <text:p>1023652160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35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48" table:style-name="ce16">
            <text:p>102365214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36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61" table:formula="of:=[.A36]+13" table:style-name="ce16">
            <text:p>1023652161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37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49" table:style-name="ce16">
            <text:p>1023652149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38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62" table:formula="of:=[.A38]+13" table:style-name="ce16">
            <text:p>1023652162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39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0" table:style-name="ce16">
            <text:p>1023652150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40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63" table:formula="of:=[.A40]+13" table:style-name="ce16">
            <text:p>102365216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41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1" table:style-name="ce16">
            <text:p>102365215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42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64" table:formula="of:=[.A42]+13" table:style-name="ce16">
            <text:p>102365216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43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52" table:style-name="ce16">
            <text:p>102365215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44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65" table:formula="of:=[.A44]+13" table:style-name="ce16">
            <text:p>102365216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45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53" table:style-name="ce16">
            <text:p>1023652153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46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66" table:formula="of:=[.A46]+13" table:style-name="ce16">
            <text:p>1023652166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47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4" table:style-name="ce16">
            <text:p>102365215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48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67" table:formula="of:=[.A48]+13" table:style-name="ce16">
            <text:p>102365216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49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55" table:style-name="ce16">
            <text:p>102365215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50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68" table:formula="of:=[.A50]+13" table:style-name="ce16">
            <text:p>102365216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51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56" table:style-name="ce16">
            <text:p>102365215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52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69" table:formula="of:=[.A52]+13" table:style-name="ce16">
            <text:p>102365216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53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57" table:style-name="ce16">
            <text:p>102365215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54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70" table:formula="of:=[.A54]+13" table:style-name="ce16">
            <text:p>102365217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55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58" table:style-name="ce16">
            <text:p>102365215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56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71" table:formula="of:=[.A56]+13" table:style-name="ce16">
            <text:p>1023652171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57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59" table:style-name="ce16">
            <text:p>1023652159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58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72" table:formula="of:=[.A58]+13" table:style-name="ce16">
            <text:p>1023652172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59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60" table:style-name="ce16">
            <text:p>102365216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60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73" table:formula="of:=[.A60]+13" table:style-name="ce16">
            <text:p>102365217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61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61" table:style-name="ce16">
            <text:p>1023652161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62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74" table:formula="of:=[.A62]+13" table:style-name="ce16">
            <text:p>1023652174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63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62" table:style-name="ce16">
            <text:p>1023652162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64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75" table:formula="of:=[.A64]+13" table:style-name="ce16">
            <text:p>102365217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65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63" table:style-name="ce16">
            <text:p>102365216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66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76" table:formula="of:=[.A66]+13" table:style-name="ce16">
            <text:p>1023652176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67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64" table:style-name="ce16">
            <text:p>1023652164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68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77" table:formula="of:=[.A68]+13" table:style-name="ce16">
            <text:p>1023652177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69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65" table:style-name="ce16">
            <text:p>1023652165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70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78" table:formula="of:=[.A70]+13" table:style-name="ce16">
            <text:p>102365217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71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66" table:style-name="ce16">
            <text:p>1023652166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72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79" table:formula="of:=[.A72]+13" table:style-name="ce16">
            <text:p>102365217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7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67" table:style-name="ce16">
            <text:p>1023652167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74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80" table:formula="of:=[.A74]+13" table:style-name="ce16">
            <text:p>1023652180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75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68" table:style-name="ce16">
            <text:p>1023652168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76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81" table:formula="of:=[.A76]+13" table:style-name="ce16">
            <text:p>1023652181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77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69" table:style-name="ce16">
            <text:p>1023652169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78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82" table:formula="of:=[.A78]+13" table:style-name="ce16">
            <text:p>102365218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79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70" table:style-name="ce16">
            <text:p>102365217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80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83" table:formula="of:=[.A80]+13" table:style-name="ce16">
            <text:p>1023652183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81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71" table:style-name="ce16">
            <text:p>1023652171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82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84" table:formula="of:=[.A82]+13" table:style-name="ce16">
            <text:p>1023652184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83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72" table:style-name="ce16">
            <text:p>102365217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84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85" table:formula="of:=[.A84]+13" table:style-name="ce16">
            <text:p>1023652185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85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73" table:style-name="ce16">
            <text:p>1023652173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86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86" table:formula="of:=[.A86]+13" table:style-name="ce16">
            <text:p>1023652186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87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74" table:style-name="ce16">
            <text:p>1023652174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88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87" table:formula="of:=[.A88]+13" table:style-name="ce16">
            <text:p>102365218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89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75" table:style-name="ce16">
            <text:p>102365217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90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88" table:formula="of:=[.A90]+13" table:style-name="ce16">
            <text:p>102365218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91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76" table:style-name="ce16">
            <text:p>1023652176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92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89" table:formula="of:=[.A92]+13" table:style-name="ce16">
            <text:p>102365218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9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77" table:style-name="ce16">
            <text:p>1023652177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94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90" table:formula="of:=[.A94]+13" table:style-name="ce16">
            <text:p>1023652190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95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78" table:style-name="ce16">
            <text:p>1023652178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96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91" table:formula="of:=[.A96]+13" table:style-name="ce16">
            <text:p>102365219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97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79" table:style-name="ce16">
            <text:p>1023652179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98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92" table:formula="of:=[.A98]+13" table:style-name="ce16">
            <text:p>102365219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99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80" table:style-name="ce16">
            <text:p>102365218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00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93" table:formula="of:=[.A100]+13" table:style-name="ce16">
            <text:p>102365219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01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81" table:style-name="ce16">
            <text:p>1023652181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02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94" table:formula="of:=[.A102]+13" table:style-name="ce16">
            <text:p>1023652194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0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82" table:style-name="ce16">
            <text:p>1023652182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04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95" table:formula="of:=[.A104]+13" table:style-name="ce16">
            <text:p>102365219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05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83" table:style-name="ce16">
            <text:p>102365218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06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96" table:formula="of:=[.A106]+13" table:style-name="ce16">
            <text:p>1023652196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07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84" table:style-name="ce16">
            <text:p>1023652184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08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197" table:formula="of:=[.A108]+13" table:style-name="ce16">
            <text:p>102365219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09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85" table:style-name="ce16">
            <text:p>1023652185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10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98" table:formula="of:=[.A110]+13" table:style-name="ce16">
            <text:p>1023652198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11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86" table:style-name="ce16">
            <text:p>102365218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12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199" table:formula="of:=[.A112]+13" table:style-name="ce16">
            <text:p>1023652199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13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87" table:style-name="ce16">
            <text:p>1023652187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14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00" table:formula="of:=[.A114]+13" table:style-name="ce16">
            <text:p>1023652200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15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88" table:style-name="ce16">
            <text:p>1023652188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16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1" table:formula="of:=[.A116]+13" table:style-name="ce16">
            <text:p>1023652201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17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89" table:style-name="ce16">
            <text:p>102365218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18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2" table:formula="of:=[.A118]+13" table:style-name="ce16">
            <text:p>1023652202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19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90" table:style-name="ce16">
            <text:p>102365219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20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03" table:formula="of:=[.A120]+13" table:style-name="ce16">
            <text:p>102365220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21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91" table:style-name="ce16">
            <text:p>1023652191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22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04" table:formula="of:=[.A122]+13" table:style-name="ce16">
            <text:p>1023652204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23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92" table:style-name="ce16">
            <text:p>102365219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24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5" table:formula="of:=[.A124]+13" table:style-name="ce16">
            <text:p>1023652205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25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93" table:style-name="ce16">
            <text:p>102365219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26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06" table:formula="of:=[.A126]+13" table:style-name="ce16">
            <text:p>1023652206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27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194" table:style-name="ce16">
            <text:p>102365219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28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07" table:formula="of:=[.A128]+13" table:style-name="ce16">
            <text:p>1023652207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29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195" table:style-name="ce16">
            <text:p>102365219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30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08" table:formula="of:=[.A130]+13" table:style-name="ce16">
            <text:p>1023652208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31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196" table:style-name="ce16">
            <text:p>1023652196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32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09" table:formula="of:=[.A132]+13" table:style-name="ce16">
            <text:p>1023652209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33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97" table:style-name="ce16">
            <text:p>102365219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34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10" table:formula="of:=[.A134]+13" table:style-name="ce16">
            <text:p>1023652210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35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198" table:style-name="ce16">
            <text:p>1023652198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36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11" table:formula="of:=[.A136]+13" table:style-name="ce16">
            <text:p>102365221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37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199" table:style-name="ce16">
            <text:p>1023652199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38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12" table:formula="of:=[.A138]+13" table:style-name="ce16">
            <text:p>1023652212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39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00" table:style-name="ce16">
            <text:p>1023652200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40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13" table:formula="of:=[.A140]+13" table:style-name="ce16">
            <text:p>102365221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41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01" table:style-name="ce16">
            <text:p>102365220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42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14" table:formula="of:=[.A142]+13" table:style-name="ce16">
            <text:p>1023652214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43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202" table:style-name="ce16">
            <text:p>102365220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44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15" table:formula="of:=[.A144]+13" table:style-name="ce16">
            <text:p>102365221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45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3" table:style-name="ce16">
            <text:p>1023652203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46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16" table:formula="of:=[.A146]+13" table:style-name="ce16">
            <text:p>102365221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47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4" table:style-name="ce16">
            <text:p>102365220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48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17" table:formula="of:=[.A148]+13" table:style-name="ce16">
            <text:p>1023652217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49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5" table:style-name="ce16">
            <text:p>102365220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50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18" table:formula="of:=[.A150]+13" table:style-name="ce16">
            <text:p>1023652218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51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206" table:style-name="ce16">
            <text:p>1023652206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52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19" table:formula="of:=[.A152]+13" table:style-name="ce16">
            <text:p>1023652219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53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07" table:style-name="ce16">
            <text:p>102365220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54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0" table:formula="of:=[.A154]+13" table:style-name="ce16">
            <text:p>1023652220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55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08" table:style-name="ce16">
            <text:p>102365220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56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1" table:formula="of:=[.A156]+13" table:style-name="ce16">
            <text:p>1023652221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57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09" table:style-name="ce16">
            <text:p>1023652209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58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22" table:formula="of:=[.A158]+13" table:style-name="ce16">
            <text:p>1023652222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59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10" table:style-name="ce16">
            <text:p>1023652210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60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3" table:formula="of:=[.A160]+13" table:style-name="ce16">
            <text:p>1023652223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61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11" table:style-name="ce16">
            <text:p>102365221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62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24" table:formula="of:=[.A162]+13" table:style-name="ce16">
            <text:p>102365222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63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12" table:style-name="ce16">
            <text:p>1023652212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64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25" table:formula="of:=[.A164]+13" table:style-name="ce16">
            <text:p>1023652225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65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13" table:style-name="ce16">
            <text:p>1023652213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66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26" table:formula="of:=[.A166]+13" table:style-name="ce16">
            <text:p>1023652226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67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14" table:style-name="ce16">
            <text:p>1023652214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68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7" table:formula="of:=[.A168]+13" table:style-name="ce16">
            <text:p>102365222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69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15" table:style-name="ce16">
            <text:p>1023652215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70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8" table:formula="of:=[.A170]+13" table:style-name="ce16">
            <text:p>1023652228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71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16" table:style-name="ce16">
            <text:p>1023652216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72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9" table:formula="of:=[.A172]+13" table:style-name="ce16">
            <text:p>1023652229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7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17" table:style-name="ce16">
            <text:p>1023652217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74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30" table:formula="of:=[.A174]+13" table:style-name="ce16">
            <text:p>1023652230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75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18" table:style-name="ce16">
            <text:p>1023652218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76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31" table:formula="of:=[.A176]+13" table:style-name="ce16">
            <text:p>1023652231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77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19" table:style-name="ce16">
            <text:p>1023652219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78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32" table:formula="of:=[.A178]+13" table:style-name="ce16">
            <text:p>1023652232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79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20" table:style-name="ce16">
            <text:p>1023652220</text:p>
          </table:table-cell>
          <table:table-cell office:value-type="float" office:value="1" table:formula="of:=ROUND(RAND()*6;0)" table:style-name="ce18">
            <text:p>1</text:p>
          </table:table-cell>
          <table:table-cell office:value-type="float" office:value="23" table:formula="of:=PRODUCT([.B180];[.$A$2])" table:style-name="ce19">
            <text:p>23</text:p>
          </table:table-cell>
          <table:table-cell table:number-columns-repeated="16381"/>
        </table:table-row>
        <table:table-row table:style-name="ro1">
          <table:table-cell office:value-type="float" office:value="1023652233" table:formula="of:=[.A180]+13" table:style-name="ce16">
            <text:p>1023652233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81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21" table:style-name="ce16">
            <text:p>1023652221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82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34" table:formula="of:=[.A182]+13" table:style-name="ce16">
            <text:p>1023652234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83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22" table:style-name="ce16">
            <text:p>1023652222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84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35" table:formula="of:=[.A184]+13" table:style-name="ce16">
            <text:p>1023652235</text:p>
          </table:table-cell>
          <table:table-cell office:value-type="float" office:value="6" table:formula="of:=ROUND(RAND()*6;0)" table:style-name="ce18">
            <text:p>6</text:p>
          </table:table-cell>
          <table:table-cell office:value-type="float" office:value="138" table:formula="of:=PRODUCT([.B185];[.$A$2])" table:style-name="ce19">
            <text:p>138</text:p>
          </table:table-cell>
          <table:table-cell table:number-columns-repeated="16381"/>
        </table:table-row>
        <table:table-row table:style-name="ro1">
          <table:table-cell office:value-type="float" office:value="1023652223" table:style-name="ce16">
            <text:p>1023652223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86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36" table:formula="of:=[.A186]+13" table:style-name="ce16">
            <text:p>1023652236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87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24" table:style-name="ce16">
            <text:p>1023652224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88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37" table:formula="of:=[.A188]+13" table:style-name="ce16">
            <text:p>1023652237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89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25" table:style-name="ce16">
            <text:p>1023652225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90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38" table:formula="of:=[.A190]+13" table:style-name="ce16">
            <text:p>1023652238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91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26" table:style-name="ce16">
            <text:p>1023652226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92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39" table:formula="of:=[.A192]+13" table:style-name="ce16">
            <text:p>1023652239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93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27" table:style-name="ce16">
            <text:p>1023652227</text:p>
          </table:table-cell>
          <table:table-cell office:value-type="float" office:value="3" table:formula="of:=ROUND(RAND()*6;0)" table:style-name="ce18">
            <text:p>3</text:p>
          </table:table-cell>
          <table:table-cell office:value-type="float" office:value="69" table:formula="of:=PRODUCT([.B194];[.$A$2])" table:style-name="ce19">
            <text:p>69</text:p>
          </table:table-cell>
          <table:table-cell table:number-columns-repeated="16381"/>
        </table:table-row>
        <table:table-row table:style-name="ro1">
          <table:table-cell office:value-type="float" office:value="1023652240" table:formula="of:=[.A194]+13" table:style-name="ce16">
            <text:p>102365224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195];[.$A$2])" table:style-name="ce19">
            <text:p>92</text:p>
          </table:table-cell>
          <table:table-cell table:number-columns-repeated="16381"/>
        </table:table-row>
        <table:table-row table:style-name="ro1">
          <table:table-cell office:value-type="float" office:value="1023652228" table:style-name="ce16">
            <text:p>1023652228</text:p>
          </table:table-cell>
          <table:table-cell office:value-type="float" office:value="5" table:formula="of:=ROUND(RAND()*6;0)" table:style-name="ce18">
            <text:p>5</text:p>
          </table:table-cell>
          <table:table-cell office:value-type="float" office:value="115" table:formula="of:=PRODUCT([.B196];[.$A$2])" table:style-name="ce19">
            <text:p>115</text:p>
          </table:table-cell>
          <table:table-cell table:number-columns-repeated="16381"/>
        </table:table-row>
        <table:table-row table:style-name="ro1">
          <table:table-cell office:value-type="float" office:value="1023652241" table:formula="of:=[.A196]+13" table:style-name="ce16">
            <text:p>1023652241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97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29" table:style-name="ce16">
            <text:p>1023652229</text:p>
          </table:table-cell>
          <table:table-cell office:value-type="float" office:value="0" table:formula="of:=ROUND(RAND()*6;0)" table:style-name="ce18">
            <text:p>0</text:p>
          </table:table-cell>
          <table:table-cell office:value-type="float" office:value="0" table:formula="of:=PRODUCT([.B198];[.$A$2])" table:style-name="ce19">
            <text:p>0</text:p>
          </table:table-cell>
          <table:table-cell table:number-columns-repeated="16381"/>
        </table:table-row>
        <table:table-row table:style-name="ro1">
          <table:table-cell office:value-type="float" office:value="1023652242" table:formula="of:=[.A198]+13" table:style-name="ce16">
            <text:p>1023652242</text:p>
          </table:table-cell>
          <table:table-cell office:value-type="float" office:value="2" table:formula="of:=ROUND(RAND()*6;0)" table:style-name="ce18">
            <text:p>2</text:p>
          </table:table-cell>
          <table:table-cell office:value-type="float" office:value="46" table:formula="of:=PRODUCT([.B199];[.$A$2])" table:style-name="ce19">
            <text:p>46</text:p>
          </table:table-cell>
          <table:table-cell table:number-columns-repeated="16381"/>
        </table:table-row>
        <table:table-row table:style-name="ro1">
          <table:table-cell office:value-type="float" office:value="1023652230" table:style-name="ce16">
            <text:p>1023652230</text:p>
          </table:table-cell>
          <table:table-cell office:value-type="float" office:value="4" table:formula="of:=ROUND(RAND()*6;0)" table:style-name="ce18">
            <text:p>4</text:p>
          </table:table-cell>
          <table:table-cell office:value-type="float" office:value="92" table:formula="of:=PRODUCT([.B200];[.$A$2])" table:style-name="ce19">
            <text:p>92</text:p>
          </table:table-cell>
          <table:table-cell table:number-columns-repeated="16381"/>
        </table:table-row>
        <table:table-row table:number-rows-repeated="1048376" table:style-name="ro2">
          <table:table-cell table:number-columns-repeated="16384"/>
        </table:table-row>
      </table:table>
      <table:table table:name="6_Urodziny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20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3">
            <text:p>Data dzisiejsza:</text:p>
          </table:table-cell>
          <table:table-cell office:value-type="date" office:date-value="2020-05-07T00:00:00" table:formula="of:=TODAY()" table:style-name="ce24">
            <text:p>2020-05-07</text:p>
          </table:table-cell>
          <table:table-cell table:number-columns-repeated="2" table:style-name="ce1"/>
          <table:table-cell table:number-columns-repeated="16380"/>
        </table:table-row>
        <table:table-row table:style-name="ro1">
          <table:table-cell table:style-name="ce3"/>
          <table:table-cell table:number-columns-repeated="3" table:style-name="ce1"/>
          <table:table-cell table:number-columns-repeated="16380"/>
        </table:table-row>
        <table:table-row table:style-name="ro1">
          <table:table-cell table:style-name="ce3"/>
          <table:table-cell office:value-type="string" table:style-name="ce4">
            <text:p>Uczeń:</text:p>
          </table:table-cell>
          <table:table-cell office:value-type="string" table:style-name="ce4">
            <text:p>Data urodzenia</text:p>
          </table:table-cell>
          <table:table-cell office:value-type="string" table:style-name="ce4">
            <text:p>Liczba dni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Abacki</text:p>
          </table:table-cell>
          <table:table-cell office:value-type="date" office:date-value="2020-01-06T02:16:15" table:formula="of:=RAND()*1111+DATE(YEAR(TODAY());1;1)" table:style-name="ce25">
            <text:p>06.01.2020</text:p>
          </table:table-cell>
          <table:table-cell office:value-type="float" office:value="122" table:formula="of:=DATEDIF([.C4];[.$B$1];&quot;d&quot; )" table:style-name="ce26">
            <text:p>122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Babacki</text:p>
          </table:table-cell>
          <table:table-cell office:value-type="date" office:date-value="2020-01-30T05:57:15" table:formula="of:=RAND()*1111+DATE(YEAR(TODAY());1;1)" table:style-name="ce25">
            <text:p>30.01.2020</text:p>
          </table:table-cell>
          <table:table-cell office:value-type="float" office:value="98" table:formula="of:=DATEDIF([.C5];[.$B$1];&quot;d&quot; )" table:style-name="ce26">
            <text:p>98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Cabacki</text:p>
          </table:table-cell>
          <table:table-cell office:value-type="date" office:date-value="2022-01-04T06:46:00" table:formula="of:=RAND()*1111+DATE(YEAR(TODAY());1;1)" table:style-name="ce25">
            <text:p>04.01.2022</text:p>
          </table:table-cell>
          <table:table-cell office:value-type="float" office:value="0" table:formula="of:=DATEDIF([.C6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Dabacki</text:p>
          </table:table-cell>
          <table:table-cell office:value-type="date" office:date-value="2022-08-08T22:26:02" table:formula="of:=RAND()*1111+DATE(YEAR(TODAY());1;1)" table:style-name="ce25">
            <text:p>08.08.2022</text:p>
          </table:table-cell>
          <table:table-cell office:value-type="float" office:value="0" table:formula="of:=DATEDIF([.C7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Ebacki</text:p>
          </table:table-cell>
          <table:table-cell office:value-type="date" office:date-value="2022-04-25T12:28:28" table:formula="of:=RAND()*1111+DATE(YEAR(TODAY());1;1)" table:style-name="ce25">
            <text:p>25.04.2022</text:p>
          </table:table-cell>
          <table:table-cell office:value-type="float" office:value="0" table:formula="of:=DATEDIF([.C8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Fabacki</text:p>
          </table:table-cell>
          <table:table-cell office:value-type="date" office:date-value="2021-09-16T07:41:17" table:formula="of:=RAND()*1111+DATE(YEAR(TODAY());1;1)" table:style-name="ce25">
            <text:p>16.09.2021</text:p>
          </table:table-cell>
          <table:table-cell office:value-type="float" office:value="0" table:formula="of:=DATEDIF([.C9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Gabacki</text:p>
          </table:table-cell>
          <table:table-cell office:value-type="date" office:date-value="2022-11-29T22:19:09" table:formula="of:=RAND()*1111+DATE(YEAR(TODAY());1;1)" table:style-name="ce25">
            <text:p>29.11.2022</text:p>
          </table:table-cell>
          <table:table-cell office:value-type="float" office:value="0" table:formula="of:=DATEDIF([.C10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Habacki</text:p>
          </table:table-cell>
          <table:table-cell office:value-type="date" office:date-value="2022-05-09T16:19:17" table:formula="of:=RAND()*1111+DATE(YEAR(TODAY());1;1)" table:style-name="ce25">
            <text:p>09.05.2022</text:p>
          </table:table-cell>
          <table:table-cell office:value-type="float" office:value="0" table:formula="of:=DATEDIF([.C11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Ibacki</text:p>
          </table:table-cell>
          <table:table-cell office:value-type="date" office:date-value="2020-09-14T13:35:44" table:formula="of:=RAND()*1111+DATE(YEAR(TODAY());1;1)" table:style-name="ce25">
            <text:p>14.09.2020</text:p>
          </table:table-cell>
          <table:table-cell office:value-type="float" office:value="0" table:formula="of:=DATEDIF([.C12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Jabacki</text:p>
          </table:table-cell>
          <table:table-cell office:value-type="date" office:date-value="2021-03-30T09:35:25" table:formula="of:=RAND()*1111+DATE(YEAR(TODAY());1;1)" table:style-name="ce25">
            <text:p>30.03.2021</text:p>
          </table:table-cell>
          <table:table-cell office:value-type="float" office:value="0" table:formula="of:=DATEDIF([.C13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Kabacki</text:p>
          </table:table-cell>
          <table:table-cell office:value-type="date" office:date-value="2020-01-31T02:46:10" table:formula="of:=RAND()*1111+DATE(YEAR(TODAY());1;1)" table:style-name="ce25">
            <text:p>31.01.2020</text:p>
          </table:table-cell>
          <table:table-cell office:value-type="float" office:value="97" table:formula="of:=DATEDIF([.C14];[.$B$1];&quot;d&quot; )" table:style-name="ce26">
            <text:p>97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Labacki</text:p>
          </table:table-cell>
          <table:table-cell office:value-type="date" office:date-value="2022-02-28T22:45:54" table:formula="of:=RAND()*1111+DATE(YEAR(TODAY());1;1)" table:style-name="ce25">
            <text:p>28.02.2022</text:p>
          </table:table-cell>
          <table:table-cell office:value-type="float" office:value="0" table:formula="of:=DATEDIF([.C15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 table:style-name="ce3"/>
          <table:table-cell office:value-type="string" table:style-name="ce5">
            <text:p>Mabacki</text:p>
          </table:table-cell>
          <table:table-cell office:value-type="date" office:date-value="2020-02-16T12:42:25" table:formula="of:=RAND()*1111+DATE(YEAR(TODAY());1;1)" table:style-name="ce25">
            <text:p>16.02.2020</text:p>
          </table:table-cell>
          <table:table-cell office:value-type="float" office:value="81" table:formula="of:=DATEDIF([.C16];[.$B$1];&quot;d&quot; )" table:style-name="ce26">
            <text:p>81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Nabacki</text:p>
          </table:table-cell>
          <table:table-cell office:value-type="date" office:date-value="2021-02-09T21:52:56" table:formula="of:=RAND()*1111+DATE(YEAR(TODAY());1;1)" table:style-name="ce25">
            <text:p>09.02.2021</text:p>
          </table:table-cell>
          <table:table-cell office:value-type="float" office:value="0" table:formula="of:=DATEDIF([.C17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Oabacki</text:p>
          </table:table-cell>
          <table:table-cell office:value-type="date" office:date-value="2022-06-08T02:11:13" table:formula="of:=RAND()*1111+DATE(YEAR(TODAY());1;1)" table:style-name="ce25">
            <text:p>08.06.2022</text:p>
          </table:table-cell>
          <table:table-cell office:value-type="float" office:value="0" table:formula="of:=DATEDIF([.C18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Pabacki</text:p>
          </table:table-cell>
          <table:table-cell office:value-type="date" office:date-value="2020-11-09T09:52:17" table:formula="of:=RAND()*1111+DATE(YEAR(TODAY());1;1)" table:style-name="ce25">
            <text:p>09.11.2020</text:p>
          </table:table-cell>
          <table:table-cell office:value-type="float" office:value="0" table:formula="of:=DATEDIF([.C19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Rabacki</text:p>
          </table:table-cell>
          <table:table-cell office:value-type="date" office:date-value="2021-09-27T17:36:04" table:formula="of:=RAND()*1111+DATE(YEAR(TODAY());1;1)" table:style-name="ce25">
            <text:p>27.09.2021</text:p>
          </table:table-cell>
          <table:table-cell office:value-type="float" office:value="0" table:formula="of:=DATEDIF([.C20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Sabacki</text:p>
          </table:table-cell>
          <table:table-cell office:value-type="date" office:date-value="2021-09-28T19:46:50" table:formula="of:=RAND()*1111+DATE(YEAR(TODAY());1;1)" table:style-name="ce25">
            <text:p>28.09.2021</text:p>
          </table:table-cell>
          <table:table-cell office:value-type="float" office:value="0" table:formula="of:=DATEDIF([.C21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Tabacki</text:p>
          </table:table-cell>
          <table:table-cell office:value-type="date" office:date-value="2021-08-10T05:46:26" table:formula="of:=RAND()*1111+DATE(YEAR(TODAY());1;1)" table:style-name="ce25">
            <text:p>10.08.2021</text:p>
          </table:table-cell>
          <table:table-cell office:value-type="float" office:value="0" table:formula="of:=DATEDIF([.C22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Uabacki</text:p>
          </table:table-cell>
          <table:table-cell office:value-type="date" office:date-value="2021-08-07T00:01:28" table:formula="of:=RAND()*1111+DATE(YEAR(TODAY());1;1)" table:style-name="ce25">
            <text:p>07.08.2021</text:p>
          </table:table-cell>
          <table:table-cell office:value-type="float" office:value="0" table:formula="of:=DATEDIF([.C23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Wabacki</text:p>
          </table:table-cell>
          <table:table-cell office:value-type="date" office:date-value="2020-02-09T00:49:35" table:formula="of:=RAND()*1111+DATE(YEAR(TODAY());1;1)" table:style-name="ce25">
            <text:p>09.02.2020</text:p>
          </table:table-cell>
          <table:table-cell office:value-type="float" office:value="88" table:formula="of:=DATEDIF([.C24];[.$B$1];&quot;d&quot; )" table:style-name="ce26">
            <text:p>8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Xabacki</text:p>
          </table:table-cell>
          <table:table-cell office:value-type="date" office:date-value="2020-07-27T00:11:33" table:formula="of:=RAND()*1111+DATE(YEAR(TODAY());1;1)" table:style-name="ce25">
            <text:p>27.07.2020</text:p>
          </table:table-cell>
          <table:table-cell office:value-type="float" office:value="0" table:formula="of:=DATEDIF([.C25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Yabacki</text:p>
          </table:table-cell>
          <table:table-cell office:value-type="date" office:date-value="2022-03-20T11:46:56" table:formula="of:=RAND()*1111+DATE(YEAR(TODAY());1;1)" table:style-name="ce25">
            <text:p>20.03.2022</text:p>
          </table:table-cell>
          <table:table-cell office:value-type="float" office:value="0" table:formula="of:=DATEDIF([.C26];[.$B$1];&quot;d&quot; )" table:style-name="ce26">
            <text:p>#LICZBA!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5">
            <text:p>Zabacki</text:p>
          </table:table-cell>
          <table:table-cell office:value-type="date" office:date-value="2021-07-22T05:15:19" table:formula="of:=RAND()*1111+DATE(YEAR(TODAY());1;1)" table:style-name="ce25">
            <text:p>22.07.2021</text:p>
          </table:table-cell>
          <table:table-cell office:value-type="float" office:value="0" table:formula="of:=DATEDIF([.C27];[.$B$1];&quot;d&quot; )" table:style-name="ce26">
            <text:p>#LICZBA!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  <table:table table:name="7_Aukcja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35">
            <text:p>Użytkownik</text:p>
          </table:table-cell>
          <table:covered-table-cell table:number-columns-repeated="2"/>
          <table:table-cell office:value-type="string" table:style-name="ce27">
            <text:p>Cena</text:p>
          </table:table-cell>
          <table:table-cell office:value-type="string" table:style-name="ce27">
            <text:p>Liczba sztuk</text:p>
          </table:table-cell>
          <table:table-cell office:value-type="string" table:number-columns-spanned="6" table:number-rows-spanned="1" table:style-name="ce35">
            <text:p>Data</text:p>
          </table:table-cell>
          <table:covered-table-cell table:number-columns-repeated="5"/>
          <table:table-cell office:value-type="string" table:style-name="ce27">
            <text:p>Koszt przesyłki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gula1</text:p>
          </table:table-cell>
          <table:table-cell office:value-type="string" table:style-name="ce29">
            <text:p>(70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nie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20M33S" table:style-name="ce32">
            <text:p>20:20:3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ydrant</text:p>
          </table:table-cell>
          <table:table-cell office:value-type="string" table:style-name="ce29">
            <text:p>(153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27M16S" table:style-name="ce32">
            <text:p>10:27:16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3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lawka_b4</text:p>
          </table:table-cell>
          <table:table-cell office:value-type="string" table:style-name="ce29">
            <text:p>(123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8M28S" table:style-name="ce32">
            <text:p>12:58:28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4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olimpiada1978</text:p>
          </table:table-cell>
          <table:table-cell office:value-type="string" table:style-name="ce29">
            <text:p>(81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47M14S" table:style-name="ce32">
            <text:p>13:47:14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5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ichalekw</text:p>
          </table:table-cell>
          <table:table-cell office:value-type="string" table:style-name="ce29">
            <text:p>(184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3" table:formula="of:=ROUND(RAND()*6+1;0)" table:style-name="ce29">
            <text:p>3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15M38S" table:style-name="ce32">
            <text:p>22:15:38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6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rwa97r</text:p>
          </table:table-cell>
          <table:table-cell office:value-type="string" table:style-name="ce29">
            <text:p>(27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18M53S" table:style-name="ce32">
            <text:p>12:18:5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7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gdaF_1</text:p>
          </table:table-cell>
          <table:table-cell office:value-type="string" table:style-name="ce29">
            <text:p>(61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31M3S" table:style-name="ce32">
            <text:p>12:31:0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8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usia_P</text:p>
          </table:table-cell>
          <table:table-cell office:value-type="string" table:style-name="ce29">
            <text:p>(79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10M41S" table:style-name="ce32">
            <text:p>14:10:41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9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Adieu_15</text:p>
          </table:table-cell>
          <table:table-cell office:value-type="string" table:style-name="ce29">
            <text:p>(126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3" table:formula="of:=ROUND(RAND()*6+1;0)" table:style-name="ce29">
            <text:p>3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53M14S" table:style-name="ce32">
            <text:p>15:53:14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0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ejah5454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6H21M34S" table:style-name="ce32">
            <text:p>16:21:34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1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wcias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4" table:formula="of:=ROUND(RAND()*6+1;0)" table:style-name="ce29">
            <text:p>4</text:p>
          </table:table-cell>
          <table:table-cell office:value-type="string" table:style-name="ce31">
            <text:p>czw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8H48M56S" table:style-name="ce32">
            <text:p>18:48:56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2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_marley_</text:p>
          </table:table-cell>
          <table:table-cell office:value-type="string" table:style-name="ce29">
            <text:p>(4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pią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4M1S" table:style-name="ce32">
            <text:p>17:04:01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3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milka-ania</text:p>
          </table:table-cell>
          <table:table-cell office:value-type="string" table:style-name="ce29">
            <text:p>(175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7H41M15S" table:style-name="ce32">
            <text:p>07:41:15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14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paczusia</text:p>
          </table:table-cell>
          <table:table-cell office:value-type="string" table:style-name="ce29">
            <text:p>(2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35M35S" table:style-name="ce32">
            <text:p>17:35:35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15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natasza24</text:p>
          </table:table-cell>
          <table:table-cell office:value-type="string" table:style-name="ce29">
            <text:p>(7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1H0M43S" table:style-name="ce32">
            <text:p>11:00:4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6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prprpr</text:p>
          </table:table-cell>
          <table:table-cell office:value-type="string" table:style-name="ce29">
            <text:p>(7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4" table:formula="of:=ROUND(RAND()*6+1;0)" table:style-name="ce29">
            <text:p>4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6M0S" table:style-name="ce32">
            <text:p>22:06:00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7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addaamm</text:p>
          </table:table-cell>
          <table:table-cell office:value-type="string" table:style-name="ce29">
            <text:p>(10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9M31S" table:style-name="ce32">
            <text:p>20:09:31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18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Magda_88</text:p>
          </table:table-cell>
          <table:table-cell office:value-type="string" table:style-name="ce29">
            <text:p>(4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21M29S" table:style-name="ce32">
            <text:p>22:21:29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19]&gt;2;&quot;17zł&quot;;&quot;10zł&quot; )" table:style-name="ce33">
            <text:p>10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lion31</text:p>
          </table:table-cell>
          <table:table-cell office:value-type="string" table:style-name="ce29">
            <text:p>(7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śro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57M53S" table:style-name="ce32">
            <text:p>22:57:5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0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kotek1221</text:p>
          </table:table-cell>
          <table:table-cell office:value-type="string" table:style-name="ce29">
            <text:p>(12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13M13S" table:style-name="ce32">
            <text:p>10:13:13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1]&gt;2;&quot;17zł&quot;;&quot;10zł&quot; )" table:style-name="ce33">
            <text:p>17zł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kwalon</text:p>
          </table:table-cell>
          <table:table-cell office:value-type="string" table:style-name="ce29">
            <text:p>(261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6" table:formula="of:=ROUND(RAND()*6+1;0)" table:style-name="ce29">
            <text:p>6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7M2S" table:style-name="ce32">
            <text:p>12:57:02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2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joanna_tancerka</text:p>
          </table:table-cell>
          <table:table-cell office:value-type="string" table:style-name="ce29">
            <text:p>(22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2" table:formula="of:=ROUND(RAND()*6+1;0)" table:style-name="ce29">
            <text:p>2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3M15S" table:style-name="ce32">
            <text:p>14:03:15</text:p>
          </table:table-cell>
          <table:table-cell office:value-type="string" table:style-name="ce29">
            <text:p>CET</text:p>
          </table:table-cell>
          <table:table-cell office:value-type="string" office:string-value="10zł" table:formula="of:=IF([.$E23]&gt;2;&quot;17zł&quot;;&quot;10zł&quot; )" table:style-name="ce33">
            <text:p>10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a17</text:p>
          </table:table-cell>
          <table:table-cell office:value-type="string" table:style-name="ce29">
            <text:p>(0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7" table:formula="of:=ROUND(RAND()*6+1;0)" table:style-name="ce29">
            <text:p>7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6M30S" table:style-name="ce32">
            <text:p>15:06:30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4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onia17</text:p>
          </table:table-cell>
          <table:table-cell office:value-type="string" table:style-name="ce29">
            <text:p>(38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4" table:formula="of:=ROUND(RAND()*6+1;0)" table:style-name="ce29">
            <text:p>4</text:p>
          </table:table-cell>
          <table:table-cell office:value-type="string" table:style-name="ce31">
            <text:p>pią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9M49S" table:style-name="ce32">
            <text:p>22:09:49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5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kasia89</text:p>
          </table:table-cell>
          <table:table-cell office:value-type="string" table:style-name="ce29">
            <text:p>(139)</text:p>
          </table:table-cell>
          <table:table-cell table:style-name="ce29"/>
          <table:table-cell office:value-type="float" office:value="34.5" table:style-name="ce30">
            <text:p>34,50 zł<text:s/></text:p>
          </table:table-cell>
          <table:table-cell office:value-type="float" office:value="5" table:formula="of:=ROUND(RAND()*6+1;0)" table:style-name="ce29">
            <text:p>5</text:p>
          </table:table-cell>
          <table:table-cell office:value-type="string" table:style-name="ce31">
            <text:p>sob</text:p>
          </table:table-cell>
          <table:table-cell office:value-type="float" office:value="28" table:style-name="ce29">
            <text:p>2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50M58S" table:style-name="ce32">
            <text:p>13:50:58</text:p>
          </table:table-cell>
          <table:table-cell office:value-type="string" table:style-name="ce29">
            <text:p>CET</text:p>
          </table:table-cell>
          <table:table-cell office:value-type="string" office:string-value="17zł" table:formula="of:=IF([.$E26]&gt;2;&quot;17zł&quot;;&quot;10zł&quot; )" table:style-name="ce33">
            <text:p>17zł</text:p>
          </table:table-cell>
          <table:table-cell table:number-columns-repeated="16372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8_Aukcja_II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22" table:default-cell-style-name="ce1"/>
        <table:table-column table:style-name="co23" table:default-cell-style-name="ce1"/>
        <table:table-column table:style-name="co17" table:number-columns-repeated="1012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39">
            <text:p>Użytkownik</text:p>
          </table:table-cell>
          <table:covered-table-cell table:number-columns-repeated="2"/>
          <table:table-cell office:value-type="string" table:style-name="ce27">
            <text:p>Cena</text:p>
          </table:table-cell>
          <table:table-cell office:value-type="string" table:style-name="ce27">
            <text:p>Liczba sztuk</text:p>
          </table:table-cell>
          <table:table-cell office:value-type="string" table:number-columns-spanned="6" table:number-rows-spanned="1" table:style-name="ce35">
            <text:p>Data</text:p>
          </table:table-cell>
          <table:covered-table-cell table:number-columns-repeated="5"/>
          <table:table-cell office:value-type="string" table:style-name="ce27">
            <text:p>Koszt przesyłki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gula1</text:p>
          </table:table-cell>
          <table:table-cell office:value-type="string" table:style-name="ce36">
            <text:p>(70)</text:p>
          </table:table-cell>
          <table:table-cell table:style-name="ce36"/>
          <table:table-cell office:value-type="float" office:value="24.2" table:formula="of:=ROUND(RAND()*20+10;1)" table:style-name="ce30">
            <text:p>24,20 zł<text:s/></text:p>
          </table:table-cell>
          <table:table-cell office:value-type="float" office:value="2" table:style-name="ce36">
            <text:p>2</text:p>
          </table:table-cell>
          <table:table-cell office:value-type="string" table:style-name="ce31">
            <text:p>nie</text:p>
          </table:table-cell>
          <table:table-cell office:value-type="float" office:value="15" table:style-name="ce29">
            <text:p>1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20M33S" table:style-name="ce32">
            <text:p>20:20:3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];[.E2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ydrant</text:p>
          </table:table-cell>
          <table:table-cell office:value-type="string" table:style-name="ce29">
            <text:p>(153)</text:p>
          </table:table-cell>
          <table:table-cell table:style-name="ce29"/>
          <table:table-cell office:value-type="float" office:value="19.3" table:formula="of:=ROUND(RAND()*20+10;1)" table:style-name="ce30">
            <text:p>19,3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27M16S" table:style-name="ce32">
            <text:p>10:27:16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3];[.E3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lawka_b4</text:p>
          </table:table-cell>
          <table:table-cell office:value-type="string" table:style-name="ce29">
            <text:p>(123)</text:p>
          </table:table-cell>
          <table:table-cell table:style-name="ce29"/>
          <table:table-cell office:value-type="float" office:value="22.8" table:formula="of:=ROUND(RAND()*20+10;1)" table:style-name="ce30">
            <text:p>22,8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8M28S" table:style-name="ce32">
            <text:p>12:58:28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4];[.E4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olimpiada1978</text:p>
          </table:table-cell>
          <table:table-cell office:value-type="string" table:style-name="ce29">
            <text:p>(81)</text:p>
          </table:table-cell>
          <table:table-cell table:style-name="ce29"/>
          <table:table-cell office:value-type="float" office:value="24.9" table:formula="of:=ROUND(RAND()*20+10;1)" table:style-name="ce30">
            <text:p>24,90 zł<text:s/></text:p>
          </table:table-cell>
          <table:table-cell office:value-type="float" office:value="3" table:style-name="ce29">
            <text:p>3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47M14S" table:style-name="ce32">
            <text:p>13:47:14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5];[.E5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ichalekw</text:p>
          </table:table-cell>
          <table:table-cell office:value-type="string" table:style-name="ce29">
            <text:p>(184)</text:p>
          </table:table-cell>
          <table:table-cell table:style-name="ce29"/>
          <table:table-cell office:value-type="float" office:value="21.6" table:formula="of:=ROUND(RAND()*20+10;1)" table:style-name="ce30">
            <text:p>21,6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on</text:p>
          </table:table-cell>
          <table:table-cell office:value-type="float" office:value="16" table:style-name="ce29">
            <text:p>1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15M38S" table:style-name="ce32">
            <text:p>22:15:38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6];[.E6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rwa97r</text:p>
          </table:table-cell>
          <table:table-cell office:value-type="string" table:style-name="ce29">
            <text:p>(27)</text:p>
          </table:table-cell>
          <table:table-cell table:style-name="ce29"/>
          <table:table-cell office:value-type="float" office:value="27.8" table:formula="of:=ROUND(RAND()*20+10;1)" table:style-name="ce30">
            <text:p>27,8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18M53S" table:style-name="ce32">
            <text:p>12:18:5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7];[.E7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gdaF_1</text:p>
          </table:table-cell>
          <table:table-cell office:value-type="string" table:style-name="ce29">
            <text:p>(61)</text:p>
          </table:table-cell>
          <table:table-cell table:style-name="ce29"/>
          <table:table-cell office:value-type="float" office:value="29.7" table:formula="of:=ROUND(RAND()*20+10;1)" table:style-name="ce30">
            <text:p>29,7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31M3S" table:style-name="ce32">
            <text:p>12:31:0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8];[.E8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usia_P</text:p>
          </table:table-cell>
          <table:table-cell office:value-type="string" table:style-name="ce29">
            <text:p>(79)</text:p>
          </table:table-cell>
          <table:table-cell table:style-name="ce29"/>
          <table:table-cell office:value-type="float" office:value="16.3" table:formula="of:=ROUND(RAND()*20+10;1)" table:style-name="ce30">
            <text:p>16,3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wto</text:p>
          </table:table-cell>
          <table:table-cell office:value-type="float" office:value="17" table:style-name="ce29">
            <text:p>1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10M41S" table:style-name="ce32">
            <text:p>14:10:41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9];[.E9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Adieu_15</text:p>
          </table:table-cell>
          <table:table-cell office:value-type="string" table:style-name="ce29">
            <text:p>(126)</text:p>
          </table:table-cell>
          <table:table-cell table:style-name="ce29"/>
          <table:table-cell office:value-type="float" office:value="19" table:formula="of:=ROUND(RAND()*20+10;1)" table:style-name="ce30">
            <text:p>19,0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53M14S" table:style-name="ce32">
            <text:p>15:53:14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10];[.E10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hejah5454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25.1" table:formula="of:=ROUND(RAND()*20+10;1)" table:style-name="ce30">
            <text:p>25,1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śro</text:p>
          </table:table-cell>
          <table:table-cell office:value-type="float" office:value="18" table:style-name="ce29">
            <text:p>1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6H21M34S" table:style-name="ce32">
            <text:p>16:21:34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1];[.E11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wcias</text:p>
          </table:table-cell>
          <table:table-cell office:value-type="string" table:style-name="ce29">
            <text:p>(2)</text:p>
          </table:table-cell>
          <table:table-cell table:style-name="ce29"/>
          <table:table-cell office:value-type="float" office:value="29.1" table:formula="of:=ROUND(RAND()*20+10;1)" table:style-name="ce30">
            <text:p>29,1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czw</text:p>
          </table:table-cell>
          <table:table-cell office:value-type="float" office:value="19" table:style-name="ce29">
            <text:p>19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8H48M56S" table:style-name="ce32">
            <text:p>18:48:56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2];[.E12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_marley_</text:p>
          </table:table-cell>
          <table:table-cell office:value-type="string" table:style-name="ce29">
            <text:p>(48)</text:p>
          </table:table-cell>
          <table:table-cell table:style-name="ce29"/>
          <table:table-cell office:value-type="float" office:value="21.7" table:formula="of:=ROUND(RAND()*20+10;1)" table:style-name="ce30">
            <text:p>21,7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pią</text:p>
          </table:table-cell>
          <table:table-cell office:value-type="float" office:value="20" table:style-name="ce29">
            <text:p>20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4M1S" table:style-name="ce32">
            <text:p>17:04:01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3];[.E13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emilka-ania</text:p>
          </table:table-cell>
          <table:table-cell office:value-type="string" table:style-name="ce29">
            <text:p>(175)</text:p>
          </table:table-cell>
          <table:table-cell table:style-name="ce29"/>
          <table:table-cell office:value-type="float" office:value="22.8" table:formula="of:=ROUND(RAND()*20+10;1)" table:style-name="ce30">
            <text:p>22,8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7H41M15S" table:style-name="ce32">
            <text:p>07:41:15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4];[.E14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paczusia</text:p>
          </table:table-cell>
          <table:table-cell office:value-type="string" table:style-name="ce29">
            <text:p>(28)</text:p>
          </table:table-cell>
          <table:table-cell table:style-name="ce29"/>
          <table:table-cell office:value-type="float" office:value="17.2" table:formula="of:=ROUND(RAND()*20+10;1)" table:style-name="ce30">
            <text:p>17,2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sob</text:p>
          </table:table-cell>
          <table:table-cell office:value-type="float" office:value="21" table:style-name="ce29">
            <text:p>21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7H35M35S" table:style-name="ce32">
            <text:p>17:35:35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5];[.E15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natasza24</text:p>
          </table:table-cell>
          <table:table-cell office:value-type="string" table:style-name="ce29">
            <text:p>(72)</text:p>
          </table:table-cell>
          <table:table-cell table:style-name="ce29"/>
          <table:table-cell office:value-type="float" office:value="25" table:formula="of:=ROUND(RAND()*20+10;1)" table:style-name="ce30">
            <text:p>25,0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1H0M43S" table:style-name="ce32">
            <text:p>11:00:4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6];[.E16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prprpr</text:p>
          </table:table-cell>
          <table:table-cell office:value-type="string" table:style-name="ce29">
            <text:p>(7)</text:p>
          </table:table-cell>
          <table:table-cell table:style-name="ce29"/>
          <table:table-cell office:value-type="float" office:value="15.1" table:formula="of:=ROUND(RAND()*20+10;1)" table:style-name="ce30">
            <text:p>15,1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on</text:p>
          </table:table-cell>
          <table:table-cell office:value-type="float" office:value="23" table:style-name="ce29">
            <text:p>23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6M0S" table:style-name="ce32">
            <text:p>22:06:00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17];[.E17])&lt;20;&quot;12,50zł&quot;;&quot;9,90zł&quot; )" table:style-name="ce37">
            <text:p><text:s/>12,5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addaamm</text:p>
          </table:table-cell>
          <table:table-cell office:value-type="string" table:style-name="ce29">
            <text:p>(10)</text:p>
          </table:table-cell>
          <table:table-cell table:style-name="ce29"/>
          <table:table-cell office:value-type="float" office:value="12.3" table:formula="of:=ROUND(RAND()*20+10;1)" table:style-name="ce30">
            <text:p>12,3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0H9M31S" table:style-name="ce32">
            <text:p>20:09:31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18];[.E18])&lt;20;&quot;12,50zł&quot;;&quot;9,90zł&quot; )" table:style-name="ce37">
            <text:p><text:s/>12,5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Magda_88</text:p>
          </table:table-cell>
          <table:table-cell office:value-type="string" table:style-name="ce29">
            <text:p>(42)</text:p>
          </table:table-cell>
          <table:table-cell table:style-name="ce29"/>
          <table:table-cell office:value-type="float" office:value="25.9" table:formula="of:=ROUND(RAND()*20+10;1)" table:style-name="ce30">
            <text:p>25,9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wto</text:p>
          </table:table-cell>
          <table:table-cell office:value-type="float" office:value="24" table:style-name="ce29">
            <text:p>24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21M29S" table:style-name="ce32">
            <text:p>22:21:29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19];[.E19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lion31</text:p>
          </table:table-cell>
          <table:table-cell office:value-type="string" table:style-name="ce29">
            <text:p>(78)</text:p>
          </table:table-cell>
          <table:table-cell table:style-name="ce29"/>
          <table:table-cell office:value-type="float" office:value="15.1" table:formula="of:=ROUND(RAND()*20+10;1)" table:style-name="ce30">
            <text:p>15,1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śro</text:p>
          </table:table-cell>
          <table:table-cell office:value-type="float" office:value="25" table:style-name="ce29">
            <text:p>25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57M53S" table:style-name="ce32">
            <text:p>22:57:53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20];[.E20])&lt;20;&quot;12,50zł&quot;;&quot;9,90zł&quot; )" table:style-name="ce37">
            <text:p><text:s/>12,5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kotek1221</text:p>
          </table:table-cell>
          <table:table-cell office:value-type="string" table:style-name="ce29">
            <text:p>(122)</text:p>
          </table:table-cell>
          <table:table-cell table:style-name="ce29"/>
          <table:table-cell office:value-type="float" office:value="20.9" table:formula="of:=ROUND(RAND()*20+10;1)" table:style-name="ce30">
            <text:p>20,9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0H13M13S" table:style-name="ce32">
            <text:p>10:13:13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1];[.E21])&lt;20;&quot;12,50zł&quot;;&quot;9,90zł&quot; )" table:style-name="ce37">
            <text:p><text:s/>9,90zł<text:s/></text:p>
          </table:table-cell>
          <table:table-cell table:style-name="ce34"/>
          <table:table-cell table:number-columns-repeated="16371"/>
        </table:table-row>
        <table:table-row table:style-name="ro4">
          <table:table-cell office:value-type="string" table:style-name="ce28">
            <text:p>akwalon</text:p>
          </table:table-cell>
          <table:table-cell office:value-type="string" table:style-name="ce29">
            <text:p>(261)</text:p>
          </table:table-cell>
          <table:table-cell table:style-name="ce29"/>
          <table:table-cell office:value-type="float" office:value="11.7" table:formula="of:=ROUND(RAND()*20+10;1)" table:style-name="ce30">
            <text:p>11,70 zł<text:s/></text:p>
          </table:table-cell>
          <table:table-cell office:value-type="float" office:value="2" table:style-name="ce29">
            <text:p>2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2H57M2S" table:style-name="ce32">
            <text:p>12:57:02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2];[.E22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joanna_tancerka</text:p>
          </table:table-cell>
          <table:table-cell office:value-type="string" table:style-name="ce29">
            <text:p>(22)</text:p>
          </table:table-cell>
          <table:table-cell table:style-name="ce29"/>
          <table:table-cell office:value-type="float" office:value="27.4" table:formula="of:=ROUND(RAND()*20+10;1)" table:style-name="ce30">
            <text:p>27,4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4H3M15S" table:style-name="ce32">
            <text:p>14:03:15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3];[.E23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arta17</text:p>
          </table:table-cell>
          <table:table-cell office:value-type="string" table:style-name="ce29">
            <text:p>(0)</text:p>
          </table:table-cell>
          <table:table-cell table:style-name="ce29"/>
          <table:table-cell office:value-type="float" office:value="25.7" table:formula="of:=ROUND(RAND()*20+10;1)" table:style-name="ce30">
            <text:p>25,70 zł<text:s/></text:p>
          </table:table-cell>
          <table:table-cell office:value-type="float" office:value="3" table:style-name="ce29">
            <text:p>3</text:p>
          </table:table-cell>
          <table:table-cell office:value-type="string" table:style-name="ce31">
            <text:p>czw</text:p>
          </table:table-cell>
          <table:table-cell office:value-type="float" office:value="26" table:style-name="ce29">
            <text:p>26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5H6M30S" table:style-name="ce32">
            <text:p>15:06:30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4];[.E24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monia17</text:p>
          </table:table-cell>
          <table:table-cell office:value-type="string" table:style-name="ce29">
            <text:p>(38)</text:p>
          </table:table-cell>
          <table:table-cell table:style-name="ce29"/>
          <table:table-cell office:value-type="float" office:value="22.1" table:formula="of:=ROUND(RAND()*20+10;1)" table:style-name="ce30">
            <text:p>22,10 zł<text:s/></text:p>
          </table:table-cell>
          <table:table-cell office:value-type="float" office:value="1" table:style-name="ce29">
            <text:p>1</text:p>
          </table:table-cell>
          <table:table-cell office:value-type="string" table:style-name="ce31">
            <text:p>pią</text:p>
          </table:table-cell>
          <table:table-cell office:value-type="float" office:value="27" table:style-name="ce29">
            <text:p>27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22H9M49S" table:style-name="ce32">
            <text:p>22:09:49</text:p>
          </table:table-cell>
          <table:table-cell office:value-type="string" table:style-name="ce29">
            <text:p>CET</text:p>
          </table:table-cell>
          <table:table-cell office:value-type="string" office:string-value="9,90zł" table:formula="of:=IF(PRODUCT([.D25];[.E25])&lt;20;&quot;12,50zł&quot;;&quot;9,90zł&quot; )" table:style-name="ce37">
            <text:p><text:s/>9,90zł<text:s/>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8">
            <text:p>kasia89</text:p>
          </table:table-cell>
          <table:table-cell office:value-type="string" table:style-name="ce38">
            <text:p>(139)</text:p>
          </table:table-cell>
          <table:table-cell table:style-name="ce38"/>
          <table:table-cell office:value-type="float" office:value="15.5" table:formula="of:=ROUND(RAND()*20+10;1)" table:style-name="ce30">
            <text:p>15,50 zł<text:s/></text:p>
          </table:table-cell>
          <table:table-cell office:value-type="float" office:value="1" table:style-name="ce38">
            <text:p>1</text:p>
          </table:table-cell>
          <table:table-cell office:value-type="string" table:style-name="ce31">
            <text:p>sob</text:p>
          </table:table-cell>
          <table:table-cell office:value-type="float" office:value="28" table:style-name="ce29">
            <text:p>28</text:p>
          </table:table-cell>
          <table:table-cell office:value-type="string" table:style-name="ce29">
            <text:p>lis</text:p>
          </table:table-cell>
          <table:table-cell office:value-type="float" office:value="2020" table:formula="of:=YEAR(TODAY())" table:style-name="ce29">
            <text:p>2020</text:p>
          </table:table-cell>
          <table:table-cell office:value-type="time" office:time-value="PT13H50M58S" table:style-name="ce32">
            <text:p>13:50:58</text:p>
          </table:table-cell>
          <table:table-cell office:value-type="string" table:style-name="ce29">
            <text:p>CET</text:p>
          </table:table-cell>
          <table:table-cell office:value-type="string" office:string-value="12,50zł" table:formula="of:=IF(PRODUCT([.D26];[.E26])&lt;20;&quot;12,50zł&quot;;&quot;9,90zł&quot; )" table:style-name="ce37">
            <text:p><text:s/>12,50zł<text:s/></text:p>
          </table:table-cell>
          <table:table-cell table:number-columns-repeated="16372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9_Telefon" table:style-name="ta2">
        <table:table-column table:style-name="co6" table:default-cell-style-name="ce1"/>
        <table:table-column table:style-name="co24" table:default-cell-style-name="ce1"/>
        <table:table-column table:style-name="co25" table:default-cell-style-name="ce1" table:visibility="collapse"/>
        <table:table-column table:style-name="co18" table:default-cell-style-name="ce1"/>
        <table:table-column table:style-name="co26" table:default-cell-style-name="ce1"/>
        <table:table-column table:style-name="co23" table:default-cell-style-name="ce1"/>
        <table:table-column table:style-name="co13" table:default-cell-style-name="ce1"/>
        <table:table-column table:style-name="co17" table:number-columns-repeated="1017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40">
            <text:p>Nr telefonu</text:p>
          </table:table-cell>
          <table:table-cell office:value-type="string" table:style-name="ce40">
            <text:p>Doładowanie</text:p>
          </table:table-cell>
          <table:table-cell office:value-type="string" table:style-name="ce40">
            <text:p>Forma</text:p>
          </table:table-cell>
          <table:table-cell office:value-type="string" table:style-name="ce40">
            <text:p>Forma</text:p>
          </table:table-cell>
          <table:table-cell office:value-type="string" table:style-name="ce40">
            <text:p>Data doładowania</text:p>
          </table:table-cell>
          <table:table-cell office:value-type="string" table:style-name="ce40">
            <text:p>Kwota bonusu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ternet</text:p>
          </table:table-cell>
          <table:table-cell table:number-columns-repeated="16365"/>
        </table:table-row>
        <table:table-row table:style-name="ro4">
          <table:table-cell office:value-type="string" office:string-value="602648591" table:formula="of:=&quot;60&quot;&amp;2*ROUND(RAND()*4;0)&amp;ROUND(RAND()*800000+100000;0)" table:style-name="ce41">
            <text:p>602648591</text:p>
          </table:table-cell>
          <table:table-cell office:value-type="float" office:value="32.200000000000003" table:formula="of:=ROUND(RAND()*200+10;1)" table:style-name="ce42">
            <text:p>32,20 zł<text:s/></text:p>
          </table:table-cell>
          <table:table-cell office:value-type="float" office:value="3" table:formula="of:=ROUND(RAND()*2+1;0)" table:style-name="ce43">
            <text:p>3<text:s text:c="6"/></text:p>
          </table:table-cell>
          <table:table-cell office:value-type="string" office:string-value="bankomat" table:formula="of:=VLOOKUP([.C2];[.$R$1:.$S$3];2)" table:style-name="ce44">
            <text:p>bankomat</text:p>
          </table:table-cell>
          <table:table-cell office:value-type="date" office:date-value="2010-01-31T19:02:03" table:formula="of:=ROUND(RAND()*365+40179;4)" table:style-name="ce45">
            <text:p>31 sty (o31z.19:02:04)</text:p>
          </table:table-cell>
          <table:table-cell office:value-type="float" office:value="0" table:formula="of:=IF([.D2]=&quot;internet&quot;;[.B2]/10;0)" table:style-name="ce46">
            <text:p>0</text:p>
          </table:table-cell>
          <table:table-cell table:style-name="ce47"/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drapka</text:p>
          </table:table-cell>
          <table:table-cell table:number-columns-repeated="16365"/>
        </table:table-row>
        <table:table-row table:style-name="ro4">
          <table:table-cell office:value-type="string" office:string-value="608402926" table:formula="of:=&quot;60&quot;&amp;2*ROUND(RAND()*4;0)&amp;ROUND(RAND()*800000+100000;0)" table:style-name="ce48">
            <text:p>608402926</text:p>
          </table:table-cell>
          <table:table-cell office:value-type="float" office:value="91.2" table:formula="of:=ROUND(RAND()*200+10;1)" table:style-name="ce30">
            <text:p>91,2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];[.$R$1:.$S$3];2)" table:style-name="ce50">
            <text:p>zdrapka</text:p>
          </table:table-cell>
          <table:table-cell office:value-type="date" office:date-value="2010-12-12T04:11:08" table:formula="of:=ROUND(RAND()*365+40179;4)" table:style-name="ce51">
            <text:p>12 gru (o12z.04:11:08)</text:p>
          </table:table-cell>
          <table:table-cell office:value-type="float" office:value="0" table:formula="of:=IF([.D3]=&quot;internet&quot;;[.B3]/10;0)" table:style-name="ce46">
            <text:p>0</text:p>
          </table:table-cell>
          <table:table-cell table:number-columns-repeated="11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ankomat</text:p>
          </table:table-cell>
          <table:table-cell table:number-columns-repeated="16365"/>
        </table:table-row>
        <table:table-row table:style-name="ro4">
          <table:table-cell office:value-type="string" office:string-value="604142929" table:formula="of:=&quot;60&quot;&amp;2*ROUND(RAND()*4;0)&amp;ROUND(RAND()*800000+100000;0)" table:style-name="ce48">
            <text:p>604142929</text:p>
          </table:table-cell>
          <table:table-cell office:value-type="float" office:value="179.3" table:formula="of:=ROUND(RAND()*200+10;1)" table:style-name="ce30">
            <text:p>179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];[.$R$1:.$S$3];2)" table:style-name="ce50">
            <text:p>zdrapka</text:p>
          </table:table-cell>
          <table:table-cell office:value-type="date" office:date-value="2010-12-19T23:47:02" table:formula="of:=ROUND(RAND()*365+40179;4)" table:style-name="ce51">
            <text:p>19 gru (o19z.23:47:02)</text:p>
          </table:table-cell>
          <table:table-cell office:value-type="float" office:value="0" table:formula="of:=IF([.D4]=&quot;internet&quot;;[.B4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587553" table:formula="of:=&quot;60&quot;&amp;2*ROUND(RAND()*4;0)&amp;ROUND(RAND()*800000+100000;0)" table:style-name="ce48">
            <text:p>604587553</text:p>
          </table:table-cell>
          <table:table-cell office:value-type="float" office:value="16.600000000000001" table:formula="of:=ROUND(RAND()*200+10;1)" table:style-name="ce30">
            <text:p>16,6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5];[.$R$1:.$S$3];2)" table:style-name="ce50">
            <text:p>bankomat</text:p>
          </table:table-cell>
          <table:table-cell office:value-type="date" office:date-value="2010-11-03T15:04:36" table:formula="of:=ROUND(RAND()*365+40179;4)" table:style-name="ce51">
            <text:p>03 lis (o3z.15:04:36)</text:p>
          </table:table-cell>
          <table:table-cell office:value-type="float" office:value="0" table:formula="of:=IF([.D5]=&quot;internet&quot;;[.B5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467336" table:formula="of:=&quot;60&quot;&amp;2*ROUND(RAND()*4;0)&amp;ROUND(RAND()*800000+100000;0)" table:style-name="ce48">
            <text:p>602467336</text:p>
          </table:table-cell>
          <table:table-cell office:value-type="float" office:value="29.9" table:formula="of:=ROUND(RAND()*200+10;1)" table:style-name="ce30">
            <text:p>29,9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6];[.$R$1:.$S$3];2)" table:style-name="ce50">
            <text:p>zdrapka</text:p>
          </table:table-cell>
          <table:table-cell office:value-type="date" office:date-value="2010-06-09T13:53:19" table:formula="of:=ROUND(RAND()*365+40179;4)" table:style-name="ce51">
            <text:p>09 cze (o9z.13:53:20)</text:p>
          </table:table-cell>
          <table:table-cell office:value-type="float" office:value="0" table:formula="of:=IF([.D6]=&quot;internet&quot;;[.B6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161657" table:formula="of:=&quot;60&quot;&amp;2*ROUND(RAND()*4;0)&amp;ROUND(RAND()*800000+100000;0)" table:style-name="ce48">
            <text:p>602161657</text:p>
          </table:table-cell>
          <table:table-cell office:value-type="float" office:value="173.1" table:formula="of:=ROUND(RAND()*200+10;1)" table:style-name="ce30">
            <text:p>173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7];[.$R$1:.$S$3];2)" table:style-name="ce50">
            <text:p>zdrapka</text:p>
          </table:table-cell>
          <table:table-cell office:value-type="date" office:date-value="2010-11-25T23:43:00" table:formula="of:=ROUND(RAND()*365+40179;4)" table:style-name="ce51">
            <text:p>25 lis (o25z.23:43:00)</text:p>
          </table:table-cell>
          <table:table-cell office:value-type="float" office:value="0" table:formula="of:=IF([.D7]=&quot;internet&quot;;[.B7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895738" table:formula="of:=&quot;60&quot;&amp;2*ROUND(RAND()*4;0)&amp;ROUND(RAND()*800000+100000;0)" table:style-name="ce48">
            <text:p>606895738</text:p>
          </table:table-cell>
          <table:table-cell office:value-type="float" office:value="25.6" table:formula="of:=ROUND(RAND()*200+10;1)" table:style-name="ce30">
            <text:p>25,6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8];[.$R$1:.$S$3];2)" table:style-name="ce50">
            <text:p>zdrapka</text:p>
          </table:table-cell>
          <table:table-cell office:value-type="date" office:date-value="2010-09-12T01:01:03" table:formula="of:=ROUND(RAND()*365+40179;4)" table:style-name="ce51">
            <text:p>12 wrz (o12z.01:01:03)</text:p>
          </table:table-cell>
          <table:table-cell office:value-type="float" office:value="0" table:formula="of:=IF([.D8]=&quot;internet&quot;;[.B8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8871567" table:formula="of:=&quot;60&quot;&amp;2*ROUND(RAND()*4;0)&amp;ROUND(RAND()*800000+100000;0)" table:style-name="ce48">
            <text:p>608871567</text:p>
          </table:table-cell>
          <table:table-cell office:value-type="float" office:value="166.3" table:formula="of:=ROUND(RAND()*200+10;1)" table:style-name="ce30">
            <text:p>166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9];[.$R$1:.$S$3];2)" table:style-name="ce50">
            <text:p>zdrapka</text:p>
          </table:table-cell>
          <table:table-cell office:value-type="date" office:date-value="2010-06-02T22:56:47" table:formula="of:=ROUND(RAND()*365+40179;4)" table:style-name="ce51">
            <text:p>02 cze (o2z.22:56:47)</text:p>
          </table:table-cell>
          <table:table-cell office:value-type="float" office:value="0" table:formula="of:=IF([.D9]=&quot;internet&quot;;[.B9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633386" table:formula="of:=&quot;60&quot;&amp;2*ROUND(RAND()*4;0)&amp;ROUND(RAND()*800000+100000;0)" table:style-name="ce48">
            <text:p>604633386</text:p>
          </table:table-cell>
          <table:table-cell office:value-type="float" office:value="150.5" table:formula="of:=ROUND(RAND()*200+10;1)" table:style-name="ce30">
            <text:p>150,5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10];[.$R$1:.$S$3];2)" table:style-name="ce50">
            <text:p>bankomat</text:p>
          </table:table-cell>
          <table:table-cell office:value-type="date" office:date-value="2010-12-11T09:57:01" table:formula="of:=ROUND(RAND()*365+40179;4)" table:style-name="ce51">
            <text:p>11 gru (o11z.09:57:01)</text:p>
          </table:table-cell>
          <table:table-cell office:value-type="float" office:value="0" table:formula="of:=IF([.D10]=&quot;internet&quot;;[.B10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656360" table:formula="of:=&quot;60&quot;&amp;2*ROUND(RAND()*4;0)&amp;ROUND(RAND()*800000+100000;0)" table:style-name="ce48">
            <text:p>604656360</text:p>
          </table:table-cell>
          <table:table-cell office:value-type="float" office:value="31.4" table:formula="of:=ROUND(RAND()*200+10;1)" table:style-name="ce30">
            <text:p>31,4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11];[.$R$1:.$S$3];2)" table:style-name="ce50">
            <text:p>internet</text:p>
          </table:table-cell>
          <table:table-cell office:value-type="date" office:date-value="2010-03-16T21:24:54" table:formula="of:=ROUND(RAND()*365+40179;4)" table:style-name="ce51">
            <text:p>16 mar (o16z.21:24:55)</text:p>
          </table:table-cell>
          <table:table-cell office:value-type="float" office:value="3.1399999999999997" table:formula="of:=IF([.D11]=&quot;internet&quot;;[.B11]/10;0)" table:style-name="ce46">
            <text:p>3,14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8501771" table:formula="of:=&quot;60&quot;&amp;2*ROUND(RAND()*4;0)&amp;ROUND(RAND()*800000+100000;0)" table:style-name="ce48">
            <text:p>608501771</text:p>
          </table:table-cell>
          <table:table-cell office:value-type="float" office:value="56.4" table:formula="of:=ROUND(RAND()*200+10;1)" table:style-name="ce30">
            <text:p>56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2];[.$R$1:.$S$3];2)" table:style-name="ce50">
            <text:p>zdrapka</text:p>
          </table:table-cell>
          <table:table-cell office:value-type="date" office:date-value="2010-10-16T15:23:19" table:formula="of:=ROUND(RAND()*365+40179;4)" table:style-name="ce51">
            <text:p>16 paź (o16z.15:23:20)</text:p>
          </table:table-cell>
          <table:table-cell office:value-type="float" office:value="0" table:formula="of:=IF([.D12]=&quot;internet&quot;;[.B12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0724118" table:formula="of:=&quot;60&quot;&amp;2*ROUND(RAND()*4;0)&amp;ROUND(RAND()*800000+100000;0)" table:style-name="ce48">
            <text:p>600724118</text:p>
          </table:table-cell>
          <table:table-cell office:value-type="float" office:value="28.2" table:formula="of:=ROUND(RAND()*200+10;1)" table:style-name="ce30">
            <text:p>28,2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13];[.$R$1:.$S$3];2)" table:style-name="ce50">
            <text:p>internet</text:p>
          </table:table-cell>
          <table:table-cell office:value-type="date" office:date-value="2010-10-01T13:18:11" table:formula="of:=ROUND(RAND()*365+40179;4)" table:style-name="ce51">
            <text:p>01 paź (o1z.13:18:12)</text:p>
          </table:table-cell>
          <table:table-cell office:value-type="float" office:value="2.82" table:formula="of:=IF([.D13]=&quot;internet&quot;;[.B13]/10;0)" table:style-name="ce46">
            <text:p>2,82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2611628" table:formula="of:=&quot;60&quot;&amp;2*ROUND(RAND()*4;0)&amp;ROUND(RAND()*800000+100000;0)" table:style-name="ce48">
            <text:p>602611628</text:p>
          </table:table-cell>
          <table:table-cell office:value-type="float" office:value="199.4" table:formula="of:=ROUND(RAND()*200+10;1)" table:style-name="ce30">
            <text:p>199,4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14];[.$R$1:.$S$3];2)" table:style-name="ce50">
            <text:p>bankomat</text:p>
          </table:table-cell>
          <table:table-cell office:value-type="date" office:date-value="2010-03-07T12:06:37" table:formula="of:=ROUND(RAND()*365+40179;4)" table:style-name="ce51">
            <text:p>07 mar (o7z.12:06:37)</text:p>
          </table:table-cell>
          <table:table-cell office:value-type="float" office:value="0" table:formula="of:=IF([.D14]=&quot;internet&quot;;[.B14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606140" table:formula="of:=&quot;60&quot;&amp;2*ROUND(RAND()*4;0)&amp;ROUND(RAND()*800000+100000;0)" table:style-name="ce48">
            <text:p>606606140</text:p>
          </table:table-cell>
          <table:table-cell office:value-type="float" office:value="205.8" table:formula="of:=ROUND(RAND()*200+10;1)" table:style-name="ce30">
            <text:p>205,8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15];[.$R$1:.$S$3];2)" table:style-name="ce50">
            <text:p>internet</text:p>
          </table:table-cell>
          <table:table-cell office:value-type="date" office:date-value="2010-01-29T17:52:04" table:formula="of:=ROUND(RAND()*365+40179;4)" table:style-name="ce51">
            <text:p>29 sty (o29z.17:52:05)</text:p>
          </table:table-cell>
          <table:table-cell office:value-type="float" office:value="20.580000000000002" table:formula="of:=IF([.D15]=&quot;internet&quot;;[.B15]/10;0)" table:style-name="ce46">
            <text:p>20,58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535720" table:formula="of:=&quot;60&quot;&amp;2*ROUND(RAND()*4;0)&amp;ROUND(RAND()*800000+100000;0)" table:style-name="ce48">
            <text:p>606535720</text:p>
          </table:table-cell>
          <table:table-cell office:value-type="float" office:value="208.3" table:formula="of:=ROUND(RAND()*200+10;1)" table:style-name="ce30">
            <text:p>208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6];[.$R$1:.$S$3];2)" table:style-name="ce50">
            <text:p>zdrapka</text:p>
          </table:table-cell>
          <table:table-cell office:value-type="date" office:date-value="2010-11-15T23:46:45" table:formula="of:=ROUND(RAND()*365+40179;4)" table:style-name="ce51">
            <text:p>15 lis (o15z.23:46:45)</text:p>
          </table:table-cell>
          <table:table-cell office:value-type="float" office:value="0" table:formula="of:=IF([.D16]=&quot;internet&quot;;[.B16]/10;0)" table:style-name="ce46">
            <text:p>0</text:p>
          </table:table-cell>
          <table:table-cell table:style-name="ce34"/>
          <table:table-cell table:number-columns-repeated="16377" table:style-name="ce1"/>
        </table:table-row>
        <table:table-row table:style-name="ro4">
          <table:table-cell office:value-type="string" office:string-value="604860428" table:formula="of:=&quot;60&quot;&amp;2*ROUND(RAND()*4;0)&amp;ROUND(RAND()*800000+100000;0)" table:style-name="ce48">
            <text:p>604860428</text:p>
          </table:table-cell>
          <table:table-cell office:value-type="float" office:value="150.69999999999999" table:formula="of:=ROUND(RAND()*200+10;1)" table:style-name="ce30">
            <text:p>150,7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7];[.$R$1:.$S$3];2)" table:style-name="ce50">
            <text:p>zdrapka</text:p>
          </table:table-cell>
          <table:table-cell office:value-type="date" office:date-value="2010-09-21T05:36:57" table:formula="of:=ROUND(RAND()*365+40179;4)" table:style-name="ce51">
            <text:p>21 wrz (o21z.05:36:58)</text:p>
          </table:table-cell>
          <table:table-cell office:value-type="float" office:value="0" table:formula="of:=IF([.D17]=&quot;internet&quot;;[.B17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2330498" table:formula="of:=&quot;60&quot;&amp;2*ROUND(RAND()*4;0)&amp;ROUND(RAND()*800000+100000;0)" table:style-name="ce48">
            <text:p>602330498</text:p>
          </table:table-cell>
          <table:table-cell office:value-type="float" office:value="178" table:formula="of:=ROUND(RAND()*200+10;1)" table:style-name="ce30">
            <text:p>178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18];[.$R$1:.$S$3];2)" table:style-name="ce50">
            <text:p>zdrapka</text:p>
          </table:table-cell>
          <table:table-cell office:value-type="date" office:date-value="2010-12-30T03:28:22" table:formula="of:=ROUND(RAND()*365+40179;4)" table:style-name="ce51">
            <text:p>30 gru (o30z.03:28:22)</text:p>
          </table:table-cell>
          <table:table-cell office:value-type="float" office:value="0" table:formula="of:=IF([.D18]=&quot;internet&quot;;[.B18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4898713" table:formula="of:=&quot;60&quot;&amp;2*ROUND(RAND()*4;0)&amp;ROUND(RAND()*800000+100000;0)" table:style-name="ce48">
            <text:p>604898713</text:p>
          </table:table-cell>
          <table:table-cell office:value-type="float" office:value="194.6" table:formula="of:=ROUND(RAND()*200+10;1)" table:style-name="ce30">
            <text:p>194,6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19];[.$R$1:.$S$3];2)" table:style-name="ce50">
            <text:p>bankomat</text:p>
          </table:table-cell>
          <table:table-cell office:value-type="date" office:date-value="2010-10-14T08:52:56" table:formula="of:=ROUND(RAND()*365+40179;4)" table:style-name="ce51">
            <text:p>14 paź (o14z.08:52:57)</text:p>
          </table:table-cell>
          <table:table-cell office:value-type="float" office:value="0" table:formula="of:=IF([.D19]=&quot;internet&quot;;[.B19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2301695" table:formula="of:=&quot;60&quot;&amp;2*ROUND(RAND()*4;0)&amp;ROUND(RAND()*800000+100000;0)" table:style-name="ce48">
            <text:p>602301695</text:p>
          </table:table-cell>
          <table:table-cell office:value-type="float" office:value="126.1" table:formula="of:=ROUND(RAND()*200+10;1)" table:style-name="ce30">
            <text:p>126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0];[.$R$1:.$S$3];2)" table:style-name="ce50">
            <text:p>zdrapka</text:p>
          </table:table-cell>
          <table:table-cell office:value-type="date" office:date-value="2010-08-04T02:41:42" table:formula="of:=ROUND(RAND()*365+40179;4)" table:style-name="ce51">
            <text:p>04 sie (o4z.02:41:43)</text:p>
          </table:table-cell>
          <table:table-cell office:value-type="float" office:value="0" table:formula="of:=IF([.D20]=&quot;internet&quot;;[.B20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0316748" table:formula="of:=&quot;60&quot;&amp;2*ROUND(RAND()*4;0)&amp;ROUND(RAND()*800000+100000;0)" table:style-name="ce48">
            <text:p>600316748</text:p>
          </table:table-cell>
          <table:table-cell office:value-type="float" office:value="171.8" table:formula="of:=ROUND(RAND()*200+10;1)" table:style-name="ce30">
            <text:p>171,8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1];[.$R$1:.$S$3];2)" table:style-name="ce50">
            <text:p>zdrapka</text:p>
          </table:table-cell>
          <table:table-cell office:value-type="date" office:date-value="2010-09-23T10:56:55" table:formula="of:=ROUND(RAND()*365+40179;4)" table:style-name="ce51">
            <text:p>23 wrz (o23z.10:56:56)</text:p>
          </table:table-cell>
          <table:table-cell office:value-type="float" office:value="0" table:formula="of:=IF([.D21]=&quot;internet&quot;;[.B21]/10;0)" table:style-name="ce46">
            <text:p>0</text:p>
          </table:table-cell>
          <table:table-cell table:style-name="ce34"/>
          <table:table-cell table:number-columns-repeated="16377"/>
        </table:table-row>
        <table:table-row table:style-name="ro4">
          <table:table-cell office:value-type="string" office:string-value="602337224" table:formula="of:=&quot;60&quot;&amp;2*ROUND(RAND()*4;0)&amp;ROUND(RAND()*800000+100000;0)" table:style-name="ce48">
            <text:p>602337224</text:p>
          </table:table-cell>
          <table:table-cell office:value-type="float" office:value="100.9" table:formula="of:=ROUND(RAND()*200+10;1)" table:style-name="ce30">
            <text:p>100,9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2];[.$R$1:.$S$3];2)" table:style-name="ce50">
            <text:p>zdrapka</text:p>
          </table:table-cell>
          <table:table-cell office:value-type="date" office:date-value="2010-10-16T22:36:46" table:formula="of:=ROUND(RAND()*365+40179;4)" table:style-name="ce51">
            <text:p>16 paź (o16z.22:36:46)</text:p>
          </table:table-cell>
          <table:table-cell office:value-type="float" office:value="0" table:formula="of:=IF([.D22]=&quot;internet&quot;;[.B22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369118" table:formula="of:=&quot;60&quot;&amp;2*ROUND(RAND()*4;0)&amp;ROUND(RAND()*800000+100000;0)" table:style-name="ce48">
            <text:p>606369118</text:p>
          </table:table-cell>
          <table:table-cell office:value-type="float" office:value="110.4" table:formula="of:=ROUND(RAND()*200+10;1)" table:style-name="ce30">
            <text:p>110,4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23];[.$R$1:.$S$3];2)" table:style-name="ce50">
            <text:p>bankomat</text:p>
          </table:table-cell>
          <table:table-cell office:value-type="date" office:date-value="2010-10-19T15:43:37" table:formula="of:=ROUND(RAND()*365+40179;4)" table:style-name="ce51">
            <text:p>19 paź (o19z.15:43:38)</text:p>
          </table:table-cell>
          <table:table-cell office:value-type="float" office:value="0" table:formula="of:=IF([.D23]=&quot;internet&quot;;[.B23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0236002" table:formula="of:=&quot;60&quot;&amp;2*ROUND(RAND()*4;0)&amp;ROUND(RAND()*800000+100000;0)" table:style-name="ce48">
            <text:p>600236002</text:p>
          </table:table-cell>
          <table:table-cell office:value-type="float" office:value="105.2" table:formula="of:=ROUND(RAND()*200+10;1)" table:style-name="ce30">
            <text:p>105,2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4];[.$R$1:.$S$3];2)" table:style-name="ce50">
            <text:p>zdrapka</text:p>
          </table:table-cell>
          <table:table-cell office:value-type="date" office:date-value="2010-10-12T09:09:47" table:formula="of:=ROUND(RAND()*365+40179;4)" table:style-name="ce51">
            <text:p>12 paź (o12z.09:09:48)</text:p>
          </table:table-cell>
          <table:table-cell office:value-type="float" office:value="0" table:formula="of:=IF([.D24]=&quot;internet&quot;;[.B24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6585026" table:formula="of:=&quot;60&quot;&amp;2*ROUND(RAND()*4;0)&amp;ROUND(RAND()*800000+100000;0)" table:style-name="ce48">
            <text:p>606585026</text:p>
          </table:table-cell>
          <table:table-cell office:value-type="float" office:value="204.3" table:formula="of:=ROUND(RAND()*200+10;1)" table:style-name="ce30">
            <text:p>204,3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5];[.$R$1:.$S$3];2)" table:style-name="ce50">
            <text:p>zdrapka</text:p>
          </table:table-cell>
          <table:table-cell office:value-type="date" office:date-value="2010-05-05T17:03:41" table:formula="of:=ROUND(RAND()*365+40179;4)" table:style-name="ce51">
            <text:p>05 maj (o5z.17:03:42)</text:p>
          </table:table-cell>
          <table:table-cell office:value-type="float" office:value="0" table:formula="of:=IF([.D25]=&quot;internet&quot;;[.B25]/10;0)" table:style-name="ce46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office:string-value="604373365" table:formula="of:=&quot;60&quot;&amp;2*ROUND(RAND()*4;0)&amp;ROUND(RAND()*800000+100000;0)" table:style-name="ce48">
            <text:p>604373365</text:p>
          </table:table-cell>
          <table:table-cell office:value-type="float" office:value="44.1" table:formula="of:=ROUND(RAND()*200+10;1)" table:style-name="ce30">
            <text:p>44,1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6];[.$R$1:.$S$3];2)" table:style-name="ce50">
            <text:p>zdrapka</text:p>
          </table:table-cell>
          <table:table-cell office:value-type="date" office:date-value="2010-03-26T00:23:45" table:formula="of:=ROUND(RAND()*365+40179;4)" table:style-name="ce51">
            <text:p>26 mar (o26z.00:23:46)</text:p>
          </table:table-cell>
          <table:table-cell office:value-type="float" office:value="0" table:formula="of:=IF([.D26]=&quot;internet&quot;;[.B26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0139223" table:formula="of:=&quot;60&quot;&amp;2*ROUND(RAND()*4;0)&amp;ROUND(RAND()*800000+100000;0)" table:style-name="ce48">
            <text:p>600139223</text:p>
          </table:table-cell>
          <table:table-cell office:value-type="float" office:value="20.5" table:formula="of:=ROUND(RAND()*200+10;1)" table:style-name="ce30">
            <text:p>20,5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7];[.$R$1:.$S$3];2)" table:style-name="ce50">
            <text:p>zdrapka</text:p>
          </table:table-cell>
          <table:table-cell office:value-type="date" office:date-value="2010-03-29T01:41:39" table:formula="of:=ROUND(RAND()*365+40179;4)" table:style-name="ce51">
            <text:p>29 mar (o29z.01:41:40)</text:p>
          </table:table-cell>
          <table:table-cell office:value-type="float" office:value="0" table:formula="of:=IF([.D27]=&quot;internet&quot;;[.B27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8678239" table:formula="of:=&quot;60&quot;&amp;2*ROUND(RAND()*4;0)&amp;ROUND(RAND()*800000+100000;0)" table:style-name="ce48">
            <text:p>608678239</text:p>
          </table:table-cell>
          <table:table-cell office:value-type="float" office:value="202.1" table:formula="of:=ROUND(RAND()*200+10;1)" table:style-name="ce30">
            <text:p>202,1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28];[.$R$1:.$S$3];2)" table:style-name="ce50">
            <text:p>bankomat</text:p>
          </table:table-cell>
          <table:table-cell office:value-type="date" office:date-value="2010-09-05T12:00:43" table:formula="of:=ROUND(RAND()*365+40179;4)" table:style-name="ce51">
            <text:p>05 wrz (o5z.12:00:43)</text:p>
          </table:table-cell>
          <table:table-cell office:value-type="float" office:value="0" table:formula="of:=IF([.D28]=&quot;internet&quot;;[.B28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4288082" table:formula="of:=&quot;60&quot;&amp;2*ROUND(RAND()*4;0)&amp;ROUND(RAND()*800000+100000;0)" table:style-name="ce48">
            <text:p>604288082</text:p>
          </table:table-cell>
          <table:table-cell office:value-type="float" office:value="22.7" table:formula="of:=ROUND(RAND()*200+10;1)" table:style-name="ce30">
            <text:p>22,7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29];[.$R$1:.$S$3];2)" table:style-name="ce50">
            <text:p>zdrapka</text:p>
          </table:table-cell>
          <table:table-cell office:value-type="date" office:date-value="2010-11-20T05:25:26" table:formula="of:=ROUND(RAND()*365+40179;4)" table:style-name="ce51">
            <text:p>20 lis (o20z.05:25:26)</text:p>
          </table:table-cell>
          <table:table-cell office:value-type="float" office:value="0" table:formula="of:=IF([.D29]=&quot;internet&quot;;[.B29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0100236" table:formula="of:=&quot;60&quot;&amp;2*ROUND(RAND()*4;0)&amp;ROUND(RAND()*800000+100000;0)" table:style-name="ce48">
            <text:p>600100236</text:p>
          </table:table-cell>
          <table:table-cell office:value-type="float" office:value="184.4" table:formula="of:=ROUND(RAND()*200+10;1)" table:style-name="ce30">
            <text:p>184,4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0];[.$R$1:.$S$3];2)" table:style-name="ce50">
            <text:p>zdrapka</text:p>
          </table:table-cell>
          <table:table-cell office:value-type="date" office:date-value="2010-09-13T02:31:03" table:formula="of:=ROUND(RAND()*365+40179;4)" table:style-name="ce51">
            <text:p>13 wrz (o13z.02:31:03)</text:p>
          </table:table-cell>
          <table:table-cell office:value-type="float" office:value="0" table:formula="of:=IF([.D30]=&quot;internet&quot;;[.B30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0135539" table:formula="of:=&quot;60&quot;&amp;2*ROUND(RAND()*4;0)&amp;ROUND(RAND()*800000+100000;0)" table:style-name="ce48">
            <text:p>600135539</text:p>
          </table:table-cell>
          <table:table-cell office:value-type="float" office:value="36.1" table:formula="of:=ROUND(RAND()*200+10;1)" table:style-name="ce30">
            <text:p>36,1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31];[.$R$1:.$S$3];2)" table:style-name="ce50">
            <text:p>internet</text:p>
          </table:table-cell>
          <table:table-cell office:value-type="date" office:date-value="2010-12-04T09:37:09" table:formula="of:=ROUND(RAND()*365+40179;4)" table:style-name="ce51">
            <text:p>04 gru (o4z.09:37:09)</text:p>
          </table:table-cell>
          <table:table-cell office:value-type="float" office:value="3.6100000000000003" table:formula="of:=IF([.D31]=&quot;internet&quot;;[.B31]/10;0)" table:style-name="ce46">
            <text:p>3,61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4845720" table:formula="of:=&quot;60&quot;&amp;2*ROUND(RAND()*4;0)&amp;ROUND(RAND()*800000+100000;0)" table:style-name="ce48">
            <text:p>604845720</text:p>
          </table:table-cell>
          <table:table-cell office:value-type="float" office:value="73.900000000000006" table:formula="of:=ROUND(RAND()*200+10;1)" table:style-name="ce30">
            <text:p>73,9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2];[.$R$1:.$S$3];2)" table:style-name="ce50">
            <text:p>zdrapka</text:p>
          </table:table-cell>
          <table:table-cell office:value-type="date" office:date-value="2010-02-06T12:32:58" table:formula="of:=ROUND(RAND()*365+40179;4)" table:style-name="ce51">
            <text:p>06 lut (o6z.12:32:59)</text:p>
          </table:table-cell>
          <table:table-cell office:value-type="float" office:value="0" table:formula="of:=IF([.D32]=&quot;internet&quot;;[.B32]/10;0)" table:style-name="ce46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office:string-value="600488099" table:formula="of:=&quot;60&quot;&amp;2*ROUND(RAND()*4;0)&amp;ROUND(RAND()*800000+100000;0)" table:style-name="ce48">
            <text:p>600488099</text:p>
          </table:table-cell>
          <table:table-cell office:value-type="float" office:value="175" table:formula="of:=ROUND(RAND()*200+10;1)" table:style-name="ce30">
            <text:p>175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3];[.$R$1:.$S$3];2)" table:style-name="ce50">
            <text:p>zdrapka</text:p>
          </table:table-cell>
          <table:table-cell office:value-type="date" office:date-value="2010-09-22T23:20:49" table:formula="of:=ROUND(RAND()*365+40179;4)" table:style-name="ce51">
            <text:p>22 wrz (o22z.23:20:50)</text:p>
          </table:table-cell>
          <table:table-cell office:value-type="float" office:value="0" table:formula="of:=IF([.D33]=&quot;internet&quot;;[.B33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2571959" table:formula="of:=&quot;60&quot;&amp;2*ROUND(RAND()*4;0)&amp;ROUND(RAND()*800000+100000;0)" table:style-name="ce48">
            <text:p>602571959</text:p>
          </table:table-cell>
          <table:table-cell office:value-type="float" office:value="33.4" table:formula="of:=ROUND(RAND()*200+10;1)" table:style-name="ce30">
            <text:p>33,4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34];[.$R$1:.$S$3];2)" table:style-name="ce50">
            <text:p>internet</text:p>
          </table:table-cell>
          <table:table-cell office:value-type="date" office:date-value="2010-07-31T02:21:50" table:formula="of:=ROUND(RAND()*365+40179;4)" table:style-name="ce51">
            <text:p>31 lip (o31z.02:21:50)</text:p>
          </table:table-cell>
          <table:table-cell office:value-type="float" office:value="3.34" table:formula="of:=IF([.D34]=&quot;internet&quot;;[.B34]/10;0)" table:style-name="ce46">
            <text:p>3,34</text:p>
          </table:table-cell>
          <table:table-cell table:number-columns-repeated="16378"/>
        </table:table-row>
        <table:table-row table:style-name="ro5">
          <table:table-cell office:value-type="string" office:string-value="608325403" table:formula="of:=&quot;60&quot;&amp;2*ROUND(RAND()*4;0)&amp;ROUND(RAND()*800000+100000;0)" table:style-name="ce48">
            <text:p>608325403</text:p>
          </table:table-cell>
          <table:table-cell office:value-type="float" office:value="123" table:formula="of:=ROUND(RAND()*200+10;1)" table:style-name="ce30">
            <text:p>123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35];[.$R$1:.$S$3];2)" table:style-name="ce50">
            <text:p>zdrapka</text:p>
          </table:table-cell>
          <table:table-cell office:value-type="date" office:date-value="2010-06-24T18:29:39" table:formula="of:=ROUND(RAND()*365+40179;4)" table:style-name="ce51">
            <text:p>24 cze (o24z.18:29:40)</text:p>
          </table:table-cell>
          <table:table-cell office:value-type="float" office:value="0" table:formula="of:=IF([.D35]=&quot;internet&quot;;[.B35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4685189" table:formula="of:=&quot;60&quot;&amp;2*ROUND(RAND()*4;0)&amp;ROUND(RAND()*800000+100000;0)" table:style-name="ce48">
            <text:p>604685189</text:p>
          </table:table-cell>
          <table:table-cell office:value-type="float" office:value="79" table:formula="of:=ROUND(RAND()*200+10;1)" table:style-name="ce30">
            <text:p>79,0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36];[.$R$1:.$S$3];2)" table:style-name="ce50">
            <text:p>internet</text:p>
          </table:table-cell>
          <table:table-cell office:value-type="date" office:date-value="2010-01-30T14:03:59" table:formula="of:=ROUND(RAND()*365+40179;4)" table:style-name="ce51">
            <text:p>30 sty (o30z.14:03:59)</text:p>
          </table:table-cell>
          <table:table-cell office:value-type="float" office:value="7.9" table:formula="of:=IF([.D36]=&quot;internet&quot;;[.B36]/10;0)" table:style-name="ce46">
            <text:p>7,9</text:p>
          </table:table-cell>
          <table:table-cell table:number-columns-repeated="16378"/>
        </table:table-row>
        <table:table-row table:style-name="ro5">
          <table:table-cell office:value-type="string" office:string-value="604304155" table:formula="of:=&quot;60&quot;&amp;2*ROUND(RAND()*4;0)&amp;ROUND(RAND()*800000+100000;0)" table:style-name="ce48">
            <text:p>604304155</text:p>
          </table:table-cell>
          <table:table-cell office:value-type="float" office:value="56" table:formula="of:=ROUND(RAND()*200+10;1)" table:style-name="ce30">
            <text:p>56,0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37];[.$R$1:.$S$3];2)" table:style-name="ce50">
            <text:p>bankomat</text:p>
          </table:table-cell>
          <table:table-cell office:value-type="date" office:date-value="2010-03-19T02:50:38" table:formula="of:=ROUND(RAND()*365+40179;4)" table:style-name="ce51">
            <text:p>19 mar (o19z.02:50:38)</text:p>
          </table:table-cell>
          <table:table-cell office:value-type="float" office:value="0" table:formula="of:=IF([.D37]=&quot;internet&quot;;[.B37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2893896" table:formula="of:=&quot;60&quot;&amp;2*ROUND(RAND()*4;0)&amp;ROUND(RAND()*800000+100000;0)" table:style-name="ce48">
            <text:p>602893896</text:p>
          </table:table-cell>
          <table:table-cell office:value-type="float" office:value="163.80000000000001" table:formula="of:=ROUND(RAND()*200+10;1)" table:style-name="ce30">
            <text:p>163,8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38];[.$R$1:.$S$3];2)" table:style-name="ce50">
            <text:p>internet</text:p>
          </table:table-cell>
          <table:table-cell office:value-type="date" office:date-value="2010-12-30T16:28:50" table:formula="of:=ROUND(RAND()*365+40179;4)" table:style-name="ce51">
            <text:p>30 gru (o30z.16:28:51)</text:p>
          </table:table-cell>
          <table:table-cell office:value-type="float" office:value="16.380000000000003" table:formula="of:=IF([.D38]=&quot;internet&quot;;[.B38]/10;0)" table:style-name="ce46">
            <text:p>16,38</text:p>
          </table:table-cell>
          <table:table-cell table:number-columns-repeated="16378"/>
        </table:table-row>
        <table:table-row table:style-name="ro5">
          <table:table-cell office:value-type="string" office:string-value="606162579" table:formula="of:=&quot;60&quot;&amp;2*ROUND(RAND()*4;0)&amp;ROUND(RAND()*800000+100000;0)" table:style-name="ce48">
            <text:p>606162579</text:p>
          </table:table-cell>
          <table:table-cell office:value-type="float" office:value="79.099999999999994" table:formula="of:=ROUND(RAND()*200+10;1)" table:style-name="ce30">
            <text:p>79,1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39];[.$R$1:.$S$3];2)" table:style-name="ce50">
            <text:p>internet</text:p>
          </table:table-cell>
          <table:table-cell office:value-type="date" office:date-value="2010-12-22T05:37:06" table:formula="of:=ROUND(RAND()*365+40179;4)" table:style-name="ce51">
            <text:p>22 gru (o22z.05:37:06)</text:p>
          </table:table-cell>
          <table:table-cell office:value-type="float" office:value="7.9099999999999993" table:formula="of:=IF([.D39]=&quot;internet&quot;;[.B39]/10;0)" table:style-name="ce46">
            <text:p>7,91</text:p>
          </table:table-cell>
          <table:table-cell table:number-columns-repeated="16378"/>
        </table:table-row>
        <table:table-row table:style-name="ro5">
          <table:table-cell office:value-type="string" office:string-value="602811527" table:formula="of:=&quot;60&quot;&amp;2*ROUND(RAND()*4;0)&amp;ROUND(RAND()*800000+100000;0)" table:style-name="ce48">
            <text:p>602811527</text:p>
          </table:table-cell>
          <table:table-cell office:value-type="float" office:value="47.2" table:formula="of:=ROUND(RAND()*200+10;1)" table:style-name="ce30">
            <text:p>47,2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0];[.$R$1:.$S$3];2)" table:style-name="ce50">
            <text:p>zdrapka</text:p>
          </table:table-cell>
          <table:table-cell office:value-type="date" office:date-value="2010-09-14T18:08:47" table:formula="of:=ROUND(RAND()*365+40179;4)" table:style-name="ce51">
            <text:p>14 wrz (o14z.18:08:47)</text:p>
          </table:table-cell>
          <table:table-cell office:value-type="float" office:value="0" table:formula="of:=IF([.D40]=&quot;internet&quot;;[.B40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2412975" table:formula="of:=&quot;60&quot;&amp;2*ROUND(RAND()*4;0)&amp;ROUND(RAND()*800000+100000;0)" table:style-name="ce48">
            <text:p>602412975</text:p>
          </table:table-cell>
          <table:table-cell office:value-type="float" office:value="124.6" table:formula="of:=ROUND(RAND()*200+10;1)" table:style-name="ce30">
            <text:p>124,6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41];[.$R$1:.$S$3];2)" table:style-name="ce50">
            <text:p>bankomat</text:p>
          </table:table-cell>
          <table:table-cell office:value-type="date" office:date-value="2010-12-12T19:27:15" table:formula="of:=ROUND(RAND()*365+40179;4)" table:style-name="ce51">
            <text:p>12 gru (o12z.19:27:16)</text:p>
          </table:table-cell>
          <table:table-cell office:value-type="float" office:value="0" table:formula="of:=IF([.D41]=&quot;internet&quot;;[.B41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4354690" table:formula="of:=&quot;60&quot;&amp;2*ROUND(RAND()*4;0)&amp;ROUND(RAND()*800000+100000;0)" table:style-name="ce48">
            <text:p>604354690</text:p>
          </table:table-cell>
          <table:table-cell office:value-type="float" office:value="189.1" table:formula="of:=ROUND(RAND()*200+10;1)" table:style-name="ce30">
            <text:p>189,1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42];[.$R$1:.$S$3];2)" table:style-name="ce50">
            <text:p>bankomat</text:p>
          </table:table-cell>
          <table:table-cell office:value-type="date" office:date-value="2010-02-12T03:40:53" table:formula="of:=ROUND(RAND()*365+40179;4)" table:style-name="ce51">
            <text:p>12 lut (o12z.03:40:54)</text:p>
          </table:table-cell>
          <table:table-cell office:value-type="float" office:value="0" table:formula="of:=IF([.D42]=&quot;internet&quot;;[.B42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4323736" table:formula="of:=&quot;60&quot;&amp;2*ROUND(RAND()*4;0)&amp;ROUND(RAND()*800000+100000;0)" table:style-name="ce48">
            <text:p>604323736</text:p>
          </table:table-cell>
          <table:table-cell office:value-type="float" office:value="79.3" table:formula="of:=ROUND(RAND()*200+10;1)" table:style-name="ce30">
            <text:p>79,3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43];[.$R$1:.$S$3];2)" table:style-name="ce50">
            <text:p>bankomat</text:p>
          </table:table-cell>
          <table:table-cell office:value-type="date" office:date-value="2010-01-17T09:48:48" table:formula="of:=ROUND(RAND()*365+40179;4)" table:style-name="ce51">
            <text:p>17 sty (o17z.09:48:49)</text:p>
          </table:table-cell>
          <table:table-cell office:value-type="float" office:value="0" table:formula="of:=IF([.D43]=&quot;internet&quot;;[.B43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8295429" table:formula="of:=&quot;60&quot;&amp;2*ROUND(RAND()*4;0)&amp;ROUND(RAND()*800000+100000;0)" table:style-name="ce48">
            <text:p>608295429</text:p>
          </table:table-cell>
          <table:table-cell office:value-type="float" office:value="47.8" table:formula="of:=ROUND(RAND()*200+10;1)" table:style-name="ce30">
            <text:p>47,8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44];[.$R$1:.$S$3];2)" table:style-name="ce50">
            <text:p>internet</text:p>
          </table:table-cell>
          <table:table-cell office:value-type="date" office:date-value="2010-10-15T12:49:58" table:formula="of:=ROUND(RAND()*365+40179;4)" table:style-name="ce51">
            <text:p>15 paź (o15z.12:49:58)</text:p>
          </table:table-cell>
          <table:table-cell office:value-type="float" office:value="4.7799999999999994" table:formula="of:=IF([.D44]=&quot;internet&quot;;[.B44]/10;0)" table:style-name="ce46">
            <text:p>4,78</text:p>
          </table:table-cell>
          <table:table-cell table:number-columns-repeated="16378"/>
        </table:table-row>
        <table:table-row table:style-name="ro5">
          <table:table-cell office:value-type="string" office:string-value="606833939" table:formula="of:=&quot;60&quot;&amp;2*ROUND(RAND()*4;0)&amp;ROUND(RAND()*800000+100000;0)" table:style-name="ce48">
            <text:p>606833939</text:p>
          </table:table-cell>
          <table:table-cell office:value-type="float" office:value="12" table:formula="of:=ROUND(RAND()*200+10;1)" table:style-name="ce30">
            <text:p>12,0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5];[.$R$1:.$S$3];2)" table:style-name="ce50">
            <text:p>zdrapka</text:p>
          </table:table-cell>
          <table:table-cell office:value-type="date" office:date-value="2010-05-12T10:43:14" table:formula="of:=ROUND(RAND()*365+40179;4)" table:style-name="ce51">
            <text:p>12 maj (o12z.10:43:15)</text:p>
          </table:table-cell>
          <table:table-cell office:value-type="float" office:value="0" table:formula="of:=IF([.D45]=&quot;internet&quot;;[.B45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2826258" table:formula="of:=&quot;60&quot;&amp;2*ROUND(RAND()*4;0)&amp;ROUND(RAND()*800000+100000;0)" table:style-name="ce48">
            <text:p>602826258</text:p>
          </table:table-cell>
          <table:table-cell office:value-type="float" office:value="176.8" table:formula="of:=ROUND(RAND()*200+10;1)" table:style-name="ce30">
            <text:p>176,80 zł<text:s/></text:p>
          </table:table-cell>
          <table:table-cell office:value-type="float" office:value="2" table:formula="of:=ROUND(RAND()*2+1;0)" table:style-name="ce49">
            <text:p>2<text:s text:c="6"/></text:p>
          </table:table-cell>
          <table:table-cell office:value-type="string" office:string-value="zdrapka" table:formula="of:=VLOOKUP([.C46];[.$R$1:.$S$3];2)" table:style-name="ce50">
            <text:p>zdrapka</text:p>
          </table:table-cell>
          <table:table-cell office:value-type="date" office:date-value="2010-05-28T10:50:26" table:formula="of:=ROUND(RAND()*365+40179;4)" table:style-name="ce51">
            <text:p>28 maj (o28z.10:50:27)</text:p>
          </table:table-cell>
          <table:table-cell office:value-type="float" office:value="0" table:formula="of:=IF([.D46]=&quot;internet&quot;;[.B46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6627029" table:formula="of:=&quot;60&quot;&amp;2*ROUND(RAND()*4;0)&amp;ROUND(RAND()*800000+100000;0)" table:style-name="ce48">
            <text:p>606627029</text:p>
          </table:table-cell>
          <table:table-cell office:value-type="float" office:value="193.6" table:formula="of:=ROUND(RAND()*200+10;1)" table:style-name="ce30">
            <text:p>193,6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47];[.$R$1:.$S$3];2)" table:style-name="ce50">
            <text:p>internet</text:p>
          </table:table-cell>
          <table:table-cell office:value-type="date" office:date-value="2010-01-24T13:00:28" table:formula="of:=ROUND(RAND()*365+40179;4)" table:style-name="ce51">
            <text:p>24 sty (o24z.13:00:29)</text:p>
          </table:table-cell>
          <table:table-cell office:value-type="float" office:value="19.36" table:formula="of:=IF([.D47]=&quot;internet&quot;;[.B47]/10;0)" table:style-name="ce46">
            <text:p>19,36</text:p>
          </table:table-cell>
          <table:table-cell table:number-columns-repeated="16378"/>
        </table:table-row>
        <table:table-row table:style-name="ro5">
          <table:table-cell office:value-type="string" office:string-value="606212348" table:formula="of:=&quot;60&quot;&amp;2*ROUND(RAND()*4;0)&amp;ROUND(RAND()*800000+100000;0)" table:style-name="ce48">
            <text:p>606212348</text:p>
          </table:table-cell>
          <table:table-cell office:value-type="float" office:value="114.3" table:formula="of:=ROUND(RAND()*200+10;1)" table:style-name="ce30">
            <text:p>114,3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48];[.$R$1:.$S$3];2)" table:style-name="ce50">
            <text:p>internet</text:p>
          </table:table-cell>
          <table:table-cell office:value-type="date" office:date-value="2010-05-03T17:01:06" table:formula="of:=ROUND(RAND()*365+40179;4)" table:style-name="ce51">
            <text:p>03 maj (o3z.17:01:06)</text:p>
          </table:table-cell>
          <table:table-cell office:value-type="float" office:value="11.43" table:formula="of:=IF([.D48]=&quot;internet&quot;;[.B48]/10;0)" table:style-name="ce46">
            <text:p>11,43</text:p>
          </table:table-cell>
          <table:table-cell table:number-columns-repeated="16378"/>
        </table:table-row>
        <table:table-row table:style-name="ro5">
          <table:table-cell office:value-type="string" office:string-value="604895040" table:formula="of:=&quot;60&quot;&amp;2*ROUND(RAND()*4;0)&amp;ROUND(RAND()*800000+100000;0)" table:style-name="ce48">
            <text:p>604895040</text:p>
          </table:table-cell>
          <table:table-cell office:value-type="float" office:value="195.7" table:formula="of:=ROUND(RAND()*200+10;1)" table:style-name="ce30">
            <text:p>195,7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49];[.$R$1:.$S$3];2)" table:style-name="ce50">
            <text:p>internet</text:p>
          </table:table-cell>
          <table:table-cell office:value-type="date" office:date-value="2010-09-23T07:13:43" table:formula="of:=ROUND(RAND()*365+40179;4)" table:style-name="ce51">
            <text:p>23 wrz (o23z.07:13:44)</text:p>
          </table:table-cell>
          <table:table-cell office:value-type="float" office:value="19.57" table:formula="of:=IF([.D49]=&quot;internet&quot;;[.B49]/10;0)" table:style-name="ce46">
            <text:p>19,57</text:p>
          </table:table-cell>
          <table:table-cell table:number-columns-repeated="16378"/>
        </table:table-row>
        <table:table-row table:style-name="ro5">
          <table:table-cell office:value-type="string" office:string-value="606143055" table:formula="of:=&quot;60&quot;&amp;2*ROUND(RAND()*4;0)&amp;ROUND(RAND()*800000+100000;0)" table:style-name="ce48">
            <text:p>606143055</text:p>
          </table:table-cell>
          <table:table-cell office:value-type="float" office:value="144.19999999999999" table:formula="of:=ROUND(RAND()*200+10;1)" table:style-name="ce30">
            <text:p>144,20 zł<text:s/></text:p>
          </table:table-cell>
          <table:table-cell office:value-type="float" office:value="3" table:formula="of:=ROUND(RAND()*2+1;0)" table:style-name="ce49">
            <text:p>3<text:s text:c="6"/></text:p>
          </table:table-cell>
          <table:table-cell office:value-type="string" office:string-value="bankomat" table:formula="of:=VLOOKUP([.C50];[.$R$1:.$S$3];2)" table:style-name="ce50">
            <text:p>bankomat</text:p>
          </table:table-cell>
          <table:table-cell office:value-type="date" office:date-value="2010-02-05T08:46:53" table:formula="of:=ROUND(RAND()*365+40179;4)" table:style-name="ce51">
            <text:p>05 lut (o5z.08:46:54)</text:p>
          </table:table-cell>
          <table:table-cell office:value-type="float" office:value="0" table:formula="of:=IF([.D50]=&quot;internet&quot;;[.B50]/10;0)" table:style-name="ce46">
            <text:p>0</text:p>
          </table:table-cell>
          <table:table-cell table:number-columns-repeated="16378"/>
        </table:table-row>
        <table:table-row table:style-name="ro5">
          <table:table-cell office:value-type="string" office:string-value="600889376" table:formula="of:=&quot;60&quot;&amp;2*ROUND(RAND()*4;0)&amp;ROUND(RAND()*800000+100000;0)" table:style-name="ce48">
            <text:p>600889376</text:p>
          </table:table-cell>
          <table:table-cell office:value-type="float" office:value="175.9" table:formula="of:=ROUND(RAND()*200+10;1)" table:style-name="ce30">
            <text:p>175,90 zł<text:s/></text:p>
          </table:table-cell>
          <table:table-cell office:value-type="float" office:value="1" table:formula="of:=ROUND(RAND()*2+1;0)" table:style-name="ce49">
            <text:p>1<text:s text:c="6"/></text:p>
          </table:table-cell>
          <table:table-cell office:value-type="string" office:string-value="internet" table:formula="of:=VLOOKUP([.C51];[.$R$1:.$S$3];2)" table:style-name="ce50">
            <text:p>internet</text:p>
          </table:table-cell>
          <table:table-cell office:value-type="date" office:date-value="2010-02-05T01:14:52" table:formula="of:=ROUND(RAND()*365+40179;4)" table:style-name="ce51">
            <text:p>05 lut (o5z.01:14:53)</text:p>
          </table:table-cell>
          <table:table-cell office:value-type="float" office:value="17.59" table:formula="of:=IF([.D51]=&quot;internet&quot;;[.B51]/10;0)" table:style-name="ce46">
            <text:p>17,59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  <table:named-expressions>
          <table:named-range table:name="Z_3DF5E802_5CA5_43EF_BE6A_D6FCDA5F65F2_.wvu.Cols" table:cell-range-address="9_Telefon.$C$1:9_Telefon.$C$1048576" table:base-cell-address="9_Telefon.$A$1"/>
          <table:named-range table:name="Z_F9B480CE_077C_416E_ACF9_56227F746F4A_.wvu.Cols" table:cell-range-address="9_Telefon.$C$1:9_Telefon.$C$1048576" table:base-cell-address="9_Telefon.$A$1"/>
        </table:named-expressions>
      </table:table>
      <table:table table:name="10_Telefon_II" table:style-name="ta2">
        <table:table-column table:style-name="co6" table:default-cell-style-name="ce1"/>
        <table:table-column table:style-name="co10" table:default-cell-style-name="ce1"/>
        <table:table-column table:style-name="co27" table:default-cell-style-name="ce1"/>
        <table:table-column table:style-name="co26" table:default-cell-style-name="ce1"/>
        <table:table-column table:style-name="co28" table:default-cell-style-name="ce1"/>
        <table:table-column table:style-name="co13" table:default-cell-style-name="ce1"/>
        <table:table-column table:style-name="co17" table:number-columns-repeated="101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40">
            <text:p>Nr telefonu</text:p>
          </table:table-cell>
          <table:table-cell office:value-type="string" table:style-name="ce52">
            <text:p>Doładowanie 1</text:p>
          </table:table-cell>
          <table:table-cell office:value-type="string" table:style-name="ce40">
            <text:p>Doładowanie 2</text:p>
          </table:table-cell>
          <table:table-cell office:value-type="string" table:style-name="ce40">
            <text:p>Data doładowania</text:p>
          </table:table-cell>
          <table:table-cell office:value-type="string" table:style-name="ce40">
            <text:p>Kwota doładowania razem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internet</text:p>
          </table:table-cell>
          <table:table-cell table:number-columns-repeated="16366"/>
        </table:table-row>
        <table:table-row table:style-name="ro4">
          <table:table-cell office:value-type="string" office:string-value="880527208" table:formula="of:=&quot;88&quot;&amp;2*ROUND(RAND()*4;0)&amp;ROUND(RAND()*800000+100000;0)" table:style-name="ce41">
            <text:p>88052720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94.1" table:formula="of:=ROUND(RAND()*200+10;1)" table:style-name="ce42">
            <text:p>94,10 zł<text:s/></text:p>
          </table:table-cell>
          <table:table-cell office:value-type="date" office:date-value="2010-02-21T21:33:50" table:formula="of:=ROUND(RAND()*365+40179;4)" table:style-name="ce45">
            <text:p>21 lut (o21z.21:33:50)</text:p>
          </table:table-cell>
          <table:table-cell office:value-type="currency" office:value="208.2" table:formula="of:=IF([.B2]&lt;20;[.B2]+[.C2];[.B2]+2*[.C2])" table:style-name="ce54">
            <text:p>208,20 zł</text:p>
          </table:table-cell>
          <table:table-cell table:style-name="ce47"/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zdrapka</text:p>
          </table:table-cell>
          <table:table-cell table:number-columns-repeated="16366"/>
        </table:table-row>
        <table:table-row table:style-name="ro4">
          <table:table-cell office:value-type="string" office:string-value="884617719" table:formula="of:=&quot;88&quot;&amp;2*ROUND(RAND()*4;0)&amp;ROUND(RAND()*800000+100000;0)" table:style-name="ce41">
            <text:p>88461771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28" table:formula="of:=ROUND(RAND()*200+10;1)" table:style-name="ce30">
            <text:p>128,00 zł<text:s/></text:p>
          </table:table-cell>
          <table:table-cell office:value-type="date" office:date-value="2010-03-06T13:03:21" table:formula="of:=ROUND(RAND()*365+40179;4)" table:style-name="ce51">
            <text:p>06 mar (o6z.13:03:22)</text:p>
          </table:table-cell>
          <table:table-cell office:value-type="currency" office:value="276" table:formula="of:=IF([.B3]&lt;20;[.B3]+[.C3];[.B3]+2*[.C3])" table:style-name="ce54">
            <text:p>276,00 zł</text:p>
          </table:table-cell>
          <table:table-cell table:number-columns-repeated="11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bankomat</text:p>
          </table:table-cell>
          <table:table-cell table:number-columns-repeated="16366"/>
        </table:table-row>
        <table:table-row table:style-name="ro4">
          <table:table-cell office:value-type="string" office:string-value="888384764" table:formula="of:=&quot;88&quot;&amp;2*ROUND(RAND()*4;0)&amp;ROUND(RAND()*800000+100000;0)" table:style-name="ce41">
            <text:p>888384764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17.9" table:formula="of:=ROUND(RAND()*200+10;1)" table:style-name="ce30">
            <text:p>117,90 zł<text:s/></text:p>
          </table:table-cell>
          <table:table-cell office:value-type="date" office:date-value="2010-10-08T00:23:36" table:formula="of:=ROUND(RAND()*365+40179;4)" table:style-name="ce51">
            <text:p>08 paź (o8z.00:23:37)</text:p>
          </table:table-cell>
          <table:table-cell office:value-type="currency" office:value="122.9" table:formula="of:=IF([.B4]&lt;20;[.B4]+[.C4];[.B4]+2*[.C4])" table:style-name="ce54">
            <text:p>122,9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6875595" table:formula="of:=&quot;88&quot;&amp;2*ROUND(RAND()*4;0)&amp;ROUND(RAND()*800000+100000;0)" table:style-name="ce41">
            <text:p>886875595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49.3" table:formula="of:=ROUND(RAND()*200+10;1)" table:style-name="ce30">
            <text:p>49,30 zł<text:s/></text:p>
          </table:table-cell>
          <table:table-cell office:value-type="date" office:date-value="2010-09-21T20:37:58" table:formula="of:=ROUND(RAND()*365+40179;4)" table:style-name="ce51">
            <text:p>21 wrz (o21z.20:37:58)</text:p>
          </table:table-cell>
          <table:table-cell office:value-type="currency" office:value="54.3" table:formula="of:=IF([.B5]&lt;20;[.B5]+[.C5];[.B5]+2*[.C5])" table:style-name="ce54">
            <text:p>54,3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6697311" table:formula="of:=&quot;88&quot;&amp;2*ROUND(RAND()*4;0)&amp;ROUND(RAND()*800000+100000;0)" table:style-name="ce41">
            <text:p>88669731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96.4" table:formula="of:=ROUND(RAND()*200+10;1)" table:style-name="ce30">
            <text:p>96,40 zł<text:s/></text:p>
          </table:table-cell>
          <table:table-cell office:value-type="date" office:date-value="2010-08-14T10:24:31" table:formula="of:=ROUND(RAND()*365+40179;4)" table:style-name="ce51">
            <text:p>14 sie (o14z.10:24:32)</text:p>
          </table:table-cell>
          <table:table-cell office:value-type="currency" office:value="212.8" table:formula="of:=IF([.B6]&lt;20;[.B6]+[.C6];[.B6]+2*[.C6])" table:style-name="ce54">
            <text:p>212,8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240276" table:formula="of:=&quot;88&quot;&amp;2*ROUND(RAND()*4;0)&amp;ROUND(RAND()*800000+100000;0)" table:style-name="ce41">
            <text:p>880240276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87.3" table:formula="of:=ROUND(RAND()*200+10;1)" table:style-name="ce30">
            <text:p>87,30 zł<text:s/></text:p>
          </table:table-cell>
          <table:table-cell office:value-type="date" office:date-value="2010-09-06T02:40:50" table:formula="of:=ROUND(RAND()*365+40179;4)" table:style-name="ce51">
            <text:p>06 wrz (o6z.02:40:51)</text:p>
          </table:table-cell>
          <table:table-cell office:value-type="currency" office:value="92.3" table:formula="of:=IF([.B7]&lt;20;[.B7]+[.C7];[.B7]+2*[.C7])" table:style-name="ce54">
            <text:p>92,3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579059" table:formula="of:=&quot;88&quot;&amp;2*ROUND(RAND()*4;0)&amp;ROUND(RAND()*800000+100000;0)" table:style-name="ce41">
            <text:p>882579059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08.7" table:formula="of:=ROUND(RAND()*200+10;1)" table:style-name="ce30">
            <text:p>108,70 zł<text:s/></text:p>
          </table:table-cell>
          <table:table-cell office:value-type="date" office:date-value="2010-08-10T17:41:42" table:formula="of:=ROUND(RAND()*365+40179;4)" table:style-name="ce51">
            <text:p>10 sie (o10z.17:41:43)</text:p>
          </table:table-cell>
          <table:table-cell office:value-type="currency" office:value="113.7" table:formula="of:=IF([.B8]&lt;20;[.B8]+[.C8];[.B8]+2*[.C8])" table:style-name="ce54">
            <text:p>113,7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6175910" table:formula="of:=&quot;88&quot;&amp;2*ROUND(RAND()*4;0)&amp;ROUND(RAND()*800000+100000;0)" table:style-name="ce41">
            <text:p>886175910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73.2" table:formula="of:=ROUND(RAND()*200+10;1)" table:style-name="ce30">
            <text:p>73,20 zł<text:s/></text:p>
          </table:table-cell>
          <table:table-cell office:value-type="date" office:date-value="2010-03-28T16:31:52" table:formula="of:=ROUND(RAND()*365+40179;4)" table:style-name="ce51">
            <text:p>28 mar (o28z.16:31:52)</text:p>
          </table:table-cell>
          <table:table-cell office:value-type="currency" office:value="166.4" table:formula="of:=IF([.B9]&lt;20;[.B9]+[.C9];[.B9]+2*[.C9])" table:style-name="ce54">
            <text:p>166,4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221214" table:formula="of:=&quot;88&quot;&amp;2*ROUND(RAND()*4;0)&amp;ROUND(RAND()*800000+100000;0)" table:style-name="ce41">
            <text:p>884221214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86.3" table:formula="of:=ROUND(RAND()*200+10;1)" table:style-name="ce30">
            <text:p>86,30 zł<text:s/></text:p>
          </table:table-cell>
          <table:table-cell office:value-type="date" office:date-value="2010-01-14T02:10:19" table:formula="of:=ROUND(RAND()*365+40179;4)" table:style-name="ce51">
            <text:p>14 sty (o14z.02:10:19)</text:p>
          </table:table-cell>
          <table:table-cell office:value-type="currency" office:value="91.3" table:formula="of:=IF([.B10]&lt;20;[.B10]+[.C10];[.B10]+2*[.C10])" table:style-name="ce54">
            <text:p>91,3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126926" table:formula="of:=&quot;88&quot;&amp;2*ROUND(RAND()*4;0)&amp;ROUND(RAND()*800000+100000;0)" table:style-name="ce41">
            <text:p>88012692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87.5" table:formula="of:=ROUND(RAND()*200+10;1)" table:style-name="ce30">
            <text:p>187,50 zł<text:s/></text:p>
          </table:table-cell>
          <table:table-cell office:value-type="date" office:date-value="2010-11-02T06:23:02" table:formula="of:=ROUND(RAND()*365+40179;4)" table:style-name="ce51">
            <text:p>02 lis (o2z.06:23:02)</text:p>
          </table:table-cell>
          <table:table-cell office:value-type="currency" office:value="395" table:formula="of:=IF([.B11]&lt;20;[.B11]+[.C11];[.B11]+2*[.C11])" table:style-name="ce54">
            <text:p>395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258042" table:formula="of:=&quot;88&quot;&amp;2*ROUND(RAND()*4;0)&amp;ROUND(RAND()*800000+100000;0)" table:style-name="ce41">
            <text:p>88425804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62.6" table:formula="of:=ROUND(RAND()*200+10;1)" table:style-name="ce30">
            <text:p>62,60 zł<text:s/></text:p>
          </table:table-cell>
          <table:table-cell office:value-type="date" office:date-value="2010-05-21T23:55:58" table:formula="of:=ROUND(RAND()*365+40179;4)" table:style-name="ce51">
            <text:p>21 maj (o21z.23:55:58)</text:p>
          </table:table-cell>
          <table:table-cell office:value-type="currency" office:value="67.599999999999994" table:formula="of:=IF([.B12]&lt;20;[.B12]+[.C12];[.B12]+2*[.C12])" table:style-name="ce54">
            <text:p>67,6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8626935" table:formula="of:=&quot;88&quot;&amp;2*ROUND(RAND()*4;0)&amp;ROUND(RAND()*800000+100000;0)" table:style-name="ce41">
            <text:p>888626935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40.4" table:formula="of:=ROUND(RAND()*200+10;1)" table:style-name="ce30">
            <text:p>40,40 zł<text:s/></text:p>
          </table:table-cell>
          <table:table-cell office:value-type="date" office:date-value="2010-05-01T03:54:34" table:formula="of:=ROUND(RAND()*365+40179;4)" table:style-name="ce51">
            <text:p>01 maj (o1z.03:54:35)</text:p>
          </table:table-cell>
          <table:table-cell office:value-type="currency" office:value="100.8" table:formula="of:=IF([.B13]&lt;20;[.B13]+[.C13];[.B13]+2*[.C13])" table:style-name="ce54">
            <text:p>100,8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606238" table:formula="of:=&quot;88&quot;&amp;2*ROUND(RAND()*4;0)&amp;ROUND(RAND()*800000+100000;0)" table:style-name="ce41">
            <text:p>88460623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84" table:formula="of:=ROUND(RAND()*200+10;1)" table:style-name="ce30">
            <text:p>184,00 zł<text:s/></text:p>
          </table:table-cell>
          <table:table-cell office:value-type="date" office:date-value="2010-08-18T02:45:27" table:formula="of:=ROUND(RAND()*365+40179;4)" table:style-name="ce51">
            <text:p>18 sie (o18z.02:45:27)</text:p>
          </table:table-cell>
          <table:table-cell office:value-type="currency" office:value="388" table:formula="of:=IF([.B14]&lt;20;[.B14]+[.C14];[.B14]+2*[.C14])" table:style-name="ce54">
            <text:p>388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700617" table:formula="of:=&quot;88&quot;&amp;2*ROUND(RAND()*4;0)&amp;ROUND(RAND()*800000+100000;0)" table:style-name="ce41">
            <text:p>880700617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5.7" table:formula="of:=ROUND(RAND()*200+10;1)" table:style-name="ce30">
            <text:p>15,70 zł<text:s/></text:p>
          </table:table-cell>
          <table:table-cell office:value-type="date" office:date-value="2010-02-21T17:12:54" table:formula="of:=ROUND(RAND()*365+40179;4)" table:style-name="ce51">
            <text:p>21 lut (o21z.17:12:55)</text:p>
          </table:table-cell>
          <table:table-cell office:value-type="currency" office:value="51.4" table:formula="of:=IF([.B15]&lt;20;[.B15]+[.C15];[.B15]+2*[.C15])" table:style-name="ce54">
            <text:p>51,4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6872695" table:formula="of:=&quot;88&quot;&amp;2*ROUND(RAND()*4;0)&amp;ROUND(RAND()*800000+100000;0)" table:style-name="ce41">
            <text:p>886872695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27" table:formula="of:=ROUND(RAND()*200+10;1)" table:style-name="ce30">
            <text:p>127,00 zł<text:s/></text:p>
          </table:table-cell>
          <table:table-cell office:value-type="date" office:date-value="2010-12-03T01:06:23" table:formula="of:=ROUND(RAND()*365+40179;4)" table:style-name="ce51">
            <text:p>03 gru (o3z.01:06:23)</text:p>
          </table:table-cell>
          <table:table-cell office:value-type="currency" office:value="274" table:formula="of:=IF([.B16]&lt;20;[.B16]+[.C16];[.B16]+2*[.C16])" table:style-name="ce54">
            <text:p>274,00 zł</text:p>
          </table:table-cell>
          <table:table-cell table:style-name="ce34"/>
          <table:table-cell table:number-columns-repeated="16378" table:style-name="ce1"/>
        </table:table-row>
        <table:table-row table:style-name="ro4">
          <table:table-cell office:value-type="string" office:string-value="886197412" table:formula="of:=&quot;88&quot;&amp;2*ROUND(RAND()*4;0)&amp;ROUND(RAND()*800000+100000;0)" table:style-name="ce41">
            <text:p>886197412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70.2" table:formula="of:=ROUND(RAND()*200+10;1)" table:style-name="ce30">
            <text:p>170,20 zł<text:s/></text:p>
          </table:table-cell>
          <table:table-cell office:value-type="date" office:date-value="2010-06-15T20:54:40" table:formula="of:=ROUND(RAND()*365+40179;4)" table:style-name="ce51">
            <text:p>15 cze (o15z.20:54:40)</text:p>
          </table:table-cell>
          <table:table-cell office:value-type="currency" office:value="360.4" table:formula="of:=IF([.B17]&lt;20;[.B17]+[.C17];[.B17]+2*[.C17])" table:style-name="ce54">
            <text:p>360,4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2240991" table:formula="of:=&quot;88&quot;&amp;2*ROUND(RAND()*4;0)&amp;ROUND(RAND()*800000+100000;0)" table:style-name="ce41">
            <text:p>88224099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27.5" table:formula="of:=ROUND(RAND()*200+10;1)" table:style-name="ce30">
            <text:p>27,50 zł<text:s/></text:p>
          </table:table-cell>
          <table:table-cell office:value-type="date" office:date-value="2010-08-25T22:55:20" table:formula="of:=ROUND(RAND()*365+40179;4)" table:style-name="ce51">
            <text:p>25 sie (o25z.22:55:21)</text:p>
          </table:table-cell>
          <table:table-cell office:value-type="currency" office:value="75" table:formula="of:=IF([.B18]&lt;20;[.B18]+[.C18];[.B18]+2*[.C18])" table:style-name="ce54">
            <text:p>75,0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0801548" table:formula="of:=&quot;88&quot;&amp;2*ROUND(RAND()*4;0)&amp;ROUND(RAND()*800000+100000;0)" table:style-name="ce41">
            <text:p>880801548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54.30000000000001" table:formula="of:=ROUND(RAND()*200+10;1)" table:style-name="ce30">
            <text:p>154,30 zł<text:s/></text:p>
          </table:table-cell>
          <table:table-cell office:value-type="date" office:date-value="2010-03-10T00:06:37" table:formula="of:=ROUND(RAND()*365+40179;4)" table:style-name="ce51">
            <text:p>10 mar (o10z.00:06:37)</text:p>
          </table:table-cell>
          <table:table-cell office:value-type="currency" office:value="159.30000000000001" table:formula="of:=IF([.B19]&lt;20;[.B19]+[.C19];[.B19]+2*[.C19])" table:style-name="ce54">
            <text:p>159,3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8208948" table:formula="of:=&quot;88&quot;&amp;2*ROUND(RAND()*4;0)&amp;ROUND(RAND()*800000+100000;0)" table:style-name="ce41">
            <text:p>88820894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203.2" table:formula="of:=ROUND(RAND()*200+10;1)" table:style-name="ce30">
            <text:p>203,20 zł<text:s/></text:p>
          </table:table-cell>
          <table:table-cell office:value-type="date" office:date-value="2010-11-19T04:14:00" table:formula="of:=ROUND(RAND()*365+40179;4)" table:style-name="ce51">
            <text:p>19 lis (o19z.04:14:01)</text:p>
          </table:table-cell>
          <table:table-cell office:value-type="currency" office:value="426.4" table:formula="of:=IF([.B20]&lt;20;[.B20]+[.C20];[.B20]+2*[.C20])" table:style-name="ce54">
            <text:p>426,4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4421313" table:formula="of:=&quot;88&quot;&amp;2*ROUND(RAND()*4;0)&amp;ROUND(RAND()*800000+100000;0)" table:style-name="ce41">
            <text:p>88442131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77.599999999999994" table:formula="of:=ROUND(RAND()*200+10;1)" table:style-name="ce30">
            <text:p>77,60 zł<text:s/></text:p>
          </table:table-cell>
          <table:table-cell office:value-type="date" office:date-value="2010-03-15T17:18:57" table:formula="of:=ROUND(RAND()*365+40179;4)" table:style-name="ce51">
            <text:p>15 mar (o15z.17:18:58)</text:p>
          </table:table-cell>
          <table:table-cell office:value-type="currency" office:value="175.2" table:formula="of:=IF([.B21]&lt;20;[.B21]+[.C21];[.B21]+2*[.C21])" table:style-name="ce54">
            <text:p>175,20 zł</text:p>
          </table:table-cell>
          <table:table-cell table:style-name="ce34"/>
          <table:table-cell table:number-columns-repeated="16378"/>
        </table:table-row>
        <table:table-row table:style-name="ro4">
          <table:table-cell office:value-type="string" office:string-value="880736132" table:formula="of:=&quot;88&quot;&amp;2*ROUND(RAND()*4;0)&amp;ROUND(RAND()*800000+100000;0)" table:style-name="ce41">
            <text:p>880736132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69.5" table:formula="of:=ROUND(RAND()*200+10;1)" table:style-name="ce30">
            <text:p>69,50 zł<text:s/></text:p>
          </table:table-cell>
          <table:table-cell office:value-type="date" office:date-value="2010-11-21T13:21:12" table:formula="of:=ROUND(RAND()*365+40179;4)" table:style-name="ce51">
            <text:p>21 lis (o21z.13:21:13)</text:p>
          </table:table-cell>
          <table:table-cell office:value-type="currency" office:value="159" table:formula="of:=IF([.B22]&lt;20;[.B22]+[.C22];[.B22]+2*[.C22])" table:style-name="ce54">
            <text:p>159,0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4720606" table:formula="of:=&quot;88&quot;&amp;2*ROUND(RAND()*4;0)&amp;ROUND(RAND()*800000+100000;0)" table:style-name="ce41">
            <text:p>88472060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75.7" table:formula="of:=ROUND(RAND()*200+10;1)" table:style-name="ce30">
            <text:p>175,70 zł<text:s/></text:p>
          </table:table-cell>
          <table:table-cell office:value-type="date" office:date-value="2010-10-16T14:44:52" table:formula="of:=ROUND(RAND()*365+40179;4)" table:style-name="ce51">
            <text:p>16 paź (o16z.14:44:53)</text:p>
          </table:table-cell>
          <table:table-cell office:value-type="currency" office:value="371.4" table:formula="of:=IF([.B23]&lt;20;[.B23]+[.C23];[.B23]+2*[.C23])" table:style-name="ce54">
            <text:p>371,4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2828884" table:formula="of:=&quot;88&quot;&amp;2*ROUND(RAND()*4;0)&amp;ROUND(RAND()*800000+100000;0)" table:style-name="ce41">
            <text:p>882828884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95.6" table:formula="of:=ROUND(RAND()*200+10;1)" table:style-name="ce30">
            <text:p>95,60 zł<text:s/></text:p>
          </table:table-cell>
          <table:table-cell office:value-type="date" office:date-value="2010-09-11T16:46:50" table:formula="of:=ROUND(RAND()*365+40179;4)" table:style-name="ce51">
            <text:p>11 wrz (o11z.16:46:51)</text:p>
          </table:table-cell>
          <table:table-cell office:value-type="currency" office:value="100.6" table:formula="of:=IF([.B24]&lt;20;[.B24]+[.C24];[.B24]+2*[.C24])" table:style-name="ce54">
            <text:p>100,6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630661" table:formula="of:=&quot;88&quot;&amp;2*ROUND(RAND()*4;0)&amp;ROUND(RAND()*800000+100000;0)" table:style-name="ce41">
            <text:p>88063066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41.6" table:formula="of:=ROUND(RAND()*200+10;1)" table:style-name="ce30">
            <text:p>41,60 zł<text:s/></text:p>
          </table:table-cell>
          <table:table-cell office:value-type="date" office:date-value="2010-04-24T04:16:01" table:formula="of:=ROUND(RAND()*365+40179;4)" table:style-name="ce51">
            <text:p>24 kwi (o24z.04:16:02)</text:p>
          </table:table-cell>
          <table:table-cell office:value-type="currency" office:value="103.2" table:formula="of:=IF([.B25]&lt;20;[.B25]+[.C25];[.B25]+2*[.C25])" table:style-name="ce54">
            <text:p>103,20 zł</text:p>
          </table:table-cell>
          <table:table-cell table:number-columns-repeated="16379" table:style-name="ce1"/>
        </table:table-row>
        <table:table-row table:style-name="ro4">
          <table:table-cell office:value-type="string" office:string-value="880221363" table:formula="of:=&quot;88&quot;&amp;2*ROUND(RAND()*4;0)&amp;ROUND(RAND()*800000+100000;0)" table:style-name="ce41">
            <text:p>880221363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66.8" table:formula="of:=ROUND(RAND()*200+10;1)" table:style-name="ce30">
            <text:p>166,80 zł<text:s/></text:p>
          </table:table-cell>
          <table:table-cell office:value-type="date" office:date-value="2010-09-30T00:43:12" table:formula="of:=ROUND(RAND()*365+40179;4)" table:style-name="ce51">
            <text:p>30 wrz (o30z.00:43:12)</text:p>
          </table:table-cell>
          <table:table-cell office:value-type="currency" office:value="171.8" table:formula="of:=IF([.B26]&lt;20;[.B26]+[.C26];[.B26]+2*[.C26])" table:style-name="ce54">
            <text:p>171,8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6526671" table:formula="of:=&quot;88&quot;&amp;2*ROUND(RAND()*4;0)&amp;ROUND(RAND()*800000+100000;0)" table:style-name="ce41">
            <text:p>88652667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96.5" table:formula="of:=ROUND(RAND()*200+10;1)" table:style-name="ce30">
            <text:p>96,50 zł<text:s/></text:p>
          </table:table-cell>
          <table:table-cell office:value-type="date" office:date-value="2010-11-26T03:10:30" table:formula="of:=ROUND(RAND()*365+40179;4)" table:style-name="ce51">
            <text:p>26 lis (o26z.03:10:31)</text:p>
          </table:table-cell>
          <table:table-cell office:value-type="currency" office:value="213" table:formula="of:=IF([.B27]&lt;20;[.B27]+[.C27];[.B27]+2*[.C27])" table:style-name="ce54">
            <text:p>213,0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6315003" table:formula="of:=&quot;88&quot;&amp;2*ROUND(RAND()*4;0)&amp;ROUND(RAND()*800000+100000;0)" table:style-name="ce41">
            <text:p>88631500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64.599999999999994" table:formula="of:=ROUND(RAND()*200+10;1)" table:style-name="ce30">
            <text:p>64,60 zł<text:s/></text:p>
          </table:table-cell>
          <table:table-cell office:value-type="date" office:date-value="2010-10-23T00:50:32" table:formula="of:=ROUND(RAND()*365+40179;4)" table:style-name="ce51">
            <text:p>23 paź (o23z.00:50:33)</text:p>
          </table:table-cell>
          <table:table-cell office:value-type="currency" office:value="149.19999999999999" table:formula="of:=IF([.B28]&lt;20;[.B28]+[.C28];[.B28]+2*[.C28])" table:style-name="ce54">
            <text:p>149,2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720234" table:formula="of:=&quot;88&quot;&amp;2*ROUND(RAND()*4;0)&amp;ROUND(RAND()*800000+100000;0)" table:style-name="ce41">
            <text:p>884720234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97.3" table:formula="of:=ROUND(RAND()*200+10;1)" table:style-name="ce30">
            <text:p>197,30 zł<text:s/></text:p>
          </table:table-cell>
          <table:table-cell office:value-type="date" office:date-value="2010-11-14T15:54:08" table:formula="of:=ROUND(RAND()*365+40179;4)" table:style-name="ce51">
            <text:p>14 lis (o14z.15:54:09)</text:p>
          </table:table-cell>
          <table:table-cell office:value-type="currency" office:value="414.6" table:formula="of:=IF([.B29]&lt;20;[.B29]+[.C29];[.B29]+2*[.C29])" table:style-name="ce54">
            <text:p>414,6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6844098" table:formula="of:=&quot;88&quot;&amp;2*ROUND(RAND()*4;0)&amp;ROUND(RAND()*800000+100000;0)" table:style-name="ce41">
            <text:p>886844098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67.3" table:formula="of:=ROUND(RAND()*200+10;1)" table:style-name="ce30">
            <text:p>167,30 zł<text:s/></text:p>
          </table:table-cell>
          <table:table-cell office:value-type="date" office:date-value="2010-01-05T11:34:39" table:formula="of:=ROUND(RAND()*365+40179;4)" table:style-name="ce51">
            <text:p>05 sty (o5z.11:34:39)</text:p>
          </table:table-cell>
          <table:table-cell office:value-type="currency" office:value="354.6" table:formula="of:=IF([.B30]&lt;20;[.B30]+[.C30];[.B30]+2*[.C30])" table:style-name="ce54">
            <text:p>354,6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264522" table:formula="of:=&quot;88&quot;&amp;2*ROUND(RAND()*4;0)&amp;ROUND(RAND()*800000+100000;0)" table:style-name="ce41">
            <text:p>884264522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1.7" table:formula="of:=ROUND(RAND()*200+10;1)" table:style-name="ce30">
            <text:p>11,70 zł<text:s/></text:p>
          </table:table-cell>
          <table:table-cell office:value-type="date" office:date-value="2010-06-11T15:44:38" table:formula="of:=ROUND(RAND()*365+40179;4)" table:style-name="ce51">
            <text:p>11 cze (o11z.15:44:38)</text:p>
          </table:table-cell>
          <table:table-cell office:value-type="currency" office:value="43.4" table:formula="of:=IF([.B31]&lt;20;[.B31]+[.C31];[.B31]+2*[.C31])" table:style-name="ce54">
            <text:p>43,4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6387803" table:formula="of:=&quot;88&quot;&amp;2*ROUND(RAND()*4;0)&amp;ROUND(RAND()*800000+100000;0)" table:style-name="ce41">
            <text:p>88638780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97.3" table:formula="of:=ROUND(RAND()*200+10;1)" table:style-name="ce30">
            <text:p>197,30 zł<text:s/></text:p>
          </table:table-cell>
          <table:table-cell office:value-type="date" office:date-value="2010-07-07T05:41:51" table:formula="of:=ROUND(RAND()*365+40179;4)" table:style-name="ce51">
            <text:p>07 lip (o7z.05:41:51)</text:p>
          </table:table-cell>
          <table:table-cell office:value-type="currency" office:value="414.6" table:formula="of:=IF([.B32]&lt;20;[.B32]+[.C32];[.B32]+2*[.C32])" table:style-name="ce54">
            <text:p>414,60 zł</text:p>
          </table:table-cell>
          <table:table-cell table:number-columns-repeated="16379" table:style-name="ce1"/>
        </table:table-row>
        <table:table-row table:style-name="ro5">
          <table:table-cell office:value-type="string" office:string-value="884423262" table:formula="of:=&quot;88&quot;&amp;2*ROUND(RAND()*4;0)&amp;ROUND(RAND()*800000+100000;0)" table:style-name="ce41">
            <text:p>884423262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98.1" table:formula="of:=ROUND(RAND()*200+10;1)" table:style-name="ce30">
            <text:p>98,10 zł<text:s/></text:p>
          </table:table-cell>
          <table:table-cell office:value-type="date" office:date-value="2010-12-16T16:33:36" table:formula="of:=ROUND(RAND()*365+40179;4)" table:style-name="ce51">
            <text:p>16 gru (o16z.16:33:36)</text:p>
          </table:table-cell>
          <table:table-cell office:value-type="currency" office:value="216.2" table:formula="of:=IF([.B33]&lt;20;[.B33]+[.C33];[.B33]+2*[.C33])" table:style-name="ce54">
            <text:p>216,20 zł</text:p>
          </table:table-cell>
          <table:table-cell table:number-columns-repeated="16379"/>
        </table:table-row>
        <table:table-row table:style-name="ro5">
          <table:table-cell office:value-type="string" office:string-value="886304362" table:formula="of:=&quot;88&quot;&amp;2*ROUND(RAND()*4;0)&amp;ROUND(RAND()*800000+100000;0)" table:style-name="ce41">
            <text:p>886304362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201.1" table:formula="of:=ROUND(RAND()*200+10;1)" table:style-name="ce30">
            <text:p>201,10 zł<text:s/></text:p>
          </table:table-cell>
          <table:table-cell office:value-type="date" office:date-value="2010-01-20T13:54:37" table:formula="of:=ROUND(RAND()*365+40179;4)" table:style-name="ce51">
            <text:p>20 sty (o20z.13:54:37)</text:p>
          </table:table-cell>
          <table:table-cell office:value-type="currency" office:value="422.2" table:formula="of:=IF([.B34]&lt;20;[.B34]+[.C34];[.B34]+2*[.C34])" table:style-name="ce54">
            <text:p>422,20 zł</text:p>
          </table:table-cell>
          <table:table-cell table:number-columns-repeated="16379"/>
        </table:table-row>
        <table:table-row table:style-name="ro5">
          <table:table-cell office:value-type="string" office:string-value="886789536" table:formula="of:=&quot;88&quot;&amp;2*ROUND(RAND()*4;0)&amp;ROUND(RAND()*800000+100000;0)" table:style-name="ce41">
            <text:p>886789536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88.8" table:formula="of:=ROUND(RAND()*200+10;1)" table:style-name="ce30">
            <text:p>88,80 zł<text:s/></text:p>
          </table:table-cell>
          <table:table-cell office:value-type="date" office:date-value="2010-09-03T06:38:44" table:formula="of:=ROUND(RAND()*365+40179;4)" table:style-name="ce51">
            <text:p>03 wrz (o3z.06:38:44)</text:p>
          </table:table-cell>
          <table:table-cell office:value-type="currency" office:value="93.8" table:formula="of:=IF([.B35]&lt;20;[.B35]+[.C35];[.B35]+2*[.C35])" table:style-name="ce54">
            <text:p>93,80 zł</text:p>
          </table:table-cell>
          <table:table-cell table:number-columns-repeated="16379"/>
        </table:table-row>
        <table:table-row table:style-name="ro5">
          <table:table-cell office:value-type="string" office:string-value="882253652" table:formula="of:=&quot;88&quot;&amp;2*ROUND(RAND()*4;0)&amp;ROUND(RAND()*800000+100000;0)" table:style-name="ce41">
            <text:p>88225365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24" table:formula="of:=ROUND(RAND()*200+10;1)" table:style-name="ce30">
            <text:p>24,00 zł<text:s/></text:p>
          </table:table-cell>
          <table:table-cell office:value-type="date" office:date-value="2010-03-21T01:34:36" table:formula="of:=ROUND(RAND()*365+40179;4)" table:style-name="ce51">
            <text:p>21 mar (o21z.01:34:36)</text:p>
          </table:table-cell>
          <table:table-cell office:value-type="currency" office:value="29" table:formula="of:=IF([.B36]&lt;20;[.B36]+[.C36];[.B36]+2*[.C36])" table:style-name="ce54">
            <text:p>29,00 zł</text:p>
          </table:table-cell>
          <table:table-cell table:number-columns-repeated="16379"/>
        </table:table-row>
        <table:table-row table:style-name="ro5">
          <table:table-cell office:value-type="string" office:string-value="882765971" table:formula="of:=&quot;88&quot;&amp;2*ROUND(RAND()*4;0)&amp;ROUND(RAND()*800000+100000;0)" table:style-name="ce41">
            <text:p>882765971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37.9" table:formula="of:=ROUND(RAND()*200+10;1)" table:style-name="ce30">
            <text:p>37,90 zł<text:s/></text:p>
          </table:table-cell>
          <table:table-cell office:value-type="date" office:date-value="2010-08-09T06:00:00" table:formula="of:=ROUND(RAND()*365+40179;4)" table:style-name="ce51">
            <text:p>09 sie (o9z.06:00:00)</text:p>
          </table:table-cell>
          <table:table-cell office:value-type="currency" office:value="42.9" table:formula="of:=IF([.B37]&lt;20;[.B37]+[.C37];[.B37]+2*[.C37])" table:style-name="ce54">
            <text:p>42,90 zł</text:p>
          </table:table-cell>
          <table:table-cell table:number-columns-repeated="16379"/>
        </table:table-row>
        <table:table-row table:style-name="ro5">
          <table:table-cell office:value-type="string" office:string-value="880499461" table:formula="of:=&quot;88&quot;&amp;2*ROUND(RAND()*4;0)&amp;ROUND(RAND()*800000+100000;0)" table:style-name="ce41">
            <text:p>88049946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14.8" table:formula="of:=ROUND(RAND()*200+10;1)" table:style-name="ce30">
            <text:p>114,80 zł<text:s/></text:p>
          </table:table-cell>
          <table:table-cell office:value-type="date" office:date-value="2010-07-31T19:48:25" table:formula="of:=ROUND(RAND()*365+40179;4)" table:style-name="ce51">
            <text:p>31 lip (o31z.19:48:26)</text:p>
          </table:table-cell>
          <table:table-cell office:value-type="currency" office:value="249.6" table:formula="of:=IF([.B38]&lt;20;[.B38]+[.C38];[.B38]+2*[.C38])" table:style-name="ce54">
            <text:p>249,60 zł</text:p>
          </table:table-cell>
          <table:table-cell table:number-columns-repeated="16379"/>
        </table:table-row>
        <table:table-row table:style-name="ro5">
          <table:table-cell office:value-type="string" office:string-value="888893009" table:formula="of:=&quot;88&quot;&amp;2*ROUND(RAND()*4;0)&amp;ROUND(RAND()*800000+100000;0)" table:style-name="ce41">
            <text:p>888893009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1" table:formula="of:=ROUND(RAND()*200+10;1)" table:style-name="ce30">
            <text:p>11,00 zł<text:s/></text:p>
          </table:table-cell>
          <table:table-cell office:value-type="date" office:date-value="2010-03-27T04:44:41" table:formula="of:=ROUND(RAND()*365+40179;4)" table:style-name="ce51">
            <text:p>27 mar (o27z.04:44:41)</text:p>
          </table:table-cell>
          <table:table-cell office:value-type="currency" office:value="16" table:formula="of:=IF([.B39]&lt;20;[.B39]+[.C39];[.B39]+2*[.C39])" table:style-name="ce54">
            <text:p>16,00 zł</text:p>
          </table:table-cell>
          <table:table-cell table:number-columns-repeated="16379"/>
        </table:table-row>
        <table:table-row table:style-name="ro5">
          <table:table-cell office:value-type="string" office:string-value="882660927" table:formula="of:=&quot;88&quot;&amp;2*ROUND(RAND()*4;0)&amp;ROUND(RAND()*800000+100000;0)" table:style-name="ce41">
            <text:p>882660927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77.2" table:formula="of:=ROUND(RAND()*200+10;1)" table:style-name="ce30">
            <text:p>177,20 zł<text:s/></text:p>
          </table:table-cell>
          <table:table-cell office:value-type="date" office:date-value="2010-04-29T03:19:17" table:formula="of:=ROUND(RAND()*365+40179;4)" table:style-name="ce51">
            <text:p>29 kwi (o29z.03:19:18)</text:p>
          </table:table-cell>
          <table:table-cell office:value-type="currency" office:value="182.2" table:formula="of:=IF([.B40]&lt;20;[.B40]+[.C40];[.B40]+2*[.C40])" table:style-name="ce54">
            <text:p>182,20 zł</text:p>
          </table:table-cell>
          <table:table-cell table:number-columns-repeated="16379"/>
        </table:table-row>
        <table:table-row table:style-name="ro5">
          <table:table-cell office:value-type="string" office:string-value="884818613" table:formula="of:=&quot;88&quot;&amp;2*ROUND(RAND()*4;0)&amp;ROUND(RAND()*800000+100000;0)" table:style-name="ce41">
            <text:p>884818613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29.1" table:formula="of:=ROUND(RAND()*200+10;1)" table:style-name="ce30">
            <text:p>29,10 zł<text:s/></text:p>
          </table:table-cell>
          <table:table-cell office:value-type="date" office:date-value="2010-07-29T12:06:28" table:formula="of:=ROUND(RAND()*365+40179;4)" table:style-name="ce51">
            <text:p>29 lip (o29z.12:06:29)</text:p>
          </table:table-cell>
          <table:table-cell office:value-type="currency" office:value="34.1" table:formula="of:=IF([.B41]&lt;20;[.B41]+[.C41];[.B41]+2*[.C41])" table:style-name="ce54">
            <text:p>34,10 zł</text:p>
          </table:table-cell>
          <table:table-cell table:number-columns-repeated="16379"/>
        </table:table-row>
        <table:table-row table:style-name="ro5">
          <table:table-cell office:value-type="string" office:string-value="884303526" table:formula="of:=&quot;88&quot;&amp;2*ROUND(RAND()*4;0)&amp;ROUND(RAND()*800000+100000;0)" table:style-name="ce41">
            <text:p>88430352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80" table:formula="of:=ROUND(RAND()*200+10;1)" table:style-name="ce30">
            <text:p>80,00 zł<text:s/></text:p>
          </table:table-cell>
          <table:table-cell office:value-type="date" office:date-value="2010-02-12T07:06:14" table:formula="of:=ROUND(RAND()*365+40179;4)" table:style-name="ce51">
            <text:p>12 lut (o12z.07:06:14)</text:p>
          </table:table-cell>
          <table:table-cell office:value-type="currency" office:value="180" table:formula="of:=IF([.B42]&lt;20;[.B42]+[.C42];[.B42]+2*[.C42])" table:style-name="ce54">
            <text:p>180,00 zł</text:p>
          </table:table-cell>
          <table:table-cell table:number-columns-repeated="16379"/>
        </table:table-row>
        <table:table-row table:style-name="ro5">
          <table:table-cell office:value-type="string" office:string-value="882724302" table:formula="of:=&quot;88&quot;&amp;2*ROUND(RAND()*4;0)&amp;ROUND(RAND()*800000+100000;0)" table:style-name="ce41">
            <text:p>882724302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47.2" table:formula="of:=ROUND(RAND()*200+10;1)" table:style-name="ce30">
            <text:p>47,20 zł<text:s/></text:p>
          </table:table-cell>
          <table:table-cell office:value-type="date" office:date-value="2010-08-28T15:26:29" table:formula="of:=ROUND(RAND()*365+40179;4)" table:style-name="ce51">
            <text:p>28 sie (o28z.15:26:30)</text:p>
          </table:table-cell>
          <table:table-cell office:value-type="currency" office:value="52.2" table:formula="of:=IF([.B43]&lt;20;[.B43]+[.C43];[.B43]+2*[.C43])" table:style-name="ce54">
            <text:p>52,20 zł</text:p>
          </table:table-cell>
          <table:table-cell table:number-columns-repeated="16379"/>
        </table:table-row>
        <table:table-row table:style-name="ro5">
          <table:table-cell office:value-type="string" office:string-value="882146597" table:formula="of:=&quot;88&quot;&amp;2*ROUND(RAND()*4;0)&amp;ROUND(RAND()*800000+100000;0)" table:style-name="ce41">
            <text:p>882146597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18.3" table:formula="of:=ROUND(RAND()*200+10;1)" table:style-name="ce30">
            <text:p>118,30 zł<text:s/></text:p>
          </table:table-cell>
          <table:table-cell office:value-type="date" office:date-value="2010-04-26T01:56:29" table:formula="of:=ROUND(RAND()*365+40179;4)" table:style-name="ce51">
            <text:p>26 kwi (o26z.01:56:30)</text:p>
          </table:table-cell>
          <table:table-cell office:value-type="currency" office:value="123.3" table:formula="of:=IF([.B44]&lt;20;[.B44]+[.C44];[.B44]+2*[.C44])" table:style-name="ce54">
            <text:p>123,30 zł</text:p>
          </table:table-cell>
          <table:table-cell table:number-columns-repeated="16379"/>
        </table:table-row>
        <table:table-row table:style-name="ro5">
          <table:table-cell office:value-type="string" office:string-value="886735924" table:formula="of:=&quot;88&quot;&amp;2*ROUND(RAND()*4;0)&amp;ROUND(RAND()*800000+100000;0)" table:style-name="ce41">
            <text:p>886735924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98.1" table:formula="of:=ROUND(RAND()*200+10;1)" table:style-name="ce30">
            <text:p>98,10 zł<text:s/></text:p>
          </table:table-cell>
          <table:table-cell office:value-type="date" office:date-value="2010-12-01T23:24:34" table:formula="of:=ROUND(RAND()*365+40179;4)" table:style-name="ce51">
            <text:p>01 gru (o1z.23:24:35)</text:p>
          </table:table-cell>
          <table:table-cell office:value-type="currency" office:value="103.1" table:formula="of:=IF([.B45]&lt;20;[.B45]+[.C45];[.B45]+2*[.C45])" table:style-name="ce54">
            <text:p>103,10 zł</text:p>
          </table:table-cell>
          <table:table-cell table:number-columns-repeated="16379"/>
        </table:table-row>
        <table:table-row table:style-name="ro5">
          <table:table-cell office:value-type="string" office:string-value="884527038" table:formula="of:=&quot;88&quot;&amp;2*ROUND(RAND()*4;0)&amp;ROUND(RAND()*800000+100000;0)" table:style-name="ce41">
            <text:p>884527038</text:p>
          </table:table-cell>
          <table:table-cell office:value-type="float" office:value="5" table:formula="of:=IF(RAND()&lt;0.7;20;5)" table:style-name="ce53">
            <text:p>5 zł<text:s/></text:p>
          </table:table-cell>
          <table:table-cell office:value-type="float" office:value="176.9" table:formula="of:=ROUND(RAND()*200+10;1)" table:style-name="ce30">
            <text:p>176,90 zł<text:s/></text:p>
          </table:table-cell>
          <table:table-cell office:value-type="date" office:date-value="2010-09-02T04:57:47" table:formula="of:=ROUND(RAND()*365+40179;4)" table:style-name="ce51">
            <text:p>02 wrz (o2z.04:57:48)</text:p>
          </table:table-cell>
          <table:table-cell office:value-type="currency" office:value="181.9" table:formula="of:=IF([.B46]&lt;20;[.B46]+[.C46];[.B46]+2*[.C46])" table:style-name="ce54">
            <text:p>181,90 zł</text:p>
          </table:table-cell>
          <table:table-cell table:number-columns-repeated="16379"/>
        </table:table-row>
        <table:table-row table:style-name="ro5">
          <table:table-cell office:value-type="string" office:string-value="882425329" table:formula="of:=&quot;88&quot;&amp;2*ROUND(RAND()*4;0)&amp;ROUND(RAND()*800000+100000;0)" table:style-name="ce41">
            <text:p>882425329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97.2" table:formula="of:=ROUND(RAND()*200+10;1)" table:style-name="ce30">
            <text:p>197,20 zł<text:s/></text:p>
          </table:table-cell>
          <table:table-cell office:value-type="date" office:date-value="2010-02-18T16:00:28" table:formula="of:=ROUND(RAND()*365+40179;4)" table:style-name="ce51">
            <text:p>18 lut (o18z.16:00:29)</text:p>
          </table:table-cell>
          <table:table-cell office:value-type="currency" office:value="414.4" table:formula="of:=IF([.B47]&lt;20;[.B47]+[.C47];[.B47]+2*[.C47])" table:style-name="ce54">
            <text:p>414,40 zł</text:p>
          </table:table-cell>
          <table:table-cell table:number-columns-repeated="16379"/>
        </table:table-row>
        <table:table-row table:style-name="ro5">
          <table:table-cell office:value-type="string" office:string-value="886242883" table:formula="of:=&quot;88&quot;&amp;2*ROUND(RAND()*4;0)&amp;ROUND(RAND()*800000+100000;0)" table:style-name="ce41">
            <text:p>886242883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73.2" table:formula="of:=ROUND(RAND()*200+10;1)" table:style-name="ce30">
            <text:p>73,20 zł<text:s/></text:p>
          </table:table-cell>
          <table:table-cell office:value-type="date" office:date-value="2010-05-10T11:45:10" table:formula="of:=ROUND(RAND()*365+40179;4)" table:style-name="ce51">
            <text:p>10 maj (o10z.11:45:10)</text:p>
          </table:table-cell>
          <table:table-cell office:value-type="currency" office:value="166.4" table:formula="of:=IF([.B48]&lt;20;[.B48]+[.C48];[.B48]+2*[.C48])" table:style-name="ce54">
            <text:p>166,40 zł</text:p>
          </table:table-cell>
          <table:table-cell table:number-columns-repeated="16379"/>
        </table:table-row>
        <table:table-row table:style-name="ro5">
          <table:table-cell office:value-type="string" office:string-value="882460725" table:formula="of:=&quot;88&quot;&amp;2*ROUND(RAND()*4;0)&amp;ROUND(RAND()*800000+100000;0)" table:style-name="ce41">
            <text:p>882460725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178.3" table:formula="of:=ROUND(RAND()*200+10;1)" table:style-name="ce30">
            <text:p>178,30 zł<text:s/></text:p>
          </table:table-cell>
          <table:table-cell office:value-type="date" office:date-value="2010-01-14T07:08:06" table:formula="of:=ROUND(RAND()*365+40179;4)" table:style-name="ce51">
            <text:p>14 sty (o14z.07:08:07)</text:p>
          </table:table-cell>
          <table:table-cell office:value-type="currency" office:value="376.6" table:formula="of:=IF([.B49]&lt;20;[.B49]+[.C49];[.B49]+2*[.C49])" table:style-name="ce54">
            <text:p>376,60 zł</text:p>
          </table:table-cell>
          <table:table-cell table:number-columns-repeated="16379"/>
        </table:table-row>
        <table:table-row table:style-name="ro5">
          <table:table-cell office:value-type="string" office:string-value="886506211" table:formula="of:=&quot;88&quot;&amp;2*ROUND(RAND()*4;0)&amp;ROUND(RAND()*800000+100000;0)" table:style-name="ce41">
            <text:p>886506211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39.799999999999997" table:formula="of:=ROUND(RAND()*200+10;1)" table:style-name="ce30">
            <text:p>39,80 zł<text:s/></text:p>
          </table:table-cell>
          <table:table-cell office:value-type="date" office:date-value="2010-12-15T14:41:25" table:formula="of:=ROUND(RAND()*365+40179;4)" table:style-name="ce51">
            <text:p>15 gru (o15z.14:41:25)</text:p>
          </table:table-cell>
          <table:table-cell office:value-type="currency" office:value="99.6" table:formula="of:=IF([.B50]&lt;20;[.B50]+[.C50];[.B50]+2*[.C50])" table:style-name="ce54">
            <text:p>99,60 zł</text:p>
          </table:table-cell>
          <table:table-cell table:number-columns-repeated="16379"/>
        </table:table-row>
        <table:table-row table:style-name="ro5">
          <table:table-cell office:value-type="string" office:string-value="886260206" table:formula="of:=&quot;88&quot;&amp;2*ROUND(RAND()*4;0)&amp;ROUND(RAND()*800000+100000;0)" table:style-name="ce41">
            <text:p>886260206</text:p>
          </table:table-cell>
          <table:table-cell office:value-type="float" office:value="20" table:formula="of:=IF(RAND()&lt;0.7;20;5)" table:style-name="ce53">
            <text:p>20 zł<text:s/></text:p>
          </table:table-cell>
          <table:table-cell office:value-type="float" office:value="57.4" table:formula="of:=ROUND(RAND()*200+10;1)" table:style-name="ce30">
            <text:p>57,40 zł<text:s/></text:p>
          </table:table-cell>
          <table:table-cell office:value-type="date" office:date-value="2010-02-24T05:09:18" table:formula="of:=ROUND(RAND()*365+40179;4)" table:style-name="ce51">
            <text:p>24 lut (o24z.05:09:19)</text:p>
          </table:table-cell>
          <table:table-cell office:value-type="currency" office:value="134.80000000000001" table:formula="of:=IF([.B51]&lt;20;[.B51]+[.C51];[.B51]+2*[.C51])" table:style-name="ce54">
            <text:p>134,80 zł</text:p>
          </table:table-cell>
          <table:table-cell table:number-columns-repeated="16379"/>
        </table:table-row>
        <table:table-row table:number-rows-repeated="1048525" table:style-name="ro2">
          <table:table-cell table:number-columns-repeated="16384"/>
        </table:table-row>
      </table:table>
      <table:table table:name="11_TIRy" table:style-name="ta1">
        <table:table-column table:style-name="co3" table:number-columns-repeated="4" table:default-cell-style-name="ce13"/>
        <table:table-column table:style-name="co6" table:default-cell-style-name="ce13"/>
        <table:table-column table:style-name="co29" table:default-cell-style-name="ce13"/>
        <table:table-column table:style-name="co30" table:default-cell-style-name="ce13"/>
        <table:table-column table:style-name="co31" table:default-cell-style-name="ce13"/>
        <table:table-column table:style-name="co32" table:default-cell-style-name="ce13"/>
        <table:table-column table:style-name="co3" table:number-columns-repeated="1015" table:default-cell-style-name="ce13"/>
        <table:table-column table:style-name="co4" table:number-columns-repeated="15360" table:default-cell-style-name="ce1"/>
        <table:table-row table:number-rows-repeated="4" table:style-name="ro1">
          <table:table-cell table:number-columns-repeated="4"/>
          <table:table-cell table:number-columns-repeated="5" table:style-name="ce1"/>
          <table:table-cell table:number-columns-repeated="16375"/>
        </table:table-row>
        <table:table-row table:style-name="ro3">
          <table:table-cell table:number-columns-repeated="4"/>
          <table:table-cell table:number-columns-repeated="3" table:style-name="ce1"/>
          <table:table-cell office:value-type="string" table:number-columns-spanned="2" table:number-rows-spanned="1" table:style-name="ce21">
            <text:p>Długość trasy</text:p>
          </table:table-cell>
          <table:covered-table-cell/>
          <table:table-cell table:number-columns-repeated="16375"/>
        </table:table-row>
        <table:table-row table:style-name="ro3">
          <table:table-cell table:number-columns-repeated="4"/>
          <table:table-cell table:number-columns-repeated="3" table:style-name="ce1"/>
          <table:table-cell office:value-type="float" office:value="1374" table:formula="of:=ROUND(RAND()*1000+500;0)" table:style-name="ce55">
            <text:p>1 374<text:s text:c="6"/></text:p>
          </table:table-cell>
          <table:table-cell office:value-type="string" table:style-name="ce56">
            <text:p>km</text:p>
          </table:table-cell>
          <table:table-cell table:number-columns-repeated="16375"/>
        </table:table-row>
        <table:table-row table:number-rows-repeated="10" table:style-name="ro1">
          <table:table-cell table:number-columns-repeated="4"/>
          <table:table-cell table:number-columns-repeated="5" table:style-name="ce1"/>
          <table:table-cell table:number-columns-repeated="16375"/>
        </table:table-row>
        <table:table-row table:number-rows-repeated="2" table:style-name="ro1">
          <table:table-cell table:number-columns-repeated="4"/>
          <table:table-cell table:number-columns-repeated="4" table:style-name="ce1"/>
          <table:table-cell table:number-columns-repeated="16376"/>
        </table:table-row>
        <table:table-row table:style-name="ro1">
          <table:table-cell table:number-columns-repeated="4"/>
          <table:table-cell office:value-type="string" table:style-name="ce16">
            <text:p>NIP firmy</text:p>
          </table:table-cell>
          <table:table-cell office:value-type="string" table:style-name="ce57">
            <text:p>Liczba tirów</text:p>
          </table:table-cell>
          <table:table-cell office:value-type="string" table:style-name="ce57">
            <text:p>Łączna trasa</text:p>
          </table:table-cell>
          <table:table-cell office:value-type="string" table:style-name="ce16">
            <text:p>Opłata za przejazd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5" table:style-name="ce58">
            <text:p>1023652135</text:p>
          </table:table-cell>
          <table:table-cell office:value-type="float" office:value="14" table:formula="of:=ROUND(RAND()*16+3;0)" table:style-name="ce59">
            <text:p>14</text:p>
          </table:table-cell>
          <table:table-cell office:value-type="float" office:value="19236" table:formula="of:=PRODUCT([.$H$6];[.F20])" table:style-name="ce60">
            <text:p>19236</text:p>
          </table:table-cell>
          <table:table-cell office:value-type="float" office:value="3285.4" table:formula="of:=IF([.G20]&gt;10001;400+0.15*[.G20];IF([.G20]&gt;5000;100+0.18*[.G20];1000))" table:style-name="ce61">
            <text:p>3 285,4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8" table:formula="of:=[.E20]+13" table:style-name="ce16">
            <text:p>1023652148</text:p>
          </table:table-cell>
          <table:table-cell office:value-type="float" office:value="8" table:formula="of:=ROUND(RAND()*16+3;0)" table:style-name="ce18">
            <text:p>8</text:p>
          </table:table-cell>
          <table:table-cell office:value-type="float" office:value="10992" table:formula="of:=PRODUCT([.$H$6];[.F21])" table:style-name="ce60">
            <text:p>10992</text:p>
          </table:table-cell>
          <table:table-cell office:value-type="float" office:value="2048.8000000000002" table:formula="of:=IF([.G21]&gt;10001;400+0.15*[.G21];IF([.G21]&gt;5000;100+0.18*[.G21];1000))" table:style-name="ce61">
            <text:p>2 048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6" table:style-name="ce16">
            <text:p>1023652136</text:p>
          </table:table-cell>
          <table:table-cell office:value-type="float" office:value="15" table:formula="of:=ROUND(RAND()*16+3;0)" table:style-name="ce18">
            <text:p>15</text:p>
          </table:table-cell>
          <table:table-cell office:value-type="float" office:value="20610" table:formula="of:=PRODUCT([.$H$6];[.F22])" table:style-name="ce60">
            <text:p>20610</text:p>
          </table:table-cell>
          <table:table-cell office:value-type="float" office:value="3491.5" table:formula="of:=IF([.G22]&gt;10001;400+0.15*[.G22];IF([.G22]&gt;5000;100+0.18*[.G22];1000))" table:style-name="ce61">
            <text:p>3 491,5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9" table:formula="of:=[.E22]+13" table:style-name="ce16">
            <text:p>1023652149</text:p>
          </table:table-cell>
          <table:table-cell office:value-type="float" office:value="6" table:formula="of:=ROUND(RAND()*16+3;0)" table:style-name="ce18">
            <text:p>6</text:p>
          </table:table-cell>
          <table:table-cell office:value-type="float" office:value="8244" table:formula="of:=PRODUCT([.$H$6];[.F23])" table:style-name="ce60">
            <text:p>8244</text:p>
          </table:table-cell>
          <table:table-cell office:value-type="float" office:value="1583.9199999999998" table:formula="of:=IF([.G23]&gt;10001;400+0.15*[.G23];IF([.G23]&gt;5000;100+0.18*[.G23];1000))" table:style-name="ce61">
            <text:p>1 583,92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7" table:style-name="ce16">
            <text:p>1023652137</text:p>
          </table:table-cell>
          <table:table-cell office:value-type="float" office:value="16" table:formula="of:=ROUND(RAND()*16+3;0)" table:style-name="ce18">
            <text:p>16</text:p>
          </table:table-cell>
          <table:table-cell office:value-type="float" office:value="21984" table:formula="of:=PRODUCT([.$H$6];[.F24])" table:style-name="ce60">
            <text:p>21984</text:p>
          </table:table-cell>
          <table:table-cell office:value-type="float" office:value="3697.6" table:formula="of:=IF([.G24]&gt;10001;400+0.15*[.G24];IF([.G24]&gt;5000;100+0.18*[.G24];1000))" table:style-name="ce61">
            <text:p>3 697,6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0" table:formula="of:=[.E24]+13" table:style-name="ce16">
            <text:p>1023652150</text:p>
          </table:table-cell>
          <table:table-cell office:value-type="float" office:value="11" table:formula="of:=ROUND(RAND()*16+3;0)" table:style-name="ce18">
            <text:p>11</text:p>
          </table:table-cell>
          <table:table-cell office:value-type="float" office:value="15114" table:formula="of:=PRODUCT([.$H$6];[.F25])" table:style-name="ce60">
            <text:p>15114</text:p>
          </table:table-cell>
          <table:table-cell office:value-type="float" office:value="2667.1" table:formula="of:=IF([.G25]&gt;10001;400+0.15*[.G25];IF([.G25]&gt;5000;100+0.18*[.G25];1000))" table:style-name="ce61">
            <text:p>2 667,1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8" table:style-name="ce16">
            <text:p>1023652138</text:p>
          </table:table-cell>
          <table:table-cell office:value-type="float" office:value="4" table:formula="of:=ROUND(RAND()*16+3;0)" table:style-name="ce18">
            <text:p>4</text:p>
          </table:table-cell>
          <table:table-cell office:value-type="float" office:value="5496" table:formula="of:=PRODUCT([.$H$6];[.F26])" table:style-name="ce60">
            <text:p>5496</text:p>
          </table:table-cell>
          <table:table-cell office:value-type="float" office:value="1089.28" table:formula="of:=IF([.G26]&gt;10001;400+0.15*[.G26];IF([.G26]&gt;5000;100+0.18*[.G26];1000))" table:style-name="ce61">
            <text:p>1 089,28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1" table:formula="of:=[.E26]+13" table:style-name="ce16">
            <text:p>1023652151</text:p>
          </table:table-cell>
          <table:table-cell office:value-type="float" office:value="13" table:formula="of:=ROUND(RAND()*16+3;0)" table:style-name="ce18">
            <text:p>13</text:p>
          </table:table-cell>
          <table:table-cell office:value-type="float" office:value="17862" table:formula="of:=PRODUCT([.$H$6];[.F27])" table:style-name="ce60">
            <text:p>17862</text:p>
          </table:table-cell>
          <table:table-cell office:value-type="float" office:value="3079.2999999999997" table:formula="of:=IF([.G27]&gt;10001;400+0.15*[.G27];IF([.G27]&gt;5000;100+0.18*[.G27];1000))" table:style-name="ce61">
            <text:p>3 079,3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39" table:style-name="ce16">
            <text:p>1023652139</text:p>
          </table:table-cell>
          <table:table-cell office:value-type="float" office:value="12" table:formula="of:=ROUND(RAND()*16+3;0)" table:style-name="ce18">
            <text:p>12</text:p>
          </table:table-cell>
          <table:table-cell office:value-type="float" office:value="16488" table:formula="of:=PRODUCT([.$H$6];[.F28])" table:style-name="ce60">
            <text:p>16488</text:p>
          </table:table-cell>
          <table:table-cell office:value-type="float" office:value="2873.2" table:formula="of:=IF([.G28]&gt;10001;400+0.15*[.G28];IF([.G28]&gt;5000;100+0.18*[.G28];1000))" table:style-name="ce61">
            <text:p>2 873,2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2" table:formula="of:=[.E28]+13" table:style-name="ce16">
            <text:p>1023652152</text:p>
          </table:table-cell>
          <table:table-cell office:value-type="float" office:value="6" table:formula="of:=ROUND(RAND()*16+3;0)" table:style-name="ce18">
            <text:p>6</text:p>
          </table:table-cell>
          <table:table-cell office:value-type="float" office:value="8244" table:formula="of:=PRODUCT([.$H$6];[.F29])" table:style-name="ce60">
            <text:p>8244</text:p>
          </table:table-cell>
          <table:table-cell office:value-type="float" office:value="1583.9199999999998" table:formula="of:=IF([.G29]&gt;10001;400+0.15*[.G29];IF([.G29]&gt;5000;100+0.18*[.G29];1000))" table:style-name="ce61">
            <text:p>1 583,92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0" table:style-name="ce16">
            <text:p>1023652140</text:p>
          </table:table-cell>
          <table:table-cell office:value-type="float" office:value="6" table:formula="of:=ROUND(RAND()*16+3;0)" table:style-name="ce18">
            <text:p>6</text:p>
          </table:table-cell>
          <table:table-cell office:value-type="float" office:value="8244" table:formula="of:=PRODUCT([.$H$6];[.F30])" table:style-name="ce60">
            <text:p>8244</text:p>
          </table:table-cell>
          <table:table-cell office:value-type="float" office:value="1583.9199999999998" table:formula="of:=IF([.G30]&gt;10001;400+0.15*[.G30];IF([.G30]&gt;5000;100+0.18*[.G30];1000))" table:style-name="ce61">
            <text:p>1 583,92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3" table:formula="of:=[.E30]+13" table:style-name="ce16">
            <text:p>1023652153</text:p>
          </table:table-cell>
          <table:table-cell office:value-type="float" office:value="15" table:formula="of:=ROUND(RAND()*16+3;0)" table:style-name="ce18">
            <text:p>15</text:p>
          </table:table-cell>
          <table:table-cell office:value-type="float" office:value="20610" table:formula="of:=PRODUCT([.$H$6];[.F31])" table:style-name="ce60">
            <text:p>20610</text:p>
          </table:table-cell>
          <table:table-cell office:value-type="float" office:value="3491.5" table:formula="of:=IF([.G31]&gt;10001;400+0.15*[.G31];IF([.G31]&gt;5000;100+0.18*[.G31];1000))" table:style-name="ce61">
            <text:p>3 491,5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1" table:style-name="ce16">
            <text:p>1023652141</text:p>
          </table:table-cell>
          <table:table-cell office:value-type="float" office:value="12" table:formula="of:=ROUND(RAND()*16+3;0)" table:style-name="ce18">
            <text:p>12</text:p>
          </table:table-cell>
          <table:table-cell office:value-type="float" office:value="16488" table:formula="of:=PRODUCT([.$H$6];[.F32])" table:style-name="ce60">
            <text:p>16488</text:p>
          </table:table-cell>
          <table:table-cell office:value-type="float" office:value="2873.2" table:formula="of:=IF([.G32]&gt;10001;400+0.15*[.G32];IF([.G32]&gt;5000;100+0.18*[.G32];1000))" table:style-name="ce61">
            <text:p>2 873,2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4" table:formula="of:=[.E32]+13" table:style-name="ce16">
            <text:p>1023652154</text:p>
          </table:table-cell>
          <table:table-cell office:value-type="float" office:value="8" table:formula="of:=ROUND(RAND()*16+3;0)" table:style-name="ce18">
            <text:p>8</text:p>
          </table:table-cell>
          <table:table-cell office:value-type="float" office:value="10992" table:formula="of:=PRODUCT([.$H$6];[.F33])" table:style-name="ce60">
            <text:p>10992</text:p>
          </table:table-cell>
          <table:table-cell office:value-type="float" office:value="2048.8000000000002" table:formula="of:=IF([.G33]&gt;10001;400+0.15*[.G33];IF([.G33]&gt;5000;100+0.18*[.G33];1000))" table:style-name="ce61">
            <text:p>2 048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2" table:style-name="ce16">
            <text:p>1023652142</text:p>
          </table:table-cell>
          <table:table-cell office:value-type="float" office:value="15" table:formula="of:=ROUND(RAND()*16+3;0)" table:style-name="ce18">
            <text:p>15</text:p>
          </table:table-cell>
          <table:table-cell office:value-type="float" office:value="20610" table:formula="of:=PRODUCT([.$H$6];[.F34])" table:style-name="ce60">
            <text:p>20610</text:p>
          </table:table-cell>
          <table:table-cell office:value-type="float" office:value="3491.5" table:formula="of:=IF([.G34]&gt;10001;400+0.15*[.G34];IF([.G34]&gt;5000;100+0.18*[.G34];1000))" table:style-name="ce61">
            <text:p>3 491,5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5" table:formula="of:=[.E34]+13" table:style-name="ce16">
            <text:p>1023652155</text:p>
          </table:table-cell>
          <table:table-cell office:value-type="float" office:value="3" table:formula="of:=ROUND(RAND()*16+3;0)" table:style-name="ce18">
            <text:p>3</text:p>
          </table:table-cell>
          <table:table-cell office:value-type="float" office:value="4122" table:formula="of:=PRODUCT([.$H$6];[.F35])" table:style-name="ce60">
            <text:p>4122</text:p>
          </table:table-cell>
          <table:table-cell office:value-type="float" office:value="1000" table:formula="of:=IF([.G35]&gt;10001;400+0.15*[.G35];IF([.G35]&gt;5000;100+0.18*[.G35];1000))" table:style-name="ce61">
            <text:p>1 000,0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3" table:style-name="ce16">
            <text:p>1023652143</text:p>
          </table:table-cell>
          <table:table-cell office:value-type="float" office:value="8" table:formula="of:=ROUND(RAND()*16+3;0)" table:style-name="ce18">
            <text:p>8</text:p>
          </table:table-cell>
          <table:table-cell office:value-type="float" office:value="10992" table:formula="of:=PRODUCT([.$H$6];[.F36])" table:style-name="ce60">
            <text:p>10992</text:p>
          </table:table-cell>
          <table:table-cell office:value-type="float" office:value="2048.8000000000002" table:formula="of:=IF([.G36]&gt;10001;400+0.15*[.G36];IF([.G36]&gt;5000;100+0.18*[.G36];1000))" table:style-name="ce61">
            <text:p>2 048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6" table:formula="of:=[.E36]+13" table:style-name="ce16">
            <text:p>1023652156</text:p>
          </table:table-cell>
          <table:table-cell office:value-type="float" office:value="16" table:formula="of:=ROUND(RAND()*16+3;0)" table:style-name="ce18">
            <text:p>16</text:p>
          </table:table-cell>
          <table:table-cell office:value-type="float" office:value="21984" table:formula="of:=PRODUCT([.$H$6];[.F37])" table:style-name="ce60">
            <text:p>21984</text:p>
          </table:table-cell>
          <table:table-cell office:value-type="float" office:value="3697.6" table:formula="of:=IF([.G37]&gt;10001;400+0.15*[.G37];IF([.G37]&gt;5000;100+0.18*[.G37];1000))" table:style-name="ce61">
            <text:p>3 697,6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4" table:style-name="ce16">
            <text:p>1023652144</text:p>
          </table:table-cell>
          <table:table-cell office:value-type="float" office:value="18" table:formula="of:=ROUND(RAND()*16+3;0)" table:style-name="ce18">
            <text:p>18</text:p>
          </table:table-cell>
          <table:table-cell office:value-type="float" office:value="24732" table:formula="of:=PRODUCT([.$H$6];[.F38])" table:style-name="ce60">
            <text:p>24732</text:p>
          </table:table-cell>
          <table:table-cell office:value-type="float" office:value="4109.7999999999993" table:formula="of:=IF([.G38]&gt;10001;400+0.15*[.G38];IF([.G38]&gt;5000;100+0.18*[.G38];1000))" table:style-name="ce61">
            <text:p>4 109,8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7" table:formula="of:=[.E38]+13" table:style-name="ce16">
            <text:p>1023652157</text:p>
          </table:table-cell>
          <table:table-cell office:value-type="float" office:value="13" table:formula="of:=ROUND(RAND()*16+3;0)" table:style-name="ce18">
            <text:p>13</text:p>
          </table:table-cell>
          <table:table-cell office:value-type="float" office:value="17862" table:formula="of:=PRODUCT([.$H$6];[.F39])" table:style-name="ce60">
            <text:p>17862</text:p>
          </table:table-cell>
          <table:table-cell office:value-type="float" office:value="3079.2999999999997" table:formula="of:=IF([.G39]&gt;10001;400+0.15*[.G39];IF([.G39]&gt;5000;100+0.18*[.G39];1000))" table:style-name="ce61">
            <text:p>3 079,3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5" table:style-name="ce16">
            <text:p>1023652145</text:p>
          </table:table-cell>
          <table:table-cell office:value-type="float" office:value="17" table:formula="of:=ROUND(RAND()*16+3;0)" table:style-name="ce18">
            <text:p>17</text:p>
          </table:table-cell>
          <table:table-cell office:value-type="float" office:value="23358" table:formula="of:=PRODUCT([.$H$6];[.F40])" table:style-name="ce60">
            <text:p>23358</text:p>
          </table:table-cell>
          <table:table-cell office:value-type="float" office:value="3903.7" table:formula="of:=IF([.G40]&gt;10001;400+0.15*[.G40];IF([.G40]&gt;5000;100+0.18*[.G40];1000))" table:style-name="ce61">
            <text:p>3 903,7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8" table:formula="of:=[.E40]+13" table:style-name="ce16">
            <text:p>1023652158</text:p>
          </table:table-cell>
          <table:table-cell office:value-type="float" office:value="14" table:formula="of:=ROUND(RAND()*16+3;0)" table:style-name="ce18">
            <text:p>14</text:p>
          </table:table-cell>
          <table:table-cell office:value-type="float" office:value="19236" table:formula="of:=PRODUCT([.$H$6];[.F41])" table:style-name="ce60">
            <text:p>19236</text:p>
          </table:table-cell>
          <table:table-cell office:value-type="float" office:value="3285.4" table:formula="of:=IF([.G41]&gt;10001;400+0.15*[.G41];IF([.G41]&gt;5000;100+0.18*[.G41];1000))" table:style-name="ce61">
            <text:p>3 285,4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46" table:style-name="ce16">
            <text:p>1023652146</text:p>
          </table:table-cell>
          <table:table-cell office:value-type="float" office:value="12" table:formula="of:=ROUND(RAND()*16+3;0)" table:style-name="ce18">
            <text:p>12</text:p>
          </table:table-cell>
          <table:table-cell office:value-type="float" office:value="16488" table:formula="of:=PRODUCT([.$H$6];[.F42])" table:style-name="ce60">
            <text:p>16488</text:p>
          </table:table-cell>
          <table:table-cell office:value-type="float" office:value="2873.2" table:formula="of:=IF([.G42]&gt;10001;400+0.15*[.G42];IF([.G42]&gt;5000;100+0.18*[.G42];1000))" table:style-name="ce61">
            <text:p>2 873,20 zł<text:s/>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023652159" table:formula="of:=[.E42]+13" table:style-name="ce16">
            <text:p>1023652159</text:p>
          </table:table-cell>
          <table:table-cell office:value-type="float" office:value="13" table:formula="of:=ROUND(RAND()*16+3;0)" table:style-name="ce18">
            <text:p>13</text:p>
          </table:table-cell>
          <table:table-cell office:value-type="float" office:value="17862" table:formula="of:=PRODUCT([.$H$6];[.F43])" table:style-name="ce60">
            <text:p>17862</text:p>
          </table:table-cell>
          <table:table-cell office:value-type="float" office:value="3079.2999999999997" table:formula="of:=IF([.G43]&gt;10001;400+0.15*[.G43];IF([.G43]&gt;5000;100+0.18*[.G43];1000))" table:style-name="ce61">
            <text:p>3 079,30 zł<text:s/></text:p>
          </table:table-cell>
          <table:table-cell table:number-columns-repeated="16376"/>
        </table:table-row>
        <table:table-row table:number-rows-repeated="1048533" table:style-name="ro2">
          <table:table-cell table:number-columns-repeated="16384"/>
        </table:table-row>
      </table:table>
      <table:table table:name="12_Miasta" table:style-name="ta1">
        <table:table-column table:style-name="co33" table:default-cell-style-name="ce3" table:visibility="collapse"/>
        <table:table-column table:style-name="co34" table:default-cell-style-name="ce3"/>
        <table:table-column table:style-name="co3" table:number-columns-repeated="9" table:default-cell-style-name="ce3"/>
        <table:table-column table:style-name="co3" table:number-columns-repeated="2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62">
            <text:p>Miasto</text:p>
          </table:table-cell>
          <table:table-cell office:value-type="string" table:style-name="ce63">
            <text:p>Kod</text:p>
          </table:table-cell>
          <table:table-cell table:number-columns-repeated="8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float" office:value="15" table:formula="of:=ROUND(RAND()*19+1;0)" table:style-name="ce3">
            <text:p>15</text:p>
          </table:table-cell>
          <table:table-cell office:value-type="string" office:string-value="Tomaszów Mazowiecki" table:formula="of:=VLOOKUP([.A2];[.$L$2:.$M$41];2)" table:style-name="ce64">
            <text:p>Tomaszów Mazowiecki</text:p>
          </table:table-cell>
          <table:table-cell office:value-type="string" office:string-value="t_o_m" table:formula="of:=LOWER(LEFT([.B2];1))&amp;&quot;_&quot;&amp;LOWER(MID([.B2];2;1))&amp;&quot;_&quot;&amp;LOWER(MID([.B2];3;1))" table:style-name="ce65">
            <text:p>t_o_m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office:value-type="float" office:value="16" table:formula="of:=[.A2]+1" table:style-name="ce3">
            <text:p>16</text:p>
          </table:table-cell>
          <table:table-cell office:value-type="string" office:string-value="Częstochowa" table:formula="of:=VLOOKUP([.A3];[.$L$2:.$M$41];2)" table:style-name="ce64">
            <text:p>Częstochowa</text:p>
          </table:table-cell>
          <table:table-cell office:value-type="string" office:string-value="c_z_ę" table:formula="of:=LOWER(LEFT([.B3];1))&amp;&quot;_&quot;&amp;LOWER(MID([.B3];2;1))&amp;&quot;_&quot;&amp;LOWER(MID([.B3];3;1))" table:style-name="ce65">
            <text:p>c_z_ę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office:value-type="float" office:value="17" table:formula="of:=[.A3]+1" table:style-name="ce3">
            <text:p>17</text:p>
          </table:table-cell>
          <table:table-cell office:value-type="string" office:string-value="Zamość" table:formula="of:=VLOOKUP([.A4];[.$L$2:.$M$41];2)" table:style-name="ce64">
            <text:p>Zamość</text:p>
          </table:table-cell>
          <table:table-cell office:value-type="string" office:string-value="z_a_m" table:formula="of:=LOWER(LEFT([.B4];1))&amp;&quot;_&quot;&amp;LOWER(MID([.B4];2;1))&amp;&quot;_&quot;&amp;LOWER(MID([.B4];3;1))" table:style-name="ce65">
            <text:p>z_a_m</text:p>
          </table:table-cell>
          <table:table-cell table:number-columns-repeated="8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office:value-type="float" office:value="18" table:formula="of:=[.A4]+1" table:style-name="ce3">
            <text:p>18</text:p>
          </table:table-cell>
          <table:table-cell office:value-type="string" office:string-value="Białystok" table:formula="of:=VLOOKUP([.A5];[.$L$2:.$M$41];2)" table:style-name="ce64">
            <text:p>Białystok</text:p>
          </table:table-cell>
          <table:table-cell office:value-type="string" office:string-value="b_i_a" table:formula="of:=LOWER(LEFT([.B5];1))&amp;&quot;_&quot;&amp;LOWER(MID([.B5];2;1))&amp;&quot;_&quot;&amp;LOWER(MID([.B5];3;1))" table:style-name="ce65">
            <text:p>b_i_a</text:p>
          </table:table-cell>
          <table:table-cell table:number-columns-repeated="8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office:value-type="float" office:value="19" table:formula="of:=[.A5]+1" table:style-name="ce3">
            <text:p>19</text:p>
          </table:table-cell>
          <table:table-cell office:value-type="string" office:string-value="Sopot" table:formula="of:=VLOOKUP([.A6];[.$L$2:.$M$41];2)" table:style-name="ce64">
            <text:p>Sopot</text:p>
          </table:table-cell>
          <table:table-cell office:value-type="string" office:string-value="s_o_p" table:formula="of:=LOWER(LEFT([.B6];1))&amp;&quot;_&quot;&amp;LOWER(MID([.B6];2;1))&amp;&quot;_&quot;&amp;LOWER(MID([.B6];3;1))" table:style-name="ce65">
            <text:p>s_o_p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office:value-type="float" office:value="20" table:formula="of:=[.A6]+1" table:style-name="ce3">
            <text:p>20</text:p>
          </table:table-cell>
          <table:table-cell office:value-type="string" office:string-value="Zakopane" table:formula="of:=VLOOKUP([.A7];[.$L$2:.$M$41];2)" table:style-name="ce64">
            <text:p>Zakopane</text:p>
          </table:table-cell>
          <table:table-cell office:value-type="string" office:string-value="z_a_k" table:formula="of:=LOWER(LEFT([.B7];1))&amp;&quot;_&quot;&amp;LOWER(MID([.B7];2;1))&amp;&quot;_&quot;&amp;LOWER(MID([.B7];3;1))" table:style-name="ce65">
            <text:p>z_a_k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office:value-type="float" office:value="21" table:formula="of:=[.A7]+1" table:style-name="ce3">
            <text:p>21</text:p>
          </table:table-cell>
          <table:table-cell office:value-type="string" office:string-value="Łódź" table:formula="of:=VLOOKUP([.A8];[.$L$2:.$M$41];2)" table:style-name="ce64">
            <text:p>Łódź</text:p>
          </table:table-cell>
          <table:table-cell office:value-type="string" office:string-value="ł_ó_d" table:formula="of:=LOWER(LEFT([.B8];1))&amp;&quot;_&quot;&amp;LOWER(MID([.B8];2;1))&amp;&quot;_&quot;&amp;LOWER(MID([.B8];3;1))" table:style-name="ce65">
            <text:p>ł_ó_d</text:p>
          </table:table-cell>
          <table:table-cell table:number-columns-repeated="8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office:value-type="float" office:value="22" table:formula="of:=[.A8]+1" table:style-name="ce3">
            <text:p>22</text:p>
          </table:table-cell>
          <table:table-cell office:value-type="string" office:string-value="Warszawa" table:formula="of:=VLOOKUP([.A9];[.$L$2:.$M$41];2)" table:style-name="ce64">
            <text:p>Warszawa</text:p>
          </table:table-cell>
          <table:table-cell office:value-type="string" office:string-value="w_a_r" table:formula="of:=LOWER(LEFT([.B9];1))&amp;&quot;_&quot;&amp;LOWER(MID([.B9];2;1))&amp;&quot;_&quot;&amp;LOWER(MID([.B9];3;1))" table:style-name="ce65">
            <text:p>w_a_r</text:p>
          </table:table-cell>
          <table:table-cell table:number-columns-repeated="8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office:value-type="float" office:value="23" table:formula="of:=[.A9]+1" table:style-name="ce3">
            <text:p>23</text:p>
          </table:table-cell>
          <table:table-cell office:value-type="string" office:string-value="Poznań" table:formula="of:=VLOOKUP([.A10];[.$L$2:.$M$41];2)" table:style-name="ce64">
            <text:p>Poznań</text:p>
          </table:table-cell>
          <table:table-cell office:value-type="string" office:string-value="p_o_z" table:formula="of:=LOWER(LEFT([.B10];1))&amp;&quot;_&quot;&amp;LOWER(MID([.B10];2;1))&amp;&quot;_&quot;&amp;LOWER(MID([.B10];3;1))" table:style-name="ce65">
            <text:p>p_o_z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office:value-type="float" office:value="24" table:formula="of:=[.A10]+1" table:style-name="ce3">
            <text:p>24</text:p>
          </table:table-cell>
          <table:table-cell office:value-type="string" office:string-value="Kraków" table:formula="of:=VLOOKUP([.A11];[.$L$2:.$M$41];2)" table:style-name="ce64">
            <text:p>Kraków</text:p>
          </table:table-cell>
          <table:table-cell office:value-type="string" office:string-value="k_r_a" table:formula="of:=LOWER(LEFT([.B11];1))&amp;&quot;_&quot;&amp;LOWER(MID([.B11];2;1))&amp;&quot;_&quot;&amp;LOWER(MID([.B11];3;1))" table:style-name="ce65">
            <text:p>k_r_a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office:value-type="float" office:value="25" table:formula="of:=[.A11]+1" table:style-name="ce3">
            <text:p>25</text:p>
          </table:table-cell>
          <table:table-cell office:value-type="string" office:string-value="Szczecin" table:formula="of:=VLOOKUP([.A12];[.$L$2:.$M$41];2)" table:style-name="ce64">
            <text:p>Szczecin</text:p>
          </table:table-cell>
          <table:table-cell office:value-type="string" office:string-value="s_z_c" table:formula="of:=LOWER(LEFT([.B12];1))&amp;&quot;_&quot;&amp;LOWER(MID([.B12];2;1))&amp;&quot;_&quot;&amp;LOWER(MID([.B12];3;1))" table:style-name="ce65">
            <text:p>s_z_c</text:p>
          </table:table-cell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office:value-type="float" office:value="26" table:formula="of:=[.A12]+1" table:style-name="ce3">
            <text:p>26</text:p>
          </table:table-cell>
          <table:table-cell office:value-type="string" office:string-value="Gdańsk" table:formula="of:=VLOOKUP([.A13];[.$L$2:.$M$41];2)" table:style-name="ce64">
            <text:p>Gdańsk</text:p>
          </table:table-cell>
          <table:table-cell office:value-type="string" office:string-value="g_d_a" table:formula="of:=LOWER(LEFT([.B13];1))&amp;&quot;_&quot;&amp;LOWER(MID([.B13];2;1))&amp;&quot;_&quot;&amp;LOWER(MID([.B13];3;1))" table:style-name="ce65">
            <text:p>g_d_a</text:p>
          </table:table-cell>
          <table:table-cell table:number-columns-repeated="8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office:value-type="float" office:value="27" table:formula="of:=[.A13]+1" table:style-name="ce3">
            <text:p>27</text:p>
          </table:table-cell>
          <table:table-cell office:value-type="string" office:string-value="Jaworzno" table:formula="of:=VLOOKUP([.A14];[.$L$2:.$M$41];2)" table:style-name="ce64">
            <text:p>Jaworzno</text:p>
          </table:table-cell>
          <table:table-cell office:value-type="string" office:string-value="j_a_w" table:formula="of:=LOWER(LEFT([.B14];1))&amp;&quot;_&quot;&amp;LOWER(MID([.B14];2;1))&amp;&quot;_&quot;&amp;LOWER(MID([.B14];3;1))" table:style-name="ce65">
            <text:p>j_a_w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office:value-type="float" office:value="28" table:formula="of:=[.A14]+1" table:style-name="ce3">
            <text:p>28</text:p>
          </table:table-cell>
          <table:table-cell office:value-type="string" office:string-value="Katowice" table:formula="of:=VLOOKUP([.A15];[.$L$2:.$M$41];2)" table:style-name="ce64">
            <text:p>Katowice</text:p>
          </table:table-cell>
          <table:table-cell office:value-type="string" office:string-value="k_a_t" table:formula="of:=LOWER(LEFT([.B15];1))&amp;&quot;_&quot;&amp;LOWER(MID([.B15];2;1))&amp;&quot;_&quot;&amp;LOWER(MID([.B15];3;1))" table:style-name="ce65">
            <text:p>k_a_t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office:value-type="float" office:value="29" table:formula="of:=[.A15]+1" table:style-name="ce3">
            <text:p>29</text:p>
          </table:table-cell>
          <table:table-cell office:value-type="string" office:string-value="Radom" table:formula="of:=VLOOKUP([.A16];[.$L$2:.$M$41];2)" table:style-name="ce64">
            <text:p>Radom</text:p>
          </table:table-cell>
          <table:table-cell office:value-type="string" office:string-value="r_a_d" table:formula="of:=LOWER(LEFT([.B16];1))&amp;&quot;_&quot;&amp;LOWER(MID([.B16];2;1))&amp;&quot;_&quot;&amp;LOWER(MID([.B16];3;1))" table:style-name="ce65">
            <text:p>r_a_d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office:value-type="float" office:value="30" table:formula="of:=[.A16]+1" table:style-name="ce3">
            <text:p>30</text:p>
          </table:table-cell>
          <table:table-cell office:value-type="string" office:string-value="Kielce" table:formula="of:=VLOOKUP([.A17];[.$L$2:.$M$41];2)" table:style-name="ce64">
            <text:p>Kielce</text:p>
          </table:table-cell>
          <table:table-cell office:value-type="string" office:string-value="k_i_e" table:formula="of:=LOWER(LEFT([.B17];1))&amp;&quot;_&quot;&amp;LOWER(MID([.B17];2;1))&amp;&quot;_&quot;&amp;LOWER(MID([.B17];3;1))" table:style-name="ce65">
            <text:p>k_i_e</text:p>
          </table:table-cell>
          <table:table-cell table:number-columns-repeated="8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office:value-type="float" office:value="31" table:formula="of:=[.A17]+1" table:style-name="ce3">
            <text:p>31</text:p>
          </table:table-cell>
          <table:table-cell office:value-type="string" office:string-value="Gdynia" table:formula="of:=VLOOKUP([.A18];[.$L$2:.$M$41];2)" table:style-name="ce64">
            <text:p>Gdynia</text:p>
          </table:table-cell>
          <table:table-cell office:value-type="string" office:string-value="g_d_y" table:formula="of:=LOWER(LEFT([.B18];1))&amp;&quot;_&quot;&amp;LOWER(MID([.B18];2;1))&amp;&quot;_&quot;&amp;LOWER(MID([.B18];3;1))" table:style-name="ce65">
            <text:p>g_d_y</text:p>
          </table:table-cell>
          <table:table-cell table:number-columns-repeated="8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office:value-type="float" office:value="32" table:formula="of:=[.A18]+1" table:style-name="ce3">
            <text:p>32</text:p>
          </table:table-cell>
          <table:table-cell office:value-type="string" office:string-value="Wrocław" table:formula="of:=VLOOKUP([.A19];[.$L$2:.$M$41];2)" table:style-name="ce64">
            <text:p>Wrocław</text:p>
          </table:table-cell>
          <table:table-cell office:value-type="string" office:string-value="w_r_o" table:formula="of:=LOWER(LEFT([.B19];1))&amp;&quot;_&quot;&amp;LOWER(MID([.B19];2;1))&amp;&quot;_&quot;&amp;LOWER(MID([.B19];3;1))" table:style-name="ce65">
            <text:p>w_r_o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office:value-type="float" office:value="33" table:formula="of:=[.A19]+1" table:style-name="ce3">
            <text:p>33</text:p>
          </table:table-cell>
          <table:table-cell office:value-type="string" office:string-value="Zielona Góra" table:formula="of:=VLOOKUP([.A20];[.$L$2:.$M$41];2)" table:style-name="ce64">
            <text:p>Zielona Góra</text:p>
          </table:table-cell>
          <table:table-cell office:value-type="string" office:string-value="z_i_e" table:formula="of:=LOWER(LEFT([.B20];1))&amp;&quot;_&quot;&amp;LOWER(MID([.B20];2;1))&amp;&quot;_&quot;&amp;LOWER(MID([.B20];3;1))" table:style-name="ce65">
            <text:p>z_i_e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office:value-type="float" office:value="34" table:formula="of:=[.A20]+1" table:style-name="ce3">
            <text:p>34</text:p>
          </table:table-cell>
          <table:table-cell office:value-type="string" office:string-value="Olsztyn" table:formula="of:=VLOOKUP([.A21];[.$L$2:.$M$41];2)" table:style-name="ce64">
            <text:p>Olsztyn</text:p>
          </table:table-cell>
          <table:table-cell office:value-type="string" office:string-value="o_l_s" table:formula="of:=LOWER(LEFT([.B21];1))&amp;&quot;_&quot;&amp;LOWER(MID([.B21];2;1))&amp;&quot;_&quot;&amp;LOWER(MID([.B21];3;1))" table:style-name="ce65">
            <text:p>o_l_s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expression table:name="Z_3DF5E802_5CA5_43EF_BE6A_D6FCDA5F65F2_.wvu.Cols" table:expression="of:=&quot;[$'12.Miasta'.$A$1:.$A$1048576];[$'12.Miasta'.$L$1:.$M$1048576]&quot;" table:base-cell-address="1_Stypendium.$A$1"/>
          <table:named-expression table:name="Z_F9B480CE_077C_416E_ACF9_56227F746F4A_.wvu.Cols" table:expression="of:=&quot;[$'12.Miasta'.$A$1:.$A$1048576];[$'12.Miasta'.$L$1:.$M$1048576]&quot;" table:base-cell-address="1_Stypendium.$A$1"/>
        </table:named-expressions>
      </table:table>
      <table:table table:name="13_Dni_tygodnia" table:style-name="ta1">
        <table:table-column table:style-name="co33" table:default-cell-style-name="ce3" table:visibility="collapse"/>
        <table:table-column table:style-name="co34" table:default-cell-style-name="ce3"/>
        <table:table-column table:style-name="co3" table:number-columns-repeated="9" table:default-cell-style-name="ce3"/>
        <table:table-column table:style-name="co35" table:default-cell-style-name="ce3" table:visibility="collapse"/>
        <table:table-column table:style-name="co36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62">
            <text:p>Dni tygodnia</text:p>
          </table:table-cell>
          <table:table-cell office:value-type="string" table:style-name="ce63">
            <text:p>Skrót</text:p>
          </table:table-cell>
          <table:table-cell table:number-columns-repeated="8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float" office:value="17" table:formula="of:=ROUND(RAND()*19+1;0)" table:style-name="ce3">
            <text:p>17</text:p>
          </table:table-cell>
          <table:table-cell office:value-type="string" office:string-value="środa" table:formula="of:=VLOOKUP([.A2];[.$L$2:.$M$41];2)" table:style-name="ce64">
            <text:p>środa</text:p>
          </table:table-cell>
          <table:table-cell office:value-type="string" office:string-value="ś-r" table:formula="of:=LOWER(LEFT([.B2];1))&amp;&quot;-&quot;&amp;LOWER(MID([.B2];2;1))" table:style-name="ce65">
            <text:p>ś-r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office:value-type="float" office:value="18" table:formula="of:=[.A2]+1" table:style-name="ce3">
            <text:p>18</text:p>
          </table:table-cell>
          <table:table-cell office:value-type="string" office:string-value="cZwartek" table:formula="of:=VLOOKUP([.A3];[.$L$2:.$M$41];2)" table:style-name="ce64">
            <text:p>cZwartek</text:p>
          </table:table-cell>
          <table:table-cell office:value-type="string" office:string-value="c-z" table:formula="of:=LOWER(LEFT([.B3];1))&amp;&quot;-&quot;&amp;LOWER(MID([.B3];2;1))" table:style-name="ce65">
            <text:p>c-z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office:value-type="float" office:value="19" table:formula="of:=[.A3]+1" table:style-name="ce3">
            <text:p>19</text:p>
          </table:table-cell>
          <table:table-cell office:value-type="string" office:string-value="piątek" table:formula="of:=VLOOKUP([.A4];[.$L$2:.$M$41];2)" table:style-name="ce64">
            <text:p>piątek</text:p>
          </table:table-cell>
          <table:table-cell office:value-type="string" office:string-value="p-i" table:formula="of:=LOWER(LEFT([.B4];1))&amp;&quot;-&quot;&amp;LOWER(MID([.B4];2;1))" table:style-name="ce65">
            <text:p>p-i</text:p>
          </table:table-cell>
          <table:table-cell table:number-columns-repeated="8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office:value-type="float" office:value="20" table:formula="of:=[.A4]+1" table:style-name="ce3">
            <text:p>20</text:p>
          </table:table-cell>
          <table:table-cell office:value-type="string" office:string-value="sobota" table:formula="of:=VLOOKUP([.A5];[.$L$2:.$M$41];2)" table:style-name="ce64">
            <text:p>sobota</text:p>
          </table:table-cell>
          <table:table-cell office:value-type="string" office:string-value="s-o" table:formula="of:=LOWER(LEFT([.B5];1))&amp;&quot;-&quot;&amp;LOWER(MID([.B5];2;1))" table:style-name="ce65">
            <text:p>s-o</text:p>
          </table:table-cell>
          <table:table-cell table:number-columns-repeated="8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office:value-type="float" office:value="21" table:formula="of:=[.A5]+1" table:style-name="ce3">
            <text:p>21</text:p>
          </table:table-cell>
          <table:table-cell office:value-type="string" office:string-value="niedziela" table:formula="of:=VLOOKUP([.A6];[.$L$2:.$M$41];2)" table:style-name="ce64">
            <text:p>niedziela</text:p>
          </table:table-cell>
          <table:table-cell office:value-type="string" office:string-value="n-i" table:formula="of:=LOWER(LEFT([.B6];1))&amp;&quot;-&quot;&amp;LOWER(MID([.B6];2;1))" table:style-name="ce65">
            <text:p>n-i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office:value-type="float" office:value="22" table:formula="of:=[.A6]+1" table:style-name="ce3">
            <text:p>22</text:p>
          </table:table-cell>
          <table:table-cell office:value-type="string" office:string-value="pONiedziałek" table:formula="of:=VLOOKUP([.A7];[.$L$2:.$M$41];2)" table:style-name="ce64">
            <text:p>pONiedziałek</text:p>
          </table:table-cell>
          <table:table-cell office:value-type="string" office:string-value="p-o" table:formula="of:=LOWER(LEFT([.B7];1))&amp;&quot;-&quot;&amp;LOWER(MID([.B7];2;1))" table:style-name="ce65">
            <text:p>p-o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office:value-type="float" office:value="23" table:formula="of:=[.A7]+1" table:style-name="ce3">
            <text:p>23</text:p>
          </table:table-cell>
          <table:table-cell office:value-type="string" office:string-value="wtorek" table:formula="of:=VLOOKUP([.A8];[.$L$2:.$M$41];2)" table:style-name="ce64">
            <text:p>wtorek</text:p>
          </table:table-cell>
          <table:table-cell office:value-type="string" office:string-value="w-t" table:formula="of:=LOWER(LEFT([.B8];1))&amp;&quot;-&quot;&amp;LOWER(MID([.B8];2;1))" table:style-name="ce65">
            <text:p>w-t</text:p>
          </table:table-cell>
          <table:table-cell table:number-columns-repeated="8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office:value-type="float" office:value="24" table:formula="of:=[.A8]+1" table:style-name="ce3">
            <text:p>24</text:p>
          </table:table-cell>
          <table:table-cell office:value-type="string" office:string-value="środa" table:formula="of:=VLOOKUP([.A9];[.$L$2:.$M$41];2)" table:style-name="ce64">
            <text:p>środa</text:p>
          </table:table-cell>
          <table:table-cell office:value-type="string" office:string-value="ś-r" table:formula="of:=LOWER(LEFT([.B9];1))&amp;&quot;-&quot;&amp;LOWER(MID([.B9];2;1))" table:style-name="ce65">
            <text:p>ś-r</text:p>
          </table:table-cell>
          <table:table-cell table:number-columns-repeated="8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office:value-type="float" office:value="25" table:formula="of:=[.A9]+1" table:style-name="ce3">
            <text:p>25</text:p>
          </table:table-cell>
          <table:table-cell office:value-type="string" office:string-value="czwartek" table:formula="of:=VLOOKUP([.A10];[.$L$2:.$M$41];2)" table:style-name="ce64">
            <text:p>czwartek</text:p>
          </table:table-cell>
          <table:table-cell office:value-type="string" office:string-value="c-z" table:formula="of:=LOWER(LEFT([.B10];1))&amp;&quot;-&quot;&amp;LOWER(MID([.B10];2;1))" table:style-name="ce65">
            <text:p>c-z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office:value-type="float" office:value="26" table:formula="of:=[.A10]+1" table:style-name="ce3">
            <text:p>26</text:p>
          </table:table-cell>
          <table:table-cell office:value-type="string" office:string-value="pIĄtek" table:formula="of:=VLOOKUP([.A11];[.$L$2:.$M$41];2)" table:style-name="ce64">
            <text:p>pIĄtek</text:p>
          </table:table-cell>
          <table:table-cell office:value-type="string" office:string-value="p-i" table:formula="of:=LOWER(LEFT([.B11];1))&amp;&quot;-&quot;&amp;LOWER(MID([.B11];2;1))" table:style-name="ce65">
            <text:p>p-i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office:value-type="float" office:value="27" table:formula="of:=[.A11]+1" table:style-name="ce3">
            <text:p>27</text:p>
          </table:table-cell>
          <table:table-cell office:value-type="string" office:string-value="sobota" table:formula="of:=VLOOKUP([.A12];[.$L$2:.$M$41];2)" table:style-name="ce64">
            <text:p>sobota</text:p>
          </table:table-cell>
          <table:table-cell office:value-type="string" office:string-value="s-o" table:formula="of:=LOWER(LEFT([.B12];1))&amp;&quot;-&quot;&amp;LOWER(MID([.B12];2;1))" table:style-name="ce65">
            <text:p>s-o</text:p>
          </table:table-cell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office:value-type="float" office:value="28" table:formula="of:=[.A12]+1" table:style-name="ce3">
            <text:p>28</text:p>
          </table:table-cell>
          <table:table-cell office:value-type="string" office:string-value="niedziela" table:formula="of:=VLOOKUP([.A13];[.$L$2:.$M$41];2)" table:style-name="ce64">
            <text:p>niedziela</text:p>
          </table:table-cell>
          <table:table-cell office:value-type="string" office:string-value="n-i" table:formula="of:=LOWER(LEFT([.B13];1))&amp;&quot;-&quot;&amp;LOWER(MID([.B13];2;1))" table:style-name="ce65">
            <text:p>n-i</text:p>
          </table:table-cell>
          <table:table-cell table:number-columns-repeated="8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office:value-type="float" office:value="29" table:formula="of:=[.A13]+1" table:style-name="ce3">
            <text:p>29</text:p>
          </table:table-cell>
          <table:table-cell office:value-type="string" office:string-value="Poniedziałek" table:formula="of:=VLOOKUP([.A14];[.$L$2:.$M$41];2)" table:style-name="ce64">
            <text:p>Poniedziałek</text:p>
          </table:table-cell>
          <table:table-cell office:value-type="string" office:string-value="p-o" table:formula="of:=LOWER(LEFT([.B14];1))&amp;&quot;-&quot;&amp;LOWER(MID([.B14];2;1))" table:style-name="ce65">
            <text:p>p-o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office:value-type="float" office:value="30" table:formula="of:=[.A14]+1" table:style-name="ce3">
            <text:p>30</text:p>
          </table:table-cell>
          <table:table-cell office:value-type="string" office:string-value="wTorek" table:formula="of:=VLOOKUP([.A15];[.$L$2:.$M$41];2)" table:style-name="ce64">
            <text:p>wTorek</text:p>
          </table:table-cell>
          <table:table-cell office:value-type="string" office:string-value="w-t" table:formula="of:=LOWER(LEFT([.B15];1))&amp;&quot;-&quot;&amp;LOWER(MID([.B15];2;1))" table:style-name="ce65">
            <text:p>w-t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office:value-type="float" office:value="31" table:formula="of:=[.A15]+1" table:style-name="ce3">
            <text:p>31</text:p>
          </table:table-cell>
          <table:table-cell office:value-type="string" office:string-value="ŚROda" table:formula="of:=VLOOKUP([.A16];[.$L$2:.$M$41];2)" table:style-name="ce64">
            <text:p>ŚROda</text:p>
          </table:table-cell>
          <table:table-cell office:value-type="string" office:string-value="ś-r" table:formula="of:=LOWER(LEFT([.B16];1))&amp;&quot;-&quot;&amp;LOWER(MID([.B16];2;1))" table:style-name="ce65">
            <text:p>ś-r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office:value-type="float" office:value="32" table:formula="of:=[.A16]+1" table:style-name="ce3">
            <text:p>32</text:p>
          </table:table-cell>
          <table:table-cell office:value-type="string" office:string-value="czwartek" table:formula="of:=VLOOKUP([.A17];[.$L$2:.$M$41];2)" table:style-name="ce64">
            <text:p>czwartek</text:p>
          </table:table-cell>
          <table:table-cell office:value-type="string" office:string-value="c-z" table:formula="of:=LOWER(LEFT([.B17];1))&amp;&quot;-&quot;&amp;LOWER(MID([.B17];2;1))" table:style-name="ce65">
            <text:p>c-z</text:p>
          </table:table-cell>
          <table:table-cell table:number-columns-repeated="8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office:value-type="float" office:value="33" table:formula="of:=[.A17]+1" table:style-name="ce3">
            <text:p>33</text:p>
          </table:table-cell>
          <table:table-cell office:value-type="string" office:string-value="piątek" table:formula="of:=VLOOKUP([.A18];[.$L$2:.$M$41];2)" table:style-name="ce64">
            <text:p>piątek</text:p>
          </table:table-cell>
          <table:table-cell office:value-type="string" office:string-value="p-i" table:formula="of:=LOWER(LEFT([.B18];1))&amp;&quot;-&quot;&amp;LOWER(MID([.B18];2;1))" table:style-name="ce65">
            <text:p>p-i</text:p>
          </table:table-cell>
          <table:table-cell table:number-columns-repeated="8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office:value-type="float" office:value="34" table:formula="of:=[.A18]+1" table:style-name="ce3">
            <text:p>34</text:p>
          </table:table-cell>
          <table:table-cell office:value-type="string" office:string-value="sobota" table:formula="of:=VLOOKUP([.A19];[.$L$2:.$M$41];2)" table:style-name="ce64">
            <text:p>sobota</text:p>
          </table:table-cell>
          <table:table-cell office:value-type="string" office:string-value="s-o" table:formula="of:=LOWER(LEFT([.B19];1))&amp;&quot;-&quot;&amp;LOWER(MID([.B19];2;1))" table:style-name="ce65">
            <text:p>s-o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office:value-type="float" office:value="35" table:formula="of:=[.A19]+1" table:style-name="ce3">
            <text:p>35</text:p>
          </table:table-cell>
          <table:table-cell office:value-type="string" office:string-value="niedziela" table:formula="of:=VLOOKUP([.A20];[.$L$2:.$M$41];2)" table:style-name="ce64">
            <text:p>niedziela</text:p>
          </table:table-cell>
          <table:table-cell office:value-type="string" office:string-value="n-i" table:formula="of:=LOWER(LEFT([.B20];1))&amp;&quot;-&quot;&amp;LOWER(MID([.B20];2;1))" table:style-name="ce65">
            <text:p>n-i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office:value-type="float" office:value="36" table:formula="of:=[.A20]+1" table:style-name="ce3">
            <text:p>36</text:p>
          </table:table-cell>
          <table:table-cell office:value-type="string" office:string-value="poniedziałek" table:formula="of:=VLOOKUP([.A21];[.$L$2:.$M$41];2)" table:style-name="ce64">
            <text:p>poniedziałek</text:p>
          </table:table-cell>
          <table:table-cell office:value-type="string" office:string-value="p-o" table:formula="of:=LOWER(LEFT([.B21];1))&amp;&quot;-&quot;&amp;LOWER(MID([.B21];2;1))" table:style-name="ce65">
            <text:p>p-o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number-columns-repeated="9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sobot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niedziel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poniedział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wtor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środ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czwarte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piątek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expression table:name="Z_3DF5E802_5CA5_43EF_BE6A_D6FCDA5F65F2_.wvu.Cols" table:expression="of:=&quot;[$'13.Dni tygodnia'.$A$1:.$A$1048576];[$'13.Dni tygodnia'.$L$1:.$M$1048576]&quot;" table:base-cell-address="1_Stypendium.$A$1"/>
          <table:named-expression table:name="Z_F9B480CE_077C_416E_ACF9_56227F746F4A_.wvu.Cols" table:expression="of:=&quot;[$'13.Dni tygodnia'.$A$1:.$A$1048576];[$'13.Dni tygodnia'.$L$1:.$M$1048576]&quot;" table:base-cell-address="1_Stypendium.$A$1"/>
        </table:named-expressions>
      </table:table>
      <table:table table:name="14_Loginy" table:style-name="ta1">
        <table:table-column table:style-name="co37" table:default-cell-style-name="ce3" table:visibility="collapse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default-cell-style-name="ce3" table:visibility="collapse"/>
        <table:table-column table:style-name="co40" table:default-cell-style-name="ce3" table:visibility="collapse"/>
        <table:table-column table:style-name="co3" table:number-columns-repeated="1010" table:default-cell-style-name="ce3"/>
        <table:table-column table:style-name="co4" table:number-columns-repeated="15360" table:default-cell-style-name="ce1"/>
        <table:table-row table:style-name="ro1">
          <table:table-cell table:style-name="ce1"/>
          <table:table-cell office:value-type="string" table:style-name="ce26">
            <text:p>Rok urodzenia</text:p>
          </table:table-cell>
          <table:table-cell office:value-type="string" table:style-name="ce64">
            <text:p>Imię</text:p>
          </table:table-cell>
          <table:table-cell office:value-type="string" table:style-name="ce63">
            <text:p>Login</text:p>
          </table:table-cell>
          <table:table-cell table:number-columns-repeated="8" table:style-name="ce3"/>
          <table:table-cell table:number-columns-repeated="2" table:style-name="ce1"/>
          <table:table-cell table:number-columns-repeated="16370"/>
        </table:table-row>
        <table:table-row table:style-name="ro1">
          <table:table-cell office:value-type="float" office:value="11" table:formula="of:=ROUND(RAND()*19+1;0)" table:style-name="ce3">
            <text:p>11</text:p>
          </table:table-cell>
          <table:table-cell office:value-type="float" office:value="2002" table:formula="of:=ROUND(RAND()*20+1989;0)" table:style-name="ce26">
            <text:p>2002</text:p>
          </table:table-cell>
          <table:table-cell office:value-type="string" office:string-value="Monika" table:formula="of:=VLOOKUP([.A2];[.$M$2:.$N$41];2)" table:style-name="ce64">
            <text:p>Monika</text:p>
          </table:table-cell>
          <table:table-cell office:value-type="string" office:string-value="Moni2002" table:formula="of:=LEFT([.C2];4)&amp;[.B2]" table:style-name="ce65">
            <text:p>Moni2002</text:p>
          </table:table-cell>
          <table:table-cell table:number-columns-repeated="8" table:style-name="ce3"/>
          <table:table-cell office:value-type="float" office:value="1" table:style-name="ce3">
            <text:p>1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office:value-type="float" office:value="12" table:formula="of:=[.A2]+1" table:style-name="ce3">
            <text:p>12</text:p>
          </table:table-cell>
          <table:table-cell office:value-type="float" office:value="2000" table:formula="of:=ROUND(RAND()*20+1989;0)" table:style-name="ce26">
            <text:p>2000</text:p>
          </table:table-cell>
          <table:table-cell office:value-type="string" office:string-value="Jarosław" table:formula="of:=VLOOKUP([.A3];[.$M$2:.$N$41];2)" table:style-name="ce64">
            <text:p>Jarosław</text:p>
          </table:table-cell>
          <table:table-cell office:value-type="string" office:string-value="Jaro2000" table:formula="of:=LEFT([.C3];4)&amp;[.B3]" table:style-name="ce65">
            <text:p>Jaro2000</text:p>
          </table:table-cell>
          <table:table-cell table:number-columns-repeated="8" table:style-name="ce3"/>
          <table:table-cell office:value-type="float" office:value="2" table:style-name="ce3">
            <text:p>2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13" table:formula="of:=[.A3]+1" table:style-name="ce3">
            <text:p>13</text:p>
          </table:table-cell>
          <table:table-cell office:value-type="float" office:value="2007" table:formula="of:=ROUND(RAND()*20+1989;0)" table:style-name="ce26">
            <text:p>2007</text:p>
          </table:table-cell>
          <table:table-cell office:value-type="string" office:string-value="Andrzej" table:formula="of:=VLOOKUP([.A4];[.$M$2:.$N$41];2)" table:style-name="ce64">
            <text:p>Andrzej</text:p>
          </table:table-cell>
          <table:table-cell office:value-type="string" office:string-value="Andr2007" table:formula="of:=LEFT([.C4];4)&amp;[.B4]" table:style-name="ce65">
            <text:p>Andr2007</text:p>
          </table:table-cell>
          <table:table-cell table:number-columns-repeated="8" table:style-name="ce3"/>
          <table:table-cell office:value-type="float" office:value="3" table:style-name="ce3">
            <text:p>3</text:p>
          </table:table-cell>
          <table:table-cell office:value-type="string" table:style-name="ce68">
            <text:p>Jarosław</text:p>
          </table:table-cell>
          <table:table-cell table:number-columns-repeated="16370"/>
        </table:table-row>
        <table:table-row table:style-name="ro1">
          <table:table-cell office:value-type="float" office:value="14" table:formula="of:=[.A4]+1" table:style-name="ce3">
            <text:p>14</text:p>
          </table:table-cell>
          <table:table-cell office:value-type="float" office:value="2005" table:formula="of:=ROUND(RAND()*20+1989;0)" table:style-name="ce26">
            <text:p>2005</text:p>
          </table:table-cell>
          <table:table-cell office:value-type="string" office:string-value="Maciej" table:formula="of:=VLOOKUP([.A5];[.$M$2:.$N$41];2)" table:style-name="ce64">
            <text:p>Maciej</text:p>
          </table:table-cell>
          <table:table-cell office:value-type="string" office:string-value="Maci2005" table:formula="of:=LEFT([.C5];4)&amp;[.B5]" table:style-name="ce65">
            <text:p>Maci2005</text:p>
          </table:table-cell>
          <table:table-cell table:number-columns-repeated="8" table:style-name="ce3"/>
          <table:table-cell office:value-type="float" office:value="4" table:style-name="ce3">
            <text:p>4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office:value-type="float" office:value="15" table:formula="of:=[.A5]+1" table:style-name="ce3">
            <text:p>15</text:p>
          </table:table-cell>
          <table:table-cell office:value-type="float" office:value="2007" table:formula="of:=ROUND(RAND()*20+1989;0)" table:style-name="ce26">
            <text:p>2007</text:p>
          </table:table-cell>
          <table:table-cell office:value-type="string" office:string-value="Katarzyna" table:formula="of:=VLOOKUP([.A6];[.$M$2:.$N$41];2)" table:style-name="ce64">
            <text:p>Katarzyna</text:p>
          </table:table-cell>
          <table:table-cell office:value-type="string" office:string-value="Kata2007" table:formula="of:=LEFT([.C6];4)&amp;[.B6]" table:style-name="ce65">
            <text:p>Kata2007</text:p>
          </table:table-cell>
          <table:table-cell table:number-columns-repeated="8" table:style-name="ce3"/>
          <table:table-cell office:value-type="float" office:value="5" table:style-name="ce3">
            <text:p>5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office:value-type="float" office:value="16" table:formula="of:=[.A6]+1" table:style-name="ce3">
            <text:p>16</text:p>
          </table:table-cell>
          <table:table-cell office:value-type="float" office:value="1990" table:formula="of:=ROUND(RAND()*20+1989;0)" table:style-name="ce26">
            <text:p>1990</text:p>
          </table:table-cell>
          <table:table-cell office:value-type="string" office:string-value="Justyna" table:formula="of:=VLOOKUP([.A7];[.$M$2:.$N$41];2)" table:style-name="ce64">
            <text:p>Justyna</text:p>
          </table:table-cell>
          <table:table-cell office:value-type="string" office:string-value="Just1990" table:formula="of:=LEFT([.C7];4)&amp;[.B7]" table:style-name="ce65">
            <text:p>Just1990</text:p>
          </table:table-cell>
          <table:table-cell table:number-columns-repeated="8" table:style-name="ce3"/>
          <table:table-cell office:value-type="float" office:value="6" table:style-name="ce3">
            <text:p>6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office:value-type="float" office:value="17" table:formula="of:=[.A7]+1" table:style-name="ce3">
            <text:p>17</text:p>
          </table:table-cell>
          <table:table-cell office:value-type="float" office:value="1989" table:formula="of:=ROUND(RAND()*20+1989;0)" table:style-name="ce26">
            <text:p>1989</text:p>
          </table:table-cell>
          <table:table-cell office:value-type="string" office:string-value="Monika" table:formula="of:=VLOOKUP([.A8];[.$M$2:.$N$41];2)" table:style-name="ce64">
            <text:p>Monika</text:p>
          </table:table-cell>
          <table:table-cell office:value-type="string" office:string-value="Moni1989" table:formula="of:=LEFT([.C8];4)&amp;[.B8]" table:style-name="ce65">
            <text:p>Moni1989</text:p>
          </table:table-cell>
          <table:table-cell table:number-columns-repeated="8" table:style-name="ce3"/>
          <table:table-cell office:value-type="float" office:value="7" table:style-name="ce3">
            <text:p>7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office:value-type="float" office:value="18" table:formula="of:=[.A8]+1" table:style-name="ce3">
            <text:p>18</text:p>
          </table:table-cell>
          <table:table-cell office:value-type="float" office:value="2009" table:formula="of:=ROUND(RAND()*20+1989;0)" table:style-name="ce26">
            <text:p>2009</text:p>
          </table:table-cell>
          <table:table-cell office:value-type="string" office:string-value="Maria" table:formula="of:=VLOOKUP([.A9];[.$M$2:.$N$41];2)" table:style-name="ce64">
            <text:p>Maria</text:p>
          </table:table-cell>
          <table:table-cell office:value-type="string" office:string-value="Mari2009" table:formula="of:=LEFT([.C9];4)&amp;[.B9]" table:style-name="ce65">
            <text:p>Mari2009</text:p>
          </table:table-cell>
          <table:table-cell table:number-columns-repeated="8" table:style-name="ce3"/>
          <table:table-cell office:value-type="float" office:value="8" table:style-name="ce3">
            <text:p>8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19" table:formula="of:=[.A9]+1" table:style-name="ce3">
            <text:p>19</text:p>
          </table:table-cell>
          <table:table-cell office:value-type="float" office:value="2006" table:formula="of:=ROUND(RAND()*20+1989;0)" table:style-name="ce26">
            <text:p>2006</text:p>
          </table:table-cell>
          <table:table-cell office:value-type="string" office:string-value="Anna" table:formula="of:=VLOOKUP([.A10];[.$M$2:.$N$41];2)" table:style-name="ce64">
            <text:p>Anna</text:p>
          </table:table-cell>
          <table:table-cell office:value-type="string" office:string-value="Anna2006" table:formula="of:=LEFT([.C10];4)&amp;[.B10]" table:style-name="ce65">
            <text:p>Anna2006</text:p>
          </table:table-cell>
          <table:table-cell table:number-columns-repeated="8" table:style-name="ce3"/>
          <table:table-cell office:value-type="float" office:value="9" table:style-name="ce3">
            <text:p>9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office:value-type="float" office:value="20" table:formula="of:=[.A10]+1" table:style-name="ce3">
            <text:p>20</text:p>
          </table:table-cell>
          <table:table-cell office:value-type="float" office:value="2004" table:formula="of:=ROUND(RAND()*20+1989;0)" table:style-name="ce26">
            <text:p>2004</text:p>
          </table:table-cell>
          <table:table-cell office:value-type="string" office:string-value="Monika" table:formula="of:=VLOOKUP([.A11];[.$M$2:.$N$41];2)" table:style-name="ce64">
            <text:p>Monika</text:p>
          </table:table-cell>
          <table:table-cell office:value-type="string" office:string-value="Moni2004" table:formula="of:=LEFT([.C11];4)&amp;[.B11]" table:style-name="ce65">
            <text:p>Moni2004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office:value-type="float" office:value="21" table:formula="of:=[.A11]+1" table:style-name="ce3">
            <text:p>21</text:p>
          </table:table-cell>
          <table:table-cell office:value-type="float" office:value="2000" table:formula="of:=ROUND(RAND()*20+1989;0)" table:style-name="ce26">
            <text:p>2000</text:p>
          </table:table-cell>
          <table:table-cell office:value-type="string" office:string-value="Jarosław" table:formula="of:=VLOOKUP([.A12];[.$M$2:.$N$41];2)" table:style-name="ce64">
            <text:p>Jarosław</text:p>
          </table:table-cell>
          <table:table-cell office:value-type="string" office:string-value="Jaro2000" table:formula="of:=LEFT([.C12];4)&amp;[.B12]" table:style-name="ce65">
            <text:p>Jaro2000</text:p>
          </table:table-cell>
          <table:table-cell table:number-columns-repeated="8" table:style-name="ce3"/>
          <table:table-cell office:value-type="float" office:value="11" table:style-name="ce3">
            <text:p>11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22" table:formula="of:=[.A12]+1" table:style-name="ce3">
            <text:p>22</text:p>
          </table:table-cell>
          <table:table-cell office:value-type="float" office:value="1996" table:formula="of:=ROUND(RAND()*20+1989;0)" table:style-name="ce26">
            <text:p>1996</text:p>
          </table:table-cell>
          <table:table-cell office:value-type="string" office:string-value="Andrzej" table:formula="of:=VLOOKUP([.A13];[.$M$2:.$N$41];2)" table:style-name="ce64">
            <text:p>Andrzej</text:p>
          </table:table-cell>
          <table:table-cell office:value-type="string" office:string-value="Andr1996" table:formula="of:=LEFT([.C13];4)&amp;[.B13]" table:style-name="ce65">
            <text:p>Andr1996</text:p>
          </table:table-cell>
          <table:table-cell table:number-columns-repeated="8" table:style-name="ce3"/>
          <table:table-cell office:value-type="float" office:value="12" table:style-name="ce3">
            <text:p>12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office:value-type="float" office:value="23" table:formula="of:=[.A13]+1" table:style-name="ce3">
            <text:p>23</text:p>
          </table:table-cell>
          <table:table-cell office:value-type="float" office:value="1995" table:formula="of:=ROUND(RAND()*20+1989;0)" table:style-name="ce26">
            <text:p>1995</text:p>
          </table:table-cell>
          <table:table-cell office:value-type="string" office:string-value="Maciej" table:formula="of:=VLOOKUP([.A14];[.$M$2:.$N$41];2)" table:style-name="ce64">
            <text:p>Maciej</text:p>
          </table:table-cell>
          <table:table-cell office:value-type="string" office:string-value="Maci1995" table:formula="of:=LEFT([.C14];4)&amp;[.B14]" table:style-name="ce65">
            <text:p>Maci1995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office:value-type="float" office:value="24" table:formula="of:=[.A14]+1" table:style-name="ce3">
            <text:p>24</text:p>
          </table:table-cell>
          <table:table-cell office:value-type="float" office:value="2003" table:formula="of:=ROUND(RAND()*20+1989;0)" table:style-name="ce26">
            <text:p>2003</text:p>
          </table:table-cell>
          <table:table-cell office:value-type="string" office:string-value="Katarzyna" table:formula="of:=VLOOKUP([.A15];[.$M$2:.$N$41];2)" table:style-name="ce64">
            <text:p>Katarzyna</text:p>
          </table:table-cell>
          <table:table-cell office:value-type="string" office:string-value="Kata2003" table:formula="of:=LEFT([.C15];4)&amp;[.B15]" table:style-name="ce65">
            <text:p>Kata2003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office:value-type="float" office:value="25" table:formula="of:=[.A15]+1" table:style-name="ce3">
            <text:p>25</text:p>
          </table:table-cell>
          <table:table-cell office:value-type="float" office:value="1993" table:formula="of:=ROUND(RAND()*20+1989;0)" table:style-name="ce26">
            <text:p>1993</text:p>
          </table:table-cell>
          <table:table-cell office:value-type="string" office:string-value="Justyna" table:formula="of:=VLOOKUP([.A16];[.$M$2:.$N$41];2)" table:style-name="ce64">
            <text:p>Justyna</text:p>
          </table:table-cell>
          <table:table-cell office:value-type="string" office:string-value="Just1993" table:formula="of:=LEFT([.C16];4)&amp;[.B16]" table:style-name="ce65">
            <text:p>Just1993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office:value-type="float" office:value="26" table:formula="of:=[.A16]+1" table:style-name="ce3">
            <text:p>26</text:p>
          </table:table-cell>
          <table:table-cell office:value-type="float" office:value="1996" table:formula="of:=ROUND(RAND()*20+1989;0)" table:style-name="ce26">
            <text:p>1996</text:p>
          </table:table-cell>
          <table:table-cell office:value-type="string" office:string-value="Monika" table:formula="of:=VLOOKUP([.A17];[.$M$2:.$N$41];2)" table:style-name="ce64">
            <text:p>Monika</text:p>
          </table:table-cell>
          <table:table-cell office:value-type="string" office:string-value="Moni1996" table:formula="of:=LEFT([.C17];4)&amp;[.B17]" table:style-name="ce65">
            <text:p>Moni1996</text:p>
          </table:table-cell>
          <table:table-cell table:number-columns-repeated="8" table:style-name="ce3"/>
          <table:table-cell office:value-type="float" office:value="16" table:style-name="ce3">
            <text:p>16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office:value-type="float" office:value="27" table:formula="of:=[.A17]+1" table:style-name="ce3">
            <text:p>27</text:p>
          </table:table-cell>
          <table:table-cell office:value-type="float" office:value="2008" table:formula="of:=ROUND(RAND()*20+1989;0)" table:style-name="ce26">
            <text:p>2008</text:p>
          </table:table-cell>
          <table:table-cell office:value-type="string" office:string-value="Maria" table:formula="of:=VLOOKUP([.A18];[.$M$2:.$N$41];2)" table:style-name="ce64">
            <text:p>Maria</text:p>
          </table:table-cell>
          <table:table-cell office:value-type="string" office:string-value="Mari2008" table:formula="of:=LEFT([.C18];4)&amp;[.B18]" table:style-name="ce65">
            <text:p>Mari2008</text:p>
          </table:table-cell>
          <table:table-cell table:number-columns-repeated="8" table:style-name="ce3"/>
          <table:table-cell office:value-type="float" office:value="17" table:style-name="ce3">
            <text:p>17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office:value-type="float" office:value="28" table:formula="of:=[.A18]+1" table:style-name="ce3">
            <text:p>28</text:p>
          </table:table-cell>
          <table:table-cell office:value-type="float" office:value="2009" table:formula="of:=ROUND(RAND()*20+1989;0)" table:style-name="ce26">
            <text:p>2009</text:p>
          </table:table-cell>
          <table:table-cell office:value-type="string" office:string-value="Anna" table:formula="of:=VLOOKUP([.A19];[.$M$2:.$N$41];2)" table:style-name="ce64">
            <text:p>Anna</text:p>
          </table:table-cell>
          <table:table-cell office:value-type="string" office:string-value="Anna2009" table:formula="of:=LEFT([.C19];4)&amp;[.B19]" table:style-name="ce65">
            <text:p>Anna2009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office:value-type="float" office:value="29" table:formula="of:=[.A19]+1" table:style-name="ce3">
            <text:p>29</text:p>
          </table:table-cell>
          <table:table-cell office:value-type="float" office:value="2009" table:formula="of:=ROUND(RAND()*20+1989;0)" table:style-name="ce26">
            <text:p>2009</text:p>
          </table:table-cell>
          <table:table-cell office:value-type="string" office:string-value="Monika" table:formula="of:=VLOOKUP([.A20];[.$M$2:.$N$41];2)" table:style-name="ce64">
            <text:p>Monika</text:p>
          </table:table-cell>
          <table:table-cell office:value-type="string" office:string-value="Moni2009" table:formula="of:=LEFT([.C20];4)&amp;[.B20]" table:style-name="ce65">
            <text:p>Moni2009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office:value-type="float" office:value="30" table:formula="of:=[.A20]+1" table:style-name="ce3">
            <text:p>30</text:p>
          </table:table-cell>
          <table:table-cell office:value-type="float" office:value="2005" table:formula="of:=ROUND(RAND()*20+1989;0)" table:style-name="ce26">
            <text:p>2005</text:p>
          </table:table-cell>
          <table:table-cell office:value-type="string" office:string-value="Jarosław" table:formula="of:=VLOOKUP([.A21];[.$M$2:.$N$41];2)" table:style-name="ce64">
            <text:p>Jarosław</text:p>
          </table:table-cell>
          <table:table-cell office:value-type="string" office:string-value="Jaro2005" table:formula="of:=LEFT([.C21];4)&amp;[.B21]" table:style-name="ce65">
            <text:p>Jaro2005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1" table:style-name="ce3">
            <text:p>21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2" table:style-name="ce3">
            <text:p>22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3" table:style-name="ce3">
            <text:p>23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4" table:style-name="ce3">
            <text:p>24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table:number-columns-repeated="2" table:style-name="ce3"/>
          <table:table-cell table:style-name="ce66"/>
          <table:table-cell table:number-columns-repeated="9" table:style-name="ce3"/>
          <table:table-cell office:value-type="float" office:value="25" table:style-name="ce3">
            <text:p>25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6" table:style-name="ce3">
            <text:p>26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7" table:style-name="ce3">
            <text:p>27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8" table:style-name="ce3">
            <text:p>28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29" table:style-name="ce3">
            <text:p>29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30" table:style-name="ce3">
            <text:p>30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table:number-columns-repeated="12" table:style-name="ce3"/>
          <table:table-cell office:value-type="float" office:value="31" table:style-name="ce3">
            <text:p>31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2" table:style-name="ce3">
            <text:p>32</text:p>
          </table:table-cell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3" table:style-name="ce3">
            <text:p>33</text:p>
          </table:table-cell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4" table:style-name="ce3">
            <text:p>34</text:p>
          </table:table-cell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5" table:style-name="ce3">
            <text:p>35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6" table:style-name="ce3">
            <text:p>36</text:p>
          </table:table-cell>
          <table:table-cell office:value-type="string" table:style-name="ce67">
            <text:p>Mari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7" table:style-name="ce3">
            <text:p>37</text:p>
          </table:table-cell>
          <table:table-cell office:value-type="string" table:style-name="ce67">
            <text:p>Ann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8" table:style-name="ce3">
            <text:p>38</text:p>
          </table:table-cell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39" table:style-name="ce3">
            <text:p>39</text:p>
          </table:table-cell>
          <table:table-cell office:value-type="string" table:style-name="ce67">
            <text:p>Jarosław</text:p>
          </table:table-cell>
          <table:table-cell table:number-columns-repeated="16370"/>
        </table:table-row>
        <table:table-row table:style-name="ro1">
          <table:table-cell table:number-columns-repeated="12"/>
          <table:table-cell office:value-type="float" office:value="40" table:style-name="ce3">
            <text:p>40</text:p>
          </table:table-cell>
          <table:table-cell office:value-type="string" table:style-name="ce67">
            <text:p>Andrzej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Maciej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Katarz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Justyna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Monika</text:p>
          </table:table-cell>
          <table:table-cell table:number-columns-repeated="16370"/>
        </table:table-row>
        <table:table-row table:style-name="ro1">
          <table:table-cell table:number-columns-repeated="12"/>
          <table:table-cell table:style-name="ce3"/>
          <table:table-cell office:value-type="string" table:style-name="ce67">
            <text:p>Maria</text:p>
          </table:table-cell>
          <table:table-cell table:number-columns-repeated="16370"/>
        </table:table-row>
        <table:table-row table:number-rows-repeated="1048530" table:style-name="ro2">
          <table:table-cell table:number-columns-repeated="16384"/>
        </table:table-row>
        <table:named-expressions>
          <table:named-expression table:name="Z_3DF5E802_5CA5_43EF_BE6A_D6FCDA5F65F2_.wvu.Cols" table:expression="of:=&quot;[$'14.Loginy'.$A$1:.$A$1048576];[$'14.Loginy'.$M$1:.$N$1048576]&quot;" table:base-cell-address="1_Stypendium.$A$1"/>
          <table:named-expression table:name="Z_F9B480CE_077C_416E_ACF9_56227F746F4A_.wvu.Cols" table:expression="of:=&quot;[$'14.Loginy'.$A$1:.$A$1048576];[$'14.Loginy'.$M$1:.$N$1048576]&quot;" table:base-cell-address="1_Stypendium.$A$1"/>
        </table:named-expressions>
      </table:table>
      <table:table table:name="15_Mat" table:style-name="ta2">
        <table:shapes>
          <draw:frame draw:z-index="1" draw:id="id0" draw:style-name="a0" draw:name="Picture 2" svg:x="1.82262in" svg:y="0.26033in" svg:width="1.35433in" svg:height="0.5311in" style:rel-width="scale" style:rel-height="scale">
            <draw:image xlink:href="media/image1.emf" xlink:type="simple" xlink:show="embed" xlink:actuate="onLoad"/>
            <svg:title/>
            <svg:desc/>
          </draw:frame>
          <draw:frame draw:z-index="2" draw:id="id1" draw:style-name="a1" draw:name="Picture 5" svg:x="1.98924in" svg:y="2.91627in" svg:width="0.94803in" svg:height="0.51063in" style:rel-width="scale" style:rel-height="scale">
            <draw:image xlink:href="media/image2.emf" xlink:type="simple" xlink:show="embed" xlink:actuate="onLoad"/>
            <svg:title/>
            <svg:desc/>
          </draw:frame>
          <draw:frame draw:z-index="3" draw:id="id2" draw:style-name="a2" draw:name="Picture 6" svg:x="1.72908in" svg:y="5.0103in" svg:width="1.2815in" svg:height="0.5622in" style:rel-width="scale" style:rel-height="scale">
            <draw:image xlink:href="media/image3.emf" xlink:type="simple" xlink:show="embed" xlink:actuate="onLoad"/>
            <svg:title/>
            <svg:desc/>
          </draw:frame>
          <draw:frame draw:z-index="4" draw:id="id3" draw:style-name="a3" draw:name="Picture 7" svg:x="1.83292in" svg:y="7.52088in" svg:width="1.16693in" svg:height="0.67717in" style:rel-width="scale" style:rel-height="scale">
            <draw:image xlink:href="media/image4.emf" xlink:type="simple" xlink:show="embed" xlink:actuate="onLoad"/>
            <svg:title/>
            <svg:desc/>
          </draw:frame>
          <draw:frame draw:z-index="5" draw:id="id4" draw:style-name="a4" draw:name="Picture 8" svg:x="1.90604in" svg:y="9.79142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7" table:number-columns-repeated="5" table:default-cell-style-name="ce1"/>
        <table:table-column table:style-name="co33" table:default-cell-style-name="ce1"/>
        <table:table-column table:style-name="co41" table:default-cell-style-name="ce1"/>
        <table:table-column table:style-name="co42" table:default-cell-style-name="ce1"/>
        <table:table-column table:style-name="co17" table:number-columns-repeated="1016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69">
            <text:p>dla kąta x=</text:p>
          </table:table-cell>
          <table:table-cell office:value-type="float" office:value="32" table:formula="of:=ROUND(RAND()*180;0)" table:style-name="ce70">
            <text:p>32</text:p>
          </table:table-cell>
          <table:table-cell office:value-type="string" table:style-name="ce69">
            <text:p>stopni</text:p>
          </table:table-cell>
          <table:table-cell office:value-type="float" office:value="0.94551857559931685" table:formula="of:=SIN(2*RADIANS([.G3]) + (PI()/4))" table:number-columns-spanned="4" table:number-rows-spanned="6" table:style-name="ce74">
            <text:p>0,946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Kąt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3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6"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72">
            <text:p>dla y=</text:p>
          </table:table-cell>
          <table:table-cell office:value-type="float" office:value="81" table:formula="of:=ROUND(RAND()*180;0)" table:style-name="ce70">
            <text:p>81</text:p>
          </table:table-cell>
          <table:table-cell table:style-name="ce69"/>
          <table:table-cell office:value-type="float" office:value="4.7814609212437249E-2" table:formula="of:=SQRT(15)/[.G16]" table:number-columns-spanned="4" table:number-rows-spanned="6" table:style-name="ce74">
            <text:p>0,048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Y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16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4" table:style-name="ro1">
          <table:table-cell table:number-columns-repeated="16384" table:style-name="ce1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69">
            <text:p>dla kąta x=</text:p>
          </table:table-cell>
          <table:table-cell office:value-type="float" office:value="58" table:formula="of:=ROUND(RAND()*180;0)" table:style-name="ce70">
            <text:p>58</text:p>
          </table:table-cell>
          <table:table-cell office:value-type="string" table:style-name="ce69">
            <text:p>stopni</text:p>
          </table:table-cell>
          <table:table-cell office:value-type="float" office:value="-0.80901699437494767" table:formula="of:=COS(3*RADIANS([.G27])-(PI()/6))" table:number-columns-spanned="4" table:number-rows-spanned="6" table:style-name="ce74">
            <text:p>-0,809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Kąt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27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72">
            <text:p>dla y =</text:p>
          </table:table-cell>
          <table:table-cell office:value-type="float" office:value="54" table:formula="of:=ROUND(RAND()*180;0)" table:style-name="ce70">
            <text:p>54</text:p>
          </table:table-cell>
          <table:table-cell table:style-name="ce69"/>
          <table:table-cell office:value-type="float" office:value="9.6806918768257716E+25" table:formula="of:=POWER([.G40];15)" table:number-columns-spanned="4" table:number-rows-spanned="6" table:style-name="ce76">
            <text:p>9,68E+25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Y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40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8" table:style-name="ce1"/>
          <table:table-cell office:value-type="string" table:number-columns-spanned="4" table:number-rows-spanned="1" table:style-name="ce73">
            <text:p>Formułę (wynik) wpisz w czerwone pole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69">
            <text:p>Oblicz wartość wyrażenia:</text:p>
          </table:table-cell>
          <table:table-cell table:number-columns-repeated="4" table:style-name="ce20"/>
          <table:table-cell office:value-type="string" table:style-name="ce72">
            <text:p>dla y =</text:p>
          </table:table-cell>
          <table:table-cell office:value-type="float" office:value="30" table:formula="of:=ROUND(RAND()*180;0)" table:style-name="ce70">
            <text:p>30</text:p>
          </table:table-cell>
          <table:table-cell table:style-name="ce69"/>
          <table:table-cell office:value-type="float" office:value="1073741824" table:formula="of:=POWER(2;[.G51])" table:number-columns-spanned="4" table:number-rows-spanned="6" table:style-name="ce76">
            <text:p>1,07E+09</text:p>
          </table:table-cell>
          <table:covered-table-cell table:number-columns-repeated="3"/>
          <table:table-cell table:number-columns-repeated="16372"/>
        </table:table-row>
        <table:table-row table:style-name="ro1">
          <table:table-cell office:value-type="string" table:style-name="ce71">
            <text:p>Uwaga! Y zmienia się <text:s text:c="41"/>automatycznie!</text:p>
          </table:table-cell>
          <table:table-cell table:number-columns-repeated="7" table:style-name="ce71"/>
          <table:covered-table-cell/>
          <table:covered-table-cell table:number-columns-repeated="3"/>
          <table:table-cell table:number-columns-repeated="16372"/>
        </table:table-row>
        <table:table-row table:style-name="ro1">
          <table:table-cell office:value-type="string" table:number-columns-spanned="8" table:number-rows-spanned="1" table:style-name="ce75">
            <text:p>Do formuły użyj adresu G51</text:p>
          </table:table-cell>
          <table:covered-table-cell table:number-columns-repeated="7"/>
          <table:covered-table-cell/>
          <table:covered-table-cell table:number-columns-repeated="3"/>
          <table:table-cell table:number-columns-repeated="16372"/>
        </table:table-row>
        <table:table-row table:number-rows-repeated="3" table:style-name="ro1">
          <table:table-cell table:number-columns-repeated="8" table:style-name="ce1"/>
          <table:covered-table-cell/>
          <table:covered-table-cell table:number-columns-repeated="3"/>
          <table:table-cell table:number-columns-repeated="16372"/>
        </table:table-row>
        <table:table-row table:number-rows-repeated="1048520" table:style-name="ro2">
          <table:table-cell table:number-columns-repeated="16384"/>
        </table:table-row>
      </table:table>
      <table:table table:name="16_Rok" table:style-name="ta1">
        <table:shapes>
          <draw:frame draw:z-index="1" draw:id="id5" draw:style-name="a5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1" table:default-cell-style-name="ce3"/>
        <table:table-column table:style-name="co38" table:default-cell-style-name="ce3"/>
        <table:table-column table:style-name="co43" table:default-cell-style-name="ce3"/>
        <table:table-column table:style-name="co27" table:default-cell-style-name="ce3"/>
        <table:table-column table:style-name="co44" table:default-cell-style-name="ce3"/>
        <table:table-column table:style-name="co3" table:number-columns-repeated="6" table:default-cell-style-name="ce3"/>
        <table:table-column table:style-name="co3" table:number-columns-repeated="2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6">
            <text:p>Data</text:p>
          </table:table-cell>
          <table:table-cell office:value-type="string" table:style-name="ce62">
            <text:p>Rok</text:p>
          </table:table-cell>
          <table:table-cell office:value-type="string" table:style-name="ce62">
            <text:p>Słownie</text:p>
          </table:table-cell>
          <table:table-cell office:value-type="string" table:style-name="ce66">
            <text:p>Słownie 2 sposób</text:p>
          </table:table-cell>
          <table:table-cell office:value-type="string" table:style-name="ce3">
            <text:p>Słownie 3 sposób</text:p>
          </table:table-cell>
          <table:table-cell table:number-columns-repeated="6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date" office:date-value="2012-02-02T00:00:00" table:formula="of:=ROUND(RAND()*3286+40544;0)" table:style-name="ce77">
            <text:p>2012-02-02</text:p>
          </table:table-cell>
          <table:table-cell office:value-type="float" office:value="2012" table:formula="of:=YEAR([.A2])" table:style-name="ce62">
            <text:p>2012</text:p>
          </table:table-cell>
          <table:table-cell office:value-type="string" office:string-value="dwunasty" table:formula="of:=INDIRECT(&quot;$G&quot;&amp;RIGHT([.B2]-9;2))" table:style-name="ce23">
            <text:p>dwunasty</text:p>
          </table:table-cell>
          <table:table-cell office:value-type="string" office:string-value="dwunasty" table:formula="of:=IF(RIGHT([.B2];1)=&quot;1&quot;;&quot;jedenasty&quot;;IF(RIGHT([.B2];1)=&quot;2&quot;;&quot;dwunasty&quot;;IF(RIGHT([.B2];1)=&quot;3&quot;;&quot;trzynasty&quot;;IF(RIGHT([.B2];1)=&quot;4&quot;;&quot;czternasty&quot;;IF(RIGHT([.B2];1)=&quot;5&quot;;&quot;piętnasty&quot;;IF(RIGHT([.B2];1)=&quot;6&quot;;&quot;szesnasty&quot;;IF(RIGHT([.B2];1)=&quot;7&quot;;&quot;siedemnasty&quot;;IF(RIGHT([.B2];1)=&quot;8&quot;;&quot;osiemnasty&quot;;IF(RIGHT([.B2];1)=&quot;9&quot;;&quot;dziewiętnasty&quot;)))))))))" table:style-name="ce65">
            <text:p>dwunasty</text:p>
          </table:table-cell>
          <table:table-cell office:value-type="string" office:string-value="dwunasty" table:formula="of:=INDIRECT(&quot;G&quot;&amp;MATCH([.B2];[.$F$2:.$F$10])+1)" table:style-name="ce65">
            <text:p>dwunasty</text:p>
          </table:table-cell>
          <table:table-cell office:value-type="float" office:value="2011" table:style-name="ce3">
            <text:p>2011</text:p>
          </table:table-cell>
          <table:table-cell office:value-type="string" table:style-name="ce3">
            <text:p>jedenasty</text:p>
          </table:table-cell>
          <table:table-cell table:number-columns-repeated="4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office:value-type="date" office:date-value="2015-05-19T00:00:00" table:formula="of:=ROUND(RAND()*3286+40544;0)" table:style-name="ce77">
            <text:p>2015-05-19</text:p>
          </table:table-cell>
          <table:table-cell office:value-type="float" office:value="2015" table:formula="of:=YEAR([.A3])" table:style-name="ce62">
            <text:p>2015</text:p>
          </table:table-cell>
          <table:table-cell office:value-type="string" office:string-value="piętnasty" table:formula="of:=INDIRECT(&quot;$G&quot;&amp;RIGHT([.B3]-9;2))" table:style-name="ce23">
            <text:p>piętnasty</text:p>
          </table:table-cell>
          <table:table-cell office:value-type="string" office:string-value="piętnasty" table:formula="of:=IF(RIGHT([.B3];1)=&quot;1&quot;;&quot;jedenasty&quot;;IF(RIGHT([.B3];1)=&quot;2&quot;;&quot;dwunasty&quot;;IF(RIGHT([.B3];1)=&quot;3&quot;;&quot;trzynasty&quot;;IF(RIGHT([.B3];1)=&quot;4&quot;;&quot;czternasty&quot;;IF(RIGHT([.B3];1)=&quot;5&quot;;&quot;piętnasty&quot;;IF(RIGHT([.B3];1)=&quot;6&quot;;&quot;szesnasty&quot;;IF(RIGHT([.B3];1)=&quot;7&quot;;&quot;siedemnasty&quot;;IF(RIGHT([.B3];1)=&quot;8&quot;;&quot;osiemnasty&quot;;IF(RIGHT([.B3];1)=&quot;9&quot;;&quot;dziewiętnasty&quot;)))))))))" table:style-name="ce65">
            <text:p>piętnasty</text:p>
          </table:table-cell>
          <table:table-cell office:value-type="string" office:string-value="piętnasty" table:formula="of:=INDIRECT(&quot;G&quot;&amp;MATCH([.B3];[.$F$2:.$F$10])+1)" table:style-name="ce65">
            <text:p>piętnasty</text:p>
          </table:table-cell>
          <table:table-cell office:value-type="float" office:value="2012" table:style-name="ce3">
            <text:p>2012</text:p>
          </table:table-cell>
          <table:table-cell office:value-type="string" table:style-name="ce3">
            <text:p>dwunasty</text:p>
          </table:table-cell>
          <table:table-cell table:number-columns-repeated="4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office:value-type="date" office:date-value="2015-08-31T00:00:00" table:formula="of:=ROUND(RAND()*3286+40544;0)" table:style-name="ce77">
            <text:p>2015-08-31</text:p>
          </table:table-cell>
          <table:table-cell office:value-type="float" office:value="2015" table:formula="of:=YEAR([.A4])" table:style-name="ce62">
            <text:p>2015</text:p>
          </table:table-cell>
          <table:table-cell office:value-type="string" office:string-value="piętnasty" table:formula="of:=INDIRECT(&quot;$G&quot;&amp;RIGHT([.B4]-9;2))" table:style-name="ce23">
            <text:p>piętnasty</text:p>
          </table:table-cell>
          <table:table-cell office:value-type="string" office:string-value="piętnasty" table:formula="of:=IF(RIGHT([.B4];1)=&quot;1&quot;;&quot;jedenasty&quot;;IF(RIGHT([.B4];1)=&quot;2&quot;;&quot;dwunasty&quot;;IF(RIGHT([.B4];1)=&quot;3&quot;;&quot;trzynasty&quot;;IF(RIGHT([.B4];1)=&quot;4&quot;;&quot;czternasty&quot;;IF(RIGHT([.B4];1)=&quot;5&quot;;&quot;piętnasty&quot;;IF(RIGHT([.B4];1)=&quot;6&quot;;&quot;szesnasty&quot;;IF(RIGHT([.B4];1)=&quot;7&quot;;&quot;siedemnasty&quot;;IF(RIGHT([.B4];1)=&quot;8&quot;;&quot;osiemnasty&quot;;IF(RIGHT([.B4];1)=&quot;9&quot;;&quot;dziewiętnasty&quot;)))))))))" table:style-name="ce65">
            <text:p>piętnasty</text:p>
          </table:table-cell>
          <table:table-cell office:value-type="string" office:string-value="piętnasty" table:formula="of:=INDIRECT(&quot;G&quot;&amp;MATCH([.B4];[.$F$2:.$F$10])+1)" table:style-name="ce65">
            <text:p>piętnasty</text:p>
          </table:table-cell>
          <table:table-cell office:value-type="float" office:value="2013" table:style-name="ce3">
            <text:p>2013</text:p>
          </table:table-cell>
          <table:table-cell office:value-type="string" table:style-name="ce3">
            <text:p>trzynasty</text:p>
          </table:table-cell>
          <table:table-cell table:number-columns-repeated="4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office:value-type="date" office:date-value="2013-04-27T00:00:00" table:formula="of:=ROUND(RAND()*3286+40544;0)" table:style-name="ce77">
            <text:p>2013-04-27</text:p>
          </table:table-cell>
          <table:table-cell office:value-type="float" office:value="2013" table:formula="of:=YEAR([.A5])" table:style-name="ce62">
            <text:p>2013</text:p>
          </table:table-cell>
          <table:table-cell office:value-type="string" office:string-value="trzynasty" table:formula="of:=INDIRECT(&quot;$G&quot;&amp;RIGHT([.B5]-9;2))" table:style-name="ce23">
            <text:p>trzynasty</text:p>
          </table:table-cell>
          <table:table-cell office:value-type="string" office:string-value="trzynasty" table:formula="of:=IF(RIGHT([.B5];1)=&quot;1&quot;;&quot;jedenasty&quot;;IF(RIGHT([.B5];1)=&quot;2&quot;;&quot;dwunasty&quot;;IF(RIGHT([.B5];1)=&quot;3&quot;;&quot;trzynasty&quot;;IF(RIGHT([.B5];1)=&quot;4&quot;;&quot;czternasty&quot;;IF(RIGHT([.B5];1)=&quot;5&quot;;&quot;piętnasty&quot;;IF(RIGHT([.B5];1)=&quot;6&quot;;&quot;szesnasty&quot;;IF(RIGHT([.B5];1)=&quot;7&quot;;&quot;siedemnasty&quot;;IF(RIGHT([.B5];1)=&quot;8&quot;;&quot;osiemnasty&quot;;IF(RIGHT([.B5];1)=&quot;9&quot;;&quot;dziewiętnasty&quot;)))))))))" table:style-name="ce65">
            <text:p>trzynasty</text:p>
          </table:table-cell>
          <table:table-cell office:value-type="string" office:string-value="trzynasty" table:formula="of:=INDIRECT(&quot;G&quot;&amp;MATCH([.B5];[.$F$2:.$F$10])+1)" table:style-name="ce65">
            <text:p>trzynasty</text:p>
          </table:table-cell>
          <table:table-cell office:value-type="float" office:value="2014" table:style-name="ce3">
            <text:p>2014</text:p>
          </table:table-cell>
          <table:table-cell office:value-type="string" table:style-name="ce3">
            <text:p>czternasty</text:p>
          </table:table-cell>
          <table:table-cell table:number-columns-repeated="4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office:value-type="date" office:date-value="2018-09-10T00:00:00" table:formula="of:=ROUND(RAND()*3286+40544;0)" table:style-name="ce77">
            <text:p>2018-09-10</text:p>
          </table:table-cell>
          <table:table-cell office:value-type="float" office:value="2018" table:formula="of:=YEAR([.A6])" table:style-name="ce62">
            <text:p>2018</text:p>
          </table:table-cell>
          <table:table-cell office:value-type="string" office:string-value="osiemnasty" table:formula="of:=INDIRECT(&quot;$G&quot;&amp;RIGHT([.B6]-9;2))" table:style-name="ce23">
            <text:p>osiemnasty</text:p>
          </table:table-cell>
          <table:table-cell office:value-type="string" office:string-value="osiemnasty" table:formula="of:=IF(RIGHT([.B6];1)=&quot;1&quot;;&quot;jedenasty&quot;;IF(RIGHT([.B6];1)=&quot;2&quot;;&quot;dwunasty&quot;;IF(RIGHT([.B6];1)=&quot;3&quot;;&quot;trzynasty&quot;;IF(RIGHT([.B6];1)=&quot;4&quot;;&quot;czternasty&quot;;IF(RIGHT([.B6];1)=&quot;5&quot;;&quot;piętnasty&quot;;IF(RIGHT([.B6];1)=&quot;6&quot;;&quot;szesnasty&quot;;IF(RIGHT([.B6];1)=&quot;7&quot;;&quot;siedemnasty&quot;;IF(RIGHT([.B6];1)=&quot;8&quot;;&quot;osiemnasty&quot;;IF(RIGHT([.B6];1)=&quot;9&quot;;&quot;dziewiętnasty&quot;)))))))))" table:style-name="ce65">
            <text:p>osiemnasty</text:p>
          </table:table-cell>
          <table:table-cell office:value-type="string" office:string-value="osiemnasty" table:formula="of:=INDIRECT(&quot;G&quot;&amp;MATCH([.B6];[.$F$2:.$F$10])+1)" table:style-name="ce65">
            <text:p>osiemnasty</text:p>
          </table:table-cell>
          <table:table-cell office:value-type="float" office:value="2015" table:style-name="ce3">
            <text:p>2015</text:p>
          </table:table-cell>
          <table:table-cell office:value-type="string" table:style-name="ce3">
            <text:p>piętnasty</text:p>
          </table:table-cell>
          <table:table-cell table:number-columns-repeated="4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office:value-type="date" office:date-value="2012-11-18T00:00:00" table:formula="of:=ROUND(RAND()*3286+40544;0)" table:style-name="ce77">
            <text:p>2012-11-18</text:p>
          </table:table-cell>
          <table:table-cell office:value-type="float" office:value="2012" table:formula="of:=YEAR([.A7])" table:style-name="ce62">
            <text:p>2012</text:p>
          </table:table-cell>
          <table:table-cell office:value-type="string" office:string-value="dwunasty" table:formula="of:=INDIRECT(&quot;$G&quot;&amp;RIGHT([.B7]-9;2))" table:style-name="ce23">
            <text:p>dwunasty</text:p>
          </table:table-cell>
          <table:table-cell office:value-type="string" office:string-value="dwunasty" table:formula="of:=IF(RIGHT([.B7];1)=&quot;1&quot;;&quot;jedenasty&quot;;IF(RIGHT([.B7];1)=&quot;2&quot;;&quot;dwunasty&quot;;IF(RIGHT([.B7];1)=&quot;3&quot;;&quot;trzynasty&quot;;IF(RIGHT([.B7];1)=&quot;4&quot;;&quot;czternasty&quot;;IF(RIGHT([.B7];1)=&quot;5&quot;;&quot;piętnasty&quot;;IF(RIGHT([.B7];1)=&quot;6&quot;;&quot;szesnasty&quot;;IF(RIGHT([.B7];1)=&quot;7&quot;;&quot;siedemnasty&quot;;IF(RIGHT([.B7];1)=&quot;8&quot;;&quot;osiemnasty&quot;;IF(RIGHT([.B7];1)=&quot;9&quot;;&quot;dziewiętnasty&quot;)))))))))" table:style-name="ce65">
            <text:p>dwunasty</text:p>
          </table:table-cell>
          <table:table-cell office:value-type="string" office:string-value="dwunasty" table:formula="of:=INDIRECT(&quot;G&quot;&amp;MATCH([.B7];[.$F$2:.$F$10])+1)" table:style-name="ce65">
            <text:p>dwunasty</text:p>
          </table:table-cell>
          <table:table-cell office:value-type="float" office:value="2016" table:style-name="ce3">
            <text:p>2016</text:p>
          </table:table-cell>
          <table:table-cell office:value-type="string" table:style-name="ce3">
            <text:p>szesnasty</text:p>
          </table:table-cell>
          <table:table-cell table:number-columns-repeated="4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office:value-type="date" office:date-value="2018-06-04T00:00:00" table:formula="of:=ROUND(RAND()*3286+40544;0)" table:style-name="ce77">
            <text:p>2018-06-04</text:p>
          </table:table-cell>
          <table:table-cell office:value-type="float" office:value="2018" table:formula="of:=YEAR([.A8])" table:style-name="ce62">
            <text:p>2018</text:p>
          </table:table-cell>
          <table:table-cell office:value-type="string" office:string-value="osiemnasty" table:formula="of:=INDIRECT(&quot;$G&quot;&amp;RIGHT([.B8]-9;2))" table:style-name="ce23">
            <text:p>osiemnasty</text:p>
          </table:table-cell>
          <table:table-cell office:value-type="string" office:string-value="osiemnasty" table:formula="of:=IF(RIGHT([.B8];1)=&quot;1&quot;;&quot;jedenasty&quot;;IF(RIGHT([.B8];1)=&quot;2&quot;;&quot;dwunasty&quot;;IF(RIGHT([.B8];1)=&quot;3&quot;;&quot;trzynasty&quot;;IF(RIGHT([.B8];1)=&quot;4&quot;;&quot;czternasty&quot;;IF(RIGHT([.B8];1)=&quot;5&quot;;&quot;piętnasty&quot;;IF(RIGHT([.B8];1)=&quot;6&quot;;&quot;szesnasty&quot;;IF(RIGHT([.B8];1)=&quot;7&quot;;&quot;siedemnasty&quot;;IF(RIGHT([.B8];1)=&quot;8&quot;;&quot;osiemnasty&quot;;IF(RIGHT([.B8];1)=&quot;9&quot;;&quot;dziewiętnasty&quot;)))))))))" table:style-name="ce65">
            <text:p>osiemnasty</text:p>
          </table:table-cell>
          <table:table-cell office:value-type="string" office:string-value="osiemnasty" table:formula="of:=INDIRECT(&quot;G&quot;&amp;MATCH([.B8];[.$F$2:.$F$10])+1)" table:style-name="ce65">
            <text:p>osiemnasty</text:p>
          </table:table-cell>
          <table:table-cell office:value-type="float" office:value="2017" table:style-name="ce3">
            <text:p>2017</text:p>
          </table:table-cell>
          <table:table-cell office:value-type="string" table:style-name="ce3">
            <text:p>siedemnasty</text:p>
          </table:table-cell>
          <table:table-cell table:number-columns-repeated="4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office:value-type="date" office:date-value="2012-11-27T00:00:00" table:formula="of:=ROUND(RAND()*3286+40544;0)" table:style-name="ce77">
            <text:p>2012-11-27</text:p>
          </table:table-cell>
          <table:table-cell office:value-type="float" office:value="2012" table:formula="of:=YEAR([.A9])" table:style-name="ce62">
            <text:p>2012</text:p>
          </table:table-cell>
          <table:table-cell office:value-type="string" office:string-value="dwunasty" table:formula="of:=INDIRECT(&quot;$G&quot;&amp;RIGHT([.B9]-9;2))" table:style-name="ce23">
            <text:p>dwunasty</text:p>
          </table:table-cell>
          <table:table-cell office:value-type="string" office:string-value="dwunasty" table:formula="of:=IF(RIGHT([.B9];1)=&quot;1&quot;;&quot;jedenasty&quot;;IF(RIGHT([.B9];1)=&quot;2&quot;;&quot;dwunasty&quot;;IF(RIGHT([.B9];1)=&quot;3&quot;;&quot;trzynasty&quot;;IF(RIGHT([.B9];1)=&quot;4&quot;;&quot;czternasty&quot;;IF(RIGHT([.B9];1)=&quot;5&quot;;&quot;piętnasty&quot;;IF(RIGHT([.B9];1)=&quot;6&quot;;&quot;szesnasty&quot;;IF(RIGHT([.B9];1)=&quot;7&quot;;&quot;siedemnasty&quot;;IF(RIGHT([.B9];1)=&quot;8&quot;;&quot;osiemnasty&quot;;IF(RIGHT([.B9];1)=&quot;9&quot;;&quot;dziewiętnasty&quot;)))))))))" table:style-name="ce65">
            <text:p>dwunasty</text:p>
          </table:table-cell>
          <table:table-cell office:value-type="string" office:string-value="dwunasty" table:formula="of:=INDIRECT(&quot;G&quot;&amp;MATCH([.B9];[.$F$2:.$F$10])+1)" table:style-name="ce65">
            <text:p>dwunasty</text:p>
          </table:table-cell>
          <table:table-cell office:value-type="float" office:value="2018" table:style-name="ce3">
            <text:p>2018</text:p>
          </table:table-cell>
          <table:table-cell office:value-type="string" table:style-name="ce3">
            <text:p>osiemnasty</text:p>
          </table:table-cell>
          <table:table-cell table:number-columns-repeated="4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office:value-type="date" office:date-value="2013-12-03T00:00:00" table:formula="of:=ROUND(RAND()*3286+40544;0)" table:style-name="ce77">
            <text:p>2013-12-03</text:p>
          </table:table-cell>
          <table:table-cell office:value-type="float" office:value="2013" table:formula="of:=YEAR([.A10])" table:style-name="ce62">
            <text:p>2013</text:p>
          </table:table-cell>
          <table:table-cell office:value-type="string" office:string-value="trzynasty" table:formula="of:=INDIRECT(&quot;$G&quot;&amp;RIGHT([.B10]-9;2))" table:style-name="ce23">
            <text:p>trzynasty</text:p>
          </table:table-cell>
          <table:table-cell office:value-type="string" office:string-value="trzynasty" table:formula="of:=IF(RIGHT([.B10];1)=&quot;1&quot;;&quot;jedenasty&quot;;IF(RIGHT([.B10];1)=&quot;2&quot;;&quot;dwunasty&quot;;IF(RIGHT([.B10];1)=&quot;3&quot;;&quot;trzynasty&quot;;IF(RIGHT([.B10];1)=&quot;4&quot;;&quot;czternasty&quot;;IF(RIGHT([.B10];1)=&quot;5&quot;;&quot;piętnasty&quot;;IF(RIGHT([.B10];1)=&quot;6&quot;;&quot;szesnasty&quot;;IF(RIGHT([.B10];1)=&quot;7&quot;;&quot;siedemnasty&quot;;IF(RIGHT([.B10];1)=&quot;8&quot;;&quot;osiemnasty&quot;;IF(RIGHT([.B10];1)=&quot;9&quot;;&quot;dziewiętnasty&quot;)))))))))" table:style-name="ce65">
            <text:p>trzynasty</text:p>
          </table:table-cell>
          <table:table-cell office:value-type="string" office:string-value="trzynasty" table:formula="of:=INDIRECT(&quot;G&quot;&amp;MATCH([.B10];[.$F$2:.$F$10])+1)" table:style-name="ce65">
            <text:p>trzynasty</text:p>
          </table:table-cell>
          <table:table-cell office:value-type="float" office:value="2019" table:style-name="ce3">
            <text:p>2019</text:p>
          </table:table-cell>
          <table:table-cell office:value-type="string" table:style-name="ce3">
            <text:p>dziewiętnasty</text:p>
          </table:table-cell>
          <table:table-cell table:number-columns-repeated="4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office:value-type="date" office:date-value="2016-01-21T00:00:00" table:formula="of:=ROUND(RAND()*3286+40544;0)" table:style-name="ce77">
            <text:p>2016-01-21</text:p>
          </table:table-cell>
          <table:table-cell office:value-type="float" office:value="2016" table:formula="of:=YEAR([.A11])" table:style-name="ce62">
            <text:p>2016</text:p>
          </table:table-cell>
          <table:table-cell office:value-type="string" office:string-value="szesnasty" table:formula="of:=INDIRECT(&quot;$G&quot;&amp;RIGHT([.B11]-9;2))" table:style-name="ce23">
            <text:p>szesnasty</text:p>
          </table:table-cell>
          <table:table-cell office:value-type="string" office:string-value="szesnasty" table:formula="of:=IF(RIGHT([.B11];1)=&quot;1&quot;;&quot;jedenasty&quot;;IF(RIGHT([.B11];1)=&quot;2&quot;;&quot;dwunasty&quot;;IF(RIGHT([.B11];1)=&quot;3&quot;;&quot;trzynasty&quot;;IF(RIGHT([.B11];1)=&quot;4&quot;;&quot;czternasty&quot;;IF(RIGHT([.B11];1)=&quot;5&quot;;&quot;piętnasty&quot;;IF(RIGHT([.B11];1)=&quot;6&quot;;&quot;szesnasty&quot;;IF(RIGHT([.B11];1)=&quot;7&quot;;&quot;siedemnasty&quot;;IF(RIGHT([.B11];1)=&quot;8&quot;;&quot;osiemnasty&quot;;IF(RIGHT([.B11];1)=&quot;9&quot;;&quot;dziewiętnasty&quot;)))))))))" table:style-name="ce65">
            <text:p>szesnasty</text:p>
          </table:table-cell>
          <table:table-cell office:value-type="string" office:string-value="szesnasty" table:formula="of:=INDIRECT(&quot;G&quot;&amp;MATCH([.B11];[.$F$2:.$F$10])+1)" table:style-name="ce65">
            <text:p>szesnasty</text:p>
          </table:table-cell>
          <table:table-cell table:number-columns-repeated="6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office:value-type="date" office:date-value="2013-11-06T00:00:00" table:formula="of:=ROUND(RAND()*3286+40544;0)" table:style-name="ce77">
            <text:p>2013-11-06</text:p>
          </table:table-cell>
          <table:table-cell office:value-type="float" office:value="2013" table:formula="of:=YEAR([.A12])" table:style-name="ce62">
            <text:p>2013</text:p>
          </table:table-cell>
          <table:table-cell office:value-type="string" office:string-value="trzynasty" table:formula="of:=INDIRECT(&quot;$G&quot;&amp;RIGHT([.B12]-9;2))" table:style-name="ce23">
            <text:p>trzynasty</text:p>
          </table:table-cell>
          <table:table-cell office:value-type="string" office:string-value="trzynasty" table:formula="of:=IF(RIGHT([.B12];1)=&quot;1&quot;;&quot;jedenasty&quot;;IF(RIGHT([.B12];1)=&quot;2&quot;;&quot;dwunasty&quot;;IF(RIGHT([.B12];1)=&quot;3&quot;;&quot;trzynasty&quot;;IF(RIGHT([.B12];1)=&quot;4&quot;;&quot;czternasty&quot;;IF(RIGHT([.B12];1)=&quot;5&quot;;&quot;piętnasty&quot;;IF(RIGHT([.B12];1)=&quot;6&quot;;&quot;szesnasty&quot;;IF(RIGHT([.B12];1)=&quot;7&quot;;&quot;siedemnasty&quot;;IF(RIGHT([.B12];1)=&quot;8&quot;;&quot;osiemnasty&quot;;IF(RIGHT([.B12];1)=&quot;9&quot;;&quot;dziewiętnasty&quot;)))))))))" table:style-name="ce65">
            <text:p>trzynasty</text:p>
          </table:table-cell>
          <table:table-cell office:value-type="string" office:string-value="trzynasty" table:formula="of:=INDIRECT(&quot;G&quot;&amp;MATCH([.B12];[.$F$2:.$F$10])+1)" table:style-name="ce65">
            <text:p>trzynasty</text:p>
          </table:table-cell>
          <table:table-cell table:number-columns-repeated="6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office:value-type="date" office:date-value="2018-03-31T00:00:00" table:formula="of:=ROUND(RAND()*3286+40544;0)" table:style-name="ce77">
            <text:p>2018-03-31</text:p>
          </table:table-cell>
          <table:table-cell office:value-type="float" office:value="2018" table:formula="of:=YEAR([.A13])" table:style-name="ce62">
            <text:p>2018</text:p>
          </table:table-cell>
          <table:table-cell office:value-type="string" office:string-value="osiemnasty" table:formula="of:=INDIRECT(&quot;$G&quot;&amp;RIGHT([.B13]-9;2))" table:style-name="ce23">
            <text:p>osiemnasty</text:p>
          </table:table-cell>
          <table:table-cell office:value-type="string" office:string-value="osiemnasty" table:formula="of:=IF(RIGHT([.B13];1)=&quot;1&quot;;&quot;jedenasty&quot;;IF(RIGHT([.B13];1)=&quot;2&quot;;&quot;dwunasty&quot;;IF(RIGHT([.B13];1)=&quot;3&quot;;&quot;trzynasty&quot;;IF(RIGHT([.B13];1)=&quot;4&quot;;&quot;czternasty&quot;;IF(RIGHT([.B13];1)=&quot;5&quot;;&quot;piętnasty&quot;;IF(RIGHT([.B13];1)=&quot;6&quot;;&quot;szesnasty&quot;;IF(RIGHT([.B13];1)=&quot;7&quot;;&quot;siedemnasty&quot;;IF(RIGHT([.B13];1)=&quot;8&quot;;&quot;osiemnasty&quot;;IF(RIGHT([.B13];1)=&quot;9&quot;;&quot;dziewiętnasty&quot;)))))))))" table:style-name="ce65">
            <text:p>osiemnasty</text:p>
          </table:table-cell>
          <table:table-cell office:value-type="string" office:string-value="osiemnasty" table:formula="of:=INDIRECT(&quot;G&quot;&amp;MATCH([.B13];[.$F$2:.$F$10])+1)" table:style-name="ce65">
            <text:p>osiemnasty</text:p>
          </table:table-cell>
          <table:table-cell table:number-columns-repeated="6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office:value-type="date" office:date-value="2016-12-18T00:00:00" table:formula="of:=ROUND(RAND()*3286+40544;0)" table:style-name="ce77">
            <text:p>2016-12-18</text:p>
          </table:table-cell>
          <table:table-cell office:value-type="float" office:value="2016" table:formula="of:=YEAR([.A14])" table:style-name="ce62">
            <text:p>2016</text:p>
          </table:table-cell>
          <table:table-cell office:value-type="string" office:string-value="szesnasty" table:formula="of:=INDIRECT(&quot;$G&quot;&amp;RIGHT([.B14]-9;2))" table:style-name="ce23">
            <text:p>szesnasty</text:p>
          </table:table-cell>
          <table:table-cell office:value-type="string" office:string-value="szesnasty" table:formula="of:=IF(RIGHT([.B14];1)=&quot;1&quot;;&quot;jedenasty&quot;;IF(RIGHT([.B14];1)=&quot;2&quot;;&quot;dwunasty&quot;;IF(RIGHT([.B14];1)=&quot;3&quot;;&quot;trzynasty&quot;;IF(RIGHT([.B14];1)=&quot;4&quot;;&quot;czternasty&quot;;IF(RIGHT([.B14];1)=&quot;5&quot;;&quot;piętnasty&quot;;IF(RIGHT([.B14];1)=&quot;6&quot;;&quot;szesnasty&quot;;IF(RIGHT([.B14];1)=&quot;7&quot;;&quot;siedemnasty&quot;;IF(RIGHT([.B14];1)=&quot;8&quot;;&quot;osiemnasty&quot;;IF(RIGHT([.B14];1)=&quot;9&quot;;&quot;dziewiętnasty&quot;)))))))))" table:style-name="ce65">
            <text:p>szesnasty</text:p>
          </table:table-cell>
          <table:table-cell office:value-type="string" office:string-value="szesnasty" table:formula="of:=INDIRECT(&quot;G&quot;&amp;MATCH([.B14];[.$F$2:.$F$10])+1)" table:style-name="ce65">
            <text:p>szesnasty</text:p>
          </table:table-cell>
          <table:table-cell table:number-columns-repeated="6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office:value-type="date" office:date-value="2016-02-29T00:00:00" table:formula="of:=ROUND(RAND()*3286+40544;0)" table:style-name="ce77">
            <text:p>2016-02-29</text:p>
          </table:table-cell>
          <table:table-cell office:value-type="float" office:value="2016" table:formula="of:=YEAR([.A15])" table:style-name="ce62">
            <text:p>2016</text:p>
          </table:table-cell>
          <table:table-cell office:value-type="string" office:string-value="szesnasty" table:formula="of:=INDIRECT(&quot;$G&quot;&amp;RIGHT([.B15]-9;2))" table:style-name="ce23">
            <text:p>szesnasty</text:p>
          </table:table-cell>
          <table:table-cell office:value-type="string" office:string-value="szesnasty" table:formula="of:=IF(RIGHT([.B15];1)=&quot;1&quot;;&quot;jedenasty&quot;;IF(RIGHT([.B15];1)=&quot;2&quot;;&quot;dwunasty&quot;;IF(RIGHT([.B15];1)=&quot;3&quot;;&quot;trzynasty&quot;;IF(RIGHT([.B15];1)=&quot;4&quot;;&quot;czternasty&quot;;IF(RIGHT([.B15];1)=&quot;5&quot;;&quot;piętnasty&quot;;IF(RIGHT([.B15];1)=&quot;6&quot;;&quot;szesnasty&quot;;IF(RIGHT([.B15];1)=&quot;7&quot;;&quot;siedemnasty&quot;;IF(RIGHT([.B15];1)=&quot;8&quot;;&quot;osiemnasty&quot;;IF(RIGHT([.B15];1)=&quot;9&quot;;&quot;dziewiętnasty&quot;)))))))))" table:style-name="ce65">
            <text:p>szesnasty</text:p>
          </table:table-cell>
          <table:table-cell office:value-type="string" office:string-value="szesnasty" table:formula="of:=INDIRECT(&quot;G&quot;&amp;MATCH([.B15];[.$F$2:.$F$10])+1)" table:style-name="ce65">
            <text:p>szesnasty</text:p>
          </table:table-cell>
          <table:table-cell table:number-columns-repeated="6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office:value-type="date" office:date-value="2017-09-03T00:00:00" table:formula="of:=ROUND(RAND()*3286+40544;0)" table:style-name="ce77">
            <text:p>2017-09-03</text:p>
          </table:table-cell>
          <table:table-cell office:value-type="float" office:value="2017" table:formula="of:=YEAR([.A16])" table:style-name="ce62">
            <text:p>2017</text:p>
          </table:table-cell>
          <table:table-cell office:value-type="string" office:string-value="siedemnasty" table:formula="of:=INDIRECT(&quot;$G&quot;&amp;RIGHT([.B16]-9;2))" table:style-name="ce23">
            <text:p>siedemnasty</text:p>
          </table:table-cell>
          <table:table-cell office:value-type="string" office:string-value="siedemnasty" table:formula="of:=IF(RIGHT([.B16];1)=&quot;1&quot;;&quot;jedenasty&quot;;IF(RIGHT([.B16];1)=&quot;2&quot;;&quot;dwunasty&quot;;IF(RIGHT([.B16];1)=&quot;3&quot;;&quot;trzynasty&quot;;IF(RIGHT([.B16];1)=&quot;4&quot;;&quot;czternasty&quot;;IF(RIGHT([.B16];1)=&quot;5&quot;;&quot;piętnasty&quot;;IF(RIGHT([.B16];1)=&quot;6&quot;;&quot;szesnasty&quot;;IF(RIGHT([.B16];1)=&quot;7&quot;;&quot;siedemnasty&quot;;IF(RIGHT([.B16];1)=&quot;8&quot;;&quot;osiemnasty&quot;;IF(RIGHT([.B16];1)=&quot;9&quot;;&quot;dziewiętnasty&quot;)))))))))" table:style-name="ce65">
            <text:p>siedemnasty</text:p>
          </table:table-cell>
          <table:table-cell office:value-type="string" office:string-value="siedemnasty" table:formula="of:=INDIRECT(&quot;G&quot;&amp;MATCH([.B16];[.$F$2:.$F$10])+1)" table:style-name="ce65">
            <text:p>siedemnasty</text:p>
          </table:table-cell>
          <table:table-cell table:number-columns-repeated="4" table:style-name="ce3"/>
          <table:table-cell table:style-name="ce78"/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office:value-type="date" office:date-value="2013-02-23T00:00:00" table:formula="of:=ROUND(RAND()*3286+40544;0)" table:style-name="ce77">
            <text:p>2013-02-23</text:p>
          </table:table-cell>
          <table:table-cell office:value-type="float" office:value="2013" table:formula="of:=YEAR([.A17])" table:style-name="ce62">
            <text:p>2013</text:p>
          </table:table-cell>
          <table:table-cell office:value-type="string" office:string-value="trzynasty" table:formula="of:=INDIRECT(&quot;$G&quot;&amp;RIGHT([.B17]-9;2))" table:style-name="ce23">
            <text:p>trzynasty</text:p>
          </table:table-cell>
          <table:table-cell office:value-type="string" office:string-value="trzynasty" table:formula="of:=IF(RIGHT([.B17];1)=&quot;1&quot;;&quot;jedenasty&quot;;IF(RIGHT([.B17];1)=&quot;2&quot;;&quot;dwunasty&quot;;IF(RIGHT([.B17];1)=&quot;3&quot;;&quot;trzynasty&quot;;IF(RIGHT([.B17];1)=&quot;4&quot;;&quot;czternasty&quot;;IF(RIGHT([.B17];1)=&quot;5&quot;;&quot;piętnasty&quot;;IF(RIGHT([.B17];1)=&quot;6&quot;;&quot;szesnasty&quot;;IF(RIGHT([.B17];1)=&quot;7&quot;;&quot;siedemnasty&quot;;IF(RIGHT([.B17];1)=&quot;8&quot;;&quot;osiemnasty&quot;;IF(RIGHT([.B17];1)=&quot;9&quot;;&quot;dziewiętnasty&quot;)))))))))" table:style-name="ce65">
            <text:p>trzynasty</text:p>
          </table:table-cell>
          <table:table-cell office:value-type="string" office:string-value="trzynasty" table:formula="of:=INDIRECT(&quot;G&quot;&amp;MATCH([.B17];[.$F$2:.$F$10])+1)" table:style-name="ce65">
            <text:p>trzynasty</text:p>
          </table:table-cell>
          <table:table-cell table:number-columns-repeated="6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office:value-type="date" office:date-value="2013-03-08T00:00:00" table:formula="of:=ROUND(RAND()*3286+40544;0)" table:style-name="ce77">
            <text:p>2013-03-08</text:p>
          </table:table-cell>
          <table:table-cell office:value-type="float" office:value="2013" table:formula="of:=YEAR([.A18])" table:style-name="ce62">
            <text:p>2013</text:p>
          </table:table-cell>
          <table:table-cell office:value-type="string" office:string-value="trzynasty" table:formula="of:=INDIRECT(&quot;$G&quot;&amp;RIGHT([.B18]-9;2))" table:style-name="ce23">
            <text:p>trzynasty</text:p>
          </table:table-cell>
          <table:table-cell office:value-type="string" office:string-value="trzynasty" table:formula="of:=IF(RIGHT([.B18];1)=&quot;1&quot;;&quot;jedenasty&quot;;IF(RIGHT([.B18];1)=&quot;2&quot;;&quot;dwunasty&quot;;IF(RIGHT([.B18];1)=&quot;3&quot;;&quot;trzynasty&quot;;IF(RIGHT([.B18];1)=&quot;4&quot;;&quot;czternasty&quot;;IF(RIGHT([.B18];1)=&quot;5&quot;;&quot;piętnasty&quot;;IF(RIGHT([.B18];1)=&quot;6&quot;;&quot;szesnasty&quot;;IF(RIGHT([.B18];1)=&quot;7&quot;;&quot;siedemnasty&quot;;IF(RIGHT([.B18];1)=&quot;8&quot;;&quot;osiemnasty&quot;;IF(RIGHT([.B18];1)=&quot;9&quot;;&quot;dziewiętnasty&quot;)))))))))" table:style-name="ce65">
            <text:p>trzynasty</text:p>
          </table:table-cell>
          <table:table-cell office:value-type="string" office:string-value="trzynasty" table:formula="of:=INDIRECT(&quot;G&quot;&amp;MATCH([.B18];[.$F$2:.$F$10])+1)" table:style-name="ce65">
            <text:p>trzynasty</text:p>
          </table:table-cell>
          <table:table-cell table:number-columns-repeated="6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office:value-type="date" office:date-value="2019-01-05T00:00:00" table:formula="of:=ROUND(RAND()*3286+40544;0)" table:style-name="ce77">
            <text:p>2019-01-05</text:p>
          </table:table-cell>
          <table:table-cell office:value-type="float" office:value="2019" table:formula="of:=YEAR([.A19])" table:style-name="ce62">
            <text:p>2019</text:p>
          </table:table-cell>
          <table:table-cell office:value-type="string" office:string-value="dziewiętnasty" table:formula="of:=INDIRECT(&quot;$G&quot;&amp;RIGHT([.B19]-9;2))" table:style-name="ce23">
            <text:p>dziewiętnasty</text:p>
          </table:table-cell>
          <table:table-cell office:value-type="string" office:string-value="dziewiętnasty" table:formula="of:=IF(RIGHT([.B19];1)=&quot;1&quot;;&quot;jedenasty&quot;;IF(RIGHT([.B19];1)=&quot;2&quot;;&quot;dwunasty&quot;;IF(RIGHT([.B19];1)=&quot;3&quot;;&quot;trzynasty&quot;;IF(RIGHT([.B19];1)=&quot;4&quot;;&quot;czternasty&quot;;IF(RIGHT([.B19];1)=&quot;5&quot;;&quot;piętnasty&quot;;IF(RIGHT([.B19];1)=&quot;6&quot;;&quot;szesnasty&quot;;IF(RIGHT([.B19];1)=&quot;7&quot;;&quot;siedemnasty&quot;;IF(RIGHT([.B19];1)=&quot;8&quot;;&quot;osiemnasty&quot;;IF(RIGHT([.B19];1)=&quot;9&quot;;&quot;dziewiętnasty&quot;)))))))))" table:style-name="ce65">
            <text:p>dziewiętnasty</text:p>
          </table:table-cell>
          <table:table-cell office:value-type="string" office:string-value="dziewiętnasty" table:formula="of:=INDIRECT(&quot;G&quot;&amp;MATCH([.B19];[.$F$2:.$F$10])+1)" table:style-name="ce65">
            <text:p>dziewiętnasty</text:p>
          </table:table-cell>
          <table:table-cell table:number-columns-repeated="6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office:value-type="date" office:date-value="2018-10-05T00:00:00" table:formula="of:=ROUND(RAND()*3286+40544;0)" table:style-name="ce77">
            <text:p>2018-10-05</text:p>
          </table:table-cell>
          <table:table-cell office:value-type="float" office:value="2018" table:formula="of:=YEAR([.A20])" table:style-name="ce62">
            <text:p>2018</text:p>
          </table:table-cell>
          <table:table-cell office:value-type="string" office:string-value="osiemnasty" table:formula="of:=INDIRECT(&quot;$G&quot;&amp;RIGHT([.B20]-9;2))" table:style-name="ce23">
            <text:p>osiemnasty</text:p>
          </table:table-cell>
          <table:table-cell office:value-type="string" office:string-value="osiemnasty" table:formula="of:=IF(RIGHT([.B20];1)=&quot;1&quot;;&quot;jedenasty&quot;;IF(RIGHT([.B20];1)=&quot;2&quot;;&quot;dwunasty&quot;;IF(RIGHT([.B20];1)=&quot;3&quot;;&quot;trzynasty&quot;;IF(RIGHT([.B20];1)=&quot;4&quot;;&quot;czternasty&quot;;IF(RIGHT([.B20];1)=&quot;5&quot;;&quot;piętnasty&quot;;IF(RIGHT([.B20];1)=&quot;6&quot;;&quot;szesnasty&quot;;IF(RIGHT([.B20];1)=&quot;7&quot;;&quot;siedemnasty&quot;;IF(RIGHT([.B20];1)=&quot;8&quot;;&quot;osiemnasty&quot;;IF(RIGHT([.B20];1)=&quot;9&quot;;&quot;dziewiętnasty&quot;)))))))))" table:style-name="ce65">
            <text:p>osiemnasty</text:p>
          </table:table-cell>
          <table:table-cell office:value-type="string" office:string-value="osiemnasty" table:formula="of:=INDIRECT(&quot;G&quot;&amp;MATCH([.B20];[.$F$2:.$F$10])+1)" table:style-name="ce65">
            <text:p>osiemnasty</text:p>
          </table:table-cell>
          <table:table-cell table:number-columns-repeated="6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office:value-type="date" office:date-value="2013-08-12T00:00:00" table:formula="of:=ROUND(RAND()*3286+40544;0)" table:style-name="ce77">
            <text:p>2013-08-12</text:p>
          </table:table-cell>
          <table:table-cell office:value-type="float" office:value="2013" table:formula="of:=YEAR([.A21])" table:style-name="ce62">
            <text:p>2013</text:p>
          </table:table-cell>
          <table:table-cell office:value-type="string" office:string-value="trzynasty" table:formula="of:=INDIRECT(&quot;$G&quot;&amp;RIGHT([.B21]-9;2))" table:style-name="ce23">
            <text:p>trzynasty</text:p>
          </table:table-cell>
          <table:table-cell office:value-type="string" office:string-value="trzynasty" table:formula="of:=IF(RIGHT([.B21];1)=&quot;1&quot;;&quot;jedenasty&quot;;IF(RIGHT([.B21];1)=&quot;2&quot;;&quot;dwunasty&quot;;IF(RIGHT([.B21];1)=&quot;3&quot;;&quot;trzynasty&quot;;IF(RIGHT([.B21];1)=&quot;4&quot;;&quot;czternasty&quot;;IF(RIGHT([.B21];1)=&quot;5&quot;;&quot;piętnasty&quot;;IF(RIGHT([.B21];1)=&quot;6&quot;;&quot;szesnasty&quot;;IF(RIGHT([.B21];1)=&quot;7&quot;;&quot;siedemnasty&quot;;IF(RIGHT([.B21];1)=&quot;8&quot;;&quot;osiemnasty&quot;;IF(RIGHT([.B21];1)=&quot;9&quot;;&quot;dziewiętnasty&quot;)))))))))" table:style-name="ce65">
            <text:p>trzynasty</text:p>
          </table:table-cell>
          <table:table-cell office:value-type="string" office:string-value="trzynasty" table:formula="of:=INDIRECT(&quot;G&quot;&amp;MATCH([.B21];[.$F$2:.$F$10])+1)" table:style-name="ce65">
            <text:p>trzynasty</text:p>
          </table:table-cell>
          <table:table-cell table:number-columns-repeated="6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style-name="ro1">
          <table:table-cell table:style-name="ce79"/>
          <table:table-cell table:style-name="ce66"/>
          <table:table-cell table:style-name="ce1"/>
          <table:table-cell table:number-columns-repeated="8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table:style-name="ce80"/>
          <table:table-cell table:style-name="ce66"/>
          <table:table-cell table:style-name="ce1"/>
          <table:table-cell table:number-columns-repeated="8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Z_3DF5E802_5CA5_43EF_BE6A_D6FCDA5F65F2_.wvu.Cols" table:cell-range-address="16_Rok.$L$1:16_Rok.$M$1048576" table:base-cell-address="16_Rok.$A$1"/>
          <table:named-range table:name="Z_F9B480CE_077C_416E_ACF9_56227F746F4A_.wvu.Cols" table:cell-range-address="16_Rok.$L$1:16_Rok.$M$1048576" table:base-cell-address="16_Rok.$A$1"/>
        </table:named-expressions>
      </table:table>
      <table:table table:name="17_Miesiąc" table:style-name="ta1">
        <table:shapes>
          <draw:frame draw:z-index="1" draw:id="id6" draw:style-name="a6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1" table:default-cell-style-name="ce3"/>
        <table:table-column table:style-name="co34" table:default-cell-style-name="ce3"/>
        <table:table-column table:style-name="co13" table:default-cell-style-name="ce3"/>
        <table:table-column table:style-name="co3" table:number-columns-repeated="4" table:default-cell-style-name="ce3"/>
        <table:table-column table:style-name="co33" table:default-cell-style-name="ce3"/>
        <table:table-column table:style-name="co3" table:number-columns-repeated="3" table:default-cell-style-name="ce3"/>
        <table:table-column table:style-name="co3" table:number-columns-repeated="2" table:default-cell-style-name="ce3" table:visibility="collapse"/>
        <table:table-column table:style-name="co3" table:number-columns-repeated="101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6">
            <text:p>Data</text:p>
          </table:table-cell>
          <table:table-cell office:value-type="string" table:style-name="ce62">
            <text:p>Miesiąc</text:p>
          </table:table-cell>
          <table:table-cell office:value-type="string" table:style-name="ce62">
            <text:p>Słownie</text:p>
          </table:table-cell>
          <table:table-cell table:number-columns-repeated="8" table:style-name="ce3"/>
          <table:table-cell table:number-columns-repeated="2" table:style-name="ce1"/>
          <table:table-cell table:number-columns-repeated="16371"/>
        </table:table-row>
        <table:table-row table:style-name="ro1">
          <table:table-cell office:value-type="date" office:date-value="2013-07-14T00:00:00" table:formula="of:=ROUND(RAND()*3286+40544;0)" table:style-name="ce77">
            <text:p>2013-07-14</text:p>
          </table:table-cell>
          <table:table-cell office:value-type="float" office:value="7" table:formula="of:=MONTH([.A2])" table:style-name="ce62">
            <text:p>7</text:p>
          </table:table-cell>
          <table:table-cell office:value-type="string" office:string-value="Lipca" table:formula="of:=INDIRECT(&quot;H&quot;&amp;[.B2]+1)" table:style-name="ce65">
            <text:p>Lipca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Stycznia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office:value-type="date" office:date-value="2014-08-12T00:00:00" table:formula="of:=ROUND(RAND()*3286+40544;0)" table:style-name="ce77">
            <text:p>2014-08-12</text:p>
          </table:table-cell>
          <table:table-cell office:value-type="float" office:value="8" table:formula="of:=MONTH([.A3])" table:style-name="ce62">
            <text:p>8</text:p>
          </table:table-cell>
          <table:table-cell office:value-type="string" office:string-value="Sierpnia" table:formula="of:=INDIRECT(&quot;H&quot;&amp;[.B3]+1)" table:style-name="ce65">
            <text:p>Sierpnia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Lutego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office:value-type="date" office:date-value="2016-05-19T00:00:00" table:formula="of:=ROUND(RAND()*3286+40544;0)" table:style-name="ce77">
            <text:p>2016-05-19</text:p>
          </table:table-cell>
          <table:table-cell office:value-type="float" office:value="5" table:formula="of:=MONTH([.A4])" table:style-name="ce62">
            <text:p>5</text:p>
          </table:table-cell>
          <table:table-cell office:value-type="string" office:string-value="Maja" table:formula="of:=INDIRECT(&quot;H&quot;&amp;[.B4]+1)" table:style-name="ce65">
            <text:p>Maja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3">
            <text:p>Marca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office:value-type="date" office:date-value="2015-06-04T00:00:00" table:formula="of:=ROUND(RAND()*3286+40544;0)" table:style-name="ce77">
            <text:p>2015-06-04</text:p>
          </table:table-cell>
          <table:table-cell office:value-type="float" office:value="6" table:formula="of:=MONTH([.A5])" table:style-name="ce62">
            <text:p>6</text:p>
          </table:table-cell>
          <table:table-cell office:value-type="string" office:string-value="Czerwca" table:formula="of:=INDIRECT(&quot;H&quot;&amp;[.B5]+1)" table:style-name="ce65">
            <text:p>Czerwca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3">
            <text:p>Kwietnia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office:value-type="date" office:date-value="2018-03-09T00:00:00" table:formula="of:=ROUND(RAND()*3286+40544;0)" table:style-name="ce77">
            <text:p>2018-03-09</text:p>
          </table:table-cell>
          <table:table-cell office:value-type="float" office:value="3" table:formula="of:=MONTH([.A6])" table:style-name="ce62">
            <text:p>3</text:p>
          </table:table-cell>
          <table:table-cell office:value-type="string" office:string-value="Marca" table:formula="of:=INDIRECT(&quot;H&quot;&amp;[.B6]+1)" table:style-name="ce65">
            <text:p>Marca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Maja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office:value-type="date" office:date-value="2018-11-11T00:00:00" table:formula="of:=ROUND(RAND()*3286+40544;0)" table:style-name="ce77">
            <text:p>2018-11-11</text:p>
          </table:table-cell>
          <table:table-cell office:value-type="float" office:value="11" table:formula="of:=MONTH([.A7])" table:style-name="ce62">
            <text:p>11</text:p>
          </table:table-cell>
          <table:table-cell office:value-type="string" office:string-value="Listopada" table:formula="of:=INDIRECT(&quot;H&quot;&amp;[.B7]+1)" table:style-name="ce65">
            <text:p>Listopada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Czerwca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office:value-type="date" office:date-value="2013-08-01T00:00:00" table:formula="of:=ROUND(RAND()*3286+40544;0)" table:style-name="ce77">
            <text:p>2013-08-01</text:p>
          </table:table-cell>
          <table:table-cell office:value-type="float" office:value="8" table:formula="of:=MONTH([.A8])" table:style-name="ce62">
            <text:p>8</text:p>
          </table:table-cell>
          <table:table-cell office:value-type="string" office:string-value="Sierpnia" table:formula="of:=INDIRECT(&quot;H&quot;&amp;[.B8]+1)" table:style-name="ce65">
            <text:p>Sierpnia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3">
            <text:p>Lipca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office:value-type="date" office:date-value="2017-11-07T00:00:00" table:formula="of:=ROUND(RAND()*3286+40544;0)" table:style-name="ce77">
            <text:p>2017-11-07</text:p>
          </table:table-cell>
          <table:table-cell office:value-type="float" office:value="11" table:formula="of:=MONTH([.A9])" table:style-name="ce62">
            <text:p>11</text:p>
          </table:table-cell>
          <table:table-cell office:value-type="string" office:string-value="Listopada" table:formula="of:=INDIRECT(&quot;H&quot;&amp;[.B9]+1)" table:style-name="ce65">
            <text:p>Listopada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Sierpnia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office:value-type="date" office:date-value="2012-01-05T00:00:00" table:formula="of:=ROUND(RAND()*3286+40544;0)" table:style-name="ce77">
            <text:p>2012-01-05</text:p>
          </table:table-cell>
          <table:table-cell office:value-type="float" office:value="1" table:formula="of:=MONTH([.A10])" table:style-name="ce62">
            <text:p>1</text:p>
          </table:table-cell>
          <table:table-cell office:value-type="string" office:string-value="Stycznia" table:formula="of:=INDIRECT(&quot;H&quot;&amp;[.B10]+1)" table:style-name="ce65">
            <text:p>Stycznia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Września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office:value-type="date" office:date-value="2014-04-04T00:00:00" table:formula="of:=ROUND(RAND()*3286+40544;0)" table:style-name="ce77">
            <text:p>2014-04-04</text:p>
          </table:table-cell>
          <table:table-cell office:value-type="float" office:value="4" table:formula="of:=MONTH([.A11])" table:style-name="ce62">
            <text:p>4</text:p>
          </table:table-cell>
          <table:table-cell office:value-type="string" office:string-value="Kwietnia" table:formula="of:=INDIRECT(&quot;H&quot;&amp;[.B11]+1)" table:style-name="ce65">
            <text:p>Kwietnia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3">
            <text:p>Października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office:value-type="date" office:date-value="2017-02-09T00:00:00" table:formula="of:=ROUND(RAND()*3286+40544;0)" table:style-name="ce77">
            <text:p>2017-02-09</text:p>
          </table:table-cell>
          <table:table-cell office:value-type="float" office:value="2" table:formula="of:=MONTH([.A12])" table:style-name="ce62">
            <text:p>2</text:p>
          </table:table-cell>
          <table:table-cell office:value-type="string" office:string-value="Lutego" table:formula="of:=INDIRECT(&quot;H&quot;&amp;[.B12]+1)" table:style-name="ce65">
            <text:p>Lutego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Listopada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office:value-type="date" office:date-value="2014-11-10T00:00:00" table:formula="of:=ROUND(RAND()*3286+40544;0)" table:style-name="ce77">
            <text:p>2014-11-10</text:p>
          </table:table-cell>
          <table:table-cell office:value-type="float" office:value="11" table:formula="of:=MONTH([.A13])" table:style-name="ce62">
            <text:p>11</text:p>
          </table:table-cell>
          <table:table-cell office:value-type="string" office:string-value="Listopada" table:formula="of:=INDIRECT(&quot;H&quot;&amp;[.B13]+1)" table:style-name="ce65">
            <text:p>Listopada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Grudnia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office:value-type="date" office:date-value="2016-07-03T00:00:00" table:formula="of:=ROUND(RAND()*3286+40544;0)" table:style-name="ce77">
            <text:p>2016-07-03</text:p>
          </table:table-cell>
          <table:table-cell office:value-type="float" office:value="7" table:formula="of:=MONTH([.A14])" table:style-name="ce62">
            <text:p>7</text:p>
          </table:table-cell>
          <table:table-cell office:value-type="string" office:string-value="Lipca" table:formula="of:=INDIRECT(&quot;H&quot;&amp;[.B14]+1)" table:style-name="ce65">
            <text:p>Lipca</text:p>
          </table:table-cell>
          <table:table-cell table:number-columns-repeated="8" table:style-name="ce3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office:value-type="date" office:date-value="2012-01-07T00:00:00" table:formula="of:=ROUND(RAND()*3286+40544;0)" table:style-name="ce77">
            <text:p>2012-01-07</text:p>
          </table:table-cell>
          <table:table-cell office:value-type="float" office:value="1" table:formula="of:=MONTH([.A15])" table:style-name="ce62">
            <text:p>1</text:p>
          </table:table-cell>
          <table:table-cell office:value-type="string" office:string-value="Stycznia" table:formula="of:=INDIRECT(&quot;H&quot;&amp;[.B15]+1)" table:style-name="ce65">
            <text:p>Stycznia</text:p>
          </table:table-cell>
          <table:table-cell table:number-columns-repeated="8" table:style-name="ce3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office:value-type="date" office:date-value="2016-07-28T00:00:00" table:formula="of:=ROUND(RAND()*3286+40544;0)" table:style-name="ce77">
            <text:p>2016-07-28</text:p>
          </table:table-cell>
          <table:table-cell office:value-type="float" office:value="7" table:formula="of:=MONTH([.A16])" table:style-name="ce62">
            <text:p>7</text:p>
          </table:table-cell>
          <table:table-cell office:value-type="string" office:string-value="Lipca" table:formula="of:=INDIRECT(&quot;H&quot;&amp;[.B16]+1)" table:style-name="ce65">
            <text:p>Lipca</text:p>
          </table:table-cell>
          <table:table-cell table:number-columns-repeated="8" table:style-name="ce3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office:value-type="date" office:date-value="2013-10-18T00:00:00" table:formula="of:=ROUND(RAND()*3286+40544;0)" table:style-name="ce77">
            <text:p>2013-10-18</text:p>
          </table:table-cell>
          <table:table-cell office:value-type="float" office:value="10" table:formula="of:=MONTH([.A17])" table:style-name="ce62">
            <text:p>10</text:p>
          </table:table-cell>
          <table:table-cell office:value-type="string" office:string-value="Października" table:formula="of:=INDIRECT(&quot;H&quot;&amp;[.B17]+1)" table:style-name="ce65">
            <text:p>Października</text:p>
          </table:table-cell>
          <table:table-cell table:number-columns-repeated="2" table:style-name="ce3"/>
          <table:table-cell table:style-name="ce81"/>
          <table:table-cell table:number-columns-repeated="5" table:style-name="ce3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office:value-type="date" office:date-value="2014-06-22T00:00:00" table:formula="of:=ROUND(RAND()*3286+40544;0)" table:style-name="ce77">
            <text:p>2014-06-22</text:p>
          </table:table-cell>
          <table:table-cell office:value-type="float" office:value="6" table:formula="of:=MONTH([.A18])" table:style-name="ce62">
            <text:p>6</text:p>
          </table:table-cell>
          <table:table-cell office:value-type="string" office:string-value="Czerwca" table:formula="of:=INDIRECT(&quot;H&quot;&amp;[.B18]+1)" table:style-name="ce65">
            <text:p>Czerwca</text:p>
          </table:table-cell>
          <table:table-cell table:number-columns-repeated="3" table:style-name="ce3"/>
          <table:table-cell table:style-name="ce82"/>
          <table:table-cell table:number-columns-repeated="4" table:style-name="ce3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office:value-type="date" office:date-value="2019-06-07T00:00:00" table:formula="of:=ROUND(RAND()*3286+40544;0)" table:style-name="ce77">
            <text:p>2019-06-07</text:p>
          </table:table-cell>
          <table:table-cell office:value-type="float" office:value="6" table:formula="of:=MONTH([.A19])" table:style-name="ce62">
            <text:p>6</text:p>
          </table:table-cell>
          <table:table-cell office:value-type="string" office:string-value="Czerwca" table:formula="of:=INDIRECT(&quot;H&quot;&amp;[.B19]+1)" table:style-name="ce65">
            <text:p>Czerwca</text:p>
          </table:table-cell>
          <table:table-cell table:number-columns-repeated="8" table:style-name="ce3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office:value-type="date" office:date-value="2015-12-24T00:00:00" table:formula="of:=ROUND(RAND()*3286+40544;0)" table:style-name="ce77">
            <text:p>2015-12-24</text:p>
          </table:table-cell>
          <table:table-cell office:value-type="float" office:value="12" table:formula="of:=MONTH([.A20])" table:style-name="ce62">
            <text:p>12</text:p>
          </table:table-cell>
          <table:table-cell office:value-type="string" office:string-value="Grudnia" table:formula="of:=INDIRECT(&quot;H&quot;&amp;[.B20]+1)" table:style-name="ce65">
            <text:p>Grudnia</text:p>
          </table:table-cell>
          <table:table-cell table:number-columns-repeated="8" table:style-name="ce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office:value-type="date" office:date-value="2019-05-17T00:00:00" table:formula="of:=ROUND(RAND()*3286+40544;0)" table:style-name="ce77">
            <text:p>2019-05-17</text:p>
          </table:table-cell>
          <table:table-cell office:value-type="float" office:value="5" table:formula="of:=MONTH([.A21])" table:style-name="ce62">
            <text:p>5</text:p>
          </table:table-cell>
          <table:table-cell office:value-type="string" office:string-value="Maja" table:formula="of:=INDIRECT(&quot;H&quot;&amp;[.B21]+1)" table:style-name="ce65">
            <text:p>Maja</text:p>
          </table:table-cell>
          <table:table-cell table:number-columns-repeated="8" table:style-name="ce3"/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1"/>
        </table:table-row>
        <table:table-row table:style-name="ro1">
          <table:table-cell table:style-name="ce3"/>
          <table:table-cell table:style-name="ce66"/>
          <table:table-cell table:style-name="ce1"/>
          <table:table-cell table:number-columns-repeated="8" table:style-name="ce3"/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1"/>
          <table:table-cell table:number-columns-repeated="8" table:style-name="ce3"/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1"/>
        </table:table-row>
        <table:table-row table:style-name="ro1">
          <table:table-cell table:number-columns-repeated="2" table:style-name="ce3"/>
          <table:table-cell table:style-name="ce79"/>
          <table:table-cell table:number-columns-repeated="8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1"/>
        </table:table-row>
        <table:table-row table:style-name="ro1">
          <table:table-cell table:number-columns-repeated="11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1"/>
        </table:table-row>
        <table:table-row table:style-name="ro1">
          <table:table-cell table:number-columns-repeated="11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1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Z_3DF5E802_5CA5_43EF_BE6A_D6FCDA5F65F2_.wvu.Cols" table:cell-range-address="17_Miesiąc.$L$1:17_Miesiąc.$M$1048576" table:base-cell-address="17_Miesiąc.$A$1"/>
          <table:named-range table:name="Z_F9B480CE_077C_416E_ACF9_56227F746F4A_.wvu.Cols" table:cell-range-address="17_Miesiąc.$L$1:17_Miesiąc.$M$1048576" table:base-cell-address="17_Miesiąc.$A$1"/>
        </table:named-expressions>
      </table:table>
      <table:table table:name="18_Słownie" table:style-name="ta1">
        <table:shapes>
          <draw:frame draw:z-index="1" draw:id="id7" draw:style-name="a7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34" table:default-cell-style-name="ce3"/>
        <table:table-column table:style-name="co13" table:default-cell-style-name="ce3"/>
        <table:table-column table:style-name="co3" table:number-columns-repeated="5" table:default-cell-style-name="ce3"/>
        <table:table-column table:style-name="co12" table:default-cell-style-name="ce3"/>
        <table:table-column table:style-name="co10" table:default-cell-style-name="ce3"/>
        <table:table-column table:style-name="co45" table:default-cell-style-name="ce3"/>
        <table:table-column table:style-name="co3" table:number-columns-repeated="2" table:default-cell-style-name="ce3" table:visibility="collapse"/>
        <table:table-column table:style-name="co3" table:number-columns-repeated="101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62">
            <text:p>Liczba</text:p>
          </table:table-cell>
          <table:table-cell office:value-type="string" table:style-name="ce62">
            <text:p>Słownie</text:p>
          </table:table-cell>
          <table:table-cell table:number-columns-repeated="3" table:style-name="ce3"/>
          <table:table-cell table:number-columns-repeated="7" table:style-name="ce1"/>
          <table:table-cell table:number-columns-repeated="16372"/>
        </table:table-row>
        <table:table-row table:style-name="ro1">
          <table:table-cell office:value-type="float" office:value="117" table:formula="of:=ROUND(RAND()*998+1;0)" table:style-name="ce62">
            <text:p>117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" table:style-name="ce3">
            <text:p>1</text:p>
          </table:table-cell>
          <table:table-cell office:value-type="string" table:style-name="ce64">
            <text:p>Łódź</text:p>
          </table:table-cell>
          <table:table-cell table:number-columns-repeated="16372"/>
        </table:table-row>
        <table:table-row table:style-name="ro1">
          <table:table-cell office:value-type="float" office:value="231" table:formula="of:=ROUND(RAND()*998+1;0)" table:style-name="ce62">
            <text:p>231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2" table:style-name="ce3">
            <text:p>2</text:p>
          </table:table-cell>
          <table:table-cell office:value-type="string" table:style-name="ce64">
            <text:p>Warszawa</text:p>
          </table:table-cell>
          <table:table-cell table:number-columns-repeated="16372"/>
        </table:table-row>
        <table:table-row table:style-name="ro1">
          <table:table-cell office:value-type="float" office:value="130" table:formula="of:=ROUND(RAND()*998+1;0)" table:style-name="ce62">
            <text:p>130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3" table:style-name="ce3">
            <text:p>3</text:p>
          </table:table-cell>
          <table:table-cell office:value-type="string" table:style-name="ce64">
            <text:p>Poznań</text:p>
          </table:table-cell>
          <table:table-cell table:number-columns-repeated="16372"/>
        </table:table-row>
        <table:table-row table:style-name="ro1">
          <table:table-cell office:value-type="float" office:value="311" table:formula="of:=ROUND(RAND()*998+1;0)" table:style-name="ce62">
            <text:p>311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4" table:style-name="ce3">
            <text:p>4</text:p>
          </table:table-cell>
          <table:table-cell office:value-type="string" table:style-name="ce64">
            <text:p>Kraków</text:p>
          </table:table-cell>
          <table:table-cell table:number-columns-repeated="16372"/>
        </table:table-row>
        <table:table-row table:style-name="ro1">
          <table:table-cell office:value-type="float" office:value="355" table:formula="of:=ROUND(RAND()*998+1;0)" table:style-name="ce62">
            <text:p>355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5" table:style-name="ce3">
            <text:p>5</text:p>
          </table:table-cell>
          <table:table-cell office:value-type="string" table:style-name="ce64">
            <text:p>Szczecin</text:p>
          </table:table-cell>
          <table:table-cell table:number-columns-repeated="16372"/>
        </table:table-row>
        <table:table-row table:style-name="ro1">
          <table:table-cell office:value-type="float" office:value="259" table:formula="of:=ROUND(RAND()*998+1;0)" table:style-name="ce62">
            <text:p>259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6" table:style-name="ce3">
            <text:p>6</text:p>
          </table:table-cell>
          <table:table-cell office:value-type="string" table:style-name="ce64">
            <text:p>Gdańsk</text:p>
          </table:table-cell>
          <table:table-cell table:number-columns-repeated="16372"/>
        </table:table-row>
        <table:table-row table:style-name="ro1">
          <table:table-cell office:value-type="float" office:value="531" table:formula="of:=ROUND(RAND()*998+1;0)" table:style-name="ce62">
            <text:p>531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7" table:style-name="ce3">
            <text:p>7</text:p>
          </table:table-cell>
          <table:table-cell office:value-type="string" table:style-name="ce64">
            <text:p>Jaworzno</text:p>
          </table:table-cell>
          <table:table-cell table:number-columns-repeated="16372"/>
        </table:table-row>
        <table:table-row table:style-name="ro1">
          <table:table-cell office:value-type="float" office:value="453" table:formula="of:=ROUND(RAND()*998+1;0)" table:style-name="ce62">
            <text:p>453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8" table:style-name="ce3">
            <text:p>8</text:p>
          </table:table-cell>
          <table:table-cell office:value-type="string" table:style-name="ce64">
            <text:p>Katowice</text:p>
          </table:table-cell>
          <table:table-cell table:number-columns-repeated="16372"/>
        </table:table-row>
        <table:table-row table:style-name="ro1">
          <table:table-cell office:value-type="float" office:value="630" table:formula="of:=ROUND(RAND()*998+1;0)" table:style-name="ce62">
            <text:p>630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9" table:style-name="ce3">
            <text:p>9</text:p>
          </table:table-cell>
          <table:table-cell office:value-type="string" table:style-name="ce64">
            <text:p>Radom</text:p>
          </table:table-cell>
          <table:table-cell table:number-columns-repeated="16372"/>
        </table:table-row>
        <table:table-row table:style-name="ro1">
          <table:table-cell office:value-type="float" office:value="260" table:formula="of:=ROUND(RAND()*998+1;0)" table:style-name="ce62">
            <text:p>260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0" table:style-name="ce3">
            <text:p>10</text:p>
          </table:table-cell>
          <table:table-cell office:value-type="string" table:style-name="ce64">
            <text:p>Kielce</text:p>
          </table:table-cell>
          <table:table-cell table:number-columns-repeated="16372"/>
        </table:table-row>
        <table:table-row table:style-name="ro1">
          <table:table-cell office:value-type="float" office:value="295" table:formula="of:=ROUND(RAND()*998+1;0)" table:style-name="ce62">
            <text:p>295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1" table:style-name="ce3">
            <text:p>11</text:p>
          </table:table-cell>
          <table:table-cell office:value-type="string" table:style-name="ce64">
            <text:p>Gdynia</text:p>
          </table:table-cell>
          <table:table-cell table:number-columns-repeated="16372"/>
        </table:table-row>
        <table:table-row table:style-name="ro1">
          <table:table-cell office:value-type="float" office:value="144" table:formula="of:=ROUND(RAND()*998+1;0)" table:style-name="ce62">
            <text:p>144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2" table:style-name="ce3">
            <text:p>12</text:p>
          </table:table-cell>
          <table:table-cell office:value-type="string" table:style-name="ce64">
            <text:p>Wrocław</text:p>
          </table:table-cell>
          <table:table-cell table:number-columns-repeated="16372"/>
        </table:table-row>
        <table:table-row table:style-name="ro1">
          <table:table-cell office:value-type="float" office:value="4" table:formula="of:=ROUND(RAND()*998+1;0)" table:style-name="ce62">
            <text:p>4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3" table:style-name="ce3">
            <text:p>13</text:p>
          </table:table-cell>
          <table:table-cell office:value-type="string" table:style-name="ce64">
            <text:p>Zielona Góra</text:p>
          </table:table-cell>
          <table:table-cell table:number-columns-repeated="16372"/>
        </table:table-row>
        <table:table-row table:style-name="ro1">
          <table:table-cell office:value-type="float" office:value="402" table:formula="of:=ROUND(RAND()*998+1;0)" table:style-name="ce62">
            <text:p>402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4" table:style-name="ce3">
            <text:p>14</text:p>
          </table:table-cell>
          <table:table-cell office:value-type="string" table:style-name="ce64">
            <text:p>Olsztyn</text:p>
          </table:table-cell>
          <table:table-cell table:number-columns-repeated="16372"/>
        </table:table-row>
        <table:table-row table:style-name="ro1">
          <table:table-cell office:value-type="float" office:value="506" table:formula="of:=ROUND(RAND()*998+1;0)" table:style-name="ce62">
            <text:p>506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5" table:style-name="ce3">
            <text:p>15</text:p>
          </table:table-cell>
          <table:table-cell office:value-type="string" table:style-name="ce64">
            <text:p>Tomaszów Mazowiecki</text:p>
          </table:table-cell>
          <table:table-cell table:number-columns-repeated="16372"/>
        </table:table-row>
        <table:table-row table:style-name="ro1">
          <table:table-cell office:value-type="float" office:value="670" table:formula="of:=ROUND(RAND()*998+1;0)" table:style-name="ce62">
            <text:p>670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6" table:style-name="ce3">
            <text:p>16</text:p>
          </table:table-cell>
          <table:table-cell office:value-type="string" table:style-name="ce64">
            <text:p>Częstochowa</text:p>
          </table:table-cell>
          <table:table-cell table:number-columns-repeated="16372"/>
        </table:table-row>
        <table:table-row table:style-name="ro1">
          <table:table-cell office:value-type="float" office:value="156" table:formula="of:=ROUND(RAND()*998+1;0)" table:style-name="ce62">
            <text:p>156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7" table:style-name="ce3">
            <text:p>17</text:p>
          </table:table-cell>
          <table:table-cell office:value-type="string" table:style-name="ce64">
            <text:p>Zamość</text:p>
          </table:table-cell>
          <table:table-cell table:number-columns-repeated="16372"/>
        </table:table-row>
        <table:table-row table:style-name="ro1">
          <table:table-cell office:value-type="float" office:value="602" table:formula="of:=ROUND(RAND()*998+1;0)" table:style-name="ce62">
            <text:p>602</text:p>
          </table:table-cell>
          <table:table-cell table:style-name="ce65"/>
          <table:table-cell table:number-columns-repeated="3" table:style-name="ce3"/>
          <table:table-cell table:number-columns-repeated="5" table:style-name="ce1"/>
          <table:table-cell office:value-type="float" office:value="18" table:style-name="ce3">
            <text:p>18</text:p>
          </table:table-cell>
          <table:table-cell office:value-type="string" table:style-name="ce64">
            <text:p>Białystok</text:p>
          </table:table-cell>
          <table:table-cell table:number-columns-repeated="16372"/>
        </table:table-row>
        <table:table-row table:style-name="ro1">
          <table:table-cell office:value-type="float" office:value="384" table:formula="of:=ROUND(RAND()*998+1;0)" table:style-name="ce62">
            <text:p>384</text:p>
          </table:table-cell>
          <table:table-cell table:style-name="ce65"/>
          <table:table-cell table:number-columns-repeated="3" table:style-name="ce3"/>
          <table:table-cell office:value-type="float" office:value="1" table:style-name="ce83">
            <text:p>1</text:p>
          </table:table-cell>
          <table:table-cell office:value-type="string" table:style-name="ce83">
            <text:p>jeden</text:p>
          </table:table-cell>
          <table:table-cell office:value-type="string" table:style-name="ce83">
            <text:p>jedenaście</text:p>
          </table:table-cell>
          <table:table-cell table:number-columns-repeated="2" table:style-name="ce83"/>
          <table:table-cell office:value-type="float" office:value="19" table:style-name="ce3">
            <text:p>19</text:p>
          </table:table-cell>
          <table:table-cell office:value-type="string" table:style-name="ce64">
            <text:p>Sopot</text:p>
          </table:table-cell>
          <table:table-cell table:number-columns-repeated="16372"/>
        </table:table-row>
        <table:table-row table:style-name="ro1">
          <table:table-cell office:value-type="float" office:value="44" table:formula="of:=ROUND(RAND()*998+1;0)" table:style-name="ce62">
            <text:p>44</text:p>
          </table:table-cell>
          <table:table-cell table:style-name="ce65"/>
          <table:table-cell table:number-columns-repeated="3" table:style-name="ce3"/>
          <table:table-cell office:value-type="float" office:value="2" table:style-name="ce83">
            <text:p>2</text:p>
          </table:table-cell>
          <table:table-cell office:value-type="string" table:style-name="ce83">
            <text:p>dwa</text:p>
          </table:table-cell>
          <table:table-cell office:value-type="string" table:style-name="ce83">
            <text:p>dwanaście</text:p>
          </table:table-cell>
          <table:table-cell office:value-type="string" table:style-name="ce83">
            <text:p>dwadzieścia</text:p>
          </table:table-cell>
          <table:table-cell office:value-type="string" table:style-name="ce83">
            <text:p>dwieście</text:p>
          </table:table-cell>
          <table:table-cell office:value-type="float" office:value="20" table:style-name="ce3">
            <text:p>20</text:p>
          </table:table-cell>
          <table:table-cell office:value-type="string" table:style-name="ce64">
            <text:p>Zakopane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3" table:style-name="ce83">
            <text:p>3</text:p>
          </table:table-cell>
          <table:table-cell office:value-type="string" table:style-name="ce83">
            <text:p>trzy</text:p>
          </table:table-cell>
          <table:table-cell office:value-type="string" table:style-name="ce83">
            <text:p>trzynaście</text:p>
          </table:table-cell>
          <table:table-cell office:value-type="string" table:style-name="ce83">
            <text:p>trzydzieści</text:p>
          </table:table-cell>
          <table:table-cell office:value-type="string" table:style-name="ce83">
            <text:p>trzysta</text:p>
          </table:table-cell>
          <table:table-cell office:value-type="float" office:value="21" table:style-name="ce3">
            <text:p>21</text:p>
          </table:table-cell>
          <table:table-cell office:value-type="string" table:style-name="ce64">
            <text:p>Łódź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4" table:style-name="ce83">
            <text:p>4</text:p>
          </table:table-cell>
          <table:table-cell office:value-type="string" table:style-name="ce83">
            <text:p>cztery</text:p>
          </table:table-cell>
          <table:table-cell office:value-type="string" table:style-name="ce83">
            <text:p>czternaście</text:p>
          </table:table-cell>
          <table:table-cell office:value-type="string" table:style-name="ce83">
            <text:p>czterdzieści</text:p>
          </table:table-cell>
          <table:table-cell office:value-type="string" table:style-name="ce83">
            <text:p>czterysta</text:p>
          </table:table-cell>
          <table:table-cell office:value-type="float" office:value="22" table:style-name="ce3">
            <text:p>22</text:p>
          </table:table-cell>
          <table:table-cell office:value-type="string" table:style-name="ce64">
            <text:p>Warszawa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5" table:style-name="ce83">
            <text:p>5</text:p>
          </table:table-cell>
          <table:table-cell office:value-type="string" table:style-name="ce83">
            <text:p>pięć</text:p>
          </table:table-cell>
          <table:table-cell office:value-type="string" table:style-name="ce83">
            <text:p>piętnaście</text:p>
          </table:table-cell>
          <table:table-cell office:value-type="string" table:style-name="ce83">
            <text:p>pięćdziesiąt</text:p>
          </table:table-cell>
          <table:table-cell office:value-type="string" table:style-name="ce83">
            <text:p>pięćset</text:p>
          </table:table-cell>
          <table:table-cell office:value-type="float" office:value="23" table:style-name="ce3">
            <text:p>23</text:p>
          </table:table-cell>
          <table:table-cell office:value-type="string" table:style-name="ce64">
            <text:p>Poznań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6" table:style-name="ce83">
            <text:p>6</text:p>
          </table:table-cell>
          <table:table-cell office:value-type="string" table:style-name="ce83">
            <text:p>sześć</text:p>
          </table:table-cell>
          <table:table-cell office:value-type="string" table:style-name="ce83">
            <text:p>szesnaście</text:p>
          </table:table-cell>
          <table:table-cell office:value-type="string" table:style-name="ce83">
            <text:p>sześćdziesiąt</text:p>
          </table:table-cell>
          <table:table-cell office:value-type="string" table:style-name="ce83">
            <text:p>sześćset</text:p>
          </table:table-cell>
          <table:table-cell office:value-type="float" office:value="24" table:style-name="ce3">
            <text:p>24</text:p>
          </table:table-cell>
          <table:table-cell office:value-type="string" table:style-name="ce64">
            <text:p>Kraków</text:p>
          </table:table-cell>
          <table:table-cell table:number-columns-repeated="16372"/>
        </table:table-row>
        <table:table-row table:style-name="ro1">
          <table:table-cell table:style-name="ce66"/>
          <table:table-cell table:style-name="ce1"/>
          <table:table-cell table:number-columns-repeated="3" table:style-name="ce3"/>
          <table:table-cell office:value-type="float" office:value="7" table:style-name="ce83">
            <text:p>7</text:p>
          </table:table-cell>
          <table:table-cell office:value-type="string" table:style-name="ce83">
            <text:p>siedem</text:p>
          </table:table-cell>
          <table:table-cell office:value-type="string" table:style-name="ce83">
            <text:p>siedemnaście</text:p>
          </table:table-cell>
          <table:table-cell office:value-type="string" table:style-name="ce83">
            <text:p>siedemdziesiąt</text:p>
          </table:table-cell>
          <table:table-cell office:value-type="string" table:style-name="ce83">
            <text:p>siedemset</text:p>
          </table:table-cell>
          <table:table-cell office:value-type="float" office:value="25" table:style-name="ce3">
            <text:p>25</text:p>
          </table:table-cell>
          <table:table-cell office:value-type="string" table:style-name="ce64">
            <text:p>Szczecin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1"/>
          <table:table-cell table:number-columns-repeated="3" table:style-name="ce3"/>
          <table:table-cell office:value-type="float" office:value="8" table:style-name="ce83">
            <text:p>8</text:p>
          </table:table-cell>
          <table:table-cell office:value-type="string" table:style-name="ce83">
            <text:p>osiem</text:p>
          </table:table-cell>
          <table:table-cell office:value-type="string" table:style-name="ce83">
            <text:p>osiemnaście</text:p>
          </table:table-cell>
          <table:table-cell office:value-type="string" table:style-name="ce83">
            <text:p>osiemdziesiąt</text:p>
          </table:table-cell>
          <table:table-cell office:value-type="string" table:style-name="ce83">
            <text:p>osiemset</text:p>
          </table:table-cell>
          <table:table-cell office:value-type="float" office:value="26" table:style-name="ce3">
            <text:p>26</text:p>
          </table:table-cell>
          <table:table-cell office:value-type="string" table:style-name="ce64">
            <text:p>Gdańsk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1"/>
          <table:table-cell table:number-columns-repeated="3" table:style-name="ce3"/>
          <table:table-cell office:value-type="float" office:value="9" table:style-name="ce83">
            <text:p>9</text:p>
          </table:table-cell>
          <table:table-cell office:value-type="string" table:style-name="ce83">
            <text:p>dziewięć</text:p>
          </table:table-cell>
          <table:table-cell office:value-type="string" table:style-name="ce83">
            <text:p>dziewiętnaście</text:p>
          </table:table-cell>
          <table:table-cell office:value-type="string" table:style-name="ce83">
            <text:p>dziewięćdziesiąt</text:p>
          </table:table-cell>
          <table:table-cell office:value-type="string" table:style-name="ce83">
            <text:p>dziewięćset</text:p>
          </table:table-cell>
          <table:table-cell office:value-type="float" office:value="27" table:style-name="ce3">
            <text:p>27</text:p>
          </table:table-cell>
          <table:table-cell office:value-type="string" table:style-name="ce64">
            <text:p>Jaworzno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79"/>
          <table:table-cell table:number-columns-repeated="3" table:style-name="ce3"/>
          <table:table-cell office:value-type="float" office:value="10" table:style-name="ce83">
            <text:p>10</text:p>
          </table:table-cell>
          <table:table-cell office:value-type="string" table:style-name="ce83">
            <text:p>dziesięć</text:p>
          </table:table-cell>
          <table:table-cell table:style-name="ce83"/>
          <table:table-cell office:value-type="string" table:style-name="ce83">
            <text:p>sto</text:p>
          </table:table-cell>
          <table:table-cell table:style-name="ce83"/>
          <table:table-cell office:value-type="float" office:value="28" table:style-name="ce3">
            <text:p>28</text:p>
          </table:table-cell>
          <table:table-cell office:value-type="string" table:style-name="ce64">
            <text:p>Katowice</text:p>
          </table:table-cell>
          <table:table-cell table:number-columns-repeated="16372"/>
        </table:table-row>
        <table:table-row table:style-name="ro1">
          <table:table-cell table:style-name="ce3"/>
          <table:table-cell table:style-name="ce79"/>
          <table:table-cell table:number-columns-repeated="8" table:style-name="ce3"/>
          <table:table-cell office:value-type="float" office:value="29" table:style-name="ce3">
            <text:p>29</text:p>
          </table:table-cell>
          <table:table-cell office:value-type="string" table:style-name="ce64">
            <text:p>Radom</text:p>
          </table:table-cell>
          <table:table-cell table:number-columns-repeated="16372"/>
        </table:table-row>
        <table:table-row table:style-name="ro1">
          <table:table-cell table:number-columns-repeated="10" table:style-name="ce3"/>
          <table:table-cell office:value-type="float" office:value="30" table:style-name="ce3">
            <text:p>30</text:p>
          </table:table-cell>
          <table:table-cell office:value-type="string" table:style-name="ce64">
            <text:p>Kielce</text:p>
          </table:table-cell>
          <table:table-cell table:number-columns-repeated="16372"/>
        </table:table-row>
        <table:table-row table:style-name="ro1">
          <table:table-cell table:number-columns-repeated="10" table:style-name="ce3"/>
          <table:table-cell office:value-type="float" office:value="31" table:style-name="ce3">
            <text:p>31</text:p>
          </table:table-cell>
          <table:table-cell office:value-type="string" table:style-name="ce64">
            <text:p>Gdynia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2" table:style-name="ce3">
            <text:p>32</text:p>
          </table:table-cell>
          <table:table-cell office:value-type="string" table:style-name="ce64">
            <text:p>Wrocław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3" table:style-name="ce3">
            <text:p>33</text:p>
          </table:table-cell>
          <table:table-cell office:value-type="string" table:style-name="ce64">
            <text:p>Zielona Góra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4" table:style-name="ce3">
            <text:p>34</text:p>
          </table:table-cell>
          <table:table-cell office:value-type="string" table:style-name="ce64">
            <text:p>Olsztyn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5" table:style-name="ce3">
            <text:p>35</text:p>
          </table:table-cell>
          <table:table-cell office:value-type="string" table:style-name="ce64">
            <text:p>Tomaszów Mazowiecki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6" table:style-name="ce3">
            <text:p>36</text:p>
          </table:table-cell>
          <table:table-cell office:value-type="string" table:style-name="ce64">
            <text:p>Częstochowa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7" table:style-name="ce3">
            <text:p>37</text:p>
          </table:table-cell>
          <table:table-cell office:value-type="string" table:style-name="ce64">
            <text:p>Zamość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8" table:style-name="ce3">
            <text:p>38</text:p>
          </table:table-cell>
          <table:table-cell office:value-type="string" table:style-name="ce64">
            <text:p>Białystok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39" table:style-name="ce3">
            <text:p>39</text:p>
          </table:table-cell>
          <table:table-cell office:value-type="string" table:style-name="ce64">
            <text:p>Sopot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float" office:value="40" table:style-name="ce3">
            <text:p>40</text:p>
          </table:table-cell>
          <table:table-cell office:value-type="string" table:style-name="ce64">
            <text:p>Zakopane</text:p>
          </table:table-cell>
          <table:table-cell table:number-columns-repeated="16372"/>
        </table:table-row>
        <table:table-row table:number-rows-repeated="1048535" table:style-name="ro2">
          <table:table-cell table:number-columns-repeated="16384"/>
        </table:table-row>
        <table:named-expressions>
          <table:named-range table:name="Z_3DF5E802_5CA5_43EF_BE6A_D6FCDA5F65F2_.wvu.Cols" table:cell-range-address="18_Słownie.$K$1:18_Słownie.$L$1048576" table:base-cell-address="18_Słownie.$A$1"/>
          <table:named-range table:name="Z_F9B480CE_077C_416E_ACF9_56227F746F4A_.wvu.Cols" table:cell-range-address="18_Słownie.$K$1:18_Słownie.$L$1048576" table:base-cell-address="18_Słownie.$A$1"/>
        </table:named-expressions>
      </table:table>
      <table:table table:name="19_Rejestracja" table:style-name="ta1">
        <table:shapes>
          <draw:frame draw:z-index="1" draw:id="id8" draw:style-name="a8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1" table:number-columns-repeated="2" table:default-cell-style-name="ce3" table:visibility="collapse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3" table:number-columns-repeated="3" table:default-cell-style-name="ce3"/>
        <table:table-column table:style-name="co3" table:default-cell-style-name="ce3" table:visibility="collapse"/>
        <table:table-column table:style-name="co49" table:default-cell-style-name="ce3"/>
        <table:table-column table:style-name="co50" table:default-cell-style-name="ce3"/>
        <table:table-column table:style-name="co3" table:number-columns-repeated="1013" table:default-cell-style-name="ce3"/>
        <table:table-column table:style-name="co4" table:number-columns-repeated="15360" table:default-cell-style-name="ce1"/>
        <table:table-row table:style-name="ro6">
          <table:table-cell table:number-columns-repeated="2" table:style-name="ce1"/>
          <table:table-cell office:value-type="string" table:style-name="ce26">
            <text:p>Nr rejestracyjny</text:p>
          </table:table-cell>
          <table:table-cell office:value-type="string" table:style-name="ce26">
            <text:p>Wyróżnik woj.</text:p>
          </table:table-cell>
          <table:table-cell office:value-type="string" table:style-name="ce62">
            <text:p>Województwo</text:p>
          </table:table-cell>
          <table:table-cell table:number-columns-repeated="3" table:style-name="ce3"/>
          <table:table-cell table:number-columns-repeated="3" table:style-name="ce1"/>
          <table:table-cell table:number-columns-repeated="16373"/>
        </table:table-row>
        <table:table-row table:style-name="ro6">
          <table:table-cell office:value-type="float" office:value="7" table:formula="of:=ROUND(RAND()*15+1;0)" table:style-name="ce84">
            <text:p>7<text:s text:c="6"/></text:p>
          </table:table-cell>
          <table:table-cell office:value-type="float" office:value="7" table:formula="of:=ROUND(RAND()*15+1;0)" table:style-name="ce84">
            <text:p>7<text:s text:c="6"/></text:p>
          </table:table-cell>
          <table:table-cell office:value-type="string" office:string-value="KK 41313" table:formula="of:=VLOOKUP([.A2];[.$I$2:.$J$17];2)&amp;VLOOKUP([.B2];[.$I$2:.$J$17];2)&amp;&quot; &quot;&amp;ROUND(RAND()*89999+10000;0)" table:style-name="ce77">
            <text:p>KK 41313</text:p>
          </table:table-cell>
          <table:table-cell office:value-type="string" office:string-value="K" table:formula="of:=MID([.C2];1;1)" table:style-name="ce77">
            <text:p>K</text:p>
          </table:table-cell>
          <table:table-cell office:value-type="string" office:string-value="małopolskie" table:formula="of:=INDIRECT(&quot;K&quot;&amp;MATCH([.D2];[.$J$2:.$J$17])+1)" table:style-name="ce65">
            <text:p>małopolskie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85">
            <text:p>B</text:p>
          </table:table-cell>
          <table:table-cell office:value-type="string" table:style-name="ce86">
            <text:p>podlaskie</text:p>
          </table:table-cell>
          <table:table-cell table:number-columns-repeated="16373"/>
        </table:table-row>
        <table:table-row table:style-name="ro6">
          <table:table-cell office:value-type="float" office:value="14" table:formula="of:=ROUND(RAND()*15+1;0)" table:style-name="ce84">
            <text:p>14<text:s text:c="6"/></text:p>
          </table:table-cell>
          <table:table-cell office:value-type="float" office:value="9" table:formula="of:=ROUND(RAND()*15+1;0)" table:style-name="ce84">
            <text:p>9<text:s text:c="6"/></text:p>
          </table:table-cell>
          <table:table-cell office:value-type="string" office:string-value="TN 26900" table:formula="of:=VLOOKUP([.A3];[.$I$2:.$J$17];2)&amp;VLOOKUP([.B3];[.$I$2:.$J$17];2)&amp;&quot; &quot;&amp;ROUND(RAND()*89999+10000;0)" table:style-name="ce77">
            <text:p>TN 26900</text:p>
          </table:table-cell>
          <table:table-cell office:value-type="string" office:string-value="T" table:formula="of:=MID([.C3];1;1)" table:style-name="ce77">
            <text:p>T</text:p>
          </table:table-cell>
          <table:table-cell office:value-type="string" office:string-value="świętokrzyskie" table:formula="of:=INDIRECT(&quot;K&quot;&amp;MATCH([.D3];[.$J$2:.$J$17])+1)" table:style-name="ce65">
            <text:p>świętokrzyskie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87">
            <text:p>C</text:p>
          </table:table-cell>
          <table:table-cell office:value-type="string" table:style-name="ce88">
            <text:p>kujawsko-pomorskie</text:p>
          </table:table-cell>
          <table:table-cell table:number-columns-repeated="16373"/>
        </table:table-row>
        <table:table-row table:style-name="ro6">
          <table:table-cell office:value-type="float" office:value="2" table:formula="of:=ROUND(RAND()*15+1;0)" table:style-name="ce84">
            <text:p>2<text:s text:c="6"/></text:p>
          </table:table-cell>
          <table:table-cell office:value-type="float" office:value="6" table:formula="of:=ROUND(RAND()*15+1;0)" table:style-name="ce84">
            <text:p>6<text:s text:c="6"/></text:p>
          </table:table-cell>
          <table:table-cell office:value-type="string" office:string-value="CG 79669" table:formula="of:=VLOOKUP([.A4];[.$I$2:.$J$17];2)&amp;VLOOKUP([.B4];[.$I$2:.$J$17];2)&amp;&quot; &quot;&amp;ROUND(RAND()*89999+10000;0)" table:style-name="ce77">
            <text:p>CG 79669</text:p>
          </table:table-cell>
          <table:table-cell office:value-type="string" office:string-value="C" table:formula="of:=MID([.C4];1;1)" table:style-name="ce77">
            <text:p>C</text:p>
          </table:table-cell>
          <table:table-cell office:value-type="string" office:string-value="kujawsko-pomorskie" table:formula="of:=INDIRECT(&quot;K&quot;&amp;MATCH([.D4];[.$J$2:.$J$17])+1)" table:style-name="ce65">
            <text:p>kujawsko-pomorskie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87">
            <text:p>D</text:p>
          </table:table-cell>
          <table:table-cell office:value-type="string" table:style-name="ce88">
            <text:p>dolnośląskie</text:p>
          </table:table-cell>
          <table:table-cell table:number-columns-repeated="16373"/>
        </table:table-row>
        <table:table-row table:style-name="ro6">
          <table:table-cell office:value-type="float" office:value="6" table:formula="of:=ROUND(RAND()*15+1;0)" table:style-name="ce84">
            <text:p>6<text:s text:c="6"/></text:p>
          </table:table-cell>
          <table:table-cell office:value-type="float" office:value="4" table:formula="of:=ROUND(RAND()*15+1;0)" table:style-name="ce84">
            <text:p>4<text:s text:c="6"/></text:p>
          </table:table-cell>
          <table:table-cell office:value-type="string" office:string-value="GE 48679" table:formula="of:=VLOOKUP([.A5];[.$I$2:.$J$17];2)&amp;VLOOKUP([.B5];[.$I$2:.$J$17];2)&amp;&quot; &quot;&amp;ROUND(RAND()*89999+10000;0)" table:style-name="ce77">
            <text:p>GE 48679</text:p>
          </table:table-cell>
          <table:table-cell office:value-type="string" office:string-value="G" table:formula="of:=MID([.C5];1;1)" table:style-name="ce77">
            <text:p>G</text:p>
          </table:table-cell>
          <table:table-cell office:value-type="string" office:string-value="pomorskie" table:formula="of:=INDIRECT(&quot;K&quot;&amp;MATCH([.D5];[.$J$2:.$J$17])+1)" table:style-name="ce65">
            <text:p>pomorskie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87">
            <text:p>E</text:p>
          </table:table-cell>
          <table:table-cell office:value-type="string" table:style-name="ce88">
            <text:p>łódzkie</text:p>
          </table:table-cell>
          <table:table-cell table:number-columns-repeated="16373"/>
        </table:table-row>
        <table:table-row table:style-name="ro6">
          <table:table-cell office:value-type="float" office:value="11" table:formula="of:=ROUND(RAND()*15+1;0)" table:style-name="ce84">
            <text:p>11<text:s text:c="6"/></text:p>
          </table:table-cell>
          <table:table-cell office:value-type="float" office:value="12" table:formula="of:=ROUND(RAND()*15+1;0)" table:style-name="ce84">
            <text:p>12<text:s text:c="6"/></text:p>
          </table:table-cell>
          <table:table-cell office:value-type="string" office:string-value="PR 39579" table:formula="of:=VLOOKUP([.A6];[.$I$2:.$J$17];2)&amp;VLOOKUP([.B6];[.$I$2:.$J$17];2)&amp;&quot; &quot;&amp;ROUND(RAND()*89999+10000;0)" table:style-name="ce77">
            <text:p>PR 39579</text:p>
          </table:table-cell>
          <table:table-cell office:value-type="string" office:string-value="P" table:formula="of:=MID([.C6];1;1)" table:style-name="ce77">
            <text:p>P</text:p>
          </table:table-cell>
          <table:table-cell office:value-type="string" office:string-value="wielkopolskie" table:formula="of:=INDIRECT(&quot;K&quot;&amp;MATCH([.D6];[.$J$2:.$J$17])+1)" table:style-name="ce65">
            <text:p>wielkopolskie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87">
            <text:p>F</text:p>
          </table:table-cell>
          <table:table-cell office:value-type="string" table:style-name="ce88">
            <text:p>lubuskie</text:p>
          </table:table-cell>
          <table:table-cell table:number-columns-repeated="16373"/>
        </table:table-row>
        <table:table-row table:style-name="ro6">
          <table:table-cell office:value-type="float" office:value="4" table:formula="of:=ROUND(RAND()*15+1;0)" table:style-name="ce84">
            <text:p>4<text:s text:c="6"/></text:p>
          </table:table-cell>
          <table:table-cell office:value-type="float" office:value="11" table:formula="of:=ROUND(RAND()*15+1;0)" table:style-name="ce84">
            <text:p>11<text:s text:c="6"/></text:p>
          </table:table-cell>
          <table:table-cell office:value-type="string" office:string-value="EP 56690" table:formula="of:=VLOOKUP([.A7];[.$I$2:.$J$17];2)&amp;VLOOKUP([.B7];[.$I$2:.$J$17];2)&amp;&quot; &quot;&amp;ROUND(RAND()*89999+10000;0)" table:style-name="ce77">
            <text:p>EP 56690</text:p>
          </table:table-cell>
          <table:table-cell office:value-type="string" office:string-value="E" table:formula="of:=MID([.C7];1;1)" table:style-name="ce77">
            <text:p>E</text:p>
          </table:table-cell>
          <table:table-cell office:value-type="string" office:string-value="łódzkie" table:formula="of:=INDIRECT(&quot;K&quot;&amp;MATCH([.D7];[.$J$2:.$J$17])+1)" table:style-name="ce65">
            <text:p>łódzkie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87">
            <text:p>G</text:p>
          </table:table-cell>
          <table:table-cell office:value-type="string" table:style-name="ce88">
            <text:p>pomorskie</text:p>
          </table:table-cell>
          <table:table-cell table:number-columns-repeated="16373"/>
        </table:table-row>
        <table:table-row table:style-name="ro6">
          <table:table-cell office:value-type="float" office:value="2" table:formula="of:=ROUND(RAND()*15+1;0)" table:style-name="ce84">
            <text:p>2<text:s text:c="6"/></text:p>
          </table:table-cell>
          <table:table-cell office:value-type="float" office:value="12" table:formula="of:=ROUND(RAND()*15+1;0)" table:style-name="ce84">
            <text:p>12<text:s text:c="6"/></text:p>
          </table:table-cell>
          <table:table-cell office:value-type="string" office:string-value="CR 23988" table:formula="of:=VLOOKUP([.A8];[.$I$2:.$J$17];2)&amp;VLOOKUP([.B8];[.$I$2:.$J$17];2)&amp;&quot; &quot;&amp;ROUND(RAND()*89999+10000;0)" table:style-name="ce77">
            <text:p>CR 23988</text:p>
          </table:table-cell>
          <table:table-cell office:value-type="string" office:string-value="C" table:formula="of:=MID([.C8];1;1)" table:style-name="ce77">
            <text:p>C</text:p>
          </table:table-cell>
          <table:table-cell office:value-type="string" office:string-value="kujawsko-pomorskie" table:formula="of:=INDIRECT(&quot;K&quot;&amp;MATCH([.D8];[.$J$2:.$J$17])+1)" table:style-name="ce65">
            <text:p>kujawsko-pomorskie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87">
            <text:p>K</text:p>
          </table:table-cell>
          <table:table-cell office:value-type="string" table:style-name="ce88">
            <text:p>małopolskie</text:p>
          </table:table-cell>
          <table:table-cell table:number-columns-repeated="16373"/>
        </table:table-row>
        <table:table-row table:style-name="ro6">
          <table:table-cell office:value-type="float" office:value="16" table:formula="of:=ROUND(RAND()*15+1;0)" table:style-name="ce84">
            <text:p>16<text:s text:c="6"/></text:p>
          </table:table-cell>
          <table:table-cell office:value-type="float" office:value="12" table:formula="of:=ROUND(RAND()*15+1;0)" table:style-name="ce84">
            <text:p>12<text:s text:c="6"/></text:p>
          </table:table-cell>
          <table:table-cell office:value-type="string" office:string-value="ZR 49330" table:formula="of:=VLOOKUP([.A9];[.$I$2:.$J$17];2)&amp;VLOOKUP([.B9];[.$I$2:.$J$17];2)&amp;&quot; &quot;&amp;ROUND(RAND()*89999+10000;0)" table:style-name="ce77">
            <text:p>ZR 49330</text:p>
          </table:table-cell>
          <table:table-cell office:value-type="string" office:string-value="Z" table:formula="of:=MID([.C9];1;1)" table:style-name="ce77">
            <text:p>Z</text:p>
          </table:table-cell>
          <table:table-cell office:value-type="string" office:string-value="zachodniopomorskie" table:formula="of:=INDIRECT(&quot;K&quot;&amp;MATCH([.D9];[.$J$2:.$J$17])+1)" table:style-name="ce65">
            <text:p>zachodniopomorskie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87">
            <text:p>L</text:p>
          </table:table-cell>
          <table:table-cell office:value-type="string" table:style-name="ce88">
            <text:p>lubelskie</text:p>
          </table:table-cell>
          <table:table-cell table:number-columns-repeated="16373"/>
        </table:table-row>
        <table:table-row table:style-name="ro6">
          <table:table-cell office:value-type="float" office:value="13" table:formula="of:=ROUND(RAND()*15+1;0)" table:style-name="ce84">
            <text:p>13<text:s text:c="6"/></text:p>
          </table:table-cell>
          <table:table-cell office:value-type="float" office:value="14" table:formula="of:=ROUND(RAND()*15+1;0)" table:style-name="ce84">
            <text:p>14<text:s text:c="6"/></text:p>
          </table:table-cell>
          <table:table-cell office:value-type="string" office:string-value="ST 92570" table:formula="of:=VLOOKUP([.A10];[.$I$2:.$J$17];2)&amp;VLOOKUP([.B10];[.$I$2:.$J$17];2)&amp;&quot; &quot;&amp;ROUND(RAND()*89999+10000;0)" table:style-name="ce77">
            <text:p>ST 92570</text:p>
          </table:table-cell>
          <table:table-cell office:value-type="string" office:string-value="S" table:formula="of:=MID([.C10];1;1)" table:style-name="ce77">
            <text:p>S</text:p>
          </table:table-cell>
          <table:table-cell office:value-type="string" office:string-value="śląskie" table:formula="of:=INDIRECT(&quot;K&quot;&amp;MATCH([.D10];[.$J$2:.$J$17])+1)" table:style-name="ce65">
            <text:p>śląskie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87">
            <text:p>N</text:p>
          </table:table-cell>
          <table:table-cell office:value-type="string" table:style-name="ce88">
            <text:p>warmińsko-mazurskie</text:p>
          </table:table-cell>
          <table:table-cell table:number-columns-repeated="16373"/>
        </table:table-row>
        <table:table-row table:style-name="ro6">
          <table:table-cell office:value-type="float" office:value="12" table:formula="of:=ROUND(RAND()*15+1;0)" table:style-name="ce84">
            <text:p>12<text:s text:c="6"/></text:p>
          </table:table-cell>
          <table:table-cell office:value-type="float" office:value="10" table:formula="of:=ROUND(RAND()*15+1;0)" table:style-name="ce84">
            <text:p>10<text:s text:c="6"/></text:p>
          </table:table-cell>
          <table:table-cell office:value-type="string" office:string-value="RO 70909" table:formula="of:=VLOOKUP([.A11];[.$I$2:.$J$17];2)&amp;VLOOKUP([.B11];[.$I$2:.$J$17];2)&amp;&quot; &quot;&amp;ROUND(RAND()*89999+10000;0)" table:style-name="ce77">
            <text:p>RO 70909</text:p>
          </table:table-cell>
          <table:table-cell office:value-type="string" office:string-value="R" table:formula="of:=MID([.C11];1;1)" table:style-name="ce77">
            <text:p>R</text:p>
          </table:table-cell>
          <table:table-cell office:value-type="string" office:string-value="podkarpackie" table:formula="of:=INDIRECT(&quot;K&quot;&amp;MATCH([.D11];[.$J$2:.$J$17])+1)" table:style-name="ce65">
            <text:p>podkarpackie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87">
            <text:p>O</text:p>
          </table:table-cell>
          <table:table-cell office:value-type="string" table:style-name="ce88">
            <text:p>opolskie</text:p>
          </table:table-cell>
          <table:table-cell table:number-columns-repeated="16373"/>
        </table:table-row>
        <table:table-row table:style-name="ro6">
          <table:table-cell office:value-type="float" office:value="15" table:formula="of:=ROUND(RAND()*15+1;0)" table:style-name="ce84">
            <text:p>15<text:s text:c="6"/></text:p>
          </table:table-cell>
          <table:table-cell office:value-type="float" office:value="12" table:formula="of:=ROUND(RAND()*15+1;0)" table:style-name="ce84">
            <text:p>12<text:s text:c="6"/></text:p>
          </table:table-cell>
          <table:table-cell office:value-type="string" office:string-value="WR 12986" table:formula="of:=VLOOKUP([.A12];[.$I$2:.$J$17];2)&amp;VLOOKUP([.B12];[.$I$2:.$J$17];2)&amp;&quot; &quot;&amp;ROUND(RAND()*89999+10000;0)" table:style-name="ce77">
            <text:p>WR 12986</text:p>
          </table:table-cell>
          <table:table-cell office:value-type="string" office:string-value="W" table:formula="of:=MID([.C12];1;1)" table:style-name="ce77">
            <text:p>W</text:p>
          </table:table-cell>
          <table:table-cell office:value-type="string" office:string-value="mazowieckie" table:formula="of:=INDIRECT(&quot;K&quot;&amp;MATCH([.D12];[.$J$2:.$J$17])+1)" table:style-name="ce65">
            <text:p>mazowieckie</text:p>
          </table:table-cell>
          <table:table-cell table:number-columns-repeated="3" table:style-name="ce3"/>
          <table:table-cell office:value-type="float" office:value="11" table:style-name="ce3">
            <text:p>11</text:p>
          </table:table-cell>
          <table:table-cell office:value-type="string" table:style-name="ce87">
            <text:p>P</text:p>
          </table:table-cell>
          <table:table-cell office:value-type="string" table:style-name="ce88">
            <text:p>wielkopolskie</text:p>
          </table:table-cell>
          <table:table-cell table:number-columns-repeated="16373"/>
        </table:table-row>
        <table:table-row table:style-name="ro6">
          <table:table-cell office:value-type="float" office:value="5" table:formula="of:=ROUND(RAND()*15+1;0)" table:style-name="ce84">
            <text:p>5<text:s text:c="6"/></text:p>
          </table:table-cell>
          <table:table-cell office:value-type="float" office:value="11" table:formula="of:=ROUND(RAND()*15+1;0)" table:style-name="ce84">
            <text:p>11<text:s text:c="6"/></text:p>
          </table:table-cell>
          <table:table-cell office:value-type="string" office:string-value="FP 87971" table:formula="of:=VLOOKUP([.A13];[.$I$2:.$J$17];2)&amp;VLOOKUP([.B13];[.$I$2:.$J$17];2)&amp;&quot; &quot;&amp;ROUND(RAND()*89999+10000;0)" table:style-name="ce77">
            <text:p>FP 87971</text:p>
          </table:table-cell>
          <table:table-cell office:value-type="string" office:string-value="F" table:formula="of:=MID([.C13];1;1)" table:style-name="ce77">
            <text:p>F</text:p>
          </table:table-cell>
          <table:table-cell office:value-type="string" office:string-value="lubuskie" table:formula="of:=INDIRECT(&quot;K&quot;&amp;MATCH([.D13];[.$J$2:.$J$17])+1)" table:style-name="ce65">
            <text:p>lubuskie</text:p>
          </table:table-cell>
          <table:table-cell table:number-columns-repeated="3" table:style-name="ce3"/>
          <table:table-cell office:value-type="float" office:value="12" table:style-name="ce3">
            <text:p>12</text:p>
          </table:table-cell>
          <table:table-cell office:value-type="string" table:style-name="ce87">
            <text:p>R</text:p>
          </table:table-cell>
          <table:table-cell office:value-type="string" table:style-name="ce88">
            <text:p>podkarpackie</text:p>
          </table:table-cell>
          <table:table-cell table:number-columns-repeated="16373"/>
        </table:table-row>
        <table:table-row table:style-name="ro6">
          <table:table-cell office:value-type="float" office:value="16" table:formula="of:=ROUND(RAND()*15+1;0)" table:style-name="ce84">
            <text:p>16<text:s text:c="6"/></text:p>
          </table:table-cell>
          <table:table-cell office:value-type="float" office:value="12" table:formula="of:=ROUND(RAND()*15+1;0)" table:style-name="ce84">
            <text:p>12<text:s text:c="6"/></text:p>
          </table:table-cell>
          <table:table-cell office:value-type="string" office:string-value="ZR 92438" table:formula="of:=VLOOKUP([.A14];[.$I$2:.$J$17];2)&amp;VLOOKUP([.B14];[.$I$2:.$J$17];2)&amp;&quot; &quot;&amp;ROUND(RAND()*89999+10000;0)" table:style-name="ce77">
            <text:p>ZR 92438</text:p>
          </table:table-cell>
          <table:table-cell office:value-type="string" office:string-value="Z" table:formula="of:=MID([.C14];1;1)" table:style-name="ce77">
            <text:p>Z</text:p>
          </table:table-cell>
          <table:table-cell office:value-type="string" office:string-value="zachodniopomorskie" table:formula="of:=INDIRECT(&quot;K&quot;&amp;MATCH([.D14];[.$J$2:.$J$17])+1)" table:style-name="ce65">
            <text:p>zachodniopomorskie</text:p>
          </table:table-cell>
          <table:table-cell table:number-columns-repeated="3" table:style-name="ce3"/>
          <table:table-cell office:value-type="float" office:value="13" table:style-name="ce3">
            <text:p>13</text:p>
          </table:table-cell>
          <table:table-cell office:value-type="string" table:style-name="ce87">
            <text:p>S</text:p>
          </table:table-cell>
          <table:table-cell office:value-type="string" table:style-name="ce88">
            <text:p>śląskie</text:p>
          </table:table-cell>
          <table:table-cell table:number-columns-repeated="16373"/>
        </table:table-row>
        <table:table-row table:style-name="ro6">
          <table:table-cell office:value-type="float" office:value="1" table:formula="of:=ROUND(RAND()*15+1;0)" table:style-name="ce84">
            <text:p>1<text:s text:c="6"/></text:p>
          </table:table-cell>
          <table:table-cell office:value-type="float" office:value="15" table:formula="of:=ROUND(RAND()*15+1;0)" table:style-name="ce84">
            <text:p>15<text:s text:c="6"/></text:p>
          </table:table-cell>
          <table:table-cell office:value-type="string" office:string-value="BW 23686" table:formula="of:=VLOOKUP([.A15];[.$I$2:.$J$17];2)&amp;VLOOKUP([.B15];[.$I$2:.$J$17];2)&amp;&quot; &quot;&amp;ROUND(RAND()*89999+10000;0)" table:style-name="ce77">
            <text:p>BW 23686</text:p>
          </table:table-cell>
          <table:table-cell office:value-type="string" office:string-value="B" table:formula="of:=MID([.C15];1;1)" table:style-name="ce77">
            <text:p>B</text:p>
          </table:table-cell>
          <table:table-cell office:value-type="string" office:string-value="podlaskie" table:formula="of:=INDIRECT(&quot;K&quot;&amp;MATCH([.D15];[.$J$2:.$J$17])+1)" table:style-name="ce65">
            <text:p>podlaskie</text:p>
          </table:table-cell>
          <table:table-cell table:number-columns-repeated="3" table:style-name="ce3"/>
          <table:table-cell office:value-type="float" office:value="14" table:style-name="ce3">
            <text:p>14</text:p>
          </table:table-cell>
          <table:table-cell office:value-type="string" table:style-name="ce87">
            <text:p>T</text:p>
          </table:table-cell>
          <table:table-cell office:value-type="string" table:style-name="ce88">
            <text:p>świętokrzyskie</text:p>
          </table:table-cell>
          <table:table-cell table:number-columns-repeated="16373"/>
        </table:table-row>
        <table:table-row table:style-name="ro6">
          <table:table-cell office:value-type="float" office:value="3" table:formula="of:=ROUND(RAND()*15+1;0)" table:style-name="ce84">
            <text:p>3<text:s text:c="6"/></text:p>
          </table:table-cell>
          <table:table-cell office:value-type="float" office:value="2" table:formula="of:=ROUND(RAND()*15+1;0)" table:style-name="ce84">
            <text:p>2<text:s text:c="6"/></text:p>
          </table:table-cell>
          <table:table-cell office:value-type="string" office:string-value="DC 96255" table:formula="of:=VLOOKUP([.A16];[.$I$2:.$J$17];2)&amp;VLOOKUP([.B16];[.$I$2:.$J$17];2)&amp;&quot; &quot;&amp;ROUND(RAND()*89999+10000;0)" table:style-name="ce77">
            <text:p>DC 96255</text:p>
          </table:table-cell>
          <table:table-cell office:value-type="string" office:string-value="D" table:formula="of:=MID([.C16];1;1)" table:style-name="ce77">
            <text:p>D</text:p>
          </table:table-cell>
          <table:table-cell office:value-type="string" office:string-value="dolnośląskie" table:formula="of:=INDIRECT(&quot;K&quot;&amp;MATCH([.D16];[.$J$2:.$J$17])+1)" table:style-name="ce65">
            <text:p>dolnośląskie</text:p>
          </table:table-cell>
          <table:table-cell table:number-columns-repeated="3" table:style-name="ce3"/>
          <table:table-cell office:value-type="float" office:value="15" table:style-name="ce3">
            <text:p>15</text:p>
          </table:table-cell>
          <table:table-cell office:value-type="string" table:style-name="ce87">
            <text:p>W</text:p>
          </table:table-cell>
          <table:table-cell office:value-type="string" table:style-name="ce88">
            <text:p>mazowieckie</text:p>
          </table:table-cell>
          <table:table-cell table:number-columns-repeated="16373"/>
        </table:table-row>
        <table:table-row table:style-name="ro6">
          <table:table-cell office:value-type="float" office:value="4" table:formula="of:=ROUND(RAND()*15+1;0)" table:style-name="ce84">
            <text:p>4<text:s text:c="6"/></text:p>
          </table:table-cell>
          <table:table-cell office:value-type="float" office:value="8" table:formula="of:=ROUND(RAND()*15+1;0)" table:style-name="ce84">
            <text:p>8<text:s text:c="6"/></text:p>
          </table:table-cell>
          <table:table-cell office:value-type="string" office:string-value="EL 93534" table:formula="of:=VLOOKUP([.A17];[.$I$2:.$J$17];2)&amp;VLOOKUP([.B17];[.$I$2:.$J$17];2)&amp;&quot; &quot;&amp;ROUND(RAND()*89999+10000;0)" table:style-name="ce77">
            <text:p>EL 93534</text:p>
          </table:table-cell>
          <table:table-cell office:value-type="string" office:string-value="E" table:formula="of:=MID([.C17];1;1)" table:style-name="ce77">
            <text:p>E</text:p>
          </table:table-cell>
          <table:table-cell office:value-type="string" office:string-value="łódzkie" table:formula="of:=INDIRECT(&quot;K&quot;&amp;MATCH([.D17];[.$J$2:.$J$17])+1)" table:style-name="ce65">
            <text:p>łódzkie</text:p>
          </table:table-cell>
          <table:table-cell table:number-columns-repeated="3" table:style-name="ce3"/>
          <table:table-cell office:value-type="float" office:value="16" table:style-name="ce3">
            <text:p>16</text:p>
          </table:table-cell>
          <table:table-cell office:value-type="string" table:style-name="ce87">
            <text:p>Z</text:p>
          </table:table-cell>
          <table:table-cell office:value-type="string" table:style-name="ce88">
            <text:p>zachodniopomorskie</text:p>
          </table:table-cell>
          <table:table-cell table:number-columns-repeated="16373"/>
        </table:table-row>
        <table:table-row table:style-name="ro6">
          <table:table-cell office:value-type="float" office:value="4" table:formula="of:=ROUND(RAND()*15+1;0)" table:style-name="ce84">
            <text:p>4<text:s text:c="6"/></text:p>
          </table:table-cell>
          <table:table-cell office:value-type="float" office:value="2" table:formula="of:=ROUND(RAND()*15+1;0)" table:style-name="ce84">
            <text:p>2<text:s text:c="6"/></text:p>
          </table:table-cell>
          <table:table-cell office:value-type="string" office:string-value="EC 16557" table:formula="of:=VLOOKUP([.A18];[.$I$2:.$J$17];2)&amp;VLOOKUP([.B18];[.$I$2:.$J$17];2)&amp;&quot; &quot;&amp;ROUND(RAND()*89999+10000;0)" table:style-name="ce77">
            <text:p>EC 16557</text:p>
          </table:table-cell>
          <table:table-cell office:value-type="string" office:string-value="E" table:formula="of:=MID([.C18];1;1)" table:style-name="ce77">
            <text:p>E</text:p>
          </table:table-cell>
          <table:table-cell office:value-type="string" office:string-value="łódzkie" table:formula="of:=INDIRECT(&quot;K&quot;&amp;MATCH([.D18];[.$J$2:.$J$17])+1)" table:style-name="ce65">
            <text:p>łódzkie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8" table:formula="of:=ROUND(RAND()*15+1;0)" table:style-name="ce84">
            <text:p>8<text:s text:c="6"/></text:p>
          </table:table-cell>
          <table:table-cell office:value-type="float" office:value="9" table:formula="of:=ROUND(RAND()*15+1;0)" table:style-name="ce84">
            <text:p>9<text:s text:c="6"/></text:p>
          </table:table-cell>
          <table:table-cell office:value-type="string" office:string-value="LN 74921" table:formula="of:=VLOOKUP([.A19];[.$I$2:.$J$17];2)&amp;VLOOKUP([.B19];[.$I$2:.$J$17];2)&amp;&quot; &quot;&amp;ROUND(RAND()*89999+10000;0)" table:style-name="ce77">
            <text:p>LN 74921</text:p>
          </table:table-cell>
          <table:table-cell office:value-type="string" office:string-value="L" table:formula="of:=MID([.C19];1;1)" table:style-name="ce77">
            <text:p>L</text:p>
          </table:table-cell>
          <table:table-cell office:value-type="string" office:string-value="lubelskie" table:formula="of:=INDIRECT(&quot;K&quot;&amp;MATCH([.D19];[.$J$2:.$J$17])+1)" table:style-name="ce65">
            <text:p>lubelskie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12" table:formula="of:=ROUND(RAND()*15+1;0)" table:style-name="ce84">
            <text:p>12<text:s text:c="6"/></text:p>
          </table:table-cell>
          <table:table-cell office:value-type="float" office:value="4" table:formula="of:=ROUND(RAND()*15+1;0)" table:style-name="ce84">
            <text:p>4<text:s text:c="6"/></text:p>
          </table:table-cell>
          <table:table-cell office:value-type="string" office:string-value="RE 40222" table:formula="of:=VLOOKUP([.A20];[.$I$2:.$J$17];2)&amp;VLOOKUP([.B20];[.$I$2:.$J$17];2)&amp;&quot; &quot;&amp;ROUND(RAND()*89999+10000;0)" table:style-name="ce77">
            <text:p>RE 40222</text:p>
          </table:table-cell>
          <table:table-cell office:value-type="string" office:string-value="R" table:formula="of:=MID([.C20];1;1)" table:style-name="ce77">
            <text:p>R</text:p>
          </table:table-cell>
          <table:table-cell office:value-type="string" office:string-value="podkarpackie" table:formula="of:=INDIRECT(&quot;K&quot;&amp;MATCH([.D20];[.$J$2:.$J$17])+1)" table:style-name="ce65">
            <text:p>podkarpackie</text:p>
          </table:table-cell>
          <table:table-cell table:number-columns-repeated="1019" table:style-name="ce3"/>
          <table:table-cell table:number-columns-repeated="15360"/>
        </table:table-row>
        <table:table-row table:style-name="ro6">
          <table:table-cell office:value-type="float" office:value="16" table:formula="of:=ROUND(RAND()*15+1;0)" table:style-name="ce84">
            <text:p>16<text:s text:c="6"/></text:p>
          </table:table-cell>
          <table:table-cell office:value-type="float" office:value="5" table:formula="of:=ROUND(RAND()*15+1;0)" table:style-name="ce84">
            <text:p>5<text:s text:c="6"/></text:p>
          </table:table-cell>
          <table:table-cell office:value-type="string" office:string-value="ZF 66192" table:formula="of:=VLOOKUP([.A21];[.$I$2:.$J$17];2)&amp;VLOOKUP([.B21];[.$I$2:.$J$17];2)&amp;&quot; &quot;&amp;ROUND(RAND()*89999+10000;0)" table:style-name="ce77">
            <text:p>ZF 66192</text:p>
          </table:table-cell>
          <table:table-cell office:value-type="string" office:string-value="Z" table:formula="of:=MID([.C21];1;1)" table:style-name="ce77">
            <text:p>Z</text:p>
          </table:table-cell>
          <table:table-cell office:value-type="string" office:string-value="zachodniopomorskie" table:formula="of:=INDIRECT(&quot;K&quot;&amp;MATCH([.D21];[.$J$2:.$J$17])+1)" table:style-name="ce65">
            <text:p>zachodniopomorskie</text:p>
          </table:table-cell>
          <table:table-cell table:number-columns-repeated="1019" table:style-name="ce3"/>
          <table:table-cell table:number-columns-repeated="15360"/>
        </table:table-row>
        <table:table-row table:number-rows-repeated="1048555" table:style-name="ro6">
          <table:table-cell table:number-columns-repeated="16384"/>
        </table:table-row>
        <table:named-expressions>
          <table:named-range table:name="OLE_LINK1" table:cell-range-address="19_Rejestracja.$J$2" table:base-cell-address="19_Rejestracja.$A$1"/>
          <table:named-expression table:name="Z_3DF5E802_5CA5_43EF_BE6A_D6FCDA5F65F2_.wvu.Cols" table:expression="of:=&quot;[$'19.Rejestracja'.$A$1:.$B$1048576];[$'19.Rejestracja'.$I$1:.$I$1048576]&quot;" table:base-cell-address="1_Stypendium.$A$1"/>
          <table:named-expression table:name="Z_F9B480CE_077C_416E_ACF9_56227F746F4A_.wvu.Cols" table:expression="of:=&quot;[$'19.Rejestracja'.$A$1:.$B$1048576];[$'19.Rejestracja'.$I$1:.$I$1048576]&quot;" table:base-cell-address="1_Stypendium.$A$1"/>
        </table:named-expressions>
      </table:table>
      <table:table table:name="20_Języki" table:style-name="ta1">
        <table:shapes>
          <draw:frame draw:z-index="1" draw:id="id9" draw:style-name="a9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51" table:default-cell-style-name="ce3" table:visibility="collapse"/>
        <table:table-column table:style-name="co46" table:default-cell-style-name="ce3"/>
        <table:table-column table:style-name="co47" table:default-cell-style-name="ce3"/>
        <table:table-column table:style-name="co52" table:default-cell-style-name="ce3"/>
        <table:table-column table:style-name="co3" table:number-columns-repeated="3" table:default-cell-style-name="ce3"/>
        <table:table-column table:style-name="co53" table:default-cell-style-name="ce3" table:visibility="collapse"/>
        <table:table-column table:style-name="co49" table:default-cell-style-name="ce3"/>
        <table:table-column table:style-name="co50" table:default-cell-style-name="ce3"/>
        <table:table-column table:style-name="co3" table:number-columns-repeated="1014" table:default-cell-style-name="ce3"/>
        <table:table-column table:style-name="co4" table:number-columns-repeated="15360" table:default-cell-style-name="ce1"/>
        <table:table-row table:style-name="ro6">
          <table:table-cell office:value-type="string" table:style-name="ce1">
            <text:p><text:s/></text:p>
          </table:table-cell>
          <table:table-cell office:value-type="string" table:style-name="ce26">
            <text:p>Uczeń</text:p>
          </table:table-cell>
          <table:table-cell office:value-type="string" table:style-name="ce26">
            <text:p>Symbol grupy językowej</text:p>
          </table:table-cell>
          <table:table-cell office:value-type="string" table:style-name="ce62">
            <text:p>Nazwa języka (prowadzący)</text:p>
          </table:table-cell>
          <table:table-cell table:number-columns-repeated="3" table:style-name="ce3"/>
          <table:table-cell table:number-columns-repeated="3" table:style-name="ce1"/>
          <table:table-cell table:number-columns-repeated="16374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Abacki</text:p>
          </table:table-cell>
          <table:table-cell office:value-type="string" office:string-value="S" table:formula="of:=VLOOKUP([.A2];[.$H$2:.$I$11];2)" table:style-name="ce77">
            <text:p>S</text:p>
          </table:table-cell>
          <table:table-cell office:value-type="string" office:string-value="angielski (Szymczak)" table:formula="of:=INDIRECT(&quot;J&quot;&amp;MATCH([.C2];[.$I$2:.$I$11])+1)" table:style-name="ce65">
            <text:p>angielski (Szymczak)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85">
            <text:p>F</text:p>
          </table:table-cell>
          <table:table-cell office:value-type="string" table:style-name="ce89">
            <text:p>francuski (Wiśniewska)</text:p>
          </table:table-cell>
          <table:table-cell table:number-columns-repeated="16374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Babacki</text:p>
          </table:table-cell>
          <table:table-cell office:value-type="string" office:string-value="U" table:formula="of:=VLOOKUP([.A3];[.$H$2:.$I$11];2)" table:style-name="ce77">
            <text:p>U</text:p>
          </table:table-cell>
          <table:table-cell office:value-type="string" office:string-value="włoski (Urbaniak)" table:formula="of:=INDIRECT(&quot;J&quot;&amp;MATCH([.C3];[.$I$2:.$I$11])+1)" table:style-name="ce65">
            <text:p>włoski (Urbaniak)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85">
            <text:p>G</text:p>
          </table:table-cell>
          <table:table-cell office:value-type="string" table:style-name="ce89">
            <text:p>angielski (Grochowiak)</text:p>
          </table:table-cell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Cabacki</text:p>
          </table:table-cell>
          <table:table-cell office:value-type="string" office:string-value="P" table:formula="of:=VLOOKUP([.A4];[.$H$2:.$I$11];2)" table:style-name="ce77">
            <text:p>P</text:p>
          </table:table-cell>
          <table:table-cell office:value-type="string" office:string-value="angielski (Pawłowska)" table:formula="of:=INDIRECT(&quot;J&quot;&amp;MATCH([.C4];[.$I$2:.$I$11])+1)" table:style-name="ce65">
            <text:p>angielski (Pawłowska)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85">
            <text:p>K</text:p>
          </table:table-cell>
          <table:table-cell office:value-type="string" table:style-name="ce89">
            <text:p>angielski (Kowalski)</text:p>
          </table:table-cell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Dabacki</text:p>
          </table:table-cell>
          <table:table-cell office:value-type="string" office:string-value="P" table:formula="of:=VLOOKUP([.A5];[.$H$2:.$I$11];2)" table:style-name="ce77">
            <text:p>P</text:p>
          </table:table-cell>
          <table:table-cell office:value-type="string" office:string-value="angielski (Pawłowska)" table:formula="of:=INDIRECT(&quot;J&quot;&amp;MATCH([.C5];[.$I$2:.$I$11])+1)" table:style-name="ce65">
            <text:p>angielski (Pawłowska)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85">
            <text:p>M</text:p>
          </table:table-cell>
          <table:table-cell office:value-type="string" table:style-name="ce89">
            <text:p>niemiecki (Marek)</text:p>
          </table:table-cell>
          <table:table-cell table:number-columns-repeated="16374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Ebacki</text:p>
          </table:table-cell>
          <table:table-cell office:value-type="string" office:string-value="N" table:formula="of:=VLOOKUP([.A6];[.$H$2:.$I$11];2)" table:style-name="ce77">
            <text:p>N</text:p>
          </table:table-cell>
          <table:table-cell office:value-type="string" office:string-value="niemiecki (Nowak)" table:formula="of:=INDIRECT(&quot;J&quot;&amp;MATCH([.C6];[.$I$2:.$I$11])+1)" table:style-name="ce65">
            <text:p>niemiecki (Nowak)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85">
            <text:p>N</text:p>
          </table:table-cell>
          <table:table-cell office:value-type="string" table:style-name="ce89">
            <text:p>niemiecki (Nowak)</text:p>
          </table:table-cell>
          <table:table-cell table:number-columns-repeated="16374"/>
        </table:table-row>
        <table:table-row table:style-name="ro6">
          <table:table-cell office:value-type="float" office:value="10" table:formula="of:=ROUND(RAND()*9+1;0)" table:style-name="ce84">
            <text:p>10<text:s text:c="6"/></text:p>
          </table:table-cell>
          <table:table-cell office:value-type="string" table:style-name="ce5">
            <text:p>Fabacki</text:p>
          </table:table-cell>
          <table:table-cell office:value-type="string" office:string-value="W" table:formula="of:=VLOOKUP([.A7];[.$H$2:.$I$11];2)" table:style-name="ce77">
            <text:p>W</text:p>
          </table:table-cell>
          <table:table-cell office:value-type="string" office:string-value="włoski (Wiśniewska)" table:formula="of:=INDIRECT(&quot;J&quot;&amp;MATCH([.C7];[.$I$2:.$I$11])+1)" table:style-name="ce65">
            <text:p>włoski (Wiśniewska)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85">
            <text:p>P</text:p>
          </table:table-cell>
          <table:table-cell office:value-type="string" table:style-name="ce89">
            <text:p>angielski (Pawłowska)</text:p>
          </table:table-cell>
          <table:table-cell table:number-columns-repeated="16374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Gabacki</text:p>
          </table:table-cell>
          <table:table-cell office:value-type="string" office:string-value="N" table:formula="of:=VLOOKUP([.A8];[.$H$2:.$I$11];2)" table:style-name="ce77">
            <text:p>N</text:p>
          </table:table-cell>
          <table:table-cell office:value-type="string" office:string-value="niemiecki (Nowak)" table:formula="of:=INDIRECT(&quot;J&quot;&amp;MATCH([.C8];[.$I$2:.$I$11])+1)" table:style-name="ce65">
            <text:p>niemiecki (Nowak)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85">
            <text:p>R</text:p>
          </table:table-cell>
          <table:table-cell office:value-type="string" table:style-name="ce89">
            <text:p>rosyjski (Wiśniewski)</text:p>
          </table:table-cell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Habacki</text:p>
          </table:table-cell>
          <table:table-cell office:value-type="string" office:string-value="P" table:formula="of:=VLOOKUP([.A9];[.$H$2:.$I$11];2)" table:style-name="ce77">
            <text:p>P</text:p>
          </table:table-cell>
          <table:table-cell office:value-type="string" office:string-value="angielski (Pawłowska)" table:formula="of:=INDIRECT(&quot;J&quot;&amp;MATCH([.C9];[.$I$2:.$I$11])+1)" table:style-name="ce65">
            <text:p>angielski (Pawłowska)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85">
            <text:p>S</text:p>
          </table:table-cell>
          <table:table-cell office:value-type="string" table:style-name="ce89">
            <text:p>angielski (Szymczak)</text:p>
          </table:table-cell>
          <table:table-cell table:number-columns-repeated="16374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Ibacki</text:p>
          </table:table-cell>
          <table:table-cell office:value-type="string" office:string-value="N" table:formula="of:=VLOOKUP([.A10];[.$H$2:.$I$11];2)" table:style-name="ce77">
            <text:p>N</text:p>
          </table:table-cell>
          <table:table-cell office:value-type="string" office:string-value="niemiecki (Nowak)" table:formula="of:=INDIRECT(&quot;J&quot;&amp;MATCH([.C10];[.$I$2:.$I$11])+1)" table:style-name="ce65">
            <text:p>niemiecki (Nowak)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85">
            <text:p>U</text:p>
          </table:table-cell>
          <table:table-cell office:value-type="string" table:style-name="ce89">
            <text:p>włoski (Urbaniak)</text:p>
          </table:table-cell>
          <table:table-cell table:number-columns-repeated="16374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Jabacki</text:p>
          </table:table-cell>
          <table:table-cell office:value-type="string" office:string-value="U" table:formula="of:=VLOOKUP([.A11];[.$H$2:.$I$11];2)" table:style-name="ce77">
            <text:p>U</text:p>
          </table:table-cell>
          <table:table-cell office:value-type="string" office:string-value="włoski (Urbaniak)" table:formula="of:=INDIRECT(&quot;J&quot;&amp;MATCH([.C11];[.$I$2:.$I$11])+1)" table:style-name="ce65">
            <text:p>włoski (Urbaniak)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85">
            <text:p>W</text:p>
          </table:table-cell>
          <table:table-cell office:value-type="string" table:style-name="ce89">
            <text:p>włoski (Wiśniewska)</text:p>
          </table:table-cell>
          <table:table-cell table:number-columns-repeated="16374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Kabacki</text:p>
          </table:table-cell>
          <table:table-cell office:value-type="string" office:string-value="G" table:formula="of:=VLOOKUP([.A12];[.$H$2:.$I$11];2)" table:style-name="ce77">
            <text:p>G</text:p>
          </table:table-cell>
          <table:table-cell office:value-type="string" office:string-value="angielski (Grochowiak)" table:formula="of:=INDIRECT(&quot;J&quot;&amp;MATCH([.C12];[.$I$2:.$I$11])+1)" table:style-name="ce65">
            <text:p>angielski (Grochowia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Labacki</text:p>
          </table:table-cell>
          <table:table-cell office:value-type="string" office:string-value="M" table:formula="of:=VLOOKUP([.A13];[.$H$2:.$I$11];2)" table:style-name="ce77">
            <text:p>M</text:p>
          </table:table-cell>
          <table:table-cell office:value-type="string" office:string-value="niemiecki (Marek)" table:formula="of:=INDIRECT(&quot;J&quot;&amp;MATCH([.C13];[.$I$2:.$I$11])+1)" table:style-name="ce65">
            <text:p>niemiecki (Mare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Mabacki</text:p>
          </table:table-cell>
          <table:table-cell office:value-type="string" office:string-value="S" table:formula="of:=VLOOKUP([.A14];[.$H$2:.$I$11];2)" table:style-name="ce77">
            <text:p>S</text:p>
          </table:table-cell>
          <table:table-cell office:value-type="string" office:string-value="angielski (Szymczak)" table:formula="of:=INDIRECT(&quot;J&quot;&amp;MATCH([.C14];[.$I$2:.$I$11])+1)" table:style-name="ce65">
            <text:p>angielski (Szymcza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Nabacki</text:p>
          </table:table-cell>
          <table:table-cell office:value-type="string" office:string-value="P" table:formula="of:=VLOOKUP([.A15];[.$H$2:.$I$11];2)" table:style-name="ce77">
            <text:p>P</text:p>
          </table:table-cell>
          <table:table-cell office:value-type="string" office:string-value="angielski (Pawłowska)" table:formula="of:=INDIRECT(&quot;J&quot;&amp;MATCH([.C15];[.$I$2:.$I$11])+1)" table:style-name="ce65">
            <text:p>angielski (Pawłowska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Oabacki</text:p>
          </table:table-cell>
          <table:table-cell office:value-type="string" office:string-value="M" table:formula="of:=VLOOKUP([.A16];[.$H$2:.$I$11];2)" table:style-name="ce77">
            <text:p>M</text:p>
          </table:table-cell>
          <table:table-cell office:value-type="string" office:string-value="niemiecki (Marek)" table:formula="of:=INDIRECT(&quot;J&quot;&amp;MATCH([.C16];[.$I$2:.$I$11])+1)" table:style-name="ce65">
            <text:p>niemiecki (Mare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Pabacki</text:p>
          </table:table-cell>
          <table:table-cell office:value-type="string" office:string-value="S" table:formula="of:=VLOOKUP([.A17];[.$H$2:.$I$11];2)" table:style-name="ce77">
            <text:p>S</text:p>
          </table:table-cell>
          <table:table-cell office:value-type="string" office:string-value="angielski (Szymczak)" table:formula="of:=INDIRECT(&quot;J&quot;&amp;MATCH([.C17];[.$I$2:.$I$11])+1)" table:style-name="ce65">
            <text:p>angielski (Szymczak)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Rabacki</text:p>
          </table:table-cell>
          <table:table-cell office:value-type="string" office:string-value="P" table:formula="of:=VLOOKUP([.A18];[.$H$2:.$I$11];2)" table:style-name="ce77">
            <text:p>P</text:p>
          </table:table-cell>
          <table:table-cell office:value-type="string" office:string-value="angielski (Pawłowska)" table:formula="of:=INDIRECT(&quot;J&quot;&amp;MATCH([.C18];[.$I$2:.$I$11])+1)" table:style-name="ce65">
            <text:p>angielski (Pawłowska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Sabacki</text:p>
          </table:table-cell>
          <table:table-cell office:value-type="string" office:string-value="R" table:formula="of:=VLOOKUP([.A19];[.$H$2:.$I$11];2)" table:style-name="ce77">
            <text:p>R</text:p>
          </table:table-cell>
          <table:table-cell office:value-type="string" office:string-value="rosyjski (Wiśniewski)" table:formula="of:=INDIRECT(&quot;J&quot;&amp;MATCH([.C19];[.$I$2:.$I$11])+1)" table:style-name="ce65">
            <text:p>rosyjski (Wiśniewski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Tabacki</text:p>
          </table:table-cell>
          <table:table-cell office:value-type="string" office:string-value="U" table:formula="of:=VLOOKUP([.A20];[.$H$2:.$I$11];2)" table:style-name="ce77">
            <text:p>U</text:p>
          </table:table-cell>
          <table:table-cell office:value-type="string" office:string-value="włoski (Urbaniak)" table:formula="of:=INDIRECT(&quot;J&quot;&amp;MATCH([.C20];[.$I$2:.$I$11])+1)" table:style-name="ce65">
            <text:p>włoski (Urbania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Uabacki</text:p>
          </table:table-cell>
          <table:table-cell office:value-type="string" office:string-value="P" table:formula="of:=VLOOKUP([.A21];[.$H$2:.$I$11];2)" table:style-name="ce77">
            <text:p>P</text:p>
          </table:table-cell>
          <table:table-cell office:value-type="string" office:string-value="angielski (Pawłowska)" table:formula="of:=INDIRECT(&quot;J&quot;&amp;MATCH([.C21];[.$I$2:.$I$11])+1)" table:style-name="ce65">
            <text:p>angielski (Pawłowska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Wabacki</text:p>
          </table:table-cell>
          <table:table-cell office:value-type="string" office:string-value="G" table:formula="of:=VLOOKUP([.A22];[.$H$2:.$I$11];2)" table:style-name="ce77">
            <text:p>G</text:p>
          </table:table-cell>
          <table:table-cell office:value-type="string" office:string-value="angielski (Grochowiak)" table:formula="of:=INDIRECT(&quot;J&quot;&amp;MATCH([.C22];[.$I$2:.$I$11])+1)" table:style-name="ce65">
            <text:p>angielski (Grochowia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Xabacki</text:p>
          </table:table-cell>
          <table:table-cell office:value-type="string" office:string-value="M" table:formula="of:=VLOOKUP([.A23];[.$H$2:.$I$11];2)" table:style-name="ce77">
            <text:p>M</text:p>
          </table:table-cell>
          <table:table-cell office:value-type="string" office:string-value="niemiecki (Marek)" table:formula="of:=INDIRECT(&quot;J&quot;&amp;MATCH([.C23];[.$I$2:.$I$11])+1)" table:style-name="ce65">
            <text:p>niemiecki (Mare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Yabacki</text:p>
          </table:table-cell>
          <table:table-cell office:value-type="string" office:string-value="U" table:formula="of:=VLOOKUP([.A24];[.$H$2:.$I$11];2)" table:style-name="ce77">
            <text:p>U</text:p>
          </table:table-cell>
          <table:table-cell office:value-type="string" office:string-value="włoski (Urbaniak)" table:formula="of:=INDIRECT(&quot;J&quot;&amp;MATCH([.C24];[.$I$2:.$I$11])+1)" table:style-name="ce65">
            <text:p>włoski (Urbaniak)</text:p>
          </table:table-cell>
          <table:table-cell table:number-columns-repeated="1020" table:style-name="ce3"/>
          <table:table-cell table:number-columns-repeated="15360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Zabacki</text:p>
          </table:table-cell>
          <table:table-cell office:value-type="string" office:string-value="P" table:formula="of:=VLOOKUP([.A25];[.$H$2:.$I$11];2)" table:style-name="ce77">
            <text:p>P</text:p>
          </table:table-cell>
          <table:table-cell office:value-type="string" office:string-value="angielski (Pawłowska)" table:formula="of:=INDIRECT(&quot;J&quot;&amp;MATCH([.C25];[.$I$2:.$I$11])+1)" table:style-name="ce65">
            <text:p>angielski (Pawłowska)</text:p>
          </table:table-cell>
          <table:table-cell table:number-columns-repeated="1020" table:style-name="ce3"/>
          <table:table-cell table:number-columns-repeated="15360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number-columns-repeated="5" table:style-name="ce3"/>
          <table:table-cell office:value-type="string" table:style-name="ce3">
            <text:p><text:s/></text:p>
          </table:table-cell>
          <table:table-cell table:number-columns-repeated="1018" table:style-name="ce3"/>
          <table:table-cell table:number-columns-repeated="15360"/>
        </table:table-row>
        <table:table-row table:number-rows-repeated="1048546" table:style-name="ro6">
          <table:table-cell table:number-columns-repeated="16384"/>
        </table:table-row>
        <table:named-expressions>
          <table:named-range table:name="OLE_LINK1" table:cell-range-address="20_Języki.$I$2" table:base-cell-address="20_Języki.$A$1"/>
          <table:named-expression table:name="Z_3DF5E802_5CA5_43EF_BE6A_D6FCDA5F65F2_.wvu.Cols" table:expression="of:=&quot;[$'20.Języki'.$A$1:.$A$1048576];[$'20.Języki'.$H$1:.$H$1048576]&quot;" table:base-cell-address="1_Stypendium.$A$1"/>
          <table:named-expression table:name="Z_F9B480CE_077C_416E_ACF9_56227F746F4A_.wvu.Cols" table:expression="of:=&quot;[$'20.Języki'.$A$1:.$A$1048576];[$'20.Języki'.$H$1:.$H$1048576]&quot;" table:base-cell-address="1_Stypendium.$A$1"/>
        </table:named-expressions>
      </table:table>
      <table:table table:name="21_Języki_II" table:style-name="ta1">
        <table:shapes>
          <draw:frame draw:z-index="1" draw:id="id10" draw:style-name="a10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51" table:default-cell-style-name="ce3" table:visibility="collapse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53" table:default-cell-style-name="ce3" table:visibility="collapse"/>
        <table:table-column table:style-name="co49" table:default-cell-style-name="ce3"/>
        <table:table-column table:style-name="co50" table:default-cell-style-name="ce3"/>
        <table:table-column table:style-name="co54" table:default-cell-style-name="ce3"/>
        <table:table-column table:style-name="co3" table:number-columns-repeated="1014" table:default-cell-style-name="ce3"/>
        <table:table-column table:style-name="co4" table:number-columns-repeated="15360" table:default-cell-style-name="ce1"/>
        <table:table-row table:style-name="ro6">
          <table:table-cell table:style-name="ce1"/>
          <table:table-cell office:value-type="string" table:style-name="ce26">
            <text:p>Uczeń</text:p>
          </table:table-cell>
          <table:table-cell office:value-type="string" table:style-name="ce26">
            <text:p>Symbol grupy językowej</text:p>
          </table:table-cell>
          <table:table-cell table:number-columns-repeated="3" table:style-name="ce3"/>
          <table:table-cell table:number-columns-repeated="3" table:style-name="ce1"/>
          <table:table-cell office:value-type="string" table:style-name="ce26">
            <text:p>Liczebność grupy</text:p>
          </table:table-cell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Abacki</text:p>
          </table:table-cell>
          <table:table-cell office:value-type="string" office:string-value="R" table:formula="of:=VLOOKUP([.A2];[.$G$2:.$H$11];2)" table:style-name="ce77">
            <text:p>R</text:p>
          </table:table-cell>
          <table:table-cell table:number-columns-repeated="3" table:style-name="ce3"/>
          <table:table-cell office:value-type="float" office:value="1" table:style-name="ce3">
            <text:p>1</text:p>
          </table:table-cell>
          <table:table-cell office:value-type="string" table:style-name="ce85">
            <text:p>F</text:p>
          </table:table-cell>
          <table:table-cell office:value-type="string" table:style-name="ce92">
            <text:p>francuski (Wiśniewska)</text:p>
          </table:table-cell>
          <table:table-cell office:value-type="float" office:value="0" table:formula="of:=COUNTIF([.C2:.C25];&quot;F&quot;)" table:style-name="ce93">
            <text:p>0</text:p>
          </table:table-cell>
          <table:table-cell table:number-columns-repeated="16374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Babacki</text:p>
          </table:table-cell>
          <table:table-cell office:value-type="string" office:string-value="P" table:formula="of:=VLOOKUP([.A3];[.$G$2:.$H$11];2)" table:style-name="ce77">
            <text:p>P</text:p>
          </table:table-cell>
          <table:table-cell table:number-columns-repeated="3" table:style-name="ce3"/>
          <table:table-cell office:value-type="float" office:value="2" table:style-name="ce3">
            <text:p>2</text:p>
          </table:table-cell>
          <table:table-cell office:value-type="string" table:style-name="ce85">
            <text:p>G</text:p>
          </table:table-cell>
          <table:table-cell office:value-type="string" table:style-name="ce92">
            <text:p>angielski (Grochowiak)</text:p>
          </table:table-cell>
          <table:table-cell office:value-type="float" office:value="3" table:formula="of:=COUNTIF([.C2:.C25];&quot;G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9" table:formula="of:=ROUND(RAND()*9+1;0)" table:style-name="ce84">
            <text:p>9<text:s text:c="6"/></text:p>
          </table:table-cell>
          <table:table-cell office:value-type="string" table:style-name="ce5">
            <text:p>Cabacki</text:p>
          </table:table-cell>
          <table:table-cell office:value-type="string" office:string-value="U" table:formula="of:=VLOOKUP([.A4];[.$G$2:.$H$11];2)" table:style-name="ce77">
            <text:p>U</text:p>
          </table:table-cell>
          <table:table-cell table:number-columns-repeated="3" table:style-name="ce3"/>
          <table:table-cell office:value-type="float" office:value="3" table:style-name="ce3">
            <text:p>3</text:p>
          </table:table-cell>
          <table:table-cell office:value-type="string" table:style-name="ce85">
            <text:p>K</text:p>
          </table:table-cell>
          <table:table-cell office:value-type="string" table:style-name="ce92">
            <text:p>angielski (Kowalski)</text:p>
          </table:table-cell>
          <table:table-cell office:value-type="float" office:value="3" table:formula="of:=COUNTIF([.C2:.C25];&quot;K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Dabacki</text:p>
          </table:table-cell>
          <table:table-cell office:value-type="string" office:string-value="R" table:formula="of:=VLOOKUP([.A5];[.$G$2:.$H$11];2)" table:style-name="ce77">
            <text:p>R</text:p>
          </table:table-cell>
          <table:table-cell table:number-columns-repeated="3" table:style-name="ce3"/>
          <table:table-cell office:value-type="float" office:value="4" table:style-name="ce3">
            <text:p>4</text:p>
          </table:table-cell>
          <table:table-cell office:value-type="string" table:style-name="ce85">
            <text:p>M</text:p>
          </table:table-cell>
          <table:table-cell office:value-type="string" table:style-name="ce92">
            <text:p>niemiecki (Marek)</text:p>
          </table:table-cell>
          <table:table-cell office:value-type="float" office:value="3" table:formula="of:=COUNTIF([.C2:.C25];&quot;M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Ebacki</text:p>
          </table:table-cell>
          <table:table-cell office:value-type="string" office:string-value="S" table:formula="of:=VLOOKUP([.A6];[.$G$2:.$H$11];2)" table:style-name="ce77">
            <text:p>S</text:p>
          </table:table-cell>
          <table:table-cell table:number-columns-repeated="3" table:style-name="ce3"/>
          <table:table-cell office:value-type="float" office:value="5" table:style-name="ce3">
            <text:p>5</text:p>
          </table:table-cell>
          <table:table-cell office:value-type="string" table:style-name="ce85">
            <text:p>N</text:p>
          </table:table-cell>
          <table:table-cell office:value-type="string" table:style-name="ce92">
            <text:p>niemiecki (Nowak)</text:p>
          </table:table-cell>
          <table:table-cell office:value-type="float" office:value="3" table:formula="of:=COUNTIF([.C2:.C25];&quot;N&quot;)" table:style-name="ce93">
            <text:p>3</text:p>
          </table:table-cell>
          <table:table-cell table:number-columns-repeated="16374"/>
        </table:table-row>
        <table:table-row table:style-name="ro6">
          <table:table-cell office:value-type="float" office:value="10" table:formula="of:=ROUND(RAND()*9+1;0)" table:style-name="ce84">
            <text:p>10<text:s text:c="6"/></text:p>
          </table:table-cell>
          <table:table-cell office:value-type="string" table:style-name="ce5">
            <text:p>Fabacki</text:p>
          </table:table-cell>
          <table:table-cell office:value-type="string" office:string-value="W" table:formula="of:=VLOOKUP([.A7];[.$G$2:.$H$11];2)" table:style-name="ce77">
            <text:p>W</text:p>
          </table:table-cell>
          <table:table-cell table:number-columns-repeated="3" table:style-name="ce3"/>
          <table:table-cell office:value-type="float" office:value="6" table:style-name="ce3">
            <text:p>6</text:p>
          </table:table-cell>
          <table:table-cell office:value-type="string" table:style-name="ce85">
            <text:p>P</text:p>
          </table:table-cell>
          <table:table-cell office:value-type="string" table:style-name="ce92">
            <text:p>angielski (Pawłowska)</text:p>
          </table:table-cell>
          <table:table-cell office:value-type="float" office:value="2" table:formula="of:=COUNTIF([.C2:.C25];&quot;P&quot;)" table:style-name="ce93">
            <text:p>2</text:p>
          </table:table-cell>
          <table:table-cell table:number-columns-repeated="16374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Gabacki</text:p>
          </table:table-cell>
          <table:table-cell office:value-type="string" office:string-value="N" table:formula="of:=VLOOKUP([.A8];[.$G$2:.$H$11];2)" table:style-name="ce77">
            <text:p>N</text:p>
          </table:table-cell>
          <table:table-cell table:number-columns-repeated="3" table:style-name="ce3"/>
          <table:table-cell office:value-type="float" office:value="7" table:style-name="ce3">
            <text:p>7</text:p>
          </table:table-cell>
          <table:table-cell office:value-type="string" table:style-name="ce85">
            <text:p>R</text:p>
          </table:table-cell>
          <table:table-cell office:value-type="string" table:style-name="ce92">
            <text:p>rosyjski (Wiśniewski)</text:p>
          </table:table-cell>
          <table:table-cell office:value-type="float" office:value="5" table:formula="of:=COUNTIF([.C2:.C25];&quot;R&quot;)" table:style-name="ce93">
            <text:p>5</text:p>
          </table:table-cell>
          <table:table-cell table:number-columns-repeated="16374"/>
        </table:table-row>
        <table:table-row table:style-name="ro6">
          <table:table-cell office:value-type="float" office:value="10" table:formula="of:=ROUND(RAND()*9+1;0)" table:style-name="ce84">
            <text:p>10<text:s text:c="6"/></text:p>
          </table:table-cell>
          <table:table-cell office:value-type="string" table:style-name="ce5">
            <text:p>Habacki</text:p>
          </table:table-cell>
          <table:table-cell office:value-type="string" office:string-value="W" table:formula="of:=VLOOKUP([.A9];[.$G$2:.$H$11];2)" table:style-name="ce77">
            <text:p>W</text:p>
          </table:table-cell>
          <table:table-cell table:number-columns-repeated="3" table:style-name="ce3"/>
          <table:table-cell office:value-type="float" office:value="8" table:style-name="ce3">
            <text:p>8</text:p>
          </table:table-cell>
          <table:table-cell office:value-type="string" table:style-name="ce85">
            <text:p>S</text:p>
          </table:table-cell>
          <table:table-cell office:value-type="string" table:style-name="ce92">
            <text:p>angielski (Szymczak)</text:p>
          </table:table-cell>
          <table:table-cell office:value-type="float" office:value="2" table:formula="of:=COUNTIF([.C2:.C25];&quot;S&quot;)" table:style-name="ce93">
            <text:p>2</text:p>
          </table:table-cell>
          <table:table-cell table:number-columns-repeated="16374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Ibacki</text:p>
          </table:table-cell>
          <table:table-cell office:value-type="string" office:string-value="K" table:formula="of:=VLOOKUP([.A10];[.$G$2:.$H$11];2)" table:style-name="ce77">
            <text:p>K</text:p>
          </table:table-cell>
          <table:table-cell table:number-columns-repeated="3" table:style-name="ce3"/>
          <table:table-cell office:value-type="float" office:value="9" table:style-name="ce3">
            <text:p>9</text:p>
          </table:table-cell>
          <table:table-cell office:value-type="string" table:style-name="ce85">
            <text:p>U</text:p>
          </table:table-cell>
          <table:table-cell office:value-type="string" table:style-name="ce92">
            <text:p>włoski (Urbaniak)</text:p>
          </table:table-cell>
          <table:table-cell office:value-type="float" office:value="1" table:formula="of:=COUNTIF([.C2:.C25];&quot;U&quot;)" table:style-name="ce93">
            <text:p>1</text:p>
          </table:table-cell>
          <table:table-cell table:number-columns-repeated="16374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Jabacki</text:p>
          </table:table-cell>
          <table:table-cell office:value-type="string" office:string-value="G" table:formula="of:=VLOOKUP([.A11];[.$G$2:.$H$11];2)" table:style-name="ce77">
            <text:p>G</text:p>
          </table:table-cell>
          <table:table-cell table:number-columns-repeated="3" table:style-name="ce3"/>
          <table:table-cell office:value-type="float" office:value="10" table:style-name="ce3">
            <text:p>10</text:p>
          </table:table-cell>
          <table:table-cell office:value-type="string" table:style-name="ce85">
            <text:p>W</text:p>
          </table:table-cell>
          <table:table-cell office:value-type="string" table:style-name="ce92">
            <text:p>włoski (Wiśniewska)</text:p>
          </table:table-cell>
          <table:table-cell office:value-type="float" office:value="2" table:formula="of:=COUNTIF([.C2:.C25];&quot;W&quot;)" table:style-name="ce93">
            <text:p>2</text:p>
          </table:table-cell>
          <table:table-cell table:number-columns-repeated="16374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Kabacki</text:p>
          </table:table-cell>
          <table:table-cell office:value-type="string" office:string-value="M" table:formula="of:=VLOOKUP([.A12];[.$G$2:.$H$11];2)" table:style-name="ce77">
            <text:p>M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Labacki</text:p>
          </table:table-cell>
          <table:table-cell office:value-type="string" office:string-value="G" table:formula="of:=VLOOKUP([.A13];[.$G$2:.$H$11];2)" table:style-name="ce77">
            <text:p>G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Mabacki</text:p>
          </table:table-cell>
          <table:table-cell office:value-type="string" office:string-value="R" table:formula="of:=VLOOKUP([.A14];[.$G$2:.$H$11];2)" table:style-name="ce77">
            <text:p>R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2" table:formula="of:=ROUND(RAND()*9+1;0)" table:style-name="ce84">
            <text:p>2<text:s text:c="6"/></text:p>
          </table:table-cell>
          <table:table-cell office:value-type="string" table:style-name="ce5">
            <text:p>Nabacki</text:p>
          </table:table-cell>
          <table:table-cell office:value-type="string" office:string-value="G" table:formula="of:=VLOOKUP([.A15];[.$G$2:.$H$11];2)" table:style-name="ce77">
            <text:p>G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8" table:formula="of:=ROUND(RAND()*9+1;0)" table:style-name="ce84">
            <text:p>8<text:s text:c="6"/></text:p>
          </table:table-cell>
          <table:table-cell office:value-type="string" table:style-name="ce5">
            <text:p>Oabacki</text:p>
          </table:table-cell>
          <table:table-cell office:value-type="string" office:string-value="S" table:formula="of:=VLOOKUP([.A16];[.$G$2:.$H$11];2)" table:style-name="ce77">
            <text:p>S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015" table:style-name="ce3"/>
          <table:table-cell table:number-columns-repeated="15360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Pabacki</text:p>
          </table:table-cell>
          <table:table-cell office:value-type="string" office:string-value="M" table:formula="of:=VLOOKUP([.A17];[.$G$2:.$H$11];2)" table:style-name="ce77">
            <text:p>M</text:p>
          </table:table-cell>
          <table:table-cell table:number-columns-repeated="4" table:style-name="ce3"/>
          <table:table-cell table:style-name="ce90"/>
          <table:table-cell table:style-name="ce91"/>
          <table:table-cell table:number-columns-repeated="16375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Rabacki</text:p>
          </table:table-cell>
          <table:table-cell office:value-type="string" office:string-value="K" table:formula="of:=VLOOKUP([.A18];[.$G$2:.$H$11];2)" table:style-name="ce77">
            <text:p>K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Sabacki</text:p>
          </table:table-cell>
          <table:table-cell office:value-type="string" office:string-value="N" table:formula="of:=VLOOKUP([.A19];[.$G$2:.$H$11];2)" table:style-name="ce77">
            <text:p>N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6" table:formula="of:=ROUND(RAND()*9+1;0)" table:style-name="ce84">
            <text:p>6<text:s text:c="6"/></text:p>
          </table:table-cell>
          <table:table-cell office:value-type="string" table:style-name="ce5">
            <text:p>Tabacki</text:p>
          </table:table-cell>
          <table:table-cell office:value-type="string" office:string-value="P" table:formula="of:=VLOOKUP([.A20];[.$G$2:.$H$11];2)" table:style-name="ce77">
            <text:p>P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5" table:formula="of:=ROUND(RAND()*9+1;0)" table:style-name="ce84">
            <text:p>5<text:s text:c="6"/></text:p>
          </table:table-cell>
          <table:table-cell office:value-type="string" table:style-name="ce5">
            <text:p>Uabacki</text:p>
          </table:table-cell>
          <table:table-cell office:value-type="string" office:string-value="N" table:formula="of:=VLOOKUP([.A21];[.$G$2:.$H$11];2)" table:style-name="ce77">
            <text:p>N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3" table:formula="of:=ROUND(RAND()*9+1;0)" table:style-name="ce84">
            <text:p>3<text:s text:c="6"/></text:p>
          </table:table-cell>
          <table:table-cell office:value-type="string" table:style-name="ce5">
            <text:p>Wabacki</text:p>
          </table:table-cell>
          <table:table-cell office:value-type="string" office:string-value="K" table:formula="of:=VLOOKUP([.A22];[.$G$2:.$H$11];2)" table:style-name="ce77">
            <text:p>K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Xabacki</text:p>
          </table:table-cell>
          <table:table-cell office:value-type="string" office:string-value="R" table:formula="of:=VLOOKUP([.A23];[.$G$2:.$H$11];2)" table:style-name="ce77">
            <text:p>R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7" table:formula="of:=ROUND(RAND()*9+1;0)" table:style-name="ce84">
            <text:p>7<text:s text:c="6"/></text:p>
          </table:table-cell>
          <table:table-cell office:value-type="string" table:style-name="ce5">
            <text:p>Yabacki</text:p>
          </table:table-cell>
          <table:table-cell office:value-type="string" office:string-value="R" table:formula="of:=VLOOKUP([.A24];[.$G$2:.$H$11];2)" table:style-name="ce77">
            <text:p>R</text:p>
          </table:table-cell>
          <table:table-cell table:number-columns-repeated="1021" table:style-name="ce3"/>
          <table:table-cell table:number-columns-repeated="15360"/>
        </table:table-row>
        <table:table-row table:style-name="ro6">
          <table:table-cell office:value-type="float" office:value="4" table:formula="of:=ROUND(RAND()*9+1;0)" table:style-name="ce84">
            <text:p>4<text:s text:c="6"/></text:p>
          </table:table-cell>
          <table:table-cell office:value-type="string" table:style-name="ce5">
            <text:p>Zabacki</text:p>
          </table:table-cell>
          <table:table-cell office:value-type="string" office:string-value="M" table:formula="of:=VLOOKUP([.A25];[.$G$2:.$H$11];2)" table:style-name="ce77">
            <text:p>M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51" table:style-name="ro6">
          <table:table-cell table:number-columns-repeated="16384"/>
        </table:table-row>
        <table:named-expressions>
          <table:named-range table:name="OLE_LINK1" table:cell-range-address="21_Języki_II.$H$2" table:base-cell-address="21_Języki_II.$A$1"/>
          <table:named-expression table:name="Z_3DF5E802_5CA5_43EF_BE6A_D6FCDA5F65F2_.wvu.Cols" table:expression="of:=&quot;[$'21.Języki II'.$A$1:.$A$1048576];[$'21.Języki II'.$G$1:.$G$1048576]&quot;" table:base-cell-address="1_Stypendium.$A$1"/>
          <table:named-expression table:name="Z_F9B480CE_077C_416E_ACF9_56227F746F4A_.wvu.Cols" table:expression="of:=&quot;[$'21.Języki II'.$A$1:.$A$1048576];[$'21.Języki II'.$G$1:.$G$1048576]&quot;" table:base-cell-address="1_Stypendium.$A$1"/>
        </table:named-expressions>
      </table:table>
      <table:table table:name="22__Rachunki" table:style-name="ta1">
        <table:shapes>
          <draw:frame draw:z-index="1" draw:id="id11" draw:style-name="a11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3"/>
        <table:table-column table:style-name="co17" table:default-cell-style-name="ce3"/>
        <table:table-column table:style-name="co3" table:number-columns-repeated="4" table:default-cell-style-name="ce3"/>
        <table:table-column table:style-name="co55" table:default-cell-style-name="ce3"/>
        <table:table-column table:style-name="co3" table:number-columns-repeated="1016" table:default-cell-style-name="ce3"/>
        <table:table-column table:style-name="co4" table:number-columns-repeated="15360" table:default-cell-style-name="ce1"/>
        <table:table-row table:style-name="ro1">
          <table:table-cell table:number-columns-repeated="2" table:style-name="ce1"/>
          <table:table-cell table:style-name="ce2"/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table:number-columns-repeated="3" table:style-name="ce1"/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4">
            <text:p>Uczeń:</text:p>
          </table:table-cell>
          <table:table-cell office:value-type="string" table:style-name="ce4">
            <text:p>Klasa</text:p>
          </table:table-cell>
          <table:table-cell office:value-type="string" table:style-name="ce4">
            <text:p>Kwota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52.630067618890877" table:formula="of:=RAND()*55+5" table:style-name="ce6">
            <text:p>52,63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B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35.735457998158637" table:formula="of:=RAND()*55+5" table:style-name="ce6">
            <text:p>35,74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C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18.723416314510018" table:formula="of:=RAND()*55+5" table:style-name="ce6">
            <text:p>18,72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D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47.15020862198331" table:formula="of:=RAND()*55+5" table:style-name="ce6">
            <text:p>47,15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E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39.235631661296736" table:formula="of:=RAND()*55+5" table:style-name="ce6">
            <text:p>39,24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F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8.5071827150947765" table:formula="of:=RAND()*55+5" table:style-name="ce6">
            <text:p>8,51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G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51.503826876414863" table:formula="of:=RAND()*55+5" table:style-name="ce6">
            <text:p>51,50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H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37.087503155357709" table:formula="of:=RAND()*55+5" table:style-name="ce6">
            <text:p>37,09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I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21.527509209352683" table:formula="of:=RAND()*55+5" table:style-name="ce6">
            <text:p>21,53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J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31.777341963218351" table:formula="of:=RAND()*55+5" table:style-name="ce6">
            <text:p>31,78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K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23.527361995360852" table:formula="of:=RAND()*55+5" table:style-name="ce6">
            <text:p>23,53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L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55.829442717095851" table:formula="of:=RAND()*55+5" table:style-name="ce6">
            <text:p>55,83 zł<text:s/></text:p>
          </table:table-cell>
          <table:table-cell table:number-columns-repeated="3" table:style-name="ce3"/>
          <table:table-cell table:number-columns-repeated="2" table:style-name="ce1"/>
          <table:table-cell table:number-columns-repeated="16376"/>
        </table:table-row>
        <table:table-row table:style-name="ro1">
          <table:table-cell office:value-type="string" table:style-name="ce5">
            <text:p>M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55.297773973959835" table:formula="of:=RAND()*55+5" table:style-name="ce6">
            <text:p>55,30 zł<text:s/></text:p>
          </table:table-cell>
          <table:table-cell table:number-columns-repeated="3" table:style-name="ce3"/>
          <table:table-cell office:value-type="string" table:style-name="ce26">
            <text:p>Klasa</text:p>
          </table:table-cell>
          <table:table-cell office:value-type="string" table:style-name="ce26">
            <text:p>Łączna kwota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N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57.330217961598429" table:formula="of:=RAND()*55+5" table:style-name="ce6">
            <text:p>57,33 zł<text:s/></text:p>
          </table:table-cell>
          <table:table-cell table:number-columns-repeated="3" table:style-name="ce3"/>
          <table:table-cell office:value-type="string" table:style-name="ce26">
            <text:p>1A</text:p>
          </table:table-cell>
          <table:table-cell office:value-type="float" office:value="406.91803275788919" table:formula="of:=SUMIF([.B4:.B27];&quot;1A&quot;;[.C4:.C27])" table:style-name="ce94">
            <text:p>406,92 zł<text:s/>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O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53.877995409330886" table:formula="of:=RAND()*55+5" table:style-name="ce6">
            <text:p>53,88 zł<text:s/></text:p>
          </table:table-cell>
          <table:table-cell table:number-columns-repeated="3" table:style-name="ce3"/>
          <table:table-cell office:value-type="string" table:style-name="ce26">
            <text:p>1B</text:p>
          </table:table-cell>
          <table:table-cell office:value-type="float" office:value="312.16454366624652" table:formula="of:=SUMIF([.B4:.B27];&quot;1B&quot;;[.C4:.C27])" table:style-name="ce94">
            <text:p>312,16 zł<text:s/>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P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21.37064411118233" table:formula="of:=RAND()*55+5" table:style-name="ce6">
            <text:p>21,37 zł<text:s/></text:p>
          </table:table-cell>
          <table:table-cell table:number-columns-repeated="3" table:style-name="ce3"/>
          <table:table-cell office:value-type="string" table:style-name="ce26">
            <text:p>1C</text:p>
          </table:table-cell>
          <table:table-cell office:value-type="float" office:value="124.1465835191055" table:formula="of:=SUMIF([.B4:.B27];&quot;1C&quot;;[.C4:.C27])" table:style-name="ce94">
            <text:p>124,15 zł<text:s/>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R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26.599317722745781" table:formula="of:=RAND()*55+5" table:style-name="ce6">
            <text:p>26,60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S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23.891086645461559" table:formula="of:=RAND()*55+5" table:style-name="ce6">
            <text:p>23,89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Tabacki</text:p>
          </table:table-cell>
          <table:table-cell office:value-type="string" office:string-value="1B" table:formula="of:=IF(RAND()&lt;0.33;&quot;1A&quot;;IF(RAND()&lt;0.66;&quot;1B&quot;;&quot;1C&quot;))" table:style-name="ce5">
            <text:p>1B</text:p>
          </table:table-cell>
          <table:table-cell office:value-type="float" office:value="46.72621894343542" table:formula="of:=RAND()*55+5" table:style-name="ce6">
            <text:p>46,73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Uabacki</text:p>
          </table:table-cell>
          <table:table-cell office:value-type="string" office:string-value="1C" table:formula="of:=IF(RAND()&lt;0.33;&quot;1A&quot;;IF(RAND()&lt;0.66;&quot;1B&quot;;&quot;1C&quot;))" table:style-name="ce5">
            <text:p>1C</text:p>
          </table:table-cell>
          <table:table-cell office:value-type="float" office:value="29.613177883848934" table:formula="of:=RAND()*55+5" table:style-name="ce6">
            <text:p>29,61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W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29.726126301314636" table:formula="of:=RAND()*55+5" table:style-name="ce6">
            <text:p>29,73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X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17.121184977711195" table:formula="of:=RAND()*55+5" table:style-name="ce6">
            <text:p>17,12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Y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21.080225940320148" table:formula="of:=RAND()*55+5" table:style-name="ce6">
            <text:p>21,08 zł<text:s/>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Zabacki</text:p>
          </table:table-cell>
          <table:table-cell office:value-type="string" office:string-value="1A" table:formula="of:=IF(RAND()&lt;0.33;&quot;1A&quot;;IF(RAND()&lt;0.66;&quot;1B&quot;;&quot;1C&quot;))" table:style-name="ce5">
            <text:p>1A</text:p>
          </table:table-cell>
          <table:table-cell office:value-type="float" office:value="37.360239225597425" table:formula="of:=RAND()*55+5" table:style-name="ce6">
            <text:p>37,36 zł<text:s/>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49" table:style-name="ro2">
          <table:table-cell table:number-columns-repeated="16384"/>
        </table:table-row>
        <table:named-expressions>
          <table:named-expression table:name="Imiona" table:expression="of:=[.#REF!]" table:base-cell-address="1_Stypendium.$A$1"/>
          <table:named-expression table:name="Kwerenda1" table:expression="of:=[.#REF!]" table:base-cell-address="1_Stypendium.$A$1"/>
        </table:named-expressions>
      </table:table>
      <table:table table:name="Arkusz1" table:style-name="ta2">
        <table:shapes>
          <draw:frame draw:z-index="1" draw:id="id12" draw:style-name="a12" draw:name="Picture 2" svg:x="1.8122in" svg:y="0.07283in" svg:width="1.35433in" svg:height="0.5311in" style:rel-width="scale" style:rel-height="scale">
            <draw:image xlink:href="media/image1.emf" xlink:type="simple" xlink:show="embed" xlink:actuate="onLoad"/>
            <svg:title/>
            <svg:desc/>
          </draw:frame>
          <draw:frame draw:z-index="2" draw:id="id13" draw:style-name="a13" draw:name="Picture 5" svg:x="1.9059in" svg:y="2.49961in" svg:width="0.94803in" svg:height="0.51063in" style:rel-width="scale" style:rel-height="scale">
            <draw:image xlink:href="media/image2.emf" xlink:type="simple" xlink:show="embed" xlink:actuate="onLoad"/>
            <svg:title/>
            <svg:desc/>
          </draw:frame>
          <draw:frame draw:z-index="3" draw:id="id14" draw:style-name="a14" draw:name="Picture 6" svg:x="1.82283in" svg:y="4.55197in" svg:width="1.2815in" svg:height="0.5622in" style:rel-width="scale" style:rel-height="scale">
            <draw:image xlink:href="media/image3.emf" xlink:type="simple" xlink:show="embed" xlink:actuate="onLoad"/>
            <svg:title/>
            <svg:desc/>
          </draw:frame>
          <draw:frame draw:z-index="4" draw:id="id15" draw:style-name="a15" draw:name="Picture 7" svg:x="1.86417in" svg:y="6.6563in" svg:width="1.16693in" svg:height="0.67717in" style:rel-width="scale" style:rel-height="scale">
            <draw:image xlink:href="media/image4.emf" xlink:type="simple" xlink:show="embed" xlink:actuate="onLoad"/>
            <svg:title/>
            <svg:desc/>
          </draw:frame>
          <draw:frame draw:z-index="5" draw:id="id16" draw:style-name="a16" draw:name="Picture 8" svg:x="1.98937in" svg:y="8.7185in" svg:width="0.9374in" svg:height="0.47913in" style:rel-width="scale" style:rel-height="scale">
            <draw:image xlink:href="media/image5.emf" xlink:type="simple" xlink:show="embed" xlink:actuate="onLoad"/>
            <svg:title/>
            <svg:desc/>
          </draw:frame>
        </table:shapes>
        <table:table-column table:style-name="co17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named-expressions>
        <table:named-expression table:name="Imiona" table:expression="of:=[.#REF!]" table:base-cell-address="1_Stypendium.$A$1"/>
        <table:named-expression table:name="Kwerenda1" table:expression="of:=[.#REF!]" table:base-cell-address="1_Stypendiu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P0">
      <number:number number:decimal-places="1" number:min-integer-digits="1" number:grouping="true"/>
      <number:text>      </number:text>
    </number:number-style>
    <number:number-style style:name="N36P1">
      <number:number number:decimal-places="1" number:min-integer-digits="1" number:grouping="true"/>
      <number:text>      </number:text>
    </number:number-style>
    <number:number-style style:name="N36P2">
      <number:text>-</number:text>
      <number:number number:decimal-places="1" number:min-integer-digits="0"/>
      <number:text>      </number:text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zł </number:text>
    </number:number-style>
    <number:number-style style:name="N37P1">
      <number:number number:decimal-places="2" number:min-integer-digits="1" number:grouping="true"/>
      <number:text> zł </number:text>
    </number:number-style>
    <number:number-style style:name="N37P2">
      <number:text>-</number:text>
      <number:number number:decimal-places="0" number:min-integer-digits="0">
        <number:embedded-text number:position="0"> zł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0" number:min-integer-digits="1" number:grouping="true">
        <number:embedded-text number:position="0"> zł </number:embedded-text>
      </number:number>
    </number:number-style>
    <number:number-style style:name="N38P1">
      <number:number number:decimal-places="0" number:min-integer-digits="1" number:grouping="true">
        <number:embedded-text number:position="0"> zł </number:embedded-text>
      </number:number>
    </number:number-style>
    <number:number-style style:name="N38P2">
      <number:text>-</number:text>
      <number:number number:decimal-places="0" number:min-integer-digits="0">
        <number:embedded-text number:position="0"> zł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 number:language="pl" number:country="PL">
      <number:year number:style="long"/>
      <number:text>-</number:text>
      <number:month number:style="long"/>
      <number:text>-</number:text>
      <number:day number:style="long"/>
    </number:date-style>
    <number:date-style style:name="N40">
      <number:day number:style="long"/>
      <number:text>.</number:text>
      <number:month number:style="long"/>
      <number:text>.</number:text>
      <number:year number:style="long"/>
    </number:date-style>
    <number:time-style style:name="N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currency-style style:name="N42P0" number:language="pl" number:country="PL">
      <number:text> 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42P1" number:language="pl" number:country="PL"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42P2" number:language="pl" number:country="PL">
      <number:text> -</number:text>
      <number:number number:decimal-places="0" number:min-integer-digits="2">
        <number:embedded-text number:position="0"> </number:embedded-text>
      </number:number>
      <number:currency-symbol number:language="pl" number:country="PL">zł</number:currency-symbol>
      <number:text> </number:text>
    </number:currency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0" number:min-integer-digits="1" number:grouping="true">
        <number:embedded-text number:position="0">      </number:embedded-text>
      </number:number>
    </number:number-style>
    <number:number-style style:name="N43P1">
      <number:number number:decimal-places="0" number:min-integer-digits="1" number:grouping="true">
        <number:embedded-text number:position="0">      </number:embedded-text>
      </number:number>
    </number:number-style>
    <number:number-style style:name="N43P2">
      <number:text>-</number:text>
      <number:number number:decimal-places="0" number:min-integer-digits="0">
        <number:embedded-text number:position="0">     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date-style style:name="N44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45P0">
      <number:number number:decimal-places="2" number:min-integer-digits="1" number:grouping="true"/>
      <number:text>      </number:text>
    </number:number-style>
    <number:number-style style:name="N45P1">
      <number:number number:decimal-places="2" number:min-integer-digits="1" number:grouping="true"/>
      <number:text>      </number:text>
    </number:number-style>
    <number:number-style style:name="N45P2">
      <number:text>-</number:text>
      <number:number number:decimal-places="0" number:min-integer-digits="0">
        <number:embedded-text number:position="0">     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currency-style style:name="N46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7" number:language="pl" number:country="PL">
      <number:number number:decimal-places="0" number:min-integer-digits="1" number:grouping="true">
        <number:embedded-text number:position="0"> </number:embedded-text>
      </number:number>
      <number:currency-symbol number:language="pl" number:country="PL">zł</number:currency-symbol>
    </number:currency-style>
    <number:number-style style:name="N48">
      <number:number number:decimal-places="3" number:min-integer-digits="1"/>
    </number:number-style>
    <number:date-style style:name="N49">
      <number:day number:style="long"/>
      <number:text>.</number:text>
      <number:month number:textual="true"/>
      <number:text>.</number:text>
      <number:year/>
    </number:date-style>
    <number:currency-style style:name="N50P0" number:language="pl" number:country="PL">
      <number:text> </number:text>
      <number:number number:decimal-places="0" number:min-integer-digits="1" number:grouping="true">
        <number:embedded-text number:position="0"> </number:embedded-text>
      </number:number>
      <number:currency-symbol number:language="pl" number:country="PL">zł</number:currency-symbol>
      <number:text> </number:text>
    </number:currency-style>
    <number:currency-style style:name="N50P1" number:language="pl" number:country="PL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pl" number:country="PL">zł</number:currency-symbol>
      <number:text> </number:text>
    </number:currency-style>
    <number:currency-style style:name="N50P2" number:language="pl" number:country="PL">
      <number:text> -</number:text>
      <number:number number:decimal-places="0" number:min-integer-digits="2">
        <number:embedded-text number:position="0"> </number:embedded-text>
      </number:number>
      <number:currency-symbol number:language="pl" number:country="PL">zł</number:currency-symbol>
      <number:text> </number:text>
    </number:currency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date-style style:name="N51">
      <number:month number:textual="true"/>
      <number:text>.</number:text>
      <number:year/>
    </number:date-style>
    <number:date-style style:name="N52" number:language="pl" number:country="PL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53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3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3P0"/>
    </number:currency-style>
    <style:style style:name="Dziesi_281_tny_32_2" style:display-name="Dziesiętny 2" style:family="table-cell" style:data-style-name="N45">
      <style:table-cell-properties style:vertical-align="automatic" fo:background-color="transparent"/>
    </style:style>
    <style:style style:name="Excel_32_Built-in_32_Comma" style:display-name="Excel Built-in Comma" style:family="table-cell" style:data-style-name="N45">
      <style:table-cell-properties style:vertical-align="automatic" fo:background-color="transparent"/>
    </style:style>
    <style:style style:name="Excel_32_Built-in_32_Currency" style:display-name="Excel Built-in Currency" style:family="table-cell" style:data-style-name="N37">
      <style:table-cell-properties style:vertical-align="automatic" fo:background-color="transparent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ny_32_2" style:display-name="Normalny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ny_32_3" style:display-name="Normalny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ny_32_4" style:display-name="Normalny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3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Walutowy" style:family="table-cell" style:data-style-name="N42"/>
    <style:style style:name="Walutowy_32_2" style:display-name="Walutowy 2" style:family="table-cell" style:data-style-name="N37">
      <style:table-cell-properties style:vertical-align="automatic" fo:background-color="transparent"/>
    </style:style>
    <style:style style:name="Walutowy_32_3" style:display-name="Walutowy 3" style:family="table-cell" style:data-style-name="N37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Michał Potocki</dc:creator>
    <meta:creation-date>2006-11-26T20:35:52Z</meta:creation-date>
    <dc:date>2020-05-07T09:57:34Z</dc:date>
    <meta:editing-cycles>2</meta:editing-cycles>
    <meta:editing-duration>PT72S</meta:editing-duration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